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" manifest:full-path="Object 1/Pictures/2000000D000000DD000000DD07B12F7F.svm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0"/>
    <style:style style:name="ce4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20.49cm" svg:height="11.935cm" svg:x="17.732cm" svg:y="2.146cm">
            <draw:object draw:notify-on-update-of-ranges="Hoja1.A3:Hoja1.A52 Hoja1.A3:Hoja1.A52 Hoja1.B2:Hoja1.B2 Hoja1.B3:Hoja1.B52 Hoja1.E3:Hoja1.E52 Hoja1.E3:Hoja1.E52 Hoja1.A3:Hoja1.A52 Hoja1.C2:Hoja1.C2 Hoja1.C3:Hoja1.C52 Hoja1.F3:Hoja1.F51 Hoja1.F3:Hoja1.F51 Hoja1.A3:Hoja1.A52 Hoja1.D2:Hoja1.D2 Hoja1.D3:Hoja1.D52 Hoja1.G3:Hoja1.G52 Hoja1.G3:Hoja1.G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49cm" svg:height="11.935cm" svg:x="16.532cm" svg:y="24.77cm">
            <draw:object draw:notify-on-update-of-ranges="Hoja1.A56:Hoja1.A105 Hoja1.A56:Hoja1.A105 Hoja1.B55:Hoja1.B55 Hoja1.B56:Hoja1.B105 Hoja1.E56:Hoja1.E105 Hoja1.E56:Hoja1.E105 Hoja1.A56:Hoja1.A105 Hoja1.C55:Hoja1.C55 Hoja1.C56:Hoja1.C105 Hoja1.F56:Hoja1.F105 Hoja1.F56:Hoja1.F105 Hoja1.A56:Hoja1.A105 Hoja1.D55:Hoja1.D55 Hoja1.D56:Hoja1.D105 Hoja1.G56:Hoja1.G105 Hoja1.G56:Hoja1.G10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49cm" svg:height="11.935cm" svg:x="18.065cm" svg:y="48.587cm">
            <draw:object draw:notify-on-update-of-ranges="Hoja1.A109:Hoja1.A158 Hoja1.A109:Hoja1.A158 Hoja1.B108:Hoja1.B108 Hoja1.B109:Hoja1.B158 Hoja1.E109:Hoja1.E158 Hoja1.E109:Hoja1.E158 Hoja1.A109:Hoja1.A158 Hoja1.C108:Hoja1.C108 Hoja1.C109:Hoja1.C158 Hoja1.F109:Hoja1.F158 Hoja1.F109:Hoja1.F158 Hoja1.A109:Hoja1.A158 Hoja1.D108:Hoja1.D108 Hoja1.D109:Hoja1.D158 Hoja1.G109:Hoja1.G158 Hoja1.G109:Hoja1.G15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49cm" svg:height="11.935cm" svg:x="18.065cm" svg:y="71.98cm">
            <draw:object draw:notify-on-update-of-ranges="Hoja1.A162:Hoja1.A211 Hoja1.A162:Hoja1.A211 Hoja1.B161:Hoja1.B161 Hoja1.B162:Hoja1.B211 Hoja1.E162:Hoja1.E211 Hoja1.E162:Hoja1.E211 Hoja1.A162:Hoja1.A211 Hoja1.C161:Hoja1.C161 Hoja1.C162:Hoja1.C211 Hoja1.F162:Hoja1.F211 Hoja1.F162:Hoja1.F211 Hoja1.A162:Hoja1.A211 Hoja1.D161:Hoja1.D161 Hoja1.D162:Hoja1.D211 Hoja1.G162:Hoja1.G211 Hoja1.G162:Hoja1.G2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49cm" svg:height="11.935cm" svg:x="18.065cm" svg:y="95.373cm">
            <draw:object draw:notify-on-update-of-ranges="Hoja1.A214:Hoja1.A263 Hoja1.A214:Hoja1.A263 Hoja1.B213:Hoja1.B213 Hoja1.B214:Hoja1.B263 Hoja1.E214:Hoja1.E263 Hoja1.E214:Hoja1.E263 Hoja1.A214:Hoja1.A263 Hoja1.C213:Hoja1.C213 Hoja1.C214:Hoja1.C263 Hoja1.F214:Hoja1.F263 Hoja1.F214:Hoja1.F263 Hoja1.A214:Hoja1.A263 Hoja1.D213:Hoja1.D213 Hoja1.D214:Hoja1.D263 Hoja1.G214:Hoja1.G263 Hoja1.G214:Hoja1.G26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Cart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ython</text:p>
          </table:table-cell>
          <table:table-cell office:value-type="string">
            <text:p>Scilab</text:p>
          </table:table-cell>
          <table:table-cell office:value-type="string">
            <text:p>Octave</text:p>
          </table:table-cell>
          <table:table-cell office:value-type="string">
            <text:p>Desv Python</text:p>
          </table:table-cell>
          <table:table-cell office:value-type="string">
            <text:p>Desv Scilab</text:p>
          </table:table-cell>
          <table:table-cell office:value-type="string">
            <text:p>Desv Octav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.00000219">
            <text:p>0,000002</text:p>
          </table:table-cell>
          <table:table-cell table:style-name="ce2" office:value-type="float" office:value="0.0001">
            <text:p>0,000100</text:p>
          </table:table-cell>
          <table:table-cell table:style-name="ce2" office:value-type="float" office:value="0.0001152843">
            <text:p>0,000115</text:p>
          </table:table-cell>
          <table:table-cell table:style-name="ce4" office:value-type="float" office:value="0.000000369356474514715">
            <text:p>3,69E-007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666934036621708">
            <text:p>6,67E-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0.00000801">
            <text:p>0,000008</text:p>
          </table:table-cell>
          <table:table-cell table:style-name="ce2" office:value-type="float" office:value="0">
            <text:p>0,000000</text:p>
          </table:table-cell>
          <table:table-cell table:style-name="ce2" office:value-type="float" office:value="0.0001538974">
            <text:p>0,000154</text:p>
          </table:table-cell>
          <table:table-cell table:style-name="ce4" office:value-type="float" office:value="0.000003003611520612">
            <text:p>3,00E-006</text:p>
          </table:table-cell>
          <table:table-cell office:value-type="float" office:value="0">
            <text:p>0</text:p>
          </table:table-cell>
          <table:table-cell table:style-name="ce4" office:value-type="float" office:value="0.00000427481130002203">
            <text:p>4,27E-00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0.0000101">
            <text:p>0,000010</text:p>
          </table:table-cell>
          <table:table-cell table:style-name="ce2" office:value-type="float" office:value="0.0001">
            <text:p>0,000100</text:p>
          </table:table-cell>
          <table:table-cell table:style-name="ce2" office:value-type="float" office:value="0.0002190083">
            <text:p>0,000219</text:p>
          </table:table-cell>
          <table:table-cell table:style-name="ce4" office:value-type="float" office:value="0.0000010495232912203">
            <text:p>1,05E-006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0412183693093105">
            <text:p>4,12E-00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0.0000125">
            <text:p>0,000013</text:p>
          </table:table-cell>
          <table:table-cell table:style-name="ce2" office:value-type="float" office:value="0.0003">
            <text:p>0,000300</text:p>
          </table:table-cell>
          <table:table-cell table:style-name="ce2" office:value-type="float" office:value="0.0002859161">
            <text:p>0,000286</text:p>
          </table:table-cell>
          <table:table-cell table:style-name="ce4" office:value-type="float" office:value="0.000000737429346063121">
            <text:p>7,37E-007</text:p>
          </table:table-cell>
          <table:table-cell office:value-type="float" office:value="0.0004830459">
            <text:p>0,0004830459</text:p>
          </table:table-cell>
          <table:table-cell table:style-name="ce4" office:value-type="float" office:value="0.00000736809628520374">
            <text:p>7,37E-00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0.0000153">
            <text:p>0,000015</text:p>
          </table:table-cell>
          <table:table-cell table:style-name="ce2" office:value-type="float" office:value="0.0002">
            <text:p>0,000200</text:p>
          </table:table-cell>
          <table:table-cell table:style-name="ce2" office:value-type="float" office:value="0.0003470186">
            <text:p>0,000347</text:p>
          </table:table-cell>
          <table:table-cell table:style-name="ce4" office:value-type="float" office:value="0.00000280179873379186">
            <text:p>2,80E-006</text:p>
          </table:table-cell>
          <table:table-cell office:value-type="float" office:value="0.000421637">
            <text:p>0,000421637</text:p>
          </table:table-cell>
          <table:table-cell table:style-name="ce4" office:value-type="float" office:value="0.00000658062473827776">
            <text:p>6,58E-00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0.0000171">
            <text:p>0,000017</text:p>
          </table:table-cell>
          <table:table-cell table:style-name="ce2" office:value-type="float" office:value="0.0003">
            <text:p>0,000300</text:p>
          </table:table-cell>
          <table:table-cell table:style-name="ce2" office:value-type="float" office:value="0.0004095044">
            <text:p>0,000410</text:p>
          </table:table-cell>
          <table:table-cell table:style-name="ce4" office:value-type="float" office:value="0.00000124369312394853">
            <text:p>1,24E-006</text:p>
          </table:table-cell>
          <table:table-cell office:value-type="float" office:value="0.0004830459">
            <text:p>0,0004830459</text:p>
          </table:table-cell>
          <table:table-cell table:style-name="ce4" office:value-type="float" office:value="0.00000912034510182678">
            <text:p>9,12E-00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0.0000211">
            <text:p>0,000021</text:p>
          </table:table-cell>
          <table:table-cell table:style-name="ce2" office:value-type="float" office:value="0.0002">
            <text:p>0,000200</text:p>
          </table:table-cell>
          <table:table-cell table:style-name="ce2" office:value-type="float" office:value="0.0004746062">
            <text:p>0,000475</text:p>
          </table:table-cell>
          <table:table-cell table:style-name="ce4" office:value-type="float" office:value="0.00000737617747613179">
            <text:p>7,38E-006</text:p>
          </table:table-cell>
          <table:table-cell office:value-type="float" office:value="0.000421637">
            <text:p>0,000421637</text:p>
          </table:table-cell>
          <table:table-cell table:style-name="ce4" office:value-type="float" office:value="0.00000765271494671901">
            <text:p>7,65E-00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0.0000216">
            <text:p>0,000022</text:p>
          </table:table-cell>
          <table:table-cell table:style-name="ce2" office:value-type="float" office:value="0.0003">
            <text:p>0,000300</text:p>
          </table:table-cell>
          <table:table-cell table:style-name="ce2" office:value-type="float" office:value="0.0005407969">
            <text:p>0,000541</text:p>
          </table:table-cell>
          <table:table-cell table:style-name="ce4" office:value-type="float" office:value="0.00000172366354773536">
            <text:p>1,72E-006</text:p>
          </table:table-cell>
          <table:table-cell office:value-type="float" office:value="0.0004830459">
            <text:p>0,0004830459</text:p>
          </table:table-cell>
          <table:table-cell table:style-name="ce4" office:value-type="float" office:value="0.00000924240143129208">
            <text:p>9,24E-00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0.0000225">
            <text:p>0,000023</text:p>
          </table:table-cell>
          <table:table-cell table:style-name="ce2" office:value-type="float" office:value="0.0006">
            <text:p>0,000600</text:p>
          </table:table-cell>
          <table:table-cell table:style-name="ce2" office:value-type="float" office:value="0.0005960151">
            <text:p>0,000596</text:p>
          </table:table-cell>
          <table:table-cell table:style-name="ce4" office:value-type="float" office:value="0.00000100053773816543">
            <text:p>1,00E-006</text:p>
          </table:table-cell>
          <table:table-cell office:value-type="float" office:value="0.0005163978">
            <text:p>0,0005163978</text:p>
          </table:table-cell>
          <table:table-cell table:style-name="ce4" office:value-type="float" office:value="0.00000744637355231941">
            <text:p>7,45E-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0.0000249">
            <text:p>0,000025</text:p>
          </table:table-cell>
          <table:table-cell table:style-name="ce2" office:value-type="float" office:value="0.0005">
            <text:p>0,000500</text:p>
          </table:table-cell>
          <table:table-cell table:style-name="ce2" office:value-type="float" office:value="0.0006624843">
            <text:p>0,000662</text:p>
          </table:table-cell>
          <table:table-cell table:style-name="ce4" office:value-type="float" office:value="0.00000169726195655156">
            <text:p>1,70E-006</text:p>
          </table:table-cell>
          <table:table-cell office:value-type="float" office:value="0.0005270463">
            <text:p>0,0005270463</text:p>
          </table:table-cell>
          <table:table-cell table:style-name="ce4" office:value-type="float" office:value="0.0000138175798598748">
            <text:p>1,38E-0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0.0000266">
            <text:p>0,000027</text:p>
          </table:table-cell>
          <table:table-cell table:style-name="ce2" office:value-type="float" office:value="0.0004">
            <text:p>0,000400</text:p>
          </table:table-cell>
          <table:table-cell table:style-name="ce2" office:value-type="float" office:value="0.0007296801">
            <text:p>0,000730</text:p>
          </table:table-cell>
          <table:table-cell table:style-name="ce4" office:value-type="float" office:value="0.00000235808175254227">
            <text:p>2,36E-006</text:p>
          </table:table-cell>
          <table:table-cell office:value-type="float" office:value="0.0005163978">
            <text:p>0,0005163978</text:p>
          </table:table-cell>
          <table:table-cell table:style-name="ce4" office:value-type="float" office:value="0.0000155781311902335">
            <text:p>1,56E-0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float" office:value="0.0000286">
            <text:p>0,000029</text:p>
          </table:table-cell>
          <table:table-cell table:style-name="ce2" office:value-type="float" office:value="0.0004">
            <text:p>0,000400</text:p>
          </table:table-cell>
          <table:table-cell table:style-name="ce2" office:value-type="float" office:value="0.0007920822">
            <text:p>0,000792</text:p>
          </table:table-cell>
          <table:table-cell office:value-type="float" office:value="0.000001332">
            <text:p>0,000001332</text:p>
          </table:table-cell>
          <table:table-cell office:value-type="float" office:value="0.0005163978">
            <text:p>0,0005163978</text:p>
          </table:table-cell>
          <table:table-cell table:style-name="ce4" office:value-type="float" office:value="0.0000204651285520465">
            <text:p>2,05E-0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0.0000302">
            <text:p>0,000030</text:p>
          </table:table-cell>
          <table:table-cell table:style-name="ce2" office:value-type="float" office:value="0.0005">
            <text:p>0,000500</text:p>
          </table:table-cell>
          <table:table-cell table:style-name="ce2" office:value-type="float" office:value="0.0008498976">
            <text:p>0,000850</text:p>
          </table:table-cell>
          <table:table-cell table:style-name="ce4" office:value-type="float" office:value="0.000000913419438247333">
            <text:p>9,13E-007</text:p>
          </table:table-cell>
          <table:table-cell office:value-type="float" office:value="0.0005270463">
            <text:p>0,0005270463</text:p>
          </table:table-cell>
          <table:table-cell office:value-type="float" office:value="0.000018753">
            <text:p>0,0000187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0.0000323">
            <text:p>0,000032</text:p>
          </table:table-cell>
          <table:table-cell table:style-name="ce2" office:value-type="float" office:value="0.0003">
            <text:p>0,000300</text:p>
          </table:table-cell>
          <table:table-cell table:style-name="ce2" office:value-type="float" office:value="0.0009144834">
            <text:p>0,000914</text:p>
          </table:table-cell>
          <table:table-cell table:style-name="ce4" office:value-type="float" office:value="0.00000161781446456902">
            <text:p>1,62E-006</text:p>
          </table:table-cell>
          <table:table-cell office:value-type="float" office:value="0.0004830459">
            <text:p>0,0004830459</text:p>
          </table:table-cell>
          <table:table-cell table:style-name="ce4" office:value-type="float" office:value="0.0000161837385476543">
            <text:p>1,62E-0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0.000034">
            <text:p>0,000034</text:p>
          </table:table-cell>
          <table:table-cell table:style-name="ce2" office:value-type="float" office:value="0.0006">
            <text:p>0,000600</text:p>
          </table:table-cell>
          <table:table-cell table:style-name="ce2" office:value-type="float" office:value="0.0009833232">
            <text:p>0,000983</text:p>
          </table:table-cell>
          <table:table-cell table:style-name="ce4" office:value-type="float" office:value="0.00000123732887624287">
            <text:p>1,24E-006</text:p>
          </table:table-cell>
          <table:table-cell office:value-type="float" office:value="0.0005163978">
            <text:p>0,0005163978</text:p>
          </table:table-cell>
          <table:table-cell table:style-name="ce4" office:value-type="float" office:value="0.0000178136803094095">
            <text:p>1,78E-0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0.0000366">
            <text:p>0,000037</text:p>
          </table:table-cell>
          <table:table-cell table:style-name="ce2" office:value-type="float" office:value="0.0008">
            <text:p>0,000800</text:p>
          </table:table-cell>
          <table:table-cell table:style-name="ce2" office:value-type="float" office:value="0.001042914">
            <text:p>0,001043</text:p>
          </table:table-cell>
          <table:table-cell table:style-name="ce4" office:value-type="float" office:value="0.00000378319194273944">
            <text:p>3,78E-006</text:p>
          </table:table-cell>
          <table:table-cell office:value-type="float" office:value="0.000421637">
            <text:p>0,000421637</text:p>
          </table:table-cell>
          <table:table-cell table:style-name="ce4" office:value-type="float" office:value="0.0000113129281475585">
            <text:p>1,13E-0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float" office:value="0.0000399">
            <text:p>0,000040</text:p>
          </table:table-cell>
          <table:table-cell table:style-name="ce2" office:value-type="float" office:value="0.0009">
            <text:p>0,000900</text:p>
          </table:table-cell>
          <table:table-cell table:style-name="ce2" office:value-type="float" office:value="0.0011069831">
            <text:p>0,001107</text:p>
          </table:table-cell>
          <table:table-cell table:style-name="ce4" office:value-type="float" office:value="0.00000279864101404172">
            <text:p>2,80E-006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122311731297947">
            <text:p>1,22E-0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float" office:value="0.00004">
            <text:p>0,000040</text:p>
          </table:table-cell>
          <table:table-cell table:style-name="ce2" office:value-type="float" office:value="0.0008">
            <text:p>0,000800</text:p>
          </table:table-cell>
          <table:table-cell table:style-name="ce2" office:value-type="float" office:value="0.0011659889">
            <text:p>0,001166</text:p>
          </table:table-cell>
          <table:table-cell table:style-name="ce4" office:value-type="float" office:value="0.00000125557058068161">
            <text:p>1,26E-006</text:p>
          </table:table-cell>
          <table:table-cell office:value-type="float" office:value="0.000421637">
            <text:p>0,000421637</text:p>
          </table:table-cell>
          <table:table-cell table:style-name="ce4" office:value-type="float" office:value="0.0000101091867702266">
            <text:p>1,01E-0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float" office:value="0.0000431">
            <text:p>0,000043</text:p>
          </table:table-cell>
          <table:table-cell table:style-name="ce2" office:value-type="float" office:value="0.001">
            <text:p>0,001000</text:p>
          </table:table-cell>
          <table:table-cell table:style-name="ce2" office:value-type="float" office:value="0.0012407132">
            <text:p>0,001241</text:p>
          </table:table-cell>
          <table:table-cell table:style-name="ce4" office:value-type="float" office:value="0.00000334126435114951">
            <text:p>3,34E-006</text:p>
          </table:table-cell>
          <table:table-cell office:value-type="float" office:value="0">
            <text:p>0</text:p>
          </table:table-cell>
          <table:table-cell office:value-type="float" office:value="0.000029587">
            <text:p>0,00002958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float" office:value="0.0000443">
            <text:p>0,000044</text:p>
          </table:table-cell>
          <table:table-cell table:style-name="ce2" office:value-type="float" office:value="0.0008">
            <text:p>0,000800</text:p>
          </table:table-cell>
          <table:table-cell table:style-name="ce2" office:value-type="float" office:value="0.0012921974">
            <text:p>0,001292</text:p>
          </table:table-cell>
          <table:table-cell table:style-name="ce4" office:value-type="float" office:value="0.00000182683887649467">
            <text:p>1,83E-006</text:p>
          </table:table-cell>
          <table:table-cell office:value-type="float" office:value="0.000421637">
            <text:p>0,000421637</text:p>
          </table:table-cell>
          <table:table-cell table:style-name="ce4" office:value-type="float" office:value="0.0000171522381210593">
            <text:p>1,72E-0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float" office:value="0.0000457">
            <text:p>0,000046</text:p>
          </table:table-cell>
          <table:table-cell table:style-name="ce2" office:value-type="float" office:value="0.001">
            <text:p>0,001000</text:p>
          </table:table-cell>
          <table:table-cell table:style-name="ce2" office:value-type="float" office:value="0.001356142">
            <text:p>0,001356</text:p>
          </table:table-cell>
          <table:table-cell table:style-name="ce4" office:value-type="float" office:value="0.0000012211438714508">
            <text:p>1,22E-006</text:p>
          </table:table-cell>
          <table:table-cell office:value-type="float" office:value="0">
            <text:p>0</text:p>
          </table:table-cell>
          <table:table-cell table:style-name="ce4" office:value-type="float" office:value="0.0000251426373550795">
            <text:p>2,51E-00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float" office:value="0.0000483">
            <text:p>0,000048</text:p>
          </table:table-cell>
          <table:table-cell table:style-name="ce2" office:value-type="float" office:value="0.001">
            <text:p>0,001000</text:p>
          </table:table-cell>
          <table:table-cell table:style-name="ce2" office:value-type="float" office:value="0.0014158808">
            <text:p>0,001416</text:p>
          </table:table-cell>
          <table:table-cell table:style-name="ce4" office:value-type="float" office:value="0.00000242424790742709">
            <text:p>2,42E-006</text:p>
          </table:table-cell>
          <table:table-cell office:value-type="float" office:value="0">
            <text:p>0</text:p>
          </table:table-cell>
          <table:table-cell table:style-name="ce4" office:value-type="float" office:value="0.0000258177451470207">
            <text:p>2,58E-0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float" office:value="0.0000491">
            <text:p>0,000049</text:p>
          </table:table-cell>
          <table:table-cell table:style-name="ce2" office:value-type="float" office:value="0.0011">
            <text:p>0,001100</text:p>
          </table:table-cell>
          <table:table-cell table:style-name="ce2" office:value-type="float" office:value="0.0015043888">
            <text:p>0,001504</text:p>
          </table:table-cell>
          <table:table-cell office:value-type="float" office:value="0.000001838">
            <text:p>0,000001838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370291606672845">
            <text:p>3,70E-0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float" office:value="0.0000519">
            <text:p>0,000052</text:p>
          </table:table-cell>
          <table:table-cell table:style-name="ce2" office:value-type="float" office:value="0.001">
            <text:p>0,001000</text:p>
          </table:table-cell>
          <table:table-cell table:style-name="ce2" office:value-type="float" office:value="0.0015468068">
            <text:p>0,001547</text:p>
          </table:table-cell>
          <table:table-cell table:style-name="ce4" office:value-type="float" office:value="0.00000302873977374232">
            <text:p>3,03E-006</text:p>
          </table:table-cell>
          <table:table-cell office:value-type="float" office:value="0">
            <text:p>0</text:p>
          </table:table-cell>
          <table:table-cell table:style-name="ce4" office:value-type="float" office:value="0.0000204835018066168">
            <text:p>2,05E-00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float" office:value="0.0000547">
            <text:p>0,000055</text:p>
          </table:table-cell>
          <table:table-cell table:style-name="ce2" office:value-type="float" office:value="0.0011">
            <text:p>0,001100</text:p>
          </table:table-cell>
          <table:table-cell table:style-name="ce2" office:value-type="float" office:value="0.0016190145">
            <text:p>0,001619</text:p>
          </table:table-cell>
          <table:table-cell table:style-name="ce4" office:value-type="float" office:value="0.00000358430526826126">
            <text:p>3,58E-006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229134467439619">
            <text:p>2,29E-00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float" office:value="0.0000554">
            <text:p>0,000055</text:p>
          </table:table-cell>
          <table:table-cell table:style-name="ce2" office:value-type="float" office:value="0.0011">
            <text:p>0,001100</text:p>
          </table:table-cell>
          <table:table-cell table:style-name="ce2" office:value-type="float" office:value="0.001680497">
            <text:p>0,001680</text:p>
          </table:table-cell>
          <table:table-cell office:value-type="float" office:value="0.000002825">
            <text:p>0,000002825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554155675469089">
            <text:p>5,54E-00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float" office:value="0.0000579">
            <text:p>0,000058</text:p>
          </table:table-cell>
          <table:table-cell table:style-name="ce2" office:value-type="float" office:value="0.0013">
            <text:p>0,001300</text:p>
          </table:table-cell>
          <table:table-cell table:style-name="ce2" office:value-type="float" office:value="0.0017470875">
            <text:p>0,001747</text:p>
          </table:table-cell>
          <table:table-cell table:style-name="ce4" office:value-type="float" office:value="0.00000253679061189259">
            <text:p>2,54E-006</text:p>
          </table:table-cell>
          <table:table-cell office:value-type="float" office:value="0.0004830459">
            <text:p>0,0004830459</text:p>
          </table:table-cell>
          <table:table-cell office:value-type="float" office:value="0.000035296">
            <text:p>0,00003529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float" office:value="0.0000599">
            <text:p>0,000060</text:p>
          </table:table-cell>
          <table:table-cell table:style-name="ce2" office:value-type="float" office:value="0.0011">
            <text:p>0,001100</text:p>
          </table:table-cell>
          <table:table-cell table:style-name="ce2" office:value-type="float" office:value="0.0018147683">
            <text:p>0,001815</text:p>
          </table:table-cell>
          <table:table-cell table:style-name="ce4" office:value-type="float" office:value="0.00000423792331051941">
            <text:p>4,24E-006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394785710853417">
            <text:p>3,95E-00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float" office:value="0.000062">
            <text:p>0,000062</text:p>
          </table:table-cell>
          <table:table-cell table:style-name="ce2" office:value-type="float" office:value="0.0012">
            <text:p>0,001200</text:p>
          </table:table-cell>
          <table:table-cell table:style-name="ce2" office:value-type="float" office:value="0.0018565607">
            <text:p>0,001857</text:p>
          </table:table-cell>
          <table:table-cell table:style-name="ce4" office:value-type="float" office:value="0.00000319279184764239">
            <text:p>3,19E-006</text:p>
          </table:table-cell>
          <table:table-cell office:value-type="float" office:value="0.000421637">
            <text:p>0,000421637</text:p>
          </table:table-cell>
          <table:table-cell table:style-name="ce4" office:value-type="float" office:value="0.0000601712565679145">
            <text:p>6,02E-0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float" office:value="0.0000637">
            <text:p>0,000064</text:p>
          </table:table-cell>
          <table:table-cell table:style-name="ce2" office:value-type="float" office:value="0.0017">
            <text:p>0,001700</text:p>
          </table:table-cell>
          <table:table-cell table:style-name="ce2" office:value-type="float" office:value="0.00191569">
            <text:p>0,001916</text:p>
          </table:table-cell>
          <table:table-cell table:style-name="ce4" office:value-type="float" office:value="0.00000211463526020849">
            <text:p>2,11E-006</text:p>
          </table:table-cell>
          <table:table-cell office:value-type="float" office:value="0.0004830459">
            <text:p>0,0004830459</text:p>
          </table:table-cell>
          <table:table-cell table:style-name="ce4" office:value-type="float" office:value="0.0000406196665723712">
            <text:p>4,06E-00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float" office:value="0.0000655">
            <text:p>0,000066</text:p>
          </table:table-cell>
          <table:table-cell table:style-name="ce2" office:value-type="float" office:value="0.0015">
            <text:p>0,001500</text:p>
          </table:table-cell>
          <table:table-cell table:style-name="ce2" office:value-type="float" office:value="0.0019882112">
            <text:p>0,001988</text:p>
          </table:table-cell>
          <table:table-cell table:style-name="ce4" office:value-type="float" office:value="0.0000033937795815706">
            <text:p>3,39E-006</text:p>
          </table:table-cell>
          <table:table-cell office:value-type="float" office:value="0.0005270463">
            <text:p>0,0005270463</text:p>
          </table:table-cell>
          <table:table-cell table:style-name="ce4" office:value-type="float" office:value="0.0000546304789849063">
            <text:p>5,46E-00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float" office:value="0.000069">
            <text:p>0,000069</text:p>
          </table:table-cell>
          <table:table-cell table:style-name="ce2" office:value-type="float" office:value="0.0015">
            <text:p>0,001500</text:p>
          </table:table-cell>
          <table:table-cell table:style-name="ce2" office:value-type="float" office:value="0.0020363857">
            <text:p>0,002036</text:p>
          </table:table-cell>
          <table:table-cell table:style-name="ce4" office:value-type="float" office:value="0.00000264824747717013">
            <text:p>2,65E-006</text:p>
          </table:table-cell>
          <table:table-cell office:value-type="float" office:value="0.0005270463">
            <text:p>0,0005270463</text:p>
          </table:table-cell>
          <table:table-cell table:style-name="ce4" office:value-type="float" office:value="0.0000441791252101835">
            <text:p>4,42E-00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float" office:value="0.0000694">
            <text:p>0,000069</text:p>
          </table:table-cell>
          <table:table-cell table:style-name="ce2" office:value-type="float" office:value="0.0013">
            <text:p>0,001300</text:p>
          </table:table-cell>
          <table:table-cell table:style-name="ce2" office:value-type="float" office:value="0.002116111">
            <text:p>0,002116</text:p>
          </table:table-cell>
          <table:table-cell table:style-name="ce4" office:value-type="float" office:value="0.00000298377991492138">
            <text:p>2,98E-006</text:p>
          </table:table-cell>
          <table:table-cell office:value-type="float" office:value="0.0004830459">
            <text:p>0,0004830459</text:p>
          </table:table-cell>
          <table:table-cell table:style-name="ce4" office:value-type="float" office:value="0.0000527678589393765">
            <text:p>5,28E-00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float" office:value="0.0000705">
            <text:p>0,000071</text:p>
          </table:table-cell>
          <table:table-cell table:style-name="ce2" office:value-type="float" office:value="0.0015">
            <text:p>0,001500</text:p>
          </table:table-cell>
          <table:table-cell table:style-name="ce2" office:value-type="float" office:value="0.0021961894">
            <text:p>0,002196</text:p>
          </table:table-cell>
          <table:table-cell table:style-name="ce4" office:value-type="float" office:value="0.00000306779650282105">
            <text:p>3,07E-006</text:p>
          </table:table-cell>
          <table:table-cell office:value-type="float" office:value="0.0005270463">
            <text:p>0,0005270463</text:p>
          </table:table-cell>
          <table:table-cell table:style-name="ce4" office:value-type="float" office:value="0.0000477851975402819">
            <text:p>4,78E-0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float" office:value="0.0000721">
            <text:p>0,000072</text:p>
          </table:table-cell>
          <table:table-cell table:style-name="ce2" office:value-type="float" office:value="0.0013">
            <text:p>0,001300</text:p>
          </table:table-cell>
          <table:table-cell table:style-name="ce2" office:value-type="float" office:value="0.0022491008">
            <text:p>0,002249</text:p>
          </table:table-cell>
          <table:table-cell table:style-name="ce4" office:value-type="float" office:value="0.00000181243427925311">
            <text:p>1,81E-006</text:p>
          </table:table-cell>
          <table:table-cell office:value-type="float" office:value="0.0004830459">
            <text:p>0,0004830459</text:p>
          </table:table-cell>
          <table:table-cell table:style-name="ce4" office:value-type="float" office:value="0.0000389982601720897">
            <text:p>3,90E-00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float" office:value="0.0000734">
            <text:p>0,000073</text:p>
          </table:table-cell>
          <table:table-cell table:style-name="ce2" office:value-type="float" office:value="0.0018">
            <text:p>0,001800</text:p>
          </table:table-cell>
          <table:table-cell table:style-name="ce2" office:value-type="float" office:value="0.0023032605">
            <text:p>0,002303</text:p>
          </table:table-cell>
          <table:table-cell table:style-name="ce4" office:value-type="float" office:value="0.00000133953620905625">
            <text:p>1,34E-006</text:p>
          </table:table-cell>
          <table:table-cell office:value-type="float" office:value="0.000421637">
            <text:p>0,000421637</text:p>
          </table:table-cell>
          <table:table-cell table:style-name="ce4" office:value-type="float" office:value="0.0000580451230386151">
            <text:p>5,80E-00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float" office:value="0.000078">
            <text:p>0,000078</text:p>
          </table:table-cell>
          <table:table-cell table:style-name="ce2" office:value-type="float" office:value="0.0017">
            <text:p>0,001700</text:p>
          </table:table-cell>
          <table:table-cell table:style-name="ce2" office:value-type="float" office:value="0.0023864055">
            <text:p>0,002386</text:p>
          </table:table-cell>
          <table:table-cell table:style-name="ce4" office:value-type="float" office:value="0.00000437757691937723">
            <text:p>4,38E-006</text:p>
          </table:table-cell>
          <table:table-cell office:value-type="float" office:value="0.0004830459">
            <text:p>0,0004830459</text:p>
          </table:table-cell>
          <table:table-cell table:style-name="ce4" office:value-type="float" office:value="0.0000663522064863772">
            <text:p>6,64E-00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float" office:value="0.0000787">
            <text:p>0,000079</text:p>
          </table:table-cell>
          <table:table-cell table:style-name="ce2" office:value-type="float" office:value="0.0019">
            <text:p>0,001900</text:p>
          </table:table-cell>
          <table:table-cell table:style-name="ce2" office:value-type="float" office:value="0.0024579163">
            <text:p>0,002458</text:p>
          </table:table-cell>
          <table:table-cell table:style-name="ce4" office:value-type="float" office:value="0.0000039765029787479">
            <text:p>3,98E-006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698321431683575">
            <text:p>6,98E-00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float" office:value="0.0000818">
            <text:p>0,000082</text:p>
          </table:table-cell>
          <table:table-cell table:style-name="ce2" office:value-type="float" office:value="0.0017">
            <text:p>0,001700</text:p>
          </table:table-cell>
          <table:table-cell table:style-name="ce2" office:value-type="float" office:value="0.0024874979">
            <text:p>0,002487</text:p>
          </table:table-cell>
          <table:table-cell table:style-name="ce4" office:value-type="float" office:value="0.00000361832869578345">
            <text:p>3,62E-006</text:p>
          </table:table-cell>
          <table:table-cell office:value-type="float" office:value="0.0004830459">
            <text:p>0,0004830459</text:p>
          </table:table-cell>
          <table:table-cell table:style-name="ce4" office:value-type="float" office:value="0.0000355573205235073">
            <text:p>3,56E-00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float" office:value="0.0000822">
            <text:p>0,000082</text:p>
          </table:table-cell>
          <table:table-cell table:style-name="ce2" office:value-type="float" office:value="0.0018">
            <text:p>0,001800</text:p>
          </table:table-cell>
          <table:table-cell table:style-name="ce2" office:value-type="float" office:value="0.0025598975">
            <text:p>0,002560</text:p>
          </table:table-cell>
          <table:table-cell table:style-name="ce4" office:value-type="float" office:value="0.00000137673970751065">
            <text:p>1,38E-006</text:p>
          </table:table-cell>
          <table:table-cell office:value-type="float" office:value="0.000421637">
            <text:p>0,000421637</text:p>
          </table:table-cell>
          <table:table-cell table:style-name="ce4" office:value-type="float" office:value="0.0000607199035618914">
            <text:p>6,07E-00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float" office:value="0.0000833">
            <text:p>0,000083</text:p>
          </table:table-cell>
          <table:table-cell table:style-name="ce2" office:value-type="float" office:value="0.0019">
            <text:p>0,001900</text:p>
          </table:table-cell>
          <table:table-cell table:style-name="ce2" office:value-type="float" office:value="0.0026134909">
            <text:p>0,002613</text:p>
          </table:table-cell>
          <table:table-cell table:style-name="ce4" office:value-type="float" office:value="0.00000155429897432391">
            <text:p>1,55E-006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454557745612838">
            <text:p>4,55E-0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float" office:value="0.0000863">
            <text:p>0,000086</text:p>
          </table:table-cell>
          <table:table-cell table:style-name="ce2" office:value-type="float" office:value="0.002">
            <text:p>0,002000</text:p>
          </table:table-cell>
          <table:table-cell table:style-name="ce2" office:value-type="float" office:value="0.0026908922">
            <text:p>0,002691</text:p>
          </table:table-cell>
          <table:table-cell table:style-name="ce4" office:value-type="float" office:value="0.00000289830883801944">
            <text:p>2,90E-006</text:p>
          </table:table-cell>
          <table:table-cell office:value-type="float" office:value="0">
            <text:p>0</text:p>
          </table:table-cell>
          <table:table-cell table:style-name="ce4" office:value-type="float" office:value="0.0000502534154947191">
            <text:p>5,03E-00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float" office:value="0.0000882">
            <text:p>0,000088</text:p>
          </table:table-cell>
          <table:table-cell table:style-name="ce2" office:value-type="float" office:value="0.0018">
            <text:p>0,001800</text:p>
          </table:table-cell>
          <table:table-cell table:style-name="ce2" office:value-type="float" office:value="0.0027453987">
            <text:p>0,002745</text:p>
          </table:table-cell>
          <table:table-cell office:value-type="float" office:value="0.00000273">
            <text:p>0,00000273</text:p>
          </table:table-cell>
          <table:table-cell office:value-type="float" office:value="0.000421637">
            <text:p>0,000421637</text:p>
          </table:table-cell>
          <table:table-cell table:style-name="ce4" office:value-type="float" office:value="0.0000404238419897987">
            <text:p>4,04E-0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float" office:value="0.0000882">
            <text:p>0,000088</text:p>
          </table:table-cell>
          <table:table-cell table:style-name="ce2" office:value-type="float" office:value="0.0019">
            <text:p>0,001900</text:p>
          </table:table-cell>
          <table:table-cell table:style-name="ce2" office:value-type="float" office:value="0.0028268069">
            <text:p>0,002827</text:p>
          </table:table-cell>
          <table:table-cell table:style-name="ce4" office:value-type="float" office:value="0.0000014280810726346">
            <text:p>1,43E-006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243710881176938">
            <text:p>2,44E-00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float" office:value="0.0000901">
            <text:p>0,000090</text:p>
          </table:table-cell>
          <table:table-cell table:style-name="ce2" office:value-type="float" office:value="0.002">
            <text:p>0,002000</text:p>
          </table:table-cell>
          <table:table-cell table:style-name="ce2" office:value-type="float" office:value="0.0029101917">
            <text:p>0,002910</text:p>
          </table:table-cell>
          <table:table-cell table:style-name="ce4" office:value-type="float" office:value="0.00000104862021637253">
            <text:p>1,05E-006</text:p>
          </table:table-cell>
          <table:table-cell office:value-type="float" office:value="0.0004714045">
            <text:p>0,0004714045</text:p>
          </table:table-cell>
          <table:table-cell table:style-name="ce4" office:value-type="float" office:value="0.0000549746647367921">
            <text:p>5,50E-00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2" office:value-type="float" office:value="0.0000933">
            <text:p>0,000093</text:p>
          </table:table-cell>
          <table:table-cell table:style-name="ce2" office:value-type="float" office:value="0.0022">
            <text:p>0,002200</text:p>
          </table:table-cell>
          <table:table-cell table:style-name="ce2" office:value-type="float" office:value="0.0029527675">
            <text:p>0,002953</text:p>
          </table:table-cell>
          <table:table-cell table:style-name="ce4" office:value-type="float" office:value="0.00000272581482104902">
            <text:p>2,73E-006</text:p>
          </table:table-cell>
          <table:table-cell office:value-type="float" office:value="0.000421637">
            <text:p>0,000421637</text:p>
          </table:table-cell>
          <table:table-cell table:style-name="ce4" office:value-type="float" office:value="0.000056090118120865">
            <text:p>5,61E-00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float" office:value="0.0000947">
            <text:p>0,000095</text:p>
          </table:table-cell>
          <table:table-cell table:style-name="ce2" office:value-type="float" office:value="0.0021">
            <text:p>0,002100</text:p>
          </table:table-cell>
          <table:table-cell table:style-name="ce2" office:value-type="float" office:value="0.0030506144">
            <text:p>0,003051</text:p>
          </table:table-cell>
          <table:table-cell table:style-name="ce4" office:value-type="float" office:value="0.00000187208775690145">
            <text:p>1,87E-006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641295653436154">
            <text:p>6,41E-00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2" office:value-type="float" office:value="0.0000969">
            <text:p>0,000097</text:p>
          </table:table-cell>
          <table:table-cell table:style-name="ce2" office:value-type="float" office:value="0.0021">
            <text:p>0,002100</text:p>
          </table:table-cell>
          <table:table-cell table:style-name="ce2" office:value-type="float" office:value="0.0030934788">
            <text:p>0,003093</text:p>
          </table:table-cell>
          <table:table-cell office:value-type="float" office:value="0.000001538">
            <text:p>0,000001538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76318134460806">
            <text:p>7,63E-00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0.0000975">
            <text:p>0,000098</text:p>
          </table:table-cell>
          <table:table-cell table:style-name="ce2" office:value-type="float" office:value="0.0021">
            <text:p>0,002100</text:p>
          </table:table-cell>
          <table:table-cell table:style-name="ce2" office:value-type="float" office:value="0.0031134886">
            <text:p>0,003113</text:p>
          </table:table-cell>
          <table:table-cell table:style-name="ce4" office:value-type="float" office:value="0.00000250812114684726">
            <text:p>2,51E-006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445246995444607">
            <text:p>4,45E-0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0.0000983">
            <text:p>0,000098</text:p>
          </table:table-cell>
          <table:table-cell table:style-name="ce2" office:value-type="float" office:value="0.0021">
            <text:p>0,002100</text:p>
          </table:table-cell>
          <table:table-cell table:style-name="ce2" office:value-type="float" office:value="0.0031985797">
            <text:p>0,003199</text:p>
          </table:table-cell>
          <table:table-cell table:style-name="ce4" office:value-type="float" office:value="0.000000643681104383983">
            <text:p>6,44E-007</text:p>
          </table:table-cell>
          <table:table-cell office:value-type="float" office:value="0.0003162278">
            <text:p>0,0003162278</text:p>
          </table:table-cell>
          <table:table-cell office:value-type="float" office:value="0.00008684">
            <text:p>0,00008684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string">
            <text:p>Kalker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ython</text:p>
          </table:table-cell>
          <table:table-cell office:value-type="string">
            <text:p>Scilab</text:p>
          </table:table-cell>
          <table:table-cell office:value-type="string">
            <text:p>Octave</text:p>
          </table:table-cell>
          <table:table-cell office:value-type="string">
            <text:p>Desv Python</text:p>
          </table:table-cell>
          <table:table-cell office:value-type="string">
            <text:p>Desv Scilab</text:p>
          </table:table-cell>
          <table:table-cell office:value-type="string">
            <text:p>Desv Octa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0181">
            <text:p>0,00000</text:p>
          </table:table-cell>
          <table:table-cell office:value-type="float" office:value="0.014">
            <text:p>0,01400</text:p>
          </table:table-cell>
          <table:table-cell office:value-type="float" office:value="0.0074223057">
            <text:p>0,0074223057</text:p>
          </table:table-cell>
          <table:table-cell table:style-name="ce4" office:value-type="float" office:value="0.000000685496605327854">
            <text:p>6,85E-007</text:p>
          </table:table-cell>
          <table:table-cell office:value-type="float" office:value="0.0031622777">
            <text:p>0,0031622777</text:p>
          </table:table-cell>
          <table:table-cell office:value-type="float" office:value="0.0023562403">
            <text:p>0,00235624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328">
            <text:p>0,00328</text:p>
          </table:table-cell>
          <table:table-cell office:value-type="float" office:value="0.0259">
            <text:p>0,02590</text:p>
          </table:table-cell>
          <table:table-cell office:value-type="float" office:value="0.0132626686">
            <text:p>0,0132626686</text:p>
          </table:table-cell>
          <table:table-cell office:value-type="float" office:value="0.0002031136">
            <text:p>0,0002031136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45090590179365">
            <text:p>4,51E-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698">
            <text:p>0,00698</text:p>
          </table:table-cell>
          <table:table-cell office:value-type="float" office:value="0.0389">
            <text:p>0,03890</text:p>
          </table:table-cell>
          <table:table-cell office:value-type="float" office:value="0.0198285906">
            <text:p>0,0198285906</text:p>
          </table:table-cell>
          <table:table-cell office:value-type="float" office:value="0.0017913896">
            <text:p>0,0017913896</text:p>
          </table:table-cell>
          <table:table-cell office:value-type="float" office:value="0.0003162278">
            <text:p>0,0003162278</text:p>
          </table:table-cell>
          <table:table-cell table:style-name="ce4" office:value-type="float" office:value="0.0000782999211197408">
            <text:p>7,83E-0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959">
            <text:p>0,00959</text:p>
          </table:table-cell>
          <table:table-cell office:value-type="float" office:value="0.0517">
            <text:p>0,05170</text:p>
          </table:table-cell>
          <table:table-cell office:value-type="float" office:value="0.0264037988">
            <text:p>0,0264037988</text:p>
          </table:table-cell>
          <table:table-cell table:style-name="ce4" office:value-type="float" office:value="0.0000376814092326227">
            <text:p>3,77E-005</text:p>
          </table:table-cell>
          <table:table-cell office:value-type="float" office:value="0.0004830459">
            <text:p>0,0004830459</text:p>
          </table:table-cell>
          <table:table-cell office:value-type="float" office:value="0.000075935">
            <text:p>0,0000759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27">
            <text:p>0,01270</text:p>
          </table:table-cell>
          <table:table-cell office:value-type="float" office:value="0.0646">
            <text:p>0,06460</text:p>
          </table:table-cell>
          <table:table-cell office:value-type="float" office:value="0.0329762992">
            <text:p>0,0329762992</text:p>
          </table:table-cell>
          <table:table-cell table:style-name="ce4" office:value-type="float" office:value="0.0000409711766738024">
            <text:p>4,10E-005</text:p>
          </table:table-cell>
          <table:table-cell office:value-type="float" office:value="0.0006992059">
            <text:p>0,0006992059</text:p>
          </table:table-cell>
          <table:table-cell table:style-name="ce4" office:value-type="float" office:value="0.0000888046973654083">
            <text:p>8,88E-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6">
            <text:p>0,01600</text:p>
          </table:table-cell>
          <table:table-cell office:value-type="float" office:value="0.0775">
            <text:p>0,07750</text:p>
          </table:table-cell>
          <table:table-cell office:value-type="float" office:value="0.0395200849">
            <text:p>0,0395200849</text:p>
          </table:table-cell>
          <table:table-cell table:style-name="ce4" office:value-type="float" office:value="0.0000650694394453999">
            <text:p>6,51E-005</text:p>
          </table:table-cell>
          <table:table-cell office:value-type="float" office:value="0.0007071068">
            <text:p>0,0007071068</text:p>
          </table:table-cell>
          <table:table-cell office:value-type="float" office:value="0.0001005657">
            <text:p>0,00010056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91">
            <text:p>0,01910</text:p>
          </table:table-cell>
          <table:table-cell office:value-type="float" office:value="0.0905">
            <text:p>0,09050</text:p>
          </table:table-cell>
          <table:table-cell office:value-type="float" office:value="0.0460814084">
            <text:p>0,0460814084</text:p>
          </table:table-cell>
          <table:table-cell table:style-name="ce4" office:value-type="float" office:value="0.0000869788424727216">
            <text:p>8,70E-005</text:p>
          </table:table-cell>
          <table:table-cell office:value-type="float" office:value="0.0005270463">
            <text:p>0,0005270463</text:p>
          </table:table-cell>
          <table:table-cell table:style-name="ce4" office:value-type="float" office:value="0.0000900122569548642">
            <text:p>9,00E-0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221">
            <text:p>0,02210</text:p>
          </table:table-cell>
          <table:table-cell office:value-type="float" office:value="0.1031">
            <text:p>0,10310</text:p>
          </table:table-cell>
          <table:table-cell office:value-type="float" office:value="0.0526540001">
            <text:p>0,0526540001</text:p>
          </table:table-cell>
          <table:table-cell table:style-name="ce4" office:value-type="float" office:value="0.0000635065478651882">
            <text:p>6,35E-005</text:p>
          </table:table-cell>
          <table:table-cell office:value-type="float" office:value="0.0007378648">
            <text:p>0,0007378648</text:p>
          </table:table-cell>
          <table:table-cell table:style-name="ce4" office:value-type="float" office:value="0.0000857183458086188">
            <text:p>8,57E-0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25">
            <text:p>0,02500</text:p>
          </table:table-cell>
          <table:table-cell office:value-type="float" office:value="0.1164">
            <text:p>0,11640</text:p>
          </table:table-cell>
          <table:table-cell office:value-type="float" office:value="0.0591902053">
            <text:p>0,0591902053</text:p>
          </table:table-cell>
          <table:table-cell table:style-name="ce4" office:value-type="float" office:value="0.0000827032663957956">
            <text:p>8,27E-005</text:p>
          </table:table-cell>
          <table:table-cell office:value-type="float" office:value="0.000843274">
            <text:p>0,000843274</text:p>
          </table:table-cell>
          <table:table-cell office:value-type="float" office:value="0.000123564">
            <text:p>0,000123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83">
            <text:p>0,02830</text:p>
          </table:table-cell>
          <table:table-cell office:value-type="float" office:value="0.1292">
            <text:p>0,12920</text:p>
          </table:table-cell>
          <table:table-cell office:value-type="float" office:value="0.0657750795">
            <text:p>0,0657750795</text:p>
          </table:table-cell>
          <table:table-cell table:style-name="ce4" office:value-type="float" office:value="0.0000737192962499532">
            <text:p>7,37E-005</text:p>
          </table:table-cell>
          <table:table-cell office:value-type="float" office:value="0.0012292726">
            <text:p>0,0012292726</text:p>
          </table:table-cell>
          <table:table-cell office:value-type="float" office:value="0.0001677024">
            <text:p>0,00016770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316">
            <text:p>0,03160</text:p>
          </table:table-cell>
          <table:table-cell office:value-type="float" office:value="0.1419">
            <text:p>0,14190</text:p>
          </table:table-cell>
          <table:table-cell office:value-type="float" office:value="0.0723981121">
            <text:p>0,0723981121</text:p>
          </table:table-cell>
          <table:table-cell table:style-name="ce4" office:value-type="float" office:value="0.0000708735736834749">
            <text:p>7,09E-005</text:p>
          </table:table-cell>
          <table:table-cell office:value-type="float" office:value="0.000875595">
            <text:p>0,000875595</text:p>
          </table:table-cell>
          <table:table-cell office:value-type="float" office:value="0.0002399638">
            <text:p>0,00023996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348">
            <text:p>0,03480</text:p>
          </table:table-cell>
          <table:table-cell office:value-type="float" office:value="0.1547">
            <text:p>0,15470</text:p>
          </table:table-cell>
          <table:table-cell office:value-type="float" office:value="0.078967483">
            <text:p>0,078967483</text:p>
          </table:table-cell>
          <table:table-cell office:value-type="float" office:value="0.0001736786">
            <text:p>0,0001736786</text:p>
          </table:table-cell>
          <table:table-cell office:value-type="float" office:value="0.0009486833">
            <text:p>0,0009486833</text:p>
          </table:table-cell>
          <table:table-cell office:value-type="float" office:value="0.0001542972">
            <text:p>0,000154297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382">
            <text:p>0,03820</text:p>
          </table:table-cell>
          <table:table-cell office:value-type="float" office:value="0.1673">
            <text:p>0,16730</text:p>
          </table:table-cell>
          <table:table-cell office:value-type="float" office:value="0.0854654143">
            <text:p>0,0854654143</text:p>
          </table:table-cell>
          <table:table-cell office:value-type="float" office:value="0.0002163738">
            <text:p>0,0002163738</text:p>
          </table:table-cell>
          <table:table-cell office:value-type="float" office:value="0.0013374935">
            <text:p>0,0013374935</text:p>
          </table:table-cell>
          <table:table-cell office:value-type="float" office:value="0.0002628221">
            <text:p>0,00026282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13">
            <text:p>0,04130</text:p>
          </table:table-cell>
          <table:table-cell office:value-type="float" office:value="0.0803">
            <text:p>0,08030</text:p>
          </table:table-cell>
          <table:table-cell office:value-type="float" office:value="0.0920706125">
            <text:p>0,0920706125</text:p>
          </table:table-cell>
          <table:table-cell office:value-type="float" office:value="0.0001610506">
            <text:p>0,0001610506</text:p>
          </table:table-cell>
          <table:table-cell office:value-type="float" office:value="0.3156327155">
            <text:p>0,3156327155</text:p>
          </table:table-cell>
          <table:table-cell office:value-type="float" office:value="0.0002693395">
            <text:p>0,00026933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443">
            <text:p>0,04430</text:p>
          </table:table-cell>
          <table:table-cell office:value-type="float" office:value="0.193">
            <text:p>0,19300</text:p>
          </table:table-cell>
          <table:table-cell office:value-type="float" office:value="0.0986107639">
            <text:p>0,0986107639</text:p>
          </table:table-cell>
          <table:table-cell office:value-type="float" office:value="0.0002774978">
            <text:p>0,0002774978</text:p>
          </table:table-cell>
          <table:table-cell office:value-type="float" office:value="0.0015634719">
            <text:p>0,0015634719</text:p>
          </table:table-cell>
          <table:table-cell office:value-type="float" office:value="0.0002445725">
            <text:p>0,000244572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473">
            <text:p>0,04730</text:p>
          </table:table-cell>
          <table:table-cell office:value-type="float" office:value="0.206">
            <text:p>0,20600</text:p>
          </table:table-cell>
          <table:table-cell office:value-type="float" office:value="0.1051810978">
            <text:p>0,1051810978</text:p>
          </table:table-cell>
          <table:table-cell office:value-type="float" office:value="0.0001910828">
            <text:p>0,0001910828</text:p>
          </table:table-cell>
          <table:table-cell office:value-type="float" office:value="0.0019436506">
            <text:p>0,0019436506</text:p>
          </table:table-cell>
          <table:table-cell office:value-type="float" office:value="0.0002923308">
            <text:p>0,00029233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505">
            <text:p>0,05050</text:p>
          </table:table-cell>
          <table:table-cell office:value-type="float" office:value="0.2192">
            <text:p>0,21920</text:p>
          </table:table-cell>
          <table:table-cell office:value-type="float" office:value="0.1117951853">
            <text:p>0,1117951853</text:p>
          </table:table-cell>
          <table:table-cell office:value-type="float" office:value="0.0001140633">
            <text:p>0,0001140633</text:p>
          </table:table-cell>
          <table:table-cell office:value-type="float" office:value="0.0016865481">
            <text:p>0,0016865481</text:p>
          </table:table-cell>
          <table:table-cell office:value-type="float" office:value="0.000332136">
            <text:p>0,00033213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536">
            <text:p>0,05360</text:p>
          </table:table-cell>
          <table:table-cell office:value-type="float" office:value="0.232">
            <text:p>0,23200</text:p>
          </table:table-cell>
          <table:table-cell office:value-type="float" office:value="0.1183203633">
            <text:p>0,1183203633</text:p>
          </table:table-cell>
          <table:table-cell office:value-type="float" office:value="0.000171639">
            <text:p>0,000171639</text:p>
          </table:table-cell>
          <table:table-cell office:value-type="float" office:value="0.0012472191">
            <text:p>0,0012472191</text:p>
          </table:table-cell>
          <table:table-cell office:value-type="float" office:value="0.0003062595">
            <text:p>0,000306259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568">
            <text:p>0,05680</text:p>
          </table:table-cell>
          <table:table-cell office:value-type="float" office:value="0.2448">
            <text:p>0,24480</text:p>
          </table:table-cell>
          <table:table-cell office:value-type="float" office:value="0.1247259188">
            <text:p>0,1247259188</text:p>
          </table:table-cell>
          <table:table-cell office:value-type="float" office:value="0.0002064376">
            <text:p>0,0002064376</text:p>
          </table:table-cell>
          <table:table-cell office:value-type="float" office:value="0.0014757296">
            <text:p>0,0014757296</text:p>
          </table:table-cell>
          <table:table-cell office:value-type="float" office:value="0.0004039126">
            <text:p>0,00040391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6">
            <text:p>0,06000</text:p>
          </table:table-cell>
          <table:table-cell office:value-type="float" office:value="0.2579">
            <text:p>0,25790</text:p>
          </table:table-cell>
          <table:table-cell office:value-type="float" office:value="0.1313418477">
            <text:p>0,1313418477</text:p>
          </table:table-cell>
          <table:table-cell office:value-type="float" office:value="0.0002404401">
            <text:p>0,0002404401</text:p>
          </table:table-cell>
          <table:table-cell office:value-type="float" office:value="0.0021832697">
            <text:p>0,0021832697</text:p>
          </table:table-cell>
          <table:table-cell office:value-type="float" office:value="0.0002914112">
            <text:p>0,00029141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632">
            <text:p>0,06320</text:p>
          </table:table-cell>
          <table:table-cell office:value-type="float" office:value="0.27">
            <text:p>0,27000</text:p>
          </table:table-cell>
          <table:table-cell office:value-type="float" office:value="0.1379139869">
            <text:p>0,1379139869</text:p>
          </table:table-cell>
          <table:table-cell office:value-type="float" office:value="0.0002459833">
            <text:p>0,0002459833</text:p>
          </table:table-cell>
          <table:table-cell office:value-type="float" office:value="0.0020548047">
            <text:p>0,0020548047</text:p>
          </table:table-cell>
          <table:table-cell office:value-type="float" office:value="0.0003708286">
            <text:p>0,000370828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664">
            <text:p>0,06640</text:p>
          </table:table-cell>
          <table:table-cell office:value-type="float" office:value="0.2829">
            <text:p>0,28290</text:p>
          </table:table-cell>
          <table:table-cell office:value-type="float" office:value="0.1445250256">
            <text:p>0,1445250256</text:p>
          </table:table-cell>
          <table:table-cell office:value-type="float" office:value="0.0003766518">
            <text:p>0,0003766518</text:p>
          </table:table-cell>
          <table:table-cell office:value-type="float" office:value="0.0021317703">
            <text:p>0,0021317703</text:p>
          </table:table-cell>
          <table:table-cell office:value-type="float" office:value="0.0002996946">
            <text:p>0,000299694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694">
            <text:p>0,06940</text:p>
          </table:table-cell>
          <table:table-cell office:value-type="float" office:value="0.2955">
            <text:p>0,29550</text:p>
          </table:table-cell>
          <table:table-cell office:value-type="float" office:value="0.1511744967">
            <text:p>0,1511744967</text:p>
          </table:table-cell>
          <table:table-cell office:value-type="float" office:value="0.0002516098">
            <text:p>0,0002516098</text:p>
          </table:table-cell>
          <table:table-cell office:value-type="float" office:value="0.0023687784">
            <text:p>0,0023687784</text:p>
          </table:table-cell>
          <table:table-cell office:value-type="float" office:value="0.0004609507">
            <text:p>0,000460950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727">
            <text:p>0,07270</text:p>
          </table:table-cell>
          <table:table-cell office:value-type="float" office:value="0.3087">
            <text:p>0,30870</text:p>
          </table:table-cell>
          <table:table-cell office:value-type="float" office:value="0.1576433645">
            <text:p>0,1576433645</text:p>
          </table:table-cell>
          <table:table-cell office:value-type="float" office:value="0.0003229571">
            <text:p>0,0003229571</text:p>
          </table:table-cell>
          <table:table-cell office:value-type="float" office:value="0.0024966644">
            <text:p>0,0024966644</text:p>
          </table:table-cell>
          <table:table-cell office:value-type="float" office:value="0.0002360713">
            <text:p>0,00023607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757">
            <text:p>0,07570</text:p>
          </table:table-cell>
          <table:table-cell office:value-type="float" office:value="0.3216">
            <text:p>0,32160</text:p>
          </table:table-cell>
          <table:table-cell office:value-type="float" office:value="0.1641346074">
            <text:p>0,1641346074</text:p>
          </table:table-cell>
          <table:table-cell office:value-type="float" office:value="0.000322118">
            <text:p>0,000322118</text:p>
          </table:table-cell>
          <table:table-cell office:value-type="float" office:value="0.0023664319">
            <text:p>0,0023664319</text:p>
          </table:table-cell>
          <table:table-cell office:value-type="float" office:value="0.0002096618">
            <text:p>0,000209661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791">
            <text:p>0,07910</text:p>
          </table:table-cell>
          <table:table-cell office:value-type="float" office:value="0.3345">
            <text:p>0,33450</text:p>
          </table:table-cell>
          <table:table-cell office:value-type="float" office:value="0.1706644064">
            <text:p>0,1706644064</text:p>
          </table:table-cell>
          <table:table-cell office:value-type="float" office:value="0.0004046378">
            <text:p>0,0004046378</text:p>
          </table:table-cell>
          <table:table-cell office:value-type="float" office:value="0.0025055494">
            <text:p>0,0025055494</text:p>
          </table:table-cell>
          <table:table-cell office:value-type="float" office:value="0.0002784254">
            <text:p>0,000278425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822">
            <text:p>0,08220</text:p>
          </table:table-cell>
          <table:table-cell office:value-type="float" office:value="0.3474">
            <text:p>0,34740</text:p>
          </table:table-cell>
          <table:table-cell office:value-type="float" office:value="0.177176549">
            <text:p>0,177176549</text:p>
          </table:table-cell>
          <table:table-cell office:value-type="float" office:value="0.0002958581">
            <text:p>0,0002958581</text:p>
          </table:table-cell>
          <table:table-cell office:value-type="float" office:value="0.0024129281">
            <text:p>0,0024129281</text:p>
          </table:table-cell>
          <table:table-cell office:value-type="float" office:value="0.0003018299">
            <text:p>0,000301829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854">
            <text:p>0,08540</text:p>
          </table:table-cell>
          <table:table-cell office:value-type="float" office:value="0.3605">
            <text:p>0,36050</text:p>
          </table:table-cell>
          <table:table-cell office:value-type="float" office:value="0.1837881103">
            <text:p>0,1837881103</text:p>
          </table:table-cell>
          <table:table-cell office:value-type="float" office:value="0.0003608207">
            <text:p>0,0003608207</text:p>
          </table:table-cell>
          <table:table-cell office:value-type="float" office:value="0.0027182511">
            <text:p>0,0027182511</text:p>
          </table:table-cell>
          <table:table-cell office:value-type="float" office:value="0.0003664685">
            <text:p>0,000366468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884">
            <text:p>0,08840</text:p>
          </table:table-cell>
          <table:table-cell office:value-type="float" office:value="0.3746">
            <text:p>0,37460</text:p>
          </table:table-cell>
          <table:table-cell office:value-type="float" office:value="0.1901790934">
            <text:p>0,1901790934</text:p>
          </table:table-cell>
          <table:table-cell office:value-type="float" office:value="0.0004387051">
            <text:p>0,0004387051</text:p>
          </table:table-cell>
          <table:table-cell office:value-type="float" office:value="0.0049486249">
            <text:p>0,0049486249</text:p>
          </table:table-cell>
          <table:table-cell office:value-type="float" office:value="0.0003690998">
            <text:p>0,000369099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914">
            <text:p>0,09140</text:p>
          </table:table-cell>
          <table:table-cell office:value-type="float" office:value="0.3861">
            <text:p>0,38610</text:p>
          </table:table-cell>
          <table:table-cell office:value-type="float" office:value="0.1967886134">
            <text:p>0,1967886134</text:p>
          </table:table-cell>
          <table:table-cell office:value-type="float" office:value="0.0001535957">
            <text:p>0,0001535957</text:p>
          </table:table-cell>
          <table:table-cell office:value-type="float" office:value="0.0023309512">
            <text:p>0,0023309512</text:p>
          </table:table-cell>
          <table:table-cell office:value-type="float" office:value="0.0002903479">
            <text:p>0,000290347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946">
            <text:p>0,09460</text:p>
          </table:table-cell>
          <table:table-cell office:value-type="float" office:value="0.3992">
            <text:p>0,39920</text:p>
          </table:table-cell>
          <table:table-cell office:value-type="float" office:value="0.2031870031">
            <text:p>0,2031870031</text:p>
          </table:table-cell>
          <table:table-cell office:value-type="float" office:value="0.0002295502">
            <text:p>0,0002295502</text:p>
          </table:table-cell>
          <table:table-cell office:value-type="float" office:value="0.0021499354">
            <text:p>0,0021499354</text:p>
          </table:table-cell>
          <table:table-cell office:value-type="float" office:value="0.000442951">
            <text:p>0,0004429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979">
            <text:p>0,09790</text:p>
          </table:table-cell>
          <table:table-cell office:value-type="float" office:value="0.4122">
            <text:p>0,41220</text:p>
          </table:table-cell>
          <table:table-cell office:value-type="float" office:value="0.2101097177">
            <text:p>0,2101097177</text:p>
          </table:table-cell>
          <table:table-cell office:value-type="float" office:value="0.0003204021">
            <text:p>0,0003204021</text:p>
          </table:table-cell>
          <table:table-cell office:value-type="float" office:value="0.0028596814">
            <text:p>0,0028596814</text:p>
          </table:table-cell>
          <table:table-cell office:value-type="float" office:value="0.0003906554">
            <text:p>0,000390655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01">
            <text:p>0,10100</text:p>
          </table:table-cell>
          <table:table-cell office:value-type="float" office:value="0.4243">
            <text:p>0,42430</text:p>
          </table:table-cell>
          <table:table-cell office:value-type="float" office:value="0.216482696">
            <text:p>0,216482696</text:p>
          </table:table-cell>
          <table:table-cell office:value-type="float" office:value="0.0003211148">
            <text:p>0,0003211148</text:p>
          </table:table-cell>
          <table:table-cell office:value-type="float" office:value="0.0029078438">
            <text:p>0,0029078438</text:p>
          </table:table-cell>
          <table:table-cell office:value-type="float" office:value="0.0003391587">
            <text:p>0,000339158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04">
            <text:p>0,10400</text:p>
          </table:table-cell>
          <table:table-cell office:value-type="float" office:value="0.4379">
            <text:p>0,43790</text:p>
          </table:table-cell>
          <table:table-cell office:value-type="float" office:value="0.2233647994">
            <text:p>0,2233647994</text:p>
          </table:table-cell>
          <table:table-cell office:value-type="float" office:value="0.0004181673">
            <text:p>0,0004181673</text:p>
          </table:table-cell>
          <table:table-cell office:value-type="float" office:value="0.0018529256">
            <text:p>0,0018529256</text:p>
          </table:table-cell>
          <table:table-cell office:value-type="float" office:value="0.0006508758">
            <text:p>0,000650875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08">
            <text:p>0,10800</text:p>
          </table:table-cell>
          <table:table-cell office:value-type="float" office:value="0.4504">
            <text:p>0,45040</text:p>
          </table:table-cell>
          <table:table-cell office:value-type="float" office:value="0.229726611">
            <text:p>0,229726611</text:p>
          </table:table-cell>
          <table:table-cell office:value-type="float" office:value="0.0004185132">
            <text:p>0,0004185132</text:p>
          </table:table-cell>
          <table:table-cell office:value-type="float" office:value="0.002836273">
            <text:p>0,002836273</text:p>
          </table:table-cell>
          <table:table-cell office:value-type="float" office:value="0.0004363488">
            <text:p>0,000436348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11">
            <text:p>0,11100</text:p>
          </table:table-cell>
          <table:table-cell office:value-type="float" office:value="0.4632">
            <text:p>0,46320</text:p>
          </table:table-cell>
          <table:table-cell office:value-type="float" office:value="0.2364577961">
            <text:p>0,2364577961</text:p>
          </table:table-cell>
          <table:table-cell office:value-type="float" office:value="0.0001557042">
            <text:p>0,0001557042</text:p>
          </table:table-cell>
          <table:table-cell office:value-type="float" office:value="0.0030110906">
            <text:p>0,0030110906</text:p>
          </table:table-cell>
          <table:table-cell office:value-type="float" office:value="0.0006394532">
            <text:p>0,000639453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14">
            <text:p>0,11400</text:p>
          </table:table-cell>
          <table:table-cell office:value-type="float" office:value="0.4761">
            <text:p>0,47610</text:p>
          </table:table-cell>
          <table:table-cell office:value-type="float" office:value="0.2428785529">
            <text:p>0,2428785529</text:p>
          </table:table-cell>
          <table:table-cell office:value-type="float" office:value="0.0001740875">
            <text:p>0,0001740875</text:p>
          </table:table-cell>
          <table:table-cell office:value-type="float" office:value="0.0026853512">
            <text:p>0,0026853512</text:p>
          </table:table-cell>
          <table:table-cell office:value-type="float" office:value="0.000575191">
            <text:p>0,00057519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17">
            <text:p>0,11700</text:p>
          </table:table-cell>
          <table:table-cell office:value-type="float" office:value="0.4892">
            <text:p>0,48920</text:p>
          </table:table-cell>
          <table:table-cell office:value-type="float" office:value="0.2495907904">
            <text:p>0,2495907904</text:p>
          </table:table-cell>
          <table:table-cell office:value-type="float" office:value="0.0001602201">
            <text:p>0,0001602201</text:p>
          </table:table-cell>
          <table:table-cell office:value-type="float" office:value="0.0028205594">
            <text:p>0,0028205594</text:p>
          </table:table-cell>
          <table:table-cell office:value-type="float" office:value="0.0007827477">
            <text:p>0,000782747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2">
            <text:p>0,12000</text:p>
          </table:table-cell>
          <table:table-cell office:value-type="float" office:value="0.5025">
            <text:p>0,50250</text:p>
          </table:table-cell>
          <table:table-cell office:value-type="float" office:value="0.2559925035">
            <text:p>0,2559925035</text:p>
          </table:table-cell>
          <table:table-cell office:value-type="float" office:value="0.000247138">
            <text:p>0,000247138</text:p>
          </table:table-cell>
          <table:table-cell office:value-type="float" office:value="0.0030641294">
            <text:p>0,0030641294</text:p>
          </table:table-cell>
          <table:table-cell office:value-type="float" office:value="0.0008503916">
            <text:p>0,000850391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23">
            <text:p>0,12300</text:p>
          </table:table-cell>
          <table:table-cell office:value-type="float" office:value="0.5155">
            <text:p>0,51550</text:p>
          </table:table-cell>
          <table:table-cell office:value-type="float" office:value="0.2625169953">
            <text:p>0,2625169953</text:p>
          </table:table-cell>
          <table:table-cell office:value-type="float" office:value="0.0002088624">
            <text:p>0,0002088624</text:p>
          </table:table-cell>
          <table:table-cell office:value-type="float" office:value="0.0032058973">
            <text:p>0,0032058973</text:p>
          </table:table-cell>
          <table:table-cell office:value-type="float" office:value="0.0005697565">
            <text:p>0,000569756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26">
            <text:p>0,12600</text:p>
          </table:table-cell>
          <table:table-cell office:value-type="float" office:value="0.5281">
            <text:p>0,52810</text:p>
          </table:table-cell>
          <table:table-cell office:value-type="float" office:value="0.2688171678">
            <text:p>0,2688171678</text:p>
          </table:table-cell>
          <table:table-cell office:value-type="float" office:value="0.0002374157">
            <text:p>0,0002374157</text:p>
          </table:table-cell>
          <table:table-cell office:value-type="float" office:value="0.0031780497">
            <text:p>0,0031780497</text:p>
          </table:table-cell>
          <table:table-cell office:value-type="float" office:value="0.000408366">
            <text:p>0,00040836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3">
            <text:p>0,13000</text:p>
          </table:table-cell>
          <table:table-cell office:value-type="float" office:value="0.5415">
            <text:p>0,54150</text:p>
          </table:table-cell>
          <table:table-cell office:value-type="float" office:value="0.2754193983">
            <text:p>0,2754193983</text:p>
          </table:table-cell>
          <table:table-cell office:value-type="float" office:value="0.0002429217">
            <text:p>0,0002429217</text:p>
          </table:table-cell>
          <table:table-cell office:value-type="float" office:value="0.0029907264">
            <text:p>0,0029907264</text:p>
          </table:table-cell>
          <table:table-cell office:value-type="float" office:value="0.0010398652">
            <text:p>0,001039865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33">
            <text:p>0,13300</text:p>
          </table:table-cell>
          <table:table-cell office:value-type="float" office:value="0.5534">
            <text:p>0,55340</text:p>
          </table:table-cell>
          <table:table-cell office:value-type="float" office:value="0.28237354">
            <text:p>0,28237354</text:p>
          </table:table-cell>
          <table:table-cell office:value-type="float" office:value="0.0001578646">
            <text:p>0,0001578646</text:p>
          </table:table-cell>
          <table:table-cell office:value-type="float" office:value="0.0027162065">
            <text:p>0,0027162065</text:p>
          </table:table-cell>
          <table:table-cell office:value-type="float" office:value="0.0007943975">
            <text:p>0,000794397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36">
            <text:p>0,13600</text:p>
          </table:table-cell>
          <table:table-cell office:value-type="float" office:value="0.5662">
            <text:p>0,56620</text:p>
          </table:table-cell>
          <table:table-cell office:value-type="float" office:value="0.289043886">
            <text:p>0,289043886</text:p>
          </table:table-cell>
          <table:table-cell office:value-type="float" office:value="0.0002818863">
            <text:p>0,0002818863</text:p>
          </table:table-cell>
          <table:table-cell office:value-type="float" office:value="0.0022010099">
            <text:p>0,0022010099</text:p>
          </table:table-cell>
          <table:table-cell office:value-type="float" office:value="0.0010134201">
            <text:p>0,001013420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39">
            <text:p>0,13900</text:p>
          </table:table-cell>
          <table:table-cell office:value-type="float" office:value="0.5788">
            <text:p>0,57880</text:p>
          </table:table-cell>
          <table:table-cell office:value-type="float" office:value="0.295828162">
            <text:p>0,295828162</text:p>
          </table:table-cell>
          <table:table-cell office:value-type="float" office:value="0.0002110082">
            <text:p>0,0002110082</text:p>
          </table:table-cell>
          <table:table-cell office:value-type="float" office:value="0.0026161889">
            <text:p>0,0026161889</text:p>
          </table:table-cell>
          <table:table-cell office:value-type="float" office:value="0.0006305446">
            <text:p>0,000630544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42">
            <text:p>0,14200</text:p>
          </table:table-cell>
          <table:table-cell office:value-type="float" office:value="0.5919">
            <text:p>0,59190</text:p>
          </table:table-cell>
          <table:table-cell office:value-type="float" office:value="0.3017563376">
            <text:p>0,3017563376</text:p>
          </table:table-cell>
          <table:table-cell office:value-type="float" office:value="0.0002231074">
            <text:p>0,0002231074</text:p>
          </table:table-cell>
          <table:table-cell office:value-type="float" office:value="0.0032128215">
            <text:p>0,0032128215</text:p>
          </table:table-cell>
          <table:table-cell office:value-type="float" office:value="0.0007565882">
            <text:p>0,000756588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45">
            <text:p>0,14500</text:p>
          </table:table-cell>
          <table:table-cell office:value-type="float" office:value="0.6057">
            <text:p>0,60570</text:p>
          </table:table-cell>
          <table:table-cell office:value-type="float" office:value="0.3086517899">
            <text:p>0,3086517899</text:p>
          </table:table-cell>
          <table:table-cell office:value-type="float" office:value="0.0002683424">
            <text:p>0,0002683424</text:p>
          </table:table-cell>
          <table:table-cell office:value-type="float" office:value="0.002406011">
            <text:p>0,002406011</text:p>
          </table:table-cell>
          <table:table-cell office:value-type="float" office:value="0.0008495298">
            <text:p>0,000849529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49">
            <text:p>0,14900</text:p>
          </table:table-cell>
          <table:table-cell office:value-type="float" office:value="0.618">
            <text:p>0,61800</text:p>
          </table:table-cell>
          <table:table-cell office:value-type="float" office:value="0.3149421151">
            <text:p>0,3149421151</text:p>
          </table:table-cell>
          <table:table-cell office:value-type="float" office:value="0.0005204836">
            <text:p>0,0005204836</text:p>
          </table:table-cell>
          <table:table-cell office:value-type="float" office:value="0.0024944383">
            <text:p>0,0024944383</text:p>
          </table:table-cell>
          <table:table-cell office:value-type="float" office:value="0.0006810485">
            <text:p>0,000681048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2">
            <text:p>0,15200</text:p>
          </table:table-cell>
          <table:table-cell office:value-type="float" office:value="0.6315">
            <text:p>0,63150</text:p>
          </table:table-cell>
          <table:table-cell office:value-type="float" office:value="0.3210413077">
            <text:p>0,3210413077</text:p>
          </table:table-cell>
          <table:table-cell office:value-type="float" office:value="0.0005556143">
            <text:p>0,0005556143</text:p>
          </table:table-cell>
          <table:table-cell office:value-type="float" office:value="0.0025495098">
            <text:p>0,0025495098</text:p>
          </table:table-cell>
          <table:table-cell office:value-type="float" office:value="0.0007312981">
            <text:p>0,000731298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5">
            <text:p>0,15500</text:p>
          </table:table-cell>
          <table:table-cell office:value-type="float" office:value="0.6442">
            <text:p>0,64420</text:p>
          </table:table-cell>
          <table:table-cell office:value-type="float" office:value="0.3281027065">
            <text:p>0,3281027065</text:p>
          </table:table-cell>
          <table:table-cell office:value-type="float" office:value="0.0005358419">
            <text:p>0,0005358419</text:p>
          </table:table-cell>
          <table:table-cell office:value-type="float" office:value="0.0030477679">
            <text:p>0,0030477679</text:p>
          </table:table-cell>
          <table:table-cell office:value-type="float" office:value="0.0006818581">
            <text:p>0,000681858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Kalker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ython</text:p>
          </table:table-cell>
          <table:table-cell office:value-type="string">
            <text:p>Scilab</text:p>
          </table:table-cell>
          <table:table-cell office:value-type="string">
            <text:p>Octave</text:p>
          </table:table-cell>
          <table:table-cell office:value-type="string">
            <text:p>Desv Python</text:p>
          </table:table-cell>
          <table:table-cell office:value-type="string">
            <text:p>Desv Scilab</text:p>
          </table:table-cell>
          <table:table-cell office:value-type="string">
            <text:p>Desv Octa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015">
            <text:p>0,00000</text:p>
          </table:table-cell>
          <table:table-cell office:value-type="float" office:value="0.5132">
            <text:p>0,51320</text:p>
          </table:table-cell>
          <table:table-cell office:value-type="float" office:value="2.2186377469">
            <text:p>2,2186377469</text:p>
          </table:table-cell>
          <table:table-cell table:style-name="ce4" office:value-type="float" office:value="0.000000539596722817991">
            <text:p>5,40E-007</text:p>
          </table:table-cell>
          <table:table-cell office:value-type="float" office:value="0.0059777365">
            <text:p>0,0059777365</text:p>
          </table:table-cell>
          <table:table-cell office:value-type="float" office:value="0.0188251638">
            <text:p>0,0188251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12">
            <text:p>1,12000</text:p>
          </table:table-cell>
          <table:table-cell office:value-type="float" office:value="1.0269">
            <text:p>1,02690</text:p>
          </table:table-cell>
          <table:table-cell office:value-type="float" office:value="4.3924842722">
            <text:p>4,3924842722</text:p>
          </table:table-cell>
          <table:table-cell office:value-type="float" office:value="0.0144127804">
            <text:p>0,0144127804</text:p>
          </table:table-cell>
          <table:table-cell office:value-type="float" office:value="0.016696307">
            <text:p>0,016696307</text:p>
          </table:table-cell>
          <table:table-cell office:value-type="float" office:value="0.0834062363">
            <text:p>0,08340623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23">
            <text:p>2,23000</text:p>
          </table:table-cell>
          <table:table-cell office:value-type="float" office:value="1.5337">
            <text:p>1,53370</text:p>
          </table:table-cell>
          <table:table-cell office:value-type="float" office:value="6.6400505181">
            <text:p>6,6400505181</text:p>
          </table:table-cell>
          <table:table-cell office:value-type="float" office:value="0.0267975493">
            <text:p>0,0267975493</text:p>
          </table:table-cell>
          <table:table-cell office:value-type="float" office:value="0.0087692645">
            <text:p>0,0087692645</text:p>
          </table:table-cell>
          <table:table-cell office:value-type="float" office:value="0.090018515">
            <text:p>0,0900185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36">
            <text:p>3,36000</text:p>
          </table:table-cell>
          <table:table-cell office:value-type="float" office:value="2.0435">
            <text:p>2,04350</text:p>
          </table:table-cell>
          <table:table-cell office:value-type="float" office:value="8.8018243287">
            <text:p>8,8018243287</text:p>
          </table:table-cell>
          <table:table-cell office:value-type="float" office:value="0.0235959076">
            <text:p>0,0235959076</text:p>
          </table:table-cell>
          <table:table-cell office:value-type="float" office:value="0.0081000686">
            <text:p>0,0081000686</text:p>
          </table:table-cell>
          <table:table-cell office:value-type="float" office:value="0.1006825411">
            <text:p>0,10068254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45">
            <text:p>4,45000</text:p>
          </table:table-cell>
          <table:table-cell office:value-type="float" office:value="2.5554">
            <text:p>2,55540</text:p>
          </table:table-cell>
          <table:table-cell office:value-type="float" office:value="10.9910271858">
            <text:p>10,9910271858</text:p>
          </table:table-cell>
          <table:table-cell office:value-type="float" office:value="0.0352203135">
            <text:p>0,0352203135</text:p>
          </table:table-cell>
          <table:table-cell office:value-type="float" office:value="0.0087838235">
            <text:p>0,0087838235</text:p>
          </table:table-cell>
          <table:table-cell office:value-type="float" office:value="0.1162988207">
            <text:p>0,11629882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6">
            <text:p>5,56000</text:p>
          </table:table-cell>
          <table:table-cell office:value-type="float" office:value="3.0677">
            <text:p>3,06770</text:p>
          </table:table-cell>
          <table:table-cell office:value-type="float" office:value="13.2327370391">
            <text:p>13,2327370391</text:p>
          </table:table-cell>
          <table:table-cell office:value-type="float" office:value="0.0357324748">
            <text:p>0,0357324748</text:p>
          </table:table-cell>
          <table:table-cell office:value-type="float" office:value="0.0138888444">
            <text:p>0,0138888444</text:p>
          </table:table-cell>
          <table:table-cell office:value-type="float" office:value="0.1622504097">
            <text:p>0,16225040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72">
            <text:p>6,72000</text:p>
          </table:table-cell>
          <table:table-cell office:value-type="float" office:value="3.5836">
            <text:p>3,58360</text:p>
          </table:table-cell>
          <table:table-cell office:value-type="float" office:value="15.4000793025">
            <text:p>15,4000793025</text:p>
          </table:table-cell>
          <table:table-cell office:value-type="float" office:value="0.0275489108">
            <text:p>0,0275489108</text:p>
          </table:table-cell>
          <table:table-cell office:value-type="float" office:value="0.0249140746">
            <text:p>0,0249140746</text:p>
          </table:table-cell>
          <table:table-cell office:value-type="float" office:value="0.1911693108">
            <text:p>0,19116931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85">
            <text:p>7,85000</text:p>
          </table:table-cell>
          <table:table-cell office:value-type="float" office:value="4.0837">
            <text:p>4,08370</text:p>
          </table:table-cell>
          <table:table-cell office:value-type="float" office:value="17.6512374047">
            <text:p>17,6512374047</text:p>
          </table:table-cell>
          <table:table-cell office:value-type="float" office:value="0.0469620914">
            <text:p>0,0469620914</text:p>
          </table:table-cell>
          <table:table-cell office:value-type="float" office:value="0.0074393847">
            <text:p>0,0074393847</text:p>
          </table:table-cell>
          <table:table-cell office:value-type="float" office:value="0.1681791095">
            <text:p>0,16817910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94">
            <text:p>8,94000</text:p>
          </table:table-cell>
          <table:table-cell office:value-type="float" office:value="4.6016">
            <text:p>4,60160</text:p>
          </table:table-cell>
          <table:table-cell office:value-type="float" office:value="19.8323142254">
            <text:p>19,8323142254</text:p>
          </table:table-cell>
          <table:table-cell office:value-type="float" office:value="0.0713349212">
            <text:p>0,0713349212</text:p>
          </table:table-cell>
          <table:table-cell office:value-type="float" office:value="0.0149011558">
            <text:p>0,0149011558</text:p>
          </table:table-cell>
          <table:table-cell office:value-type="float" office:value="0.2780369895">
            <text:p>0,27803698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">
            <text:p>10,00000</text:p>
          </table:table-cell>
          <table:table-cell office:value-type="float" office:value="5.1048">
            <text:p>5,10480</text:p>
          </table:table-cell>
          <table:table-cell office:value-type="float" office:value="22.0631869261">
            <text:p>22,0631869261</text:p>
          </table:table-cell>
          <table:table-cell office:value-type="float" office:value="0.0616843062">
            <text:p>0,0616843062</text:p>
          </table:table-cell>
          <table:table-cell office:value-type="float" office:value="0.0107785796">
            <text:p>0,0107785796</text:p>
          </table:table-cell>
          <table:table-cell office:value-type="float" office:value="0.2008318859">
            <text:p>0,200831885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.2">
            <text:p>11,20000</text:p>
          </table:table-cell>
          <table:table-cell office:value-type="float" office:value="5.5157">
            <text:p>5,51570</text:p>
          </table:table-cell>
          <table:table-cell office:value-type="float" office:value="24.2819056628">
            <text:p>24,2819056628</text:p>
          </table:table-cell>
          <table:table-cell office:value-type="float" office:value="0.0632494733">
            <text:p>0,0632494733</text:p>
          </table:table-cell>
          <table:table-cell office:value-type="float" office:value="0.3177623326">
            <text:p>0,3177623326</text:p>
          </table:table-cell>
          <table:table-cell office:value-type="float" office:value="0.288459919">
            <text:p>0,2884599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.3">
            <text:p>12,30000</text:p>
          </table:table-cell>
          <table:table-cell office:value-type="float" office:value="6.1271">
            <text:p>6,12710</text:p>
          </table:table-cell>
          <table:table-cell office:value-type="float" office:value="26.4473324774">
            <text:p>26,4473324774</text:p>
          </table:table-cell>
          <table:table-cell office:value-type="float" office:value="0.0678424255">
            <text:p>0,0678424255</text:p>
          </table:table-cell>
          <table:table-cell office:value-type="float" office:value="0.0090853973">
            <text:p>0,0090853973</text:p>
          </table:table-cell>
          <table:table-cell office:value-type="float" office:value="0.3198142143">
            <text:p>0,31981421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4">
            <text:p>13,40000</text:p>
          </table:table-cell>
          <table:table-cell office:value-type="float" office:value="6.6349">
            <text:p>6,63490</text:p>
          </table:table-cell>
          <table:table-cell office:value-type="float" office:value="28.7393552057">
            <text:p>28,7393552057</text:p>
          </table:table-cell>
          <table:table-cell office:value-type="float" office:value="0.086669314">
            <text:p>0,086669314</text:p>
          </table:table-cell>
          <table:table-cell office:value-type="float" office:value="0.0164347193">
            <text:p>0,0164347193</text:p>
          </table:table-cell>
          <table:table-cell office:value-type="float" office:value="0.3616555068">
            <text:p>0,36165550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.5">
            <text:p>14,50000</text:p>
          </table:table-cell>
          <table:table-cell office:value-type="float" office:value="7.2607">
            <text:p>7,26070</text:p>
          </table:table-cell>
          <table:table-cell office:value-type="float" office:value="30.9325971172">
            <text:p>30,9325971172</text:p>
          </table:table-cell>
          <table:table-cell office:value-type="float" office:value="0.0500754308">
            <text:p>0,0500754308</text:p>
          </table:table-cell>
          <table:table-cell office:value-type="float" office:value="0.31013798">
            <text:p>0,31013798</text:p>
          </table:table-cell>
          <table:table-cell office:value-type="float" office:value="0.3102000317">
            <text:p>0,310200031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.6">
            <text:p>15,60000</text:p>
          </table:table-cell>
          <table:table-cell office:value-type="float" office:value="7.6569">
            <text:p>7,65690</text:p>
          </table:table-cell>
          <table:table-cell office:value-type="float" office:value="33.0098635078">
            <text:p>33,0098635078</text:p>
          </table:table-cell>
          <table:table-cell office:value-type="float" office:value="0.0697612034">
            <text:p>0,0697612034</text:p>
          </table:table-cell>
          <table:table-cell office:value-type="float" office:value="0.0192898937">
            <text:p>0,0192898937</text:p>
          </table:table-cell>
          <table:table-cell office:value-type="float" office:value="0.4876052623">
            <text:p>0,48760526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.8">
            <text:p>16,80000</text:p>
          </table:table-cell>
          <table:table-cell office:value-type="float" office:value="8.1726">
            <text:p>8,17260</text:p>
          </table:table-cell>
          <table:table-cell office:value-type="float" office:value="35.2551631416">
            <text:p>35,2551631416</text:p>
          </table:table-cell>
          <table:table-cell office:value-type="float" office:value="0.0743081185">
            <text:p>0,0743081185</text:p>
          </table:table-cell>
          <table:table-cell office:value-type="float" office:value="0.0325412559">
            <text:p>0,0325412559</text:p>
          </table:table-cell>
          <table:table-cell office:value-type="float" office:value="0.3993635197">
            <text:p>0,399363519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.9">
            <text:p>17,90000</text:p>
          </table:table-cell>
          <table:table-cell office:value-type="float" office:value="8.682">
            <text:p>8,68200</text:p>
          </table:table-cell>
          <table:table-cell office:value-type="float" office:value="37.5181910255">
            <text:p>37,5181910255</text:p>
          </table:table-cell>
          <table:table-cell office:value-type="float" office:value="0.0884122274">
            <text:p>0,0884122274</text:p>
          </table:table-cell>
          <table:table-cell office:value-type="float" office:value="0.038586123">
            <text:p>0,038586123</text:p>
          </table:table-cell>
          <table:table-cell office:value-type="float" office:value="0.4420344748">
            <text:p>0,442034474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,00000</text:p>
          </table:table-cell>
          <table:table-cell office:value-type="float" office:value="9.185">
            <text:p>9,18500</text:p>
          </table:table-cell>
          <table:table-cell office:value-type="float" office:value="39.5797710916">
            <text:p>39,5797710916</text:p>
          </table:table-cell>
          <table:table-cell office:value-type="float" office:value="0.0658182413">
            <text:p>0,0658182413</text:p>
          </table:table-cell>
          <table:table-cell office:value-type="float" office:value="0.0114987922">
            <text:p>0,0114987922</text:p>
          </table:table-cell>
          <table:table-cell office:value-type="float" office:value="0.4842425729">
            <text:p>0,484242572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.1">
            <text:p>20,10000</text:p>
          </table:table-cell>
          <table:table-cell office:value-type="float" office:value="9.6909">
            <text:p>9,69090</text:p>
          </table:table-cell>
          <table:table-cell office:value-type="float" office:value="41.9846662114">
            <text:p>41,9846662114</text:p>
          </table:table-cell>
          <table:table-cell office:value-type="float" office:value="0.069082551">
            <text:p>0,069082551</text:p>
          </table:table-cell>
          <table:table-cell office:value-type="float" office:value="0.0116947282">
            <text:p>0,0116947282</text:p>
          </table:table-cell>
          <table:table-cell office:value-type="float" office:value="0.4429123499">
            <text:p>0,44291234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.2">
            <text:p>21,20000</text:p>
          </table:table-cell>
          <table:table-cell office:value-type="float" office:value="10.2022">
            <text:p>10,20220</text:p>
          </table:table-cell>
          <table:table-cell office:value-type="float" office:value="44.1093168691">
            <text:p>44,1093168691</text:p>
          </table:table-cell>
          <table:table-cell office:value-type="float" office:value="0.0723103011">
            <text:p>0,0723103011</text:p>
          </table:table-cell>
          <table:table-cell office:value-type="float" office:value="0.0125237552">
            <text:p>0,0125237552</text:p>
          </table:table-cell>
          <table:table-cell office:value-type="float" office:value="0.4426500216">
            <text:p>0,44265002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.4">
            <text:p>22,40000</text:p>
          </table:table-cell>
          <table:table-cell office:value-type="float" office:value="10.7122">
            <text:p>10,71220</text:p>
          </table:table-cell>
          <table:table-cell office:value-type="float" office:value="46.2608443949">
            <text:p>46,2608443949</text:p>
          </table:table-cell>
          <table:table-cell office:value-type="float" office:value="0.100393739">
            <text:p>0,100393739</text:p>
          </table:table-cell>
          <table:table-cell office:value-type="float" office:value="0.012985462">
            <text:p>0,012985462</text:p>
          </table:table-cell>
          <table:table-cell office:value-type="float" office:value="0.579316991">
            <text:p>0,57931699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.5">
            <text:p>23,50000</text:p>
          </table:table-cell>
          <table:table-cell office:value-type="float" office:value="11.2241">
            <text:p>11,22410</text:p>
          </table:table-cell>
          <table:table-cell office:value-type="float" office:value="48.5227102963">
            <text:p>48,5227102963</text:p>
          </table:table-cell>
          <table:table-cell office:value-type="float" office:value="0.0737701221">
            <text:p>0,0737701221</text:p>
          </table:table-cell>
          <table:table-cell office:value-type="float" office:value="0.0185019518">
            <text:p>0,0185019518</text:p>
          </table:table-cell>
          <table:table-cell office:value-type="float" office:value="0.5399890541">
            <text:p>0,539989054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.5">
            <text:p>24,50000</text:p>
          </table:table-cell>
          <table:table-cell office:value-type="float" office:value="11.7319">
            <text:p>11,73190</text:p>
          </table:table-cell>
          <table:table-cell office:value-type="float" office:value="50.7319271641">
            <text:p>50,7319271641</text:p>
          </table:table-cell>
          <table:table-cell office:value-type="float" office:value="0.1127784714">
            <text:p>0,1127784714</text:p>
          </table:table-cell>
          <table:table-cell office:value-type="float" office:value="0.0188529396">
            <text:p>0,0188529396</text:p>
          </table:table-cell>
          <table:table-cell office:value-type="float" office:value="0.6787518412">
            <text:p>0,67875184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.7">
            <text:p>25,70000</text:p>
          </table:table-cell>
          <table:table-cell office:value-type="float" office:value="12.246">
            <text:p>12,24600</text:p>
          </table:table-cell>
          <table:table-cell office:value-type="float" office:value="52.9323683205">
            <text:p>52,9323683205</text:p>
          </table:table-cell>
          <table:table-cell office:value-type="float" office:value="0.0611662695">
            <text:p>0,0611662695</text:p>
          </table:table-cell>
          <table:table-cell office:value-type="float" office:value="0.025944385">
            <text:p>0,025944385</text:p>
          </table:table-cell>
          <table:table-cell office:value-type="float" office:value="0.605530635">
            <text:p>0,60553063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.8">
            <text:p>26,80000</text:p>
          </table:table-cell>
          <table:table-cell office:value-type="float" office:value="12.7589">
            <text:p>12,75890</text:p>
          </table:table-cell>
          <table:table-cell office:value-type="float" office:value="55.1032099839">
            <text:p>55,1032099839</text:p>
          </table:table-cell>
          <table:table-cell office:value-type="float" office:value="0.0921121265">
            <text:p>0,0921121265</text:p>
          </table:table-cell>
          <table:table-cell office:value-type="float" office:value="0.0223480051">
            <text:p>0,0223480051</text:p>
          </table:table-cell>
          <table:table-cell office:value-type="float" office:value="0.7361715879">
            <text:p>0,736171587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.9">
            <text:p>27,90000</text:p>
          </table:table-cell>
          <table:table-cell office:value-type="float" office:value="13.2739">
            <text:p>13,27390</text:p>
          </table:table-cell>
          <table:table-cell office:value-type="float" office:value="57.3368734364">
            <text:p>57,3368734364</text:p>
          </table:table-cell>
          <table:table-cell office:value-type="float" office:value="0.0892393721">
            <text:p>0,0892393721</text:p>
          </table:table-cell>
          <table:table-cell office:value-type="float" office:value="0.0332747819">
            <text:p>0,0332747819</text:p>
          </table:table-cell>
          <table:table-cell office:value-type="float" office:value="0.741560532">
            <text:p>0,74156053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.1">
            <text:p>29,10000</text:p>
          </table:table-cell>
          <table:table-cell office:value-type="float" office:value="13.781">
            <text:p>13,78100</text:p>
          </table:table-cell>
          <table:table-cell office:value-type="float" office:value="59.5049510669">
            <text:p>59,5049510669</text:p>
          </table:table-cell>
          <table:table-cell office:value-type="float" office:value="0.0639725112">
            <text:p>0,0639725112</text:p>
          </table:table-cell>
          <table:table-cell office:value-type="float" office:value="0.0297694847">
            <text:p>0,0297694847</text:p>
          </table:table-cell>
          <table:table-cell office:value-type="float" office:value="0.805449668">
            <text:p>0,80544966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.1">
            <text:p>30,10000</text:p>
          </table:table-cell>
          <table:table-cell office:value-type="float" office:value="14.2833">
            <text:p>14,28330</text:p>
          </table:table-cell>
          <table:table-cell office:value-type="float" office:value="61.8324926664">
            <text:p>61,8324926664</text:p>
          </table:table-cell>
          <table:table-cell office:value-type="float" office:value="0.0972545997">
            <text:p>0,0972545997</text:p>
          </table:table-cell>
          <table:table-cell office:value-type="float" office:value="0.0189446562">
            <text:p>0,0189446562</text:p>
          </table:table-cell>
          <table:table-cell office:value-type="float" office:value="0.7603647332">
            <text:p>0,760364733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1.2">
            <text:p>31,20000</text:p>
          </table:table-cell>
          <table:table-cell office:value-type="float" office:value="14.7831">
            <text:p>14,78310</text:p>
          </table:table-cell>
          <table:table-cell office:value-type="float" office:value="63.966388801">
            <text:p>63,966388801</text:p>
          </table:table-cell>
          <table:table-cell office:value-type="float" office:value="0.0787214184">
            <text:p>0,0787214184</text:p>
          </table:table-cell>
          <table:table-cell office:value-type="float" office:value="0.0154664511">
            <text:p>0,0154664511</text:p>
          </table:table-cell>
          <table:table-cell office:value-type="float" office:value="0.8107761382">
            <text:p>0,81077613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.4">
            <text:p>32,40000</text:p>
          </table:table-cell>
          <table:table-cell office:value-type="float" office:value="15.2964">
            <text:p>15,29640</text:p>
          </table:table-cell>
          <table:table-cell office:value-type="float" office:value="66.2537446097">
            <text:p>66,2537446097</text:p>
          </table:table-cell>
          <table:table-cell office:value-type="float" office:value="0.0978226585">
            <text:p>0,0978226585</text:p>
          </table:table-cell>
          <table:table-cell office:value-type="float" office:value="0.0201008568">
            <text:p>0,0201008568</text:p>
          </table:table-cell>
          <table:table-cell office:value-type="float" office:value="0.9185488261">
            <text:p>0,918548826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3.4">
            <text:p>33,40000</text:p>
          </table:table-cell>
          <table:table-cell office:value-type="float" office:value="15.8032">
            <text:p>15,80320</text:p>
          </table:table-cell>
          <table:table-cell office:value-type="float" office:value="68.4269758984">
            <text:p>68,4269758984</text:p>
          </table:table-cell>
          <table:table-cell office:value-type="float" office:value="0.1177358462">
            <text:p>0,1177358462</text:p>
          </table:table-cell>
          <table:table-cell office:value-type="float" office:value="0.0173576752">
            <text:p>0,0173576752</text:p>
          </table:table-cell>
          <table:table-cell office:value-type="float" office:value="0.8195660168">
            <text:p>0,819566016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4.6">
            <text:p>34,60000</text:p>
          </table:table-cell>
          <table:table-cell office:value-type="float" office:value="16.3162">
            <text:p>16,31620</text:p>
          </table:table-cell>
          <table:table-cell office:value-type="float" office:value="70.4149230103">
            <text:p>70,4149230103</text:p>
          </table:table-cell>
          <table:table-cell office:value-type="float" office:value="0.1130845102">
            <text:p>0,1130845102</text:p>
          </table:table-cell>
          <table:table-cell office:value-type="float" office:value="0.0247512065">
            <text:p>0,0247512065</text:p>
          </table:table-cell>
          <table:table-cell office:value-type="float" office:value="0.8754208508">
            <text:p>0,875420850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5.7">
            <text:p>35,70000</text:p>
          </table:table-cell>
          <table:table-cell office:value-type="float" office:value="16.8246">
            <text:p>16,82460</text:p>
          </table:table-cell>
          <table:table-cell office:value-type="float" office:value="72.6829206785">
            <text:p>72,6829206785</text:p>
          </table:table-cell>
          <table:table-cell office:value-type="float" office:value="0.0746244819">
            <text:p>0,0746244819</text:p>
          </table:table-cell>
          <table:table-cell office:value-type="float" office:value="0.017385818">
            <text:p>0,017385818</text:p>
          </table:table-cell>
          <table:table-cell office:value-type="float" office:value="1.1575579086">
            <text:p>1,157557908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.8">
            <text:p>36,80000</text:p>
          </table:table-cell>
          <table:table-cell office:value-type="float" office:value="17.3351">
            <text:p>17,33510</text:p>
          </table:table-cell>
          <table:table-cell office:value-type="float" office:value="74.7091578151">
            <text:p>74,7091578151</text:p>
          </table:table-cell>
          <table:table-cell office:value-type="float" office:value="0.0852500854">
            <text:p>0,0852500854</text:p>
          </table:table-cell>
          <table:table-cell office:value-type="float" office:value="0.0186336017">
            <text:p>0,0186336017</text:p>
          </table:table-cell>
          <table:table-cell office:value-type="float" office:value="1.1752284136">
            <text:p>1,175228413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.9">
            <text:p>37,90000</text:p>
          </table:table-cell>
          <table:table-cell office:value-type="float" office:value="17.8511">
            <text:p>17,85110</text:p>
          </table:table-cell>
          <table:table-cell office:value-type="float" office:value="76.9394582184">
            <text:p>76,9394582184</text:p>
          </table:table-cell>
          <table:table-cell office:value-type="float" office:value="0.118638692">
            <text:p>0,118638692</text:p>
          </table:table-cell>
          <table:table-cell office:value-type="float" office:value="0.0344623788">
            <text:p>0,0344623788</text:p>
          </table:table-cell>
          <table:table-cell office:value-type="float" office:value="1.089807978">
            <text:p>1,08980797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9">
            <text:p>39,00000</text:p>
          </table:table-cell>
          <table:table-cell office:value-type="float" office:value="18.3518">
            <text:p>18,35180</text:p>
          </table:table-cell>
          <table:table-cell office:value-type="float" office:value="79.0606177124">
            <text:p>79,0606177124</text:p>
          </table:table-cell>
          <table:table-cell office:value-type="float" office:value="0.104101825">
            <text:p>0,104101825</text:p>
          </table:table-cell>
          <table:table-cell office:value-type="float" office:value="0.0209273877">
            <text:p>0,0209273877</text:p>
          </table:table-cell>
          <table:table-cell office:value-type="float" office:value="1.1519001084">
            <text:p>1,151900108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0.1">
            <text:p>40,10000</text:p>
          </table:table-cell>
          <table:table-cell office:value-type="float" office:value="18.8695">
            <text:p>18,86950</text:p>
          </table:table-cell>
          <table:table-cell office:value-type="float" office:value="81.4846375139">
            <text:p>81,4846375139</text:p>
          </table:table-cell>
          <table:table-cell office:value-type="float" office:value="0.0972942082">
            <text:p>0,0972942082</text:p>
          </table:table-cell>
          <table:table-cell office:value-type="float" office:value="0.0190160751">
            <text:p>0,0190160751</text:p>
          </table:table-cell>
          <table:table-cell office:value-type="float" office:value="0.9296550899">
            <text:p>0,929655089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1.3">
            <text:p>41,30000</text:p>
          </table:table-cell>
          <table:table-cell office:value-type="float" office:value="19.3675">
            <text:p>19,36750</text:p>
          </table:table-cell>
          <table:table-cell office:value-type="float" office:value="83.7363064717">
            <text:p>83,7363064717</text:p>
          </table:table-cell>
          <table:table-cell office:value-type="float" office:value="0.0532391014">
            <text:p>0,0532391014</text:p>
          </table:table-cell>
          <table:table-cell office:value-type="float" office:value="0.0245594517">
            <text:p>0,0245594517</text:p>
          </table:table-cell>
          <table:table-cell office:value-type="float" office:value="0.9223234204">
            <text:p>0,922323420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2.4">
            <text:p>42,40000</text:p>
          </table:table-cell>
          <table:table-cell office:value-type="float" office:value="19.8791">
            <text:p>19,87910</text:p>
          </table:table-cell>
          <table:table-cell office:value-type="float" office:value="86.0312160599">
            <text:p>86,0312160599</text:p>
          </table:table-cell>
          <table:table-cell office:value-type="float" office:value="0.1161424786">
            <text:p>0,1161424786</text:p>
          </table:table-cell>
          <table:table-cell office:value-type="float" office:value="0.0204854962">
            <text:p>0,0204854962</text:p>
          </table:table-cell>
          <table:table-cell office:value-type="float" office:value="0.9359905645">
            <text:p>0,93599056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3.5">
            <text:p>43,50000</text:p>
          </table:table-cell>
          <table:table-cell office:value-type="float" office:value="20.3919">
            <text:p>20,39190</text:p>
          </table:table-cell>
          <table:table-cell office:value-type="float" office:value="88.186807361">
            <text:p>88,186807361</text:p>
          </table:table-cell>
          <table:table-cell office:value-type="float" office:value="0.1435509248">
            <text:p>0,1435509248</text:p>
          </table:table-cell>
          <table:table-cell office:value-type="float" office:value="0.024776557">
            <text:p>0,024776557</text:p>
          </table:table-cell>
          <table:table-cell office:value-type="float" office:value="1.0711761013">
            <text:p>1,071176101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4.6">
            <text:p>44,60000</text:p>
          </table:table-cell>
          <table:table-cell office:value-type="float" office:value="20.9045">
            <text:p>20,90450</text:p>
          </table:table-cell>
          <table:table-cell office:value-type="float" office:value="90.4101666987">
            <text:p>90,4101666987</text:p>
          </table:table-cell>
          <table:table-cell office:value-type="float" office:value="0.1351771017">
            <text:p>0,1351771017</text:p>
          </table:table-cell>
          <table:table-cell office:value-type="float" office:value="0.0297442805">
            <text:p>0,0297442805</text:p>
          </table:table-cell>
          <table:table-cell office:value-type="float" office:value="1.0475609211">
            <text:p>1,047560921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5.7">
            <text:p>45,70000</text:p>
          </table:table-cell>
          <table:table-cell office:value-type="float" office:value="21.3145">
            <text:p>21,31450</text:p>
          </table:table-cell>
          <table:table-cell office:value-type="float" office:value="92.6333604803">
            <text:p>92,6333604803</text:p>
          </table:table-cell>
          <table:table-cell office:value-type="float" office:value="0.1256573013">
            <text:p>0,1256573013</text:p>
          </table:table-cell>
          <table:table-cell office:value-type="float" office:value="0.3171751181">
            <text:p>0,3171751181</text:p>
          </table:table-cell>
          <table:table-cell office:value-type="float" office:value="1.0324645108">
            <text:p>1,032464510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6.9">
            <text:p>46,90000</text:p>
          </table:table-cell>
          <table:table-cell office:value-type="float" office:value="21.9214">
            <text:p>21,92140</text:p>
          </table:table-cell>
          <table:table-cell office:value-type="float" office:value="94.9650674097">
            <text:p>94,9650674097</text:p>
          </table:table-cell>
          <table:table-cell office:value-type="float" office:value="0.1499258757">
            <text:p>0,1499258757</text:p>
          </table:table-cell>
          <table:table-cell office:value-type="float" office:value="0.026030751">
            <text:p>0,026030751</text:p>
          </table:table-cell>
          <table:table-cell office:value-type="float" office:value="1.0595438184">
            <text:p>1,059543818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8">
            <text:p>48,00000</text:p>
          </table:table-cell>
          <table:table-cell office:value-type="float" office:value="22.4386">
            <text:p>22,43860</text:p>
          </table:table-cell>
          <table:table-cell office:value-type="float" office:value="97.0607891376">
            <text:p>97,0607891376</text:p>
          </table:table-cell>
          <table:table-cell office:value-type="float" office:value="0.0762941823">
            <text:p>0,0762941823</text:p>
          </table:table-cell>
          <table:table-cell office:value-type="float" office:value="0.0372236484">
            <text:p>0,0372236484</text:p>
          </table:table-cell>
          <table:table-cell office:value-type="float" office:value="1.0120413692">
            <text:p>1,012041369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9.1">
            <text:p>49,10000</text:p>
          </table:table-cell>
          <table:table-cell office:value-type="float" office:value="22.9399">
            <text:p>22,93990</text:p>
          </table:table-cell>
          <table:table-cell office:value-type="float" office:value="99.4971827136">
            <text:p>99,4971827136</text:p>
          </table:table-cell>
          <table:table-cell office:value-type="float" office:value="0.1598055564">
            <text:p>0,1598055564</text:p>
          </table:table-cell>
          <table:table-cell office:value-type="float" office:value="0.0318239951">
            <text:p>0,0318239951</text:p>
          </table:table-cell>
          <table:table-cell office:value-type="float" office:value="1.0575561817">
            <text:p>1,057556181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0.2">
            <text:p>50,20000</text:p>
          </table:table-cell>
          <table:table-cell office:value-type="float" office:value="23.4537">
            <text:p>23,45370</text:p>
          </table:table-cell>
          <table:table-cell office:value-type="float" office:value="101.5158682113">
            <text:p>101,5158682113</text:p>
          </table:table-cell>
          <table:table-cell office:value-type="float" office:value="0.1074337518">
            <text:p>0,1074337518</text:p>
          </table:table-cell>
          <table:table-cell office:value-type="float" office:value="0.0485913801">
            <text:p>0,0485913801</text:p>
          </table:table-cell>
          <table:table-cell office:value-type="float" office:value="1.3194243474">
            <text:p>1,319424347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1.3">
            <text:p>51,30000</text:p>
          </table:table-cell>
          <table:table-cell office:value-type="float" office:value="23.9617">
            <text:p>23,96170</text:p>
          </table:table-cell>
          <table:table-cell office:value-type="float" office:value="104.0299879121">
            <text:p>104,0299879121</text:p>
          </table:table-cell>
          <table:table-cell office:value-type="float" office:value="0.1179284242">
            <text:p>0,1179284242</text:p>
          </table:table-cell>
          <table:table-cell office:value-type="float" office:value="0.0291168145">
            <text:p>0,0291168145</text:p>
          </table:table-cell>
          <table:table-cell office:value-type="float" office:value="0.5825144918">
            <text:p>0,582514491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2.5">
            <text:p>52,50000</text:p>
          </table:table-cell>
          <table:table-cell office:value-type="float" office:value="24.4718">
            <text:p>24,47180</text:p>
          </table:table-cell>
          <table:table-cell office:value-type="float" office:value="106.3230136718">
            <text:p>106,3230136718</text:p>
          </table:table-cell>
          <table:table-cell office:value-type="float" office:value="0.1572158181">
            <text:p>0,1572158181</text:p>
          </table:table-cell>
          <table:table-cell office:value-type="float" office:value="0.0316712277">
            <text:p>0,0316712277</text:p>
          </table:table-cell>
          <table:table-cell office:value-type="float" office:value="0.4838276752">
            <text:p>0,483827675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3.5">
            <text:p>53,50000</text:p>
          </table:table-cell>
          <table:table-cell office:value-type="float" office:value="24.9845">
            <text:p>24,98450</text:p>
          </table:table-cell>
          <table:table-cell office:value-type="float" office:value="108.4152629124">
            <text:p>108,4152629124</text:p>
          </table:table-cell>
          <table:table-cell office:value-type="float" office:value="0.1283182672">
            <text:p>0,1283182672</text:p>
          </table:table-cell>
          <table:table-cell office:value-type="float" office:value="0.048277554">
            <text:p>0,048277554</text:p>
          </table:table-cell>
          <table:table-cell office:value-type="float" office:value="0.5411297689">
            <text:p>0,54112976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4.7">
            <text:p>54,70000</text:p>
          </table:table-cell>
          <table:table-cell office:value-type="float" office:value="25.4951">
            <text:p>25,49510</text:p>
          </table:table-cell>
          <table:table-cell office:value-type="float" office:value="110.7376284212">
            <text:p>110,7376284212</text:p>
          </table:table-cell>
          <table:table-cell office:value-type="float" office:value="0.0869626741">
            <text:p>0,0869626741</text:p>
          </table:table-cell>
          <table:table-cell office:value-type="float" office:value="0.0387483333">
            <text:p>0,0387483333</text:p>
          </table:table-cell>
          <table:table-cell office:value-type="float" office:value="0.4581082054">
            <text:p>0,458108205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he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ython</text:p>
          </table:table-cell>
          <table:table-cell office:value-type="string">
            <text:p>Scilab</text:p>
          </table:table-cell>
          <table:table-cell office:value-type="string">
            <text:p>Octave</text:p>
          </table:table-cell>
          <table:table-cell office:value-type="string">
            <text:p>Desv Python</text:p>
          </table:table-cell>
          <table:table-cell office:value-type="string">
            <text:p>Desv Scilab</text:p>
          </table:table-cell>
          <table:table-cell office:value-type="string">
            <text:p>Desv Octa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0131">
            <text:p>0,00000</text:p>
          </table:table-cell>
          <table:table-cell office:value-type="float" office:value="0.013">
            <text:p>0,01300</text:p>
          </table:table-cell>
          <table:table-cell office:value-type="float" office:value="0.0068790001">
            <text:p>0,0068790001</text:p>
          </table:table-cell>
          <table:table-cell table:style-name="ce4" office:value-type="float" office:value="0.000000480137108707212">
            <text:p>4,80E-007</text:p>
          </table:table-cell>
          <table:table-cell office:value-type="float" office:value="0">
            <text:p>0</text:p>
          </table:table-cell>
          <table:table-cell table:style-name="ce4" office:value-type="float" office:value="0.0000998671745834537">
            <text:p>9,99E-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342">
            <text:p>0,00342</text:p>
          </table:table-cell>
          <table:table-cell office:value-type="float" office:value="0.026">
            <text:p>0,02600</text:p>
          </table:table-cell>
          <table:table-cell office:value-type="float" office:value="0.0135340031">
            <text:p>0,0135340031</text:p>
          </table:table-cell>
          <table:table-cell table:style-name="ce4" office:value-type="float" office:value="0.0000767690712347768">
            <text:p>7,68E-005</text:p>
          </table:table-cell>
          <table:table-cell office:value-type="float" office:value="0">
            <text:p>0</text:p>
          </table:table-cell>
          <table:table-cell office:value-type="float" office:value="0.0001140188">
            <text:p>0,00011401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667">
            <text:p>0,00667</text:p>
          </table:table-cell>
          <table:table-cell office:value-type="float" office:value="0.039">
            <text:p>0,03900</text:p>
          </table:table-cell>
          <table:table-cell office:value-type="float" office:value="0.0201536913">
            <text:p>0,0201536913</text:p>
          </table:table-cell>
          <table:table-cell table:style-name="ce4" office:value-type="float" office:value="0.0000912771344328915">
            <text:p>9,13E-005</text:p>
          </table:table-cell>
          <table:table-cell office:value-type="float" office:value="0.0004714045">
            <text:p>0,0004714045</text:p>
          </table:table-cell>
          <table:table-cell table:style-name="ce4" office:value-type="float" office:value="0.0000684035179205899">
            <text:p>6,84E-0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994">
            <text:p>0,00994</text:p>
          </table:table-cell>
          <table:table-cell office:value-type="float" office:value="0.052">
            <text:p>0,05200</text:p>
          </table:table-cell>
          <table:table-cell office:value-type="float" office:value="0.0267825157">
            <text:p>0,0267825157</text:p>
          </table:table-cell>
          <table:table-cell table:style-name="ce4" office:value-type="float" office:value="0.000060549536808292">
            <text:p>6,05E-005</text:p>
          </table:table-cell>
          <table:table-cell office:value-type="float" office:value="0.0004714045">
            <text:p>0,0004714045</text:p>
          </table:table-cell>
          <table:table-cell office:value-type="float" office:value="0.0001365292">
            <text:p>0,00013652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31">
            <text:p>0,01310</text:p>
          </table:table-cell>
          <table:table-cell office:value-type="float" office:value="0.0647">
            <text:p>0,06470</text:p>
          </table:table-cell>
          <table:table-cell office:value-type="float" office:value="0.0333995866">
            <text:p>0,0333995866</text:p>
          </table:table-cell>
          <table:table-cell table:style-name="ce4" office:value-type="float" office:value="0.0000577902078631368">
            <text:p>5,78E-005</text:p>
          </table:table-cell>
          <table:table-cell office:value-type="float" office:value="0.0006749486">
            <text:p>0,0006749486</text:p>
          </table:table-cell>
          <table:table-cell office:value-type="float" office:value="0.0001123394">
            <text:p>0,00011233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62">
            <text:p>0,01620</text:p>
          </table:table-cell>
          <table:table-cell office:value-type="float" office:value="0.0776">
            <text:p>0,07760</text:p>
          </table:table-cell>
          <table:table-cell office:value-type="float" office:value="0.0400319056">
            <text:p>0,0400319056</text:p>
          </table:table-cell>
          <table:table-cell table:style-name="ce4" office:value-type="float" office:value="0.0000746822028028205">
            <text:p>7,47E-005</text:p>
          </table:table-cell>
          <table:table-cell office:value-type="float" office:value="0.0006992059">
            <text:p>0,0006992059</text:p>
          </table:table-cell>
          <table:table-cell office:value-type="float" office:value="0.0001675968">
            <text:p>0,000167596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95">
            <text:p>0,01950</text:p>
          </table:table-cell>
          <table:table-cell office:value-type="float" office:value="0.0905">
            <text:p>0,09050</text:p>
          </table:table-cell>
          <table:table-cell office:value-type="float" office:value="0.0465696207">
            <text:p>0,0465696207</text:p>
          </table:table-cell>
          <table:table-cell office:value-type="float" office:value="0.0001068487">
            <text:p>0,0001068487</text:p>
          </table:table-cell>
          <table:table-cell office:value-type="float" office:value="0.0008498366">
            <text:p>0,0008498366</text:p>
          </table:table-cell>
          <table:table-cell office:value-type="float" office:value="0.0001155186">
            <text:p>0,00011551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227">
            <text:p>0,02270</text:p>
          </table:table-cell>
          <table:table-cell office:value-type="float" office:value="0.1034">
            <text:p>0,10340</text:p>
          </table:table-cell>
          <table:table-cell office:value-type="float" office:value="0.05325039">
            <text:p>0,05325039</text:p>
          </table:table-cell>
          <table:table-cell table:style-name="ce4" office:value-type="float" office:value="0.0000766542160510632">
            <text:p>7,67E-005</text:p>
          </table:table-cell>
          <table:table-cell office:value-type="float" office:value="0.000843274">
            <text:p>0,000843274</text:p>
          </table:table-cell>
          <table:table-cell office:value-type="float" office:value="0.0001034642">
            <text:p>0,00010346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26">
            <text:p>0,02600</text:p>
          </table:table-cell>
          <table:table-cell office:value-type="float" office:value="0.1165">
            <text:p>0,11650</text:p>
          </table:table-cell>
          <table:table-cell office:value-type="float" office:value="0.0598349768">
            <text:p>0,0598349768</text:p>
          </table:table-cell>
          <table:table-cell office:value-type="float" office:value="0.0001117145">
            <text:p>0,0001117145</text:p>
          </table:table-cell>
          <table:table-cell office:value-type="float" office:value="0.0008498366">
            <text:p>0,0008498366</text:p>
          </table:table-cell>
          <table:table-cell office:value-type="float" office:value="0.0001337011">
            <text:p>0,00013370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91">
            <text:p>0,02910</text:p>
          </table:table-cell>
          <table:table-cell office:value-type="float" office:value="0.129">
            <text:p>0,12900</text:p>
          </table:table-cell>
          <table:table-cell office:value-type="float" office:value="0.0664332676">
            <text:p>0,0664332676</text:p>
          </table:table-cell>
          <table:table-cell office:value-type="float" office:value="0.0001072833">
            <text:p>0,0001072833</text:p>
          </table:table-cell>
          <table:table-cell office:value-type="float" office:value="0.0011547005">
            <text:p>0,0011547005</text:p>
          </table:table-cell>
          <table:table-cell office:value-type="float" office:value="0.0001101782">
            <text:p>0,00011017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323">
            <text:p>0,03230</text:p>
          </table:table-cell>
          <table:table-cell office:value-type="float" office:value="0.2423">
            <text:p>0,24230</text:p>
          </table:table-cell>
          <table:table-cell office:value-type="float" office:value="0.0730675027">
            <text:p>0,0730675027</text:p>
          </table:table-cell>
          <table:table-cell office:value-type="float" office:value="0.0001123558">
            <text:p>0,0001123558</text:p>
          </table:table-cell>
          <table:table-cell office:value-type="float" office:value="0.3164753984">
            <text:p>0,3164753984</text:p>
          </table:table-cell>
          <table:table-cell office:value-type="float" office:value="0.0001285478">
            <text:p>0,00012854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355">
            <text:p>0,03550</text:p>
          </table:table-cell>
          <table:table-cell office:value-type="float" office:value="0.2549">
            <text:p>0,25490</text:p>
          </table:table-cell>
          <table:table-cell office:value-type="float" office:value="0.0797505253">
            <text:p>0,0797505253</text:p>
          </table:table-cell>
          <table:table-cell table:style-name="ce4" office:value-type="float" office:value="0.0000754683582084625">
            <text:p>7,55E-005</text:p>
          </table:table-cell>
          <table:table-cell office:value-type="float" office:value="0.3162651665">
            <text:p>0,3162651665</text:p>
          </table:table-cell>
          <table:table-cell office:value-type="float" office:value="0.0001798965">
            <text:p>0,00017989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387">
            <text:p>0,03870</text:p>
          </table:table-cell>
          <table:table-cell office:value-type="float" office:value="0.1681">
            <text:p>0,16810</text:p>
          </table:table-cell>
          <table:table-cell office:value-type="float" office:value="0.0863183915">
            <text:p>0,0863183915</text:p>
          </table:table-cell>
          <table:table-cell office:value-type="float" office:value="0.0001180242">
            <text:p>0,0001180242</text:p>
          </table:table-cell>
          <table:table-cell office:value-type="float" office:value="0.0014491377">
            <text:p>0,0014491377</text:p>
          </table:table-cell>
          <table:table-cell office:value-type="float" office:value="0.0002043884">
            <text:p>0,000204388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2">
            <text:p>0,04200</text:p>
          </table:table-cell>
          <table:table-cell office:value-type="float" office:value="0.1807">
            <text:p>0,18070</text:p>
          </table:table-cell>
          <table:table-cell office:value-type="float" office:value="0.0929330008">
            <text:p>0,0929330008</text:p>
          </table:table-cell>
          <table:table-cell table:style-name="ce4" office:value-type="float" office:value="0.0000817232365412768">
            <text:p>8,17E-005</text:p>
          </table:table-cell>
          <table:table-cell office:value-type="float" office:value="0.0014944341">
            <text:p>0,0014944341</text:p>
          </table:table-cell>
          <table:table-cell office:value-type="float" office:value="0.0002008174">
            <text:p>0,000200817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452">
            <text:p>0,04520</text:p>
          </table:table-cell>
          <table:table-cell office:value-type="float" office:value="0.1935">
            <text:p>0,19350</text:p>
          </table:table-cell>
          <table:table-cell office:value-type="float" office:value="0.0996078375">
            <text:p>0,0996078375</text:p>
          </table:table-cell>
          <table:table-cell office:value-type="float" office:value="0.000096583">
            <text:p>0,000096583</text:p>
          </table:table-cell>
          <table:table-cell office:value-type="float" office:value="0.0017159384">
            <text:p>0,0017159384</text:p>
          </table:table-cell>
          <table:table-cell office:value-type="float" office:value="0.0001839303">
            <text:p>0,00018393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483">
            <text:p>0,04830</text:p>
          </table:table-cell>
          <table:table-cell office:value-type="float" office:value="0.2064">
            <text:p>0,20640</text:p>
          </table:table-cell>
          <table:table-cell office:value-type="float" office:value="0.1060988975">
            <text:p>0,1060988975</text:p>
          </table:table-cell>
          <table:table-cell office:value-type="float" office:value="0.0001046487">
            <text:p>0,0001046487</text:p>
          </table:table-cell>
          <table:table-cell office:value-type="float" office:value="0.0017763883">
            <text:p>0,0017763883</text:p>
          </table:table-cell>
          <table:table-cell office:value-type="float" office:value="0.0001797454">
            <text:p>0,000179745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515">
            <text:p>0,05150</text:p>
          </table:table-cell>
          <table:table-cell office:value-type="float" office:value="0.2194">
            <text:p>0,21940</text:p>
          </table:table-cell>
          <table:table-cell office:value-type="float" office:value="0.1127741041">
            <text:p>0,1127741041</text:p>
          </table:table-cell>
          <table:table-cell table:style-name="ce4" office:value-type="float" office:value="0.0000801449056889809">
            <text:p>8,01E-005</text:p>
          </table:table-cell>
          <table:table-cell office:value-type="float" office:value="0.0013498971">
            <text:p>0,0013498971</text:p>
          </table:table-cell>
          <table:table-cell table:style-name="ce4" office:value-type="float" office:value="0.0000966023966305352">
            <text:p>9,66E-0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546">
            <text:p>0,05460</text:p>
          </table:table-cell>
          <table:table-cell office:value-type="float" office:value="0.2323">
            <text:p>0,23230</text:p>
          </table:table-cell>
          <table:table-cell office:value-type="float" office:value="0.1193419176">
            <text:p>0,1193419176</text:p>
          </table:table-cell>
          <table:table-cell office:value-type="float" office:value="0.0001389637">
            <text:p>0,0001389637</text:p>
          </table:table-cell>
          <table:table-cell office:value-type="float" office:value="0.0018287822">
            <text:p>0,0018287822</text:p>
          </table:table-cell>
          <table:table-cell office:value-type="float" office:value="0.0003141577">
            <text:p>0,000314157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578">
            <text:p>0,05780</text:p>
          </table:table-cell>
          <table:table-cell office:value-type="float" office:value="0.245">
            <text:p>0,24500</text:p>
          </table:table-cell>
          <table:table-cell office:value-type="float" office:value="0.1260876072">
            <text:p>0,1260876072</text:p>
          </table:table-cell>
          <table:table-cell table:style-name="ce4" office:value-type="float" office:value="0.000097832429893743">
            <text:p>9,78E-005</text:p>
          </table:table-cell>
          <table:table-cell office:value-type="float" office:value="0.0021081851">
            <text:p>0,0021081851</text:p>
          </table:table-cell>
          <table:table-cell office:value-type="float" office:value="0.0002497348">
            <text:p>0,000249734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609">
            <text:p>0,06090</text:p>
          </table:table-cell>
          <table:table-cell office:value-type="float" office:value="0.2575">
            <text:p>0,25750</text:p>
          </table:table-cell>
          <table:table-cell office:value-type="float" office:value="0.1325709197">
            <text:p>0,1325709197</text:p>
          </table:table-cell>
          <table:table-cell office:value-type="float" office:value="0.0001245073">
            <text:p>0,0001245073</text:p>
          </table:table-cell>
          <table:table-cell office:value-type="float" office:value="0.00195789">
            <text:p>0,00195789</text:p>
          </table:table-cell>
          <table:table-cell office:value-type="float" office:value="0.0002246193">
            <text:p>0,00022461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64">
            <text:p>0,06400</text:p>
          </table:table-cell>
          <table:table-cell office:value-type="float" office:value="0.2704">
            <text:p>0,27040</text:p>
          </table:table-cell>
          <table:table-cell office:value-type="float" office:value="0.1390940122">
            <text:p>0,1390940122</text:p>
          </table:table-cell>
          <table:table-cell table:style-name="ce4" office:value-type="float" office:value="0.0000774704436561263">
            <text:p>7,75E-005</text:p>
          </table:table-cell>
          <table:table-cell office:value-type="float" office:value="0.0020655911">
            <text:p>0,0020655911</text:p>
          </table:table-cell>
          <table:table-cell office:value-type="float" office:value="0.000263251">
            <text:p>0,00026325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671">
            <text:p>0,06710</text:p>
          </table:table-cell>
          <table:table-cell office:value-type="float" office:value="0.2835">
            <text:p>0,28350</text:p>
          </table:table-cell>
          <table:table-cell office:value-type="float" office:value="0.1459273077">
            <text:p>0,1459273077</text:p>
          </table:table-cell>
          <table:table-cell table:style-name="ce4" office:value-type="float" office:value="0.0000936461487916285">
            <text:p>9,36E-005</text:p>
          </table:table-cell>
          <table:table-cell office:value-type="float" office:value="0.0021730675">
            <text:p>0,0021730675</text:p>
          </table:table-cell>
          <table:table-cell office:value-type="float" office:value="0.0003736615">
            <text:p>0,000373661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703">
            <text:p>0,07030</text:p>
          </table:table-cell>
          <table:table-cell office:value-type="float" office:value="0.2953">
            <text:p>0,29530</text:p>
          </table:table-cell>
          <table:table-cell office:value-type="float" office:value="0.1524704755">
            <text:p>0,1524704755</text:p>
          </table:table-cell>
          <table:table-cell table:style-name="ce4" office:value-type="float" office:value="0.0000895824617353566">
            <text:p>8,96E-005</text:p>
          </table:table-cell>
          <table:table-cell office:value-type="float" office:value="0.00312872">
            <text:p>0,00312872</text:p>
          </table:table-cell>
          <table:table-cell office:value-type="float" office:value="0.0002995399">
            <text:p>0,000299539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735">
            <text:p>0,07350</text:p>
          </table:table-cell>
          <table:table-cell office:value-type="float" office:value="0.3091">
            <text:p>0,30910</text:p>
          </table:table-cell>
          <table:table-cell office:value-type="float" office:value="0.1589503052">
            <text:p>0,1589503052</text:p>
          </table:table-cell>
          <table:table-cell office:value-type="float" office:value="0.000140403">
            <text:p>0,000140403</text:p>
          </table:table-cell>
          <table:table-cell office:value-type="float" office:value="0.0021317703">
            <text:p>0,0021317703</text:p>
          </table:table-cell>
          <table:table-cell office:value-type="float" office:value="0.0002562345">
            <text:p>0,00025623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768">
            <text:p>0,07680</text:p>
          </table:table-cell>
          <table:table-cell office:value-type="float" office:value="0.3222">
            <text:p>0,32220</text:p>
          </table:table-cell>
          <table:table-cell office:value-type="float" office:value="0.1655158727">
            <text:p>0,1655158727</text:p>
          </table:table-cell>
          <table:table-cell office:value-type="float" office:value="0.0001706905">
            <text:p>0,0001706905</text:p>
          </table:table-cell>
          <table:table-cell office:value-type="float" office:value="0.0026997942">
            <text:p>0,0026997942</text:p>
          </table:table-cell>
          <table:table-cell office:value-type="float" office:value="0.0004168638">
            <text:p>0,000416863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799">
            <text:p>0,07990</text:p>
          </table:table-cell>
          <table:table-cell office:value-type="float" office:value="0.335">
            <text:p>0,33500</text:p>
          </table:table-cell>
          <table:table-cell office:value-type="float" office:value="0.1721490113">
            <text:p>0,1721490113</text:p>
          </table:table-cell>
          <table:table-cell office:value-type="float" office:value="0.0001359164">
            <text:p>0,0001359164</text:p>
          </table:table-cell>
          <table:table-cell office:value-type="float" office:value="0.002538591">
            <text:p>0,002538591</text:p>
          </table:table-cell>
          <table:table-cell office:value-type="float" office:value="0.0003512702">
            <text:p>0,000351270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831">
            <text:p>0,08310</text:p>
          </table:table-cell>
          <table:table-cell office:value-type="float" office:value="0.3486">
            <text:p>0,34860</text:p>
          </table:table-cell>
          <table:table-cell office:value-type="float" office:value="0.1789293868">
            <text:p>0,1789293868</text:p>
          </table:table-cell>
          <table:table-cell office:value-type="float" office:value="0.0001179606">
            <text:p>0,0001179606</text:p>
          </table:table-cell>
          <table:table-cell office:value-type="float" office:value="0.0021705094">
            <text:p>0,0021705094</text:p>
          </table:table-cell>
          <table:table-cell office:value-type="float" office:value="0.0003874707">
            <text:p>0,000387470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862">
            <text:p>0,08620</text:p>
          </table:table-cell>
          <table:table-cell office:value-type="float" office:value="0.361">
            <text:p>0,36100</text:p>
          </table:table-cell>
          <table:table-cell office:value-type="float" office:value="0.1853539297">
            <text:p>0,1853539297</text:p>
          </table:table-cell>
          <table:table-cell office:value-type="float" office:value="0.0001619787">
            <text:p>0,0001619787</text:p>
          </table:table-cell>
          <table:table-cell office:value-type="float" office:value="0.0024494897">
            <text:p>0,0024494897</text:p>
          </table:table-cell>
          <table:table-cell office:value-type="float" office:value="0.0003219857">
            <text:p>0,00032198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895">
            <text:p>0,08950</text:p>
          </table:table-cell>
          <table:table-cell office:value-type="float" office:value="0.3742">
            <text:p>0,37420</text:p>
          </table:table-cell>
          <table:table-cell office:value-type="float" office:value="0.1921570234">
            <text:p>0,1921570234</text:p>
          </table:table-cell>
          <table:table-cell office:value-type="float" office:value="0.0002052068">
            <text:p>0,0002052068</text:p>
          </table:table-cell>
          <table:table-cell office:value-type="float" office:value="0.0020976177">
            <text:p>0,0020976177</text:p>
          </table:table-cell>
          <table:table-cell office:value-type="float" office:value="0.0004323751">
            <text:p>0,00043237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927">
            <text:p>0,09270</text:p>
          </table:table-cell>
          <table:table-cell office:value-type="float" office:value="0.3865">
            <text:p>0,38650</text:p>
          </table:table-cell>
          <table:table-cell office:value-type="float" office:value="0.1986090085">
            <text:p>0,1986090085</text:p>
          </table:table-cell>
          <table:table-cell office:value-type="float" office:value="0.0001765258">
            <text:p>0,0001765258</text:p>
          </table:table-cell>
          <table:table-cell office:value-type="float" office:value="0.002321398">
            <text:p>0,002321398</text:p>
          </table:table-cell>
          <table:table-cell office:value-type="float" office:value="0.000280016">
            <text:p>0,00028001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959">
            <text:p>0,09590</text:p>
          </table:table-cell>
          <table:table-cell office:value-type="float" office:value="0.3993">
            <text:p>0,39930</text:p>
          </table:table-cell>
          <table:table-cell office:value-type="float" office:value="0.2052300001">
            <text:p>0,2052300001</text:p>
          </table:table-cell>
          <table:table-cell office:value-type="float" office:value="0.0002218084">
            <text:p>0,0002218084</text:p>
          </table:table-cell>
          <table:table-cell office:value-type="float" office:value="0.002406011">
            <text:p>0,002406011</text:p>
          </table:table-cell>
          <table:table-cell office:value-type="float" office:value="0.0003627451">
            <text:p>0,00036274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99">
            <text:p>0,09900</text:p>
          </table:table-cell>
          <table:table-cell office:value-type="float" office:value="0.4121">
            <text:p>0,41210</text:p>
          </table:table-cell>
          <table:table-cell office:value-type="float" office:value="0.211858201">
            <text:p>0,211858201</text:p>
          </table:table-cell>
          <table:table-cell office:value-type="float" office:value="0.0002022589">
            <text:p>0,0002022589</text:p>
          </table:table-cell>
          <table:table-cell office:value-type="float" office:value="0.0020789955">
            <text:p>0,0020789955</text:p>
          </table:table-cell>
          <table:table-cell office:value-type="float" office:value="0.0004948896">
            <text:p>0,000494889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02">
            <text:p>0,10200</text:p>
          </table:table-cell>
          <table:table-cell office:value-type="float" office:value="0.4262">
            <text:p>0,42620</text:p>
          </table:table-cell>
          <table:table-cell office:value-type="float" office:value="0.2185664176">
            <text:p>0,2185664176</text:p>
          </table:table-cell>
          <table:table-cell office:value-type="float" office:value="0.0002641958">
            <text:p>0,0002641958</text:p>
          </table:table-cell>
          <table:table-cell office:value-type="float" office:value="0.0030110906">
            <text:p>0,0030110906</text:p>
          </table:table-cell>
          <table:table-cell office:value-type="float" office:value="0.0005424443">
            <text:p>0,000542444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05">
            <text:p>0,10500</text:p>
          </table:table-cell>
          <table:table-cell office:value-type="float" office:value="0.438">
            <text:p>0,43800</text:p>
          </table:table-cell>
          <table:table-cell office:value-type="float" office:value="0.2250182863">
            <text:p>0,2250182863</text:p>
          </table:table-cell>
          <table:table-cell office:value-type="float" office:value="0.0002216026">
            <text:p>0,0002216026</text:p>
          </table:table-cell>
          <table:table-cell office:value-type="float" office:value="0.0027888668">
            <text:p>0,0027888668</text:p>
          </table:table-cell>
          <table:table-cell office:value-type="float" office:value="0.00055847">
            <text:p>0,0005584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09">
            <text:p>0,10900</text:p>
          </table:table-cell>
          <table:table-cell office:value-type="float" office:value="0.4511">
            <text:p>0,45110</text:p>
          </table:table-cell>
          <table:table-cell office:value-type="float" office:value="0.2318305445">
            <text:p>0,2318305445</text:p>
          </table:table-cell>
          <table:table-cell office:value-type="float" office:value="0.0001940697">
            <text:p>0,0001940697</text:p>
          </table:table-cell>
          <table:table-cell office:value-type="float" office:value="0.0020789955">
            <text:p>0,0020789955</text:p>
          </table:table-cell>
          <table:table-cell office:value-type="float" office:value="0.000727565">
            <text:p>0,00072756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12">
            <text:p>0,11200</text:p>
          </table:table-cell>
          <table:table-cell office:value-type="float" office:value="0.4639">
            <text:p>0,46390</text:p>
          </table:table-cell>
          <table:table-cell office:value-type="float" office:value="0.2381550843">
            <text:p>0,2381550843</text:p>
          </table:table-cell>
          <table:table-cell office:value-type="float" office:value="0.0001777589">
            <text:p>0,0001777589</text:p>
          </table:table-cell>
          <table:table-cell office:value-type="float" office:value="0.0030349812">
            <text:p>0,0030349812</text:p>
          </table:table-cell>
          <table:table-cell office:value-type="float" office:value="0.0004224126">
            <text:p>0,000422412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15">
            <text:p>0,11500</text:p>
          </table:table-cell>
          <table:table-cell office:value-type="float" office:value="0.4777">
            <text:p>0,47770</text:p>
          </table:table-cell>
          <table:table-cell office:value-type="float" office:value="0.2450183106">
            <text:p>0,2450183106</text:p>
          </table:table-cell>
          <table:table-cell office:value-type="float" office:value="0.0001647951">
            <text:p>0,0001647951</text:p>
          </table:table-cell>
          <table:table-cell office:value-type="float" office:value="0.0026267851">
            <text:p>0,0026267851</text:p>
          </table:table-cell>
          <table:table-cell office:value-type="float" office:value="0.0005025588">
            <text:p>0,000502558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18">
            <text:p>0,11800</text:p>
          </table:table-cell>
          <table:table-cell office:value-type="float" office:value="0.4909">
            <text:p>0,49090</text:p>
          </table:table-cell>
          <table:table-cell office:value-type="float" office:value="0.2516187953">
            <text:p>0,2516187953</text:p>
          </table:table-cell>
          <table:table-cell office:value-type="float" office:value="0.0002056916">
            <text:p>0,0002056916</text:p>
          </table:table-cell>
          <table:table-cell office:value-type="float" office:value="0.0024698178">
            <text:p>0,0024698178</text:p>
          </table:table-cell>
          <table:table-cell office:value-type="float" office:value="0.0008579469">
            <text:p>0,000857946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21">
            <text:p>0,12100</text:p>
          </table:table-cell>
          <table:table-cell office:value-type="float" office:value="0.5037">
            <text:p>0,50370</text:p>
          </table:table-cell>
          <table:table-cell office:value-type="float" office:value="0.2585855109">
            <text:p>0,2585855109</text:p>
          </table:table-cell>
          <table:table-cell office:value-type="float" office:value="0.0001188208">
            <text:p>0,0001188208</text:p>
          </table:table-cell>
          <table:table-cell office:value-type="float" office:value="0.0026267851">
            <text:p>0,0026267851</text:p>
          </table:table-cell>
          <table:table-cell office:value-type="float" office:value="0.0007623272">
            <text:p>0,000762327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25">
            <text:p>0,12500</text:p>
          </table:table-cell>
          <table:table-cell office:value-type="float" office:value="0.5163">
            <text:p>0,51630</text:p>
          </table:table-cell>
          <table:table-cell office:value-type="float" office:value="0.2648103156">
            <text:p>0,2648103156</text:p>
          </table:table-cell>
          <table:table-cell office:value-type="float" office:value="0.0001793135">
            <text:p>0,0001793135</text:p>
          </table:table-cell>
          <table:table-cell office:value-type="float" office:value="0.003164034">
            <text:p>0,003164034</text:p>
          </table:table-cell>
          <table:table-cell office:value-type="float" office:value="0.0006934336">
            <text:p>0,000693433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28">
            <text:p>0,12800</text:p>
          </table:table-cell>
          <table:table-cell office:value-type="float" office:value="0.5296">
            <text:p>0,52960</text:p>
          </table:table-cell>
          <table:table-cell office:value-type="float" office:value="0.271484893">
            <text:p>0,271484893</text:p>
          </table:table-cell>
          <table:table-cell office:value-type="float" office:value="0.0002900226">
            <text:p>0,0002900226</text:p>
          </table:table-cell>
          <table:table-cell office:value-type="float" office:value="0.0036878178">
            <text:p>0,0036878178</text:p>
          </table:table-cell>
          <table:table-cell office:value-type="float" office:value="0.0006267166">
            <text:p>0,000626716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31">
            <text:p>0,13100</text:p>
          </table:table-cell>
          <table:table-cell office:value-type="float" office:value="0.5415">
            <text:p>0,54150</text:p>
          </table:table-cell>
          <table:table-cell office:value-type="float" office:value="0.2779089046">
            <text:p>0,2779089046</text:p>
          </table:table-cell>
          <table:table-cell office:value-type="float" office:value="0.0001809678">
            <text:p>0,0001809678</text:p>
          </table:table-cell>
          <table:table-cell office:value-type="float" office:value="0.0025495098">
            <text:p>0,0025495098</text:p>
          </table:table-cell>
          <table:table-cell office:value-type="float" office:value="0.000937407">
            <text:p>0,00093740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34">
            <text:p>0,13400</text:p>
          </table:table-cell>
          <table:table-cell office:value-type="float" office:value="0.5543">
            <text:p>0,55430</text:p>
          </table:table-cell>
          <table:table-cell office:value-type="float" office:value="0.2849725002">
            <text:p>0,2849725002</text:p>
          </table:table-cell>
          <table:table-cell office:value-type="float" office:value="0.000215084">
            <text:p>0,000215084</text:p>
          </table:table-cell>
          <table:table-cell office:value-type="float" office:value="0.0029458068">
            <text:p>0,0029458068</text:p>
          </table:table-cell>
          <table:table-cell office:value-type="float" office:value="0.0008233098">
            <text:p>0,000823309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37">
            <text:p>0,13700</text:p>
          </table:table-cell>
          <table:table-cell office:value-type="float" office:value="0.5678">
            <text:p>0,56780</text:p>
          </table:table-cell>
          <table:table-cell office:value-type="float" office:value="0.2912716779">
            <text:p>0,2912716779</text:p>
          </table:table-cell>
          <table:table-cell office:value-type="float" office:value="0.0002452974">
            <text:p>0,0002452974</text:p>
          </table:table-cell>
          <table:table-cell office:value-type="float" office:value="0.0025298221">
            <text:p>0,0025298221</text:p>
          </table:table-cell>
          <table:table-cell office:value-type="float" office:value="0.0006508605">
            <text:p>0,000650860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4">
            <text:p>0,14000</text:p>
          </table:table-cell>
          <table:table-cell office:value-type="float" office:value="0.5796">
            <text:p>0,57960</text:p>
          </table:table-cell>
          <table:table-cell office:value-type="float" office:value="0.2977437208">
            <text:p>0,2977437208</text:p>
          </table:table-cell>
          <table:table-cell office:value-type="float" office:value="0.0001829399">
            <text:p>0,0001829399</text:p>
          </table:table-cell>
          <table:table-cell office:value-type="float" office:value="0.0030623158">
            <text:p>0,0030623158</text:p>
          </table:table-cell>
          <table:table-cell office:value-type="float" office:value="0.0006644573">
            <text:p>0,000664457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44">
            <text:p>0,14400</text:p>
          </table:table-cell>
          <table:table-cell office:value-type="float" office:value="0.5933">
            <text:p>0,59330</text:p>
          </table:table-cell>
          <table:table-cell office:value-type="float" office:value="0.3045840392">
            <text:p>0,3045840392</text:p>
          </table:table-cell>
          <table:table-cell office:value-type="float" office:value="0.0002412084">
            <text:p>0,0002412084</text:p>
          </table:table-cell>
          <table:table-cell office:value-type="float" office:value="0.0024966644">
            <text:p>0,0024966644</text:p>
          </table:table-cell>
          <table:table-cell office:value-type="float" office:value="0.000754715">
            <text:p>0,00075471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47">
            <text:p>0,14700</text:p>
          </table:table-cell>
          <table:table-cell office:value-type="float" office:value="0.6061">
            <text:p>0,60610</text:p>
          </table:table-cell>
          <table:table-cell office:value-type="float" office:value="0.3114609156">
            <text:p>0,3114609156</text:p>
          </table:table-cell>
          <table:table-cell office:value-type="float" office:value="0.0002555965">
            <text:p>0,0002555965</text:p>
          </table:table-cell>
          <table:table-cell office:value-type="float" office:value="0.002726414">
            <text:p>0,002726414</text:p>
          </table:table-cell>
          <table:table-cell office:value-type="float" office:value="0.0006180516">
            <text:p>0,000618051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5">
            <text:p>0,15000</text:p>
          </table:table-cell>
          <table:table-cell office:value-type="float" office:value="0.6194">
            <text:p>0,61940</text:p>
          </table:table-cell>
          <table:table-cell office:value-type="float" office:value="0.3174839611">
            <text:p>0,3174839611</text:p>
          </table:table-cell>
          <table:table-cell office:value-type="float" office:value="0.0002985017">
            <text:p>0,0002985017</text:p>
          </table:table-cell>
          <table:table-cell office:value-type="float" office:value="0.0029888682">
            <text:p>0,0029888682</text:p>
          </table:table-cell>
          <table:table-cell office:value-type="float" office:value="0.0005511035">
            <text:p>0,000551103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3">
            <text:p>0,15300</text:p>
          </table:table-cell>
          <table:table-cell office:value-type="float" office:value="0.6324">
            <text:p>0,63240</text:p>
          </table:table-cell>
          <table:table-cell office:value-type="float" office:value="0.3241284904">
            <text:p>0,3241284904</text:p>
          </table:table-cell>
          <table:table-cell office:value-type="float" office:value="0.000312171">
            <text:p>0,000312171</text:p>
          </table:table-cell>
          <table:table-cell office:value-type="float" office:value="0.0029888682">
            <text:p>0,0029888682</text:p>
          </table:table-cell>
          <table:table-cell office:value-type="float" office:value="0.0005738597">
            <text:p>0,00057385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6">
            <text:p>0,15600</text:p>
          </table:table-cell>
          <table:table-cell office:value-type="float" office:value="0.6449">
            <text:p>0,64490</text:p>
          </table:table-cell>
          <table:table-cell office:value-type="float" office:value="0.3306020715">
            <text:p>0,3306020715</text:p>
          </table:table-cell>
          <table:table-cell office:value-type="float" office:value="0.0003676653">
            <text:p>0,0003676653</text:p>
          </table:table-cell>
          <table:table-cell office:value-type="float" office:value="0.0038715486">
            <text:p>0,0038715486</text:p>
          </table:table-cell>
          <table:table-cell office:value-type="float" office:value="0.0006070142">
            <text:p>0,000607014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Python</text:p>
          </table:table-cell>
          <table:table-cell office:value-type="string">
            <text:p>Scilab</text:p>
          </table:table-cell>
          <table:table-cell office:value-type="string">
            <text:p>Octave</text:p>
          </table:table-cell>
          <table:table-cell office:value-type="string">
            <text:p>Desv Python</text:p>
          </table:table-cell>
          <table:table-cell office:value-type="string">
            <text:p>Desv Scilab</text:p>
          </table:table-cell>
          <table:table-cell office:value-type="string">
            <text:p>Desv Octa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0119">
            <text:p>0,00000</text:p>
          </table:table-cell>
          <table:table-cell office:value-type="float" office:value="0.013">
            <text:p>0,01300</text:p>
          </table:table-cell>
          <table:table-cell office:value-type="float" office:value="0.0067065859">
            <text:p>0,0067065859</text:p>
          </table:table-cell>
          <table:table-cell table:style-name="ce4" office:value-type="float" office:value="0.000000502630497641305">
            <text:p>5,03E-007</text:p>
          </table:table-cell>
          <table:table-cell office:value-type="float" office:value="0">
            <text:p>0</text:p>
          </table:table-cell>
          <table:table-cell table:style-name="ce4" office:value-type="float" office:value="0.0000879163764674763">
            <text:p>8,79E-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322">
            <text:p>0,00322</text:p>
          </table:table-cell>
          <table:table-cell office:value-type="float" office:value="0.026">
            <text:p>0,02600</text:p>
          </table:table-cell>
          <table:table-cell office:value-type="float" office:value="0.013230795">
            <text:p>0,013230795</text:p>
          </table:table-cell>
          <table:table-cell table:style-name="ce4" office:value-type="float" office:value="0.0000187859451293729">
            <text:p>1,88E-005</text:p>
          </table:table-cell>
          <table:table-cell office:value-type="float" office:value="0">
            <text:p>0</text:p>
          </table:table-cell>
          <table:table-cell table:style-name="ce4" office:value-type="float" office:value="0.0000937941792107933">
            <text:p>9,38E-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639">
            <text:p>0,00639</text:p>
          </table:table-cell>
          <table:table-cell office:value-type="float" office:value="0.0389">
            <text:p>0,03890</text:p>
          </table:table-cell>
          <table:table-cell office:value-type="float" office:value="0.019812396">
            <text:p>0,019812396</text:p>
          </table:table-cell>
          <table:table-cell table:style-name="ce4" office:value-type="float" office:value="0.0000360896397691526">
            <text:p>3,61E-005</text:p>
          </table:table-cell>
          <table:table-cell office:value-type="float" office:value="0.0005676462">
            <text:p>0,0005676462</text:p>
          </table:table-cell>
          <table:table-cell office:value-type="float" office:value="0.0001022084">
            <text:p>0,00010220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948">
            <text:p>0,00948</text:p>
          </table:table-cell>
          <table:table-cell office:value-type="float" office:value="0.0517">
            <text:p>0,05170</text:p>
          </table:table-cell>
          <table:table-cell office:value-type="float" office:value="0.026296764">
            <text:p>0,026296764</text:p>
          </table:table-cell>
          <table:table-cell table:style-name="ce4" office:value-type="float" office:value="0.0000497925214154092">
            <text:p>4,98E-005</text:p>
          </table:table-cell>
          <table:table-cell office:value-type="float" office:value="0.0004830459">
            <text:p>0,0004830459</text:p>
          </table:table-cell>
          <table:table-cell table:style-name="ce4" office:value-type="float" office:value="0.0000762315402636389">
            <text:p>7,62E-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28">
            <text:p>0,01280</text:p>
          </table:table-cell>
          <table:table-cell office:value-type="float" office:value="0.0649">
            <text:p>0,06490</text:p>
          </table:table-cell>
          <table:table-cell office:value-type="float" office:value="0.0328634081">
            <text:p>0,0328634081</text:p>
          </table:table-cell>
          <table:table-cell table:style-name="ce4" office:value-type="float" office:value="0.000035462567495605">
            <text:p>3,55E-005</text:p>
          </table:table-cell>
          <table:table-cell office:value-type="float" office:value="0.0005676462">
            <text:p>0,0005676462</text:p>
          </table:table-cell>
          <table:table-cell office:value-type="float" office:value="0.000083074">
            <text:p>0,0000830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59">
            <text:p>0,01590</text:p>
          </table:table-cell>
          <table:table-cell office:value-type="float" office:value="0.0778">
            <text:p>0,07780</text:p>
          </table:table-cell>
          <table:table-cell office:value-type="float" office:value="0.0393996844">
            <text:p>0,0393996844</text:p>
          </table:table-cell>
          <table:table-cell table:style-name="ce4" office:value-type="float" office:value="0.0000558052286592281">
            <text:p>5,58E-005</text:p>
          </table:table-cell>
          <table:table-cell office:value-type="float" office:value="0.0006324555">
            <text:p>0,0006324555</text:p>
          </table:table-cell>
          <table:table-cell office:value-type="float" office:value="0.000104896">
            <text:p>0,00010489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91">
            <text:p>0,01910</text:p>
          </table:table-cell>
          <table:table-cell office:value-type="float" office:value="0.0908">
            <text:p>0,09080</text:p>
          </table:table-cell>
          <table:table-cell office:value-type="float" office:value="0.0459174237">
            <text:p>0,0459174237</text:p>
          </table:table-cell>
          <table:table-cell table:style-name="ce4" office:value-type="float" office:value="0.0000709311590176142">
            <text:p>7,09E-005</text:p>
          </table:table-cell>
          <table:table-cell office:value-type="float" office:value="0.0007888106">
            <text:p>0,0007888106</text:p>
          </table:table-cell>
          <table:table-cell table:style-name="ce4" office:value-type="float" office:value="0.0000609248902690538">
            <text:p>6,09E-0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222">
            <text:p>0,02220</text:p>
          </table:table-cell>
          <table:table-cell office:value-type="float" office:value="0.1038">
            <text:p>0,10380</text:p>
          </table:table-cell>
          <table:table-cell office:value-type="float" office:value="0.0524687123">
            <text:p>0,0524687123</text:p>
          </table:table-cell>
          <table:table-cell table:style-name="ce4" office:value-type="float" office:value="0.0000590475325360828">
            <text:p>5,90E-005</text:p>
          </table:table-cell>
          <table:table-cell office:value-type="float" office:value="0.0007888106">
            <text:p>0,0007888106</text:p>
          </table:table-cell>
          <table:table-cell office:value-type="float" office:value="0.0001040377">
            <text:p>0,000104037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253">
            <text:p>0,02530</text:p>
          </table:table-cell>
          <table:table-cell office:value-type="float" office:value="0.1167">
            <text:p>0,11670</text:p>
          </table:table-cell>
          <table:table-cell office:value-type="float" office:value="0.0590679938">
            <text:p>0,0590679938</text:p>
          </table:table-cell>
          <table:table-cell office:value-type="float" office:value="0.000054979">
            <text:p>0,000054979</text:p>
          </table:table-cell>
          <table:table-cell office:value-type="float" office:value="0.0009486833">
            <text:p>0,0009486833</text:p>
          </table:table-cell>
          <table:table-cell table:style-name="ce4" office:value-type="float" office:value="0.0000698808569731912">
            <text:p>6,99E-0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84">
            <text:p>0,02840</text:p>
          </table:table-cell>
          <table:table-cell office:value-type="float" office:value="0.1296">
            <text:p>0,12960</text:p>
          </table:table-cell>
          <table:table-cell office:value-type="float" office:value="0.0655730168">
            <text:p>0,0655730168</text:p>
          </table:table-cell>
          <table:table-cell table:style-name="ce4" office:value-type="float" office:value="0.0000841487408273303">
            <text:p>8,41E-005</text:p>
          </table:table-cell>
          <table:table-cell office:value-type="float" office:value="0.0009660918">
            <text:p>0,0009660918</text:p>
          </table:table-cell>
          <table:table-cell office:value-type="float" office:value="0.0001631626">
            <text:p>0,000163162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315">
            <text:p>0,03150</text:p>
          </table:table-cell>
          <table:table-cell office:value-type="float" office:value="0.1421">
            <text:p>0,14210</text:p>
          </table:table-cell>
          <table:table-cell office:value-type="float" office:value="0.0721868641">
            <text:p>0,0721868641</text:p>
          </table:table-cell>
          <table:table-cell table:style-name="ce4" office:value-type="float" office:value="0.0000958167327033135">
            <text:p>9,58E-005</text:p>
          </table:table-cell>
          <table:table-cell office:value-type="float" office:value="0.0014491377">
            <text:p>0,0014491377</text:p>
          </table:table-cell>
          <table:table-cell office:value-type="float" office:value="0.0001270829">
            <text:p>0,000127082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345">
            <text:p>0,03450</text:p>
          </table:table-cell>
          <table:table-cell office:value-type="float" office:value="0.1552">
            <text:p>0,15520</text:p>
          </table:table-cell>
          <table:table-cell office:value-type="float" office:value="0.0786117887">
            <text:p>0,0786117887</text:p>
          </table:table-cell>
          <table:table-cell table:style-name="ce4" office:value-type="float" office:value="0.0000834993770144781">
            <text:p>8,35E-005</text:p>
          </table:table-cell>
          <table:table-cell office:value-type="float" office:value="0.0012292726">
            <text:p>0,0012292726</text:p>
          </table:table-cell>
          <table:table-cell office:value-type="float" office:value="0.000178456">
            <text:p>0,00017845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376">
            <text:p>0,03760</text:p>
          </table:table-cell>
          <table:table-cell office:value-type="float" office:value="0.1683">
            <text:p>0,16830</text:p>
          </table:table-cell>
          <table:table-cell office:value-type="float" office:value="0.0852259013">
            <text:p>0,0852259013</text:p>
          </table:table-cell>
          <table:table-cell table:style-name="ce4" office:value-type="float" office:value="0.000089688549967817">
            <text:p>8,97E-005</text:p>
          </table:table-cell>
          <table:table-cell office:value-type="float" office:value="0.0014944341">
            <text:p>0,0014944341</text:p>
          </table:table-cell>
          <table:table-cell office:value-type="float" office:value="0.00021909">
            <text:p>0,0002190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07">
            <text:p>0,04070</text:p>
          </table:table-cell>
          <table:table-cell office:value-type="float" office:value="0.181">
            <text:p>0,18100</text:p>
          </table:table-cell>
          <table:table-cell office:value-type="float" office:value="0.0917457733">
            <text:p>0,0917457733</text:p>
          </table:table-cell>
          <table:table-cell table:style-name="ce4" office:value-type="float" office:value="0.0000917337184246112">
            <text:p>9,17E-005</text:p>
          </table:table-cell>
          <table:table-cell office:value-type="float" office:value="0.0014142136">
            <text:p>0,0014142136</text:p>
          </table:table-cell>
          <table:table-cell office:value-type="float" office:value="0.0001989186">
            <text:p>0,00019891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438">
            <text:p>0,04380</text:p>
          </table:table-cell>
          <table:table-cell office:value-type="float" office:value="0.194">
            <text:p>0,19400</text:p>
          </table:table-cell>
          <table:table-cell office:value-type="float" office:value="0.0983626049">
            <text:p>0,0983626049</text:p>
          </table:table-cell>
          <table:table-cell office:value-type="float" office:value="0.0001564306">
            <text:p>0,0001564306</text:p>
          </table:table-cell>
          <table:table-cell office:value-type="float" office:value="0.0016996732">
            <text:p>0,0016996732</text:p>
          </table:table-cell>
          <table:table-cell office:value-type="float" office:value="0.000135113">
            <text:p>0,0001351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47">
            <text:p>0,04700</text:p>
          </table:table-cell>
          <table:table-cell office:value-type="float" office:value="0.2068">
            <text:p>0,20680</text:p>
          </table:table-cell>
          <table:table-cell office:value-type="float" office:value="0.1048739761">
            <text:p>0,1048739761</text:p>
          </table:table-cell>
          <table:table-cell office:value-type="float" office:value="0.0002447394">
            <text:p>0,0002447394</text:p>
          </table:table-cell>
          <table:table-cell office:value-type="float" office:value="0.0014757296">
            <text:p>0,0014757296</text:p>
          </table:table-cell>
          <table:table-cell office:value-type="float" office:value="0.0001494876">
            <text:p>0,000149487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501">
            <text:p>0,05010</text:p>
          </table:table-cell>
          <table:table-cell office:value-type="float" office:value="0.2198">
            <text:p>0,21980</text:p>
          </table:table-cell>
          <table:table-cell office:value-type="float" office:value="0.1113137678">
            <text:p>0,1113137678</text:p>
          </table:table-cell>
          <table:table-cell office:value-type="float" office:value="0.0002223211">
            <text:p>0,0002223211</text:p>
          </table:table-cell>
          <table:table-cell office:value-type="float" office:value="0.0016193277">
            <text:p>0,0016193277</text:p>
          </table:table-cell>
          <table:table-cell office:value-type="float" office:value="0.0001702942">
            <text:p>0,00017029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534">
            <text:p>0,05340</text:p>
          </table:table-cell>
          <table:table-cell office:value-type="float" office:value="0.2326">
            <text:p>0,23260</text:p>
          </table:table-cell>
          <table:table-cell office:value-type="float" office:value="0.1179156216">
            <text:p>0,1179156216</text:p>
          </table:table-cell>
          <table:table-cell office:value-type="float" office:value="0.000263305">
            <text:p>0,000263305</text:p>
          </table:table-cell>
          <table:table-cell office:value-type="float" office:value="0.0015055453">
            <text:p>0,0015055453</text:p>
          </table:table-cell>
          <table:table-cell office:value-type="float" office:value="0.000247215">
            <text:p>0,0002472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566">
            <text:p>0,05660</text:p>
          </table:table-cell>
          <table:table-cell office:value-type="float" office:value="0.2454">
            <text:p>0,24540</text:p>
          </table:table-cell>
          <table:table-cell office:value-type="float" office:value="0.124622092">
            <text:p>0,124622092</text:p>
          </table:table-cell>
          <table:table-cell office:value-type="float" office:value="0.0003169105">
            <text:p>0,0003169105</text:p>
          </table:table-cell>
          <table:table-cell office:value-type="float" office:value="0.0022211108">
            <text:p>0,0022211108</text:p>
          </table:table-cell>
          <table:table-cell office:value-type="float" office:value="0.0001642779">
            <text:p>0,000164277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597">
            <text:p>0,05970</text:p>
          </table:table-cell>
          <table:table-cell office:value-type="float" office:value="0.2579">
            <text:p>0,25790</text:p>
          </table:table-cell>
          <table:table-cell office:value-type="float" office:value="0.131082002">
            <text:p>0,131082002</text:p>
          </table:table-cell>
          <table:table-cell office:value-type="float" office:value="0.000398358">
            <text:p>0,000398358</text:p>
          </table:table-cell>
          <table:table-cell office:value-type="float" office:value="0.0017919573">
            <text:p>0,0017919573</text:p>
          </table:table-cell>
          <table:table-cell office:value-type="float" office:value="0.0002387088">
            <text:p>0,000238708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629">
            <text:p>0,06290</text:p>
          </table:table-cell>
          <table:table-cell office:value-type="float" office:value="0.271">
            <text:p>0,27100</text:p>
          </table:table-cell>
          <table:table-cell office:value-type="float" office:value="0.1375368999">
            <text:p>0,1375368999</text:p>
          </table:table-cell>
          <table:table-cell office:value-type="float" office:value="0.0003355418">
            <text:p>0,0003355418</text:p>
          </table:table-cell>
          <table:table-cell office:value-type="float" office:value="0.0022607767">
            <text:p>0,0022607767</text:p>
          </table:table-cell>
          <table:table-cell office:value-type="float" office:value="0.0001003076">
            <text:p>0,00010030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659">
            <text:p>0,06590</text:p>
          </table:table-cell>
          <table:table-cell office:value-type="float" office:value="0.2836">
            <text:p>0,28360</text:p>
          </table:table-cell>
          <table:table-cell office:value-type="float" office:value="0.1440789905">
            <text:p>0,1440789905</text:p>
          </table:table-cell>
          <table:table-cell office:value-type="float" office:value="0.0003657069">
            <text:p>0,0003657069</text:p>
          </table:table-cell>
          <table:table-cell office:value-type="float" office:value="0.0020110804">
            <text:p>0,0020110804</text:p>
          </table:table-cell>
          <table:table-cell office:value-type="float" office:value="0.0002273856">
            <text:p>0,00022738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69">
            <text:p>0,06900</text:p>
          </table:table-cell>
          <table:table-cell office:value-type="float" office:value="0.2964">
            <text:p>0,29640</text:p>
          </table:table-cell>
          <table:table-cell office:value-type="float" office:value="0.1507474895">
            <text:p>0,1507474895</text:p>
          </table:table-cell>
          <table:table-cell office:value-type="float" office:value="0.0003442905">
            <text:p>0,0003442905</text:p>
          </table:table-cell>
          <table:table-cell office:value-type="float" office:value="0.0021705094">
            <text:p>0,0021705094</text:p>
          </table:table-cell>
          <table:table-cell office:value-type="float" office:value="0.0001334815">
            <text:p>0,000133481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723">
            <text:p>0,07230</text:p>
          </table:table-cell>
          <table:table-cell office:value-type="float" office:value="0.3096">
            <text:p>0,30960</text:p>
          </table:table-cell>
          <table:table-cell office:value-type="float" office:value="0.1572086214">
            <text:p>0,1572086214</text:p>
          </table:table-cell>
          <table:table-cell office:value-type="float" office:value="0.0002738777">
            <text:p>0,0002738777</text:p>
          </table:table-cell>
          <table:table-cell office:value-type="float" office:value="0.0021186998">
            <text:p>0,0021186998</text:p>
          </table:table-cell>
          <table:table-cell office:value-type="float" office:value="0.0002538016">
            <text:p>0,00025380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754">
            <text:p>0,07540</text:p>
          </table:table-cell>
          <table:table-cell office:value-type="float" office:value="0.3225">
            <text:p>0,32250</text:p>
          </table:table-cell>
          <table:table-cell office:value-type="float" office:value="0.1636224088">
            <text:p>0,1636224088</text:p>
          </table:table-cell>
          <table:table-cell office:value-type="float" office:value="0.0002732398">
            <text:p>0,0002732398</text:p>
          </table:table-cell>
          <table:table-cell office:value-type="float" office:value="0.0027182511">
            <text:p>0,0027182511</text:p>
          </table:table-cell>
          <table:table-cell office:value-type="float" office:value="0.0001813296">
            <text:p>0,000181329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785">
            <text:p>0,07850</text:p>
          </table:table-cell>
          <table:table-cell office:value-type="float" office:value="0.3358">
            <text:p>0,33580</text:p>
          </table:table-cell>
          <table:table-cell office:value-type="float" office:value="0.170135016">
            <text:p>0,170135016</text:p>
          </table:table-cell>
          <table:table-cell office:value-type="float" office:value="0.0004033137">
            <text:p>0,0004033137</text:p>
          </table:table-cell>
          <table:table-cell office:value-type="float" office:value="0.0024855136">
            <text:p>0,0024855136</text:p>
          </table:table-cell>
          <table:table-cell office:value-type="float" office:value="0.000165216">
            <text:p>0,0001652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818">
            <text:p>0,08180</text:p>
          </table:table-cell>
          <table:table-cell office:value-type="float" office:value="0.3487">
            <text:p>0,34870</text:p>
          </table:table-cell>
          <table:table-cell office:value-type="float" office:value="0.1767299937">
            <text:p>0,1767299937</text:p>
          </table:table-cell>
          <table:table-cell office:value-type="float" office:value="0.0004599406">
            <text:p>0,0004599406</text:p>
          </table:table-cell>
          <table:table-cell office:value-type="float" office:value="0.0020027759">
            <text:p>0,0020027759</text:p>
          </table:table-cell>
          <table:table-cell office:value-type="float" office:value="0.000205767">
            <text:p>0,0002057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849">
            <text:p>0,08490</text:p>
          </table:table-cell>
          <table:table-cell office:value-type="float" office:value="0.3621">
            <text:p>0,36210</text:p>
          </table:table-cell>
          <table:table-cell office:value-type="float" office:value="0.1833620704">
            <text:p>0,1833620704</text:p>
          </table:table-cell>
          <table:table-cell office:value-type="float" office:value="0.0004981212">
            <text:p>0,0004981212</text:p>
          </table:table-cell>
          <table:table-cell office:value-type="float" office:value="0.0021832697">
            <text:p>0,0021832697</text:p>
          </table:table-cell>
          <table:table-cell office:value-type="float" office:value="0.0001715039">
            <text:p>0,000171503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882">
            <text:p>0,08820</text:p>
          </table:table-cell>
          <table:table-cell office:value-type="float" office:value="0.3745">
            <text:p>0,37450</text:p>
          </table:table-cell>
          <table:table-cell office:value-type="float" office:value="0.1897959251">
            <text:p>0,1897959251</text:p>
          </table:table-cell>
          <table:table-cell office:value-type="float" office:value="0.0002659999">
            <text:p>0,0002659999</text:p>
          </table:table-cell>
          <table:table-cell office:value-type="float" office:value="0.0022730303">
            <text:p>0,0022730303</text:p>
          </table:table-cell>
          <table:table-cell office:value-type="float" office:value="0.0002321141">
            <text:p>0,000232114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912">
            <text:p>0,09120</text:p>
          </table:table-cell>
          <table:table-cell office:value-type="float" office:value="0.3871">
            <text:p>0,38710</text:p>
          </table:table-cell>
          <table:table-cell office:value-type="float" office:value="0.1962651305">
            <text:p>0,1962651305</text:p>
          </table:table-cell>
          <table:table-cell office:value-type="float" office:value="0.000287014">
            <text:p>0,000287014</text:p>
          </table:table-cell>
          <table:table-cell office:value-type="float" office:value="0.002726414">
            <text:p>0,002726414</text:p>
          </table:table-cell>
          <table:table-cell office:value-type="float" office:value="0.00016948">
            <text:p>0,0001694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944">
            <text:p>0,09440</text:p>
          </table:table-cell>
          <table:table-cell office:value-type="float" office:value="0.4002">
            <text:p>0,40020</text:p>
          </table:table-cell>
          <table:table-cell office:value-type="float" office:value="0.2029124859">
            <text:p>0,2029124859</text:p>
          </table:table-cell>
          <table:table-cell office:value-type="float" office:value="0.0003020962">
            <text:p>0,0003020962</text:p>
          </table:table-cell>
          <table:table-cell office:value-type="float" office:value="0.0021499354">
            <text:p>0,0021499354</text:p>
          </table:table-cell>
          <table:table-cell office:value-type="float" office:value="0.0002413552">
            <text:p>0,000241355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975">
            <text:p>0,09750</text:p>
          </table:table-cell>
          <table:table-cell office:value-type="float" office:value="0.4124">
            <text:p>0,41240</text:p>
          </table:table-cell>
          <table:table-cell office:value-type="float" office:value="0.2094397881">
            <text:p>0,2094397881</text:p>
          </table:table-cell>
          <table:table-cell office:value-type="float" office:value="0.0003949199">
            <text:p>0,0003949199</text:p>
          </table:table-cell>
          <table:table-cell office:value-type="float" office:value="0.0021705094">
            <text:p>0,0021705094</text:p>
          </table:table-cell>
          <table:table-cell office:value-type="float" office:value="0.000362866">
            <text:p>0,00036286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">
            <text:p>0,10000</text:p>
          </table:table-cell>
          <table:table-cell office:value-type="float" office:value="0.4264">
            <text:p>0,42640</text:p>
          </table:table-cell>
          <table:table-cell office:value-type="float" office:value="0.2161175926">
            <text:p>0,2161175926</text:p>
          </table:table-cell>
          <table:table-cell office:value-type="float" office:value="0.0002555226">
            <text:p>0,0002555226</text:p>
          </table:table-cell>
          <table:table-cell office:value-type="float" office:value="0.002674987">
            <text:p>0,002674987</text:p>
          </table:table-cell>
          <table:table-cell office:value-type="float" office:value="0.0002511889">
            <text:p>0,000251188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04">
            <text:p>0,10400</text:p>
          </table:table-cell>
          <table:table-cell office:value-type="float" office:value="0.4387">
            <text:p>0,43870</text:p>
          </table:table-cell>
          <table:table-cell office:value-type="float" office:value="0.222550677">
            <text:p>0,222550677</text:p>
          </table:table-cell>
          <table:table-cell office:value-type="float" office:value="0.0001951321">
            <text:p>0,0001951321</text:p>
          </table:table-cell>
          <table:table-cell office:value-type="float" office:value="0.002406011">
            <text:p>0,002406011</text:p>
          </table:table-cell>
          <table:table-cell office:value-type="float" office:value="0.0003074479">
            <text:p>0,000307447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07">
            <text:p>0,10700</text:p>
          </table:table-cell>
          <table:table-cell office:value-type="float" office:value="0.4515">
            <text:p>0,45150</text:p>
          </table:table-cell>
          <table:table-cell office:value-type="float" office:value="0.2291053787">
            <text:p>0,2291053787</text:p>
          </table:table-cell>
          <table:table-cell office:value-type="float" office:value="0.0001413129">
            <text:p>0,0001413129</text:p>
          </table:table-cell>
          <table:table-cell office:value-type="float" office:value="0.0025495098">
            <text:p>0,0025495098</text:p>
          </table:table-cell>
          <table:table-cell office:value-type="float" office:value="0.0004194414">
            <text:p>0,00041944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1">
            <text:p>0,11000</text:p>
          </table:table-cell>
          <table:table-cell office:value-type="float" office:value="0.4646">
            <text:p>0,46460</text:p>
          </table:table-cell>
          <table:table-cell office:value-type="float" office:value="0.2357797982">
            <text:p>0,2357797982</text:p>
          </table:table-cell>
          <table:table-cell table:style-name="ce4" office:value-type="float" office:value="0.0000980456898810469">
            <text:p>9,80E-005</text:p>
          </table:table-cell>
          <table:table-cell office:value-type="float" office:value="0.0024129281">
            <text:p>0,0024129281</text:p>
          </table:table-cell>
          <table:table-cell office:value-type="float" office:value="0.0002802786">
            <text:p>0,000280278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13">
            <text:p>0,11300</text:p>
          </table:table-cell>
          <table:table-cell office:value-type="float" office:value="0.4779">
            <text:p>0,47790</text:p>
          </table:table-cell>
          <table:table-cell office:value-type="float" office:value="0.2422950788">
            <text:p>0,2422950788</text:p>
          </table:table-cell>
          <table:table-cell office:value-type="float" office:value="0.0001395706">
            <text:p>0,0001395706</text:p>
          </table:table-cell>
          <table:table-cell office:value-type="float" office:value="0.0027668675">
            <text:p>0,0027668675</text:p>
          </table:table-cell>
          <table:table-cell office:value-type="float" office:value="0.0005310428">
            <text:p>0,000531042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16">
            <text:p>0,11600</text:p>
          </table:table-cell>
          <table:table-cell office:value-type="float" office:value="0.491">
            <text:p>0,49100</text:p>
          </table:table-cell>
          <table:table-cell office:value-type="float" office:value="0.2489378028">
            <text:p>0,2489378028</text:p>
          </table:table-cell>
          <table:table-cell office:value-type="float" office:value="0.0001804021">
            <text:p>0,0001804021</text:p>
          </table:table-cell>
          <table:table-cell office:value-type="float" office:value="0.0027888668">
            <text:p>0,0027888668</text:p>
          </table:table-cell>
          <table:table-cell office:value-type="float" office:value="0.0002699122">
            <text:p>0,000269912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19">
            <text:p>0,11900</text:p>
          </table:table-cell>
          <table:table-cell office:value-type="float" office:value="0.5043">
            <text:p>0,50430</text:p>
          </table:table-cell>
          <table:table-cell office:value-type="float" office:value="0.2555047129">
            <text:p>0,2555047129</text:p>
          </table:table-cell>
          <table:table-cell office:value-type="float" office:value="0.0001583127">
            <text:p>0,0001583127</text:p>
          </table:table-cell>
          <table:table-cell office:value-type="float" office:value="0.0027507575">
            <text:p>0,0027507575</text:p>
          </table:table-cell>
          <table:table-cell office:value-type="float" office:value="0.0003595136">
            <text:p>0,00035951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23">
            <text:p>0,12300</text:p>
          </table:table-cell>
          <table:table-cell office:value-type="float" office:value="0.5169">
            <text:p>0,51690</text:p>
          </table:table-cell>
          <table:table-cell office:value-type="float" office:value="0.2618569833">
            <text:p>0,2618569833</text:p>
          </table:table-cell>
          <table:table-cell office:value-type="float" office:value="0.0001650502">
            <text:p>0,0001650502</text:p>
          </table:table-cell>
          <table:table-cell office:value-type="float" office:value="0.0027668675">
            <text:p>0,0027668675</text:p>
          </table:table-cell>
          <table:table-cell office:value-type="float" office:value="0.0005226128">
            <text:p>0,000522612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26">
            <text:p>0,12600</text:p>
          </table:table-cell>
          <table:table-cell office:value-type="float" office:value="0.5295">
            <text:p>0,52950</text:p>
          </table:table-cell>
          <table:table-cell office:value-type="float" office:value="0.2682349485">
            <text:p>0,2682349485</text:p>
          </table:table-cell>
          <table:table-cell office:value-type="float" office:value="0.0002348629">
            <text:p>0,0002348629</text:p>
          </table:table-cell>
          <table:table-cell office:value-type="float" office:value="0.0028382311">
            <text:p>0,0028382311</text:p>
          </table:table-cell>
          <table:table-cell office:value-type="float" office:value="0.0005027289">
            <text:p>0,000502728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29">
            <text:p>0,12900</text:p>
          </table:table-cell>
          <table:table-cell office:value-type="float" office:value="0.5423">
            <text:p>0,54230</text:p>
          </table:table-cell>
          <table:table-cell office:value-type="float" office:value="0.274998294">
            <text:p>0,274998294</text:p>
          </table:table-cell>
          <table:table-cell office:value-type="float" office:value="0.0001424254">
            <text:p>0,0001424254</text:p>
          </table:table-cell>
          <table:table-cell office:value-type="float" office:value="0.0029832868">
            <text:p>0,0029832868</text:p>
          </table:table-cell>
          <table:table-cell office:value-type="float" office:value="0.0006479255">
            <text:p>0,000647925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32">
            <text:p>0,13200</text:p>
          </table:table-cell>
          <table:table-cell office:value-type="float" office:value="0.5543">
            <text:p>0,55430</text:p>
          </table:table-cell>
          <table:table-cell office:value-type="float" office:value="0.2815397882">
            <text:p>0,2815397882</text:p>
          </table:table-cell>
          <table:table-cell office:value-type="float" office:value="0.0001128716">
            <text:p>0,0001128716</text:p>
          </table:table-cell>
          <table:table-cell office:value-type="float" office:value="0.0025841397">
            <text:p>0,0025841397</text:p>
          </table:table-cell>
          <table:table-cell office:value-type="float" office:value="0.000584412">
            <text:p>0,0005844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35">
            <text:p>0,13500</text:p>
          </table:table-cell>
          <table:table-cell office:value-type="float" office:value="0.568">
            <text:p>0,56800</text:p>
          </table:table-cell>
          <table:table-cell office:value-type="float" office:value="0.2880055033">
            <text:p>0,2880055033</text:p>
          </table:table-cell>
          <table:table-cell table:style-name="ce4" office:value-type="float" office:value="0.0000894811604975831">
            <text:p>8,95E-005</text:p>
          </table:table-cell>
          <table:table-cell office:value-type="float" office:value="0.0028674418">
            <text:p>0,0028674418</text:p>
          </table:table-cell>
          <table:table-cell office:value-type="float" office:value="0.0004402754">
            <text:p>0,000440275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38">
            <text:p>0,13800</text:p>
          </table:table-cell>
          <table:table-cell office:value-type="float" office:value="0.5806">
            <text:p>0,58060</text:p>
          </table:table-cell>
          <table:table-cell office:value-type="float" office:value="0.2943775262">
            <text:p>0,2943775262</text:p>
          </table:table-cell>
          <table:table-cell office:value-type="float" office:value="0.0001817248">
            <text:p>0,0001817248</text:p>
          </table:table-cell>
          <table:table-cell office:value-type="float" office:value="0.0029888682">
            <text:p>0,0029888682</text:p>
          </table:table-cell>
          <table:table-cell office:value-type="float" office:value="0.0006959868">
            <text:p>0,000695986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42">
            <text:p>0,14200</text:p>
          </table:table-cell>
          <table:table-cell office:value-type="float" office:value="0.5947">
            <text:p>0,59470</text:p>
          </table:table-cell>
          <table:table-cell office:value-type="float" office:value="0.3011600387">
            <text:p>0,3011600387</text:p>
          </table:table-cell>
          <table:table-cell office:value-type="float" office:value="0.0001723536">
            <text:p>0,0001723536</text:p>
          </table:table-cell>
          <table:table-cell office:value-type="float" office:value="0.0025841397">
            <text:p>0,0025841397</text:p>
          </table:table-cell>
          <table:table-cell office:value-type="float" office:value="0.0004165041">
            <text:p>0,000416504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48">
            <text:p>0,14800</text:p>
          </table:table-cell>
          <table:table-cell office:value-type="float" office:value="0.6072">
            <text:p>0,60720</text:p>
          </table:table-cell>
          <table:table-cell office:value-type="float" office:value="0.3076170842">
            <text:p>0,3076170842</text:p>
          </table:table-cell>
          <table:table-cell office:value-type="float" office:value="0.0109051856">
            <text:p>0,0109051856</text:p>
          </table:table-cell>
          <table:table-cell office:value-type="float" office:value="0.0023475756">
            <text:p>0,0023475756</text:p>
          </table:table-cell>
          <table:table-cell office:value-type="float" office:value="0.0004524372">
            <text:p>0,000452437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48">
            <text:p>0,14800</text:p>
          </table:table-cell>
          <table:table-cell office:value-type="float" office:value="0.6205">
            <text:p>0,62050</text:p>
          </table:table-cell>
          <table:table-cell office:value-type="float" office:value="0.3142514902">
            <text:p>0,3142514902</text:p>
          </table:table-cell>
          <table:table-cell office:value-type="float" office:value="0.0006464707">
            <text:p>0,0006464707</text:p>
          </table:table-cell>
          <table:table-cell office:value-type="float" office:value="0.0025055494">
            <text:p>0,0025055494</text:p>
          </table:table-cell>
          <table:table-cell office:value-type="float" office:value="0.0005016175">
            <text:p>0,000501617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1">
            <text:p>0,15100</text:p>
          </table:table-cell>
          <table:table-cell office:value-type="float" office:value="0.6325">
            <text:p>0,63250</text:p>
          </table:table-cell>
          <table:table-cell office:value-type="float" office:value="0.3203169977">
            <text:p>0,3203169977</text:p>
          </table:table-cell>
          <table:table-cell office:value-type="float" office:value="0.0006313398">
            <text:p>0,0006313398</text:p>
          </table:table-cell>
          <table:table-cell office:value-type="float" office:value="0.0026770631">
            <text:p>0,0026770631</text:p>
          </table:table-cell>
          <table:table-cell office:value-type="float" office:value="0.0002334653">
            <text:p>0,000233465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4">
            <text:p>0,15400</text:p>
          </table:table-cell>
          <table:table-cell office:value-type="float" office:value="0.6451">
            <text:p>0,64510</text:p>
          </table:table-cell>
          <table:table-cell office:value-type="float" office:value="0.3275624244">
            <text:p>0,3275624244</text:p>
          </table:table-cell>
          <table:table-cell office:value-type="float" office:value="0.0005686814">
            <text:p>0,0005686814</text:p>
          </table:table-cell>
          <table:table-cell office:value-type="float" office:value="0.0034140234">
            <text:p>0,0034140234</text:p>
          </table:table-cell>
          <table:table-cell office:value-type="float" office:value="0.0004624903">
            <text:p>0,0004624903</text:p>
          </table:table-cell>
        </table:table-row>
        <table:table-row table:style-name="ro1" table:number-rows-repeated="10483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6" number:min-integer-digits="1" number:grouping="true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7/02/2012</text:date>, <text:time>18:25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Gómez</meta:initial-creator>
    <meta:creation-date>2012-02-07T02:42:30</meta:creation-date>
    <dc:date>2012-02-07T18:25:05</dc:date>
    <dc:creator>Alejandro Gómez</dc:creator>
    <meta:editing-duration>PT13M51S</meta:editing-duration>
    <meta:editing-cycles>2</meta:editing-cycles>
    <meta:generator>LibreOffice/3.4$Linux LibreOffice_project/340m1$Build-402</meta:generator>
    <meta:document-statistic meta:table-count="3" meta:cell-count="178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cm" chart:symbol-height="0.2cm" chart:error-upper-indicator="true" chart:error-lower-indicator="true" chart:error-category="cell-range" chart:error-upper-range="Hoja1.E3:Hoja1.E52" chart:error-lower-range="Hoja1.E3:Hoja1.E52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 style:data-style-name="N112">
      <style:chart-properties chart:symbol-type="named-symbol" chart:symbol-name="diamond" chart:symbol-width="0.2cm" chart:symbol-height="0.2cm" chart:error-upper-indicator="true" chart:error-lower-indicator="true" chart:error-category="cell-range" chart:error-upper-range="Hoja1.F3:Hoja1.F51" chart:error-lower-range="Hoja1.F3:Hoja1.F51">
        <chart:symbol-image xlink:href="Pictures/2000000D000000DD000000DD07B12F7F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Hoja1.G3:Hoja1.G52" chart:error-lower-range="Hoja1.G3:Hoja1.G52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91cm" svg:height="11.936cm" xlink:href=".." xlink:type="simple" chart:class="chart:scatter" chart:column-mapping="0 1 2" chart:style-name="ch1">
        <chart:legend chart:legend-position="end" svg:x="18.651cm" svg:y="5.171cm" style:legend-expansion="high" chart:style-name="ch2"/>
        <chart:plot-area chart:style-name="ch3" table:cell-range-address="Hoja1.A2:Hoja1.D52" chart:data-source-has-labels="both" svg:x="0.859cm" svg:y="1.087cm" svg:width="16.974cm" svg:height="10.191cm">
          <chartooo:coordinate-region svg:x="2.512cm" svg:y="1.287cm" svg:width="15.134cm" svg:height="9.344cm"/>
          <chart:axis chart:dimension="x" chart:name="primary-x" chart:style-name="ch4" chartooo:axis-type="auto">
            <chart:categories table:cell-range-address="Hoja1.A3:Hoja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3:Hoja1.B52" chart:label-cell-address="Hoja1.B2:Hoja1.B2" chart:class="chart:scatter">
            <chart:domain table:cell-range-address="Hoja1.A3:Hoja1.A52"/>
            <chart:error-indicator chart:style-name="ch8" chart:dimension="y"/>
            <chart:data-point chart:repeated="50"/>
          </chart:series>
          <chart:series chart:style-name="ch9" chart:values-cell-range-address="Hoja1.C3:Hoja1.C52" chart:label-cell-address="Hoja1.C2:Hoja1.C2" chart:class="chart:scatter">
            <chart:error-indicator chart:style-name="ch8" chart:dimension="y"/>
            <chart:data-point chart:repeated="50"/>
          </chart:series>
          <chart:series chart:style-name="ch10" chart:values-cell-range-address="Hoja1.D3:Hoja1.D52" chart:label-cell-address="Hoja1.D2:Hoja1.D2" chart:class="chart:scatter">
            <chart:error-indicator chart:style-name="ch8" chart:dimension="y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ython</text:p>
                <draw:g>
                  <svg:desc>Hoja1.B2:Hoja1.B2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Columna E</text:p>
              </table:table-cell>
              <table:table-cell office:value-type="string">
                <text:p>Scilab</text:p>
                <draw:g>
                  <svg:desc>Hoja1.C2:Hoja1.C2</svg:desc>
                </draw:g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  <table:table-cell office:value-type="string">
                <text:p>Octave</text:p>
                <draw:g>
                  <svg:desc>Hoja1.D2:Hoja1.D2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3:Hoja1.A52</svg:desc>
                </draw:g>
              </table:table-cell>
              <table:table-cell office:value-type="float" office:value="1">
                <text:p>1</text:p>
                <draw:g>
                  <svg:desc>Hoja1.A3:Hoja1.A52</svg:desc>
                </draw:g>
              </table:table-cell>
              <table:table-cell office:value-type="float" office:value="0.00000219">
                <text:p>0.00000219</text:p>
                <draw:g>
                  <svg:desc>Hoja1.B3:Hoja1.B52</svg:desc>
                </draw:g>
              </table:table-cell>
              <table:table-cell office:value-type="float" office:value="0.000000369356474514715">
                <text:p>0.000000369356474514715</text:p>
                <draw:g>
                  <svg:desc>Hoja1.E3:Hoja1.E52</svg:desc>
                </draw:g>
              </table:table-cell>
              <table:table-cell office:value-type="float" office:value="0.000000369356474514715">
                <text:p>0.000000369356474514715</text:p>
                <draw:g>
                  <svg:desc>Hoja1.E3:Hoja1.E52</svg:desc>
                </draw:g>
              </table:table-cell>
              <table:table-cell office:value-type="float" office:value="0.0001">
                <text:p>0.0001</text:p>
                <draw:g>
                  <svg:desc>Hoja1.C3:Hoja1.C52</svg:desc>
                </draw:g>
              </table:table-cell>
              <table:table-cell office:value-type="float" office:value="0.0003162278">
                <text:p>0.0003162278</text:p>
                <draw:g>
                  <svg:desc>Hoja1.F3:Hoja1.F51</svg:desc>
                </draw:g>
              </table:table-cell>
              <table:table-cell office:value-type="float" office:value="0.0003162278">
                <text:p>0.0003162278</text:p>
                <draw:g>
                  <svg:desc>Hoja1.F3:Hoja1.F51</svg:desc>
                </draw:g>
              </table:table-cell>
              <table:table-cell office:value-type="float" office:value="0.0001152843">
                <text:p>0.0001152843</text:p>
                <draw:g>
                  <svg:desc>Hoja1.D3:Hoja1.D52</svg:desc>
                </draw:g>
              </table:table-cell>
              <table:table-cell office:value-type="float" office:value="0.0000666934036621708">
                <text:p>0.0000666934036621708</text:p>
                <draw:g>
                  <svg:desc>Hoja1.G3:Hoja1.G52</svg:desc>
                </draw:g>
              </table:table-cell>
              <table:table-cell office:value-type="float" office:value="0.0000666934036621708">
                <text:p>0.0000666934036621708</text:p>
                <draw:g>
                  <svg:desc>Hoja1.G3:Hoja1.G5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000801">
                <text:p>0.00000801</text:p>
              </table:table-cell>
              <table:table-cell office:value-type="float" office:value="0.000003003611520612">
                <text:p>0.000003003611520612</text:p>
              </table:table-cell>
              <table:table-cell office:value-type="float" office:value="0.000003003611520612">
                <text:p>0.000003003611520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38974">
                <text:p>0.0001538974</text:p>
              </table:table-cell>
              <table:table-cell office:value-type="float" office:value="0.00000427481130002203">
                <text:p>0.00000427481130002203</text:p>
              </table:table-cell>
              <table:table-cell office:value-type="float" office:value="0.00000427481130002203">
                <text:p>0.000004274811300022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000101">
                <text:p>0.0000101</text:p>
              </table:table-cell>
              <table:table-cell office:value-type="float" office:value="0.0000010495232912203">
                <text:p>0.0000010495232912203</text:p>
              </table:table-cell>
              <table:table-cell office:value-type="float" office:value="0.0000010495232912203">
                <text:p>0.0000010495232912203</text:p>
              </table:table-cell>
              <table:table-cell office:value-type="float" office:value="0.0001">
                <text:p>0.0001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2190083">
                <text:p>0.0002190083</text:p>
              </table:table-cell>
              <table:table-cell office:value-type="float" office:value="0.00000412183693093105">
                <text:p>0.00000412183693093105</text:p>
              </table:table-cell>
              <table:table-cell office:value-type="float" office:value="0.00000412183693093105">
                <text:p>0.000004121836930931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0125">
                <text:p>0.0000125</text:p>
              </table:table-cell>
              <table:table-cell office:value-type="float" office:value="0.000000737429346063121">
                <text:p>0.000000737429346063121</text:p>
              </table:table-cell>
              <table:table-cell office:value-type="float" office:value="0.000000737429346063121">
                <text:p>0.000000737429346063121</text:p>
              </table:table-cell>
              <table:table-cell office:value-type="float" office:value="0.0003">
                <text:p>0.0003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2859161">
                <text:p>0.0002859161</text:p>
              </table:table-cell>
              <table:table-cell office:value-type="float" office:value="0.00000736809628520374">
                <text:p>0.00000736809628520374</text:p>
              </table:table-cell>
              <table:table-cell office:value-type="float" office:value="0.00000736809628520374">
                <text:p>0.0000073680962852037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00153">
                <text:p>0.0000153</text:p>
              </table:table-cell>
              <table:table-cell office:value-type="float" office:value="0.00000280179873379186">
                <text:p>0.00000280179873379186</text:p>
              </table:table-cell>
              <table:table-cell office:value-type="float" office:value="0.00000280179873379186">
                <text:p>0.00000280179873379186</text:p>
              </table:table-cell>
              <table:table-cell office:value-type="float" office:value="0.0002">
                <text:p>0.0002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03470186">
                <text:p>0.0003470186</text:p>
              </table:table-cell>
              <table:table-cell office:value-type="float" office:value="0.00000658062473827776">
                <text:p>0.00000658062473827776</text:p>
              </table:table-cell>
              <table:table-cell office:value-type="float" office:value="0.00000658062473827776">
                <text:p>0.000006580624738277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000171">
                <text:p>0.0000171</text:p>
              </table:table-cell>
              <table:table-cell office:value-type="float" office:value="0.00000124369312394853">
                <text:p>0.00000124369312394853</text:p>
              </table:table-cell>
              <table:table-cell office:value-type="float" office:value="0.00000124369312394853">
                <text:p>0.00000124369312394853</text:p>
              </table:table-cell>
              <table:table-cell office:value-type="float" office:value="0.0003">
                <text:p>0.0003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4095044">
                <text:p>0.0004095044</text:p>
              </table:table-cell>
              <table:table-cell office:value-type="float" office:value="0.00000912034510182678">
                <text:p>0.00000912034510182678</text:p>
              </table:table-cell>
              <table:table-cell office:value-type="float" office:value="0.00000912034510182678">
                <text:p>0.000009120345101826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000211">
                <text:p>0.0000211</text:p>
              </table:table-cell>
              <table:table-cell office:value-type="float" office:value="0.00000737617747613179">
                <text:p>0.00000737617747613179</text:p>
              </table:table-cell>
              <table:table-cell office:value-type="float" office:value="0.00000737617747613179">
                <text:p>0.00000737617747613179</text:p>
              </table:table-cell>
              <table:table-cell office:value-type="float" office:value="0.0002">
                <text:p>0.0002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04746062">
                <text:p>0.0004746062</text:p>
              </table:table-cell>
              <table:table-cell office:value-type="float" office:value="0.00000765271494671901">
                <text:p>0.00000765271494671901</text:p>
              </table:table-cell>
              <table:table-cell office:value-type="float" office:value="0.00000765271494671901">
                <text:p>0.000007652714946719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000216">
                <text:p>0.0000216</text:p>
              </table:table-cell>
              <table:table-cell office:value-type="float" office:value="0.00000172366354773536">
                <text:p>0.00000172366354773536</text:p>
              </table:table-cell>
              <table:table-cell office:value-type="float" office:value="0.00000172366354773536">
                <text:p>0.00000172366354773536</text:p>
              </table:table-cell>
              <table:table-cell office:value-type="float" office:value="0.0003">
                <text:p>0.0003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5407969">
                <text:p>0.0005407969</text:p>
              </table:table-cell>
              <table:table-cell office:value-type="float" office:value="0.00000924240143129208">
                <text:p>0.00000924240143129208</text:p>
              </table:table-cell>
              <table:table-cell office:value-type="float" office:value="0.00000924240143129208">
                <text:p>0.0000092424014312920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0225">
                <text:p>0.0000225</text:p>
              </table:table-cell>
              <table:table-cell office:value-type="float" office:value="0.00000100053773816543">
                <text:p>0.00000100053773816543</text:p>
              </table:table-cell>
              <table:table-cell office:value-type="float" office:value="0.00000100053773816543">
                <text:p>0.00000100053773816543</text:p>
              </table:table-cell>
              <table:table-cell office:value-type="float" office:value="0.0006">
                <text:p>0.0006</text:p>
              </table:table-cell>
              <table:table-cell office:value-type="float" office:value="0.0005163978">
                <text:p>0.0005163978</text:p>
              </table:table-cell>
              <table:table-cell office:value-type="float" office:value="0.0005163978">
                <text:p>0.0005163978</text:p>
              </table:table-cell>
              <table:table-cell office:value-type="float" office:value="0.0005960151">
                <text:p>0.0005960151</text:p>
              </table:table-cell>
              <table:table-cell office:value-type="float" office:value="0.00000744637355231941">
                <text:p>0.00000744637355231941</text:p>
              </table:table-cell>
              <table:table-cell office:value-type="float" office:value="0.00000744637355231941">
                <text:p>0.000007446373552319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249">
                <text:p>0.0000249</text:p>
              </table:table-cell>
              <table:table-cell office:value-type="float" office:value="0.00000169726195655156">
                <text:p>0.00000169726195655156</text:p>
              </table:table-cell>
              <table:table-cell office:value-type="float" office:value="0.00000169726195655156">
                <text:p>0.00000169726195655156</text:p>
              </table:table-cell>
              <table:table-cell office:value-type="float" office:value="0.0005">
                <text:p>0.0005</text:p>
              </table:table-cell>
              <table:table-cell office:value-type="float" office:value="0.0005270463">
                <text:p>0.0005270463</text:p>
              </table:table-cell>
              <table:table-cell office:value-type="float" office:value="0.0005270463">
                <text:p>0.0005270463</text:p>
              </table:table-cell>
              <table:table-cell office:value-type="float" office:value="0.0006624843">
                <text:p>0.0006624843</text:p>
              </table:table-cell>
              <table:table-cell office:value-type="float" office:value="0.0000138175798598748">
                <text:p>0.0000138175798598748</text:p>
              </table:table-cell>
              <table:table-cell office:value-type="float" office:value="0.0000138175798598748">
                <text:p>0.000013817579859874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000266">
                <text:p>0.0000266</text:p>
              </table:table-cell>
              <table:table-cell office:value-type="float" office:value="0.00000235808175254227">
                <text:p>0.00000235808175254227</text:p>
              </table:table-cell>
              <table:table-cell office:value-type="float" office:value="0.00000235808175254227">
                <text:p>0.00000235808175254227</text:p>
              </table:table-cell>
              <table:table-cell office:value-type="float" office:value="0.0004">
                <text:p>0.0004</text:p>
              </table:table-cell>
              <table:table-cell office:value-type="float" office:value="0.0005163978">
                <text:p>0.0005163978</text:p>
              </table:table-cell>
              <table:table-cell office:value-type="float" office:value="0.0005163978">
                <text:p>0.0005163978</text:p>
              </table:table-cell>
              <table:table-cell office:value-type="float" office:value="0.0007296801">
                <text:p>0.0007296801</text:p>
              </table:table-cell>
              <table:table-cell office:value-type="float" office:value="0.0000155781311902335">
                <text:p>0.0000155781311902335</text:p>
              </table:table-cell>
              <table:table-cell office:value-type="float" office:value="0.0000155781311902335">
                <text:p>0.00001557813119023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000286">
                <text:p>0.0000286</text:p>
              </table:table-cell>
              <table:table-cell office:value-type="float" office:value="0.000001332">
                <text:p>0.000001332</text:p>
              </table:table-cell>
              <table:table-cell office:value-type="float" office:value="0.000001332">
                <text:p>0.000001332</text:p>
              </table:table-cell>
              <table:table-cell office:value-type="float" office:value="0.0004">
                <text:p>0.0004</text:p>
              </table:table-cell>
              <table:table-cell office:value-type="float" office:value="0.0005163978">
                <text:p>0.0005163978</text:p>
              </table:table-cell>
              <table:table-cell office:value-type="float" office:value="0.0005163978">
                <text:p>0.0005163978</text:p>
              </table:table-cell>
              <table:table-cell office:value-type="float" office:value="0.0007920822">
                <text:p>0.0007920822</text:p>
              </table:table-cell>
              <table:table-cell office:value-type="float" office:value="0.0000204651285520465">
                <text:p>0.0000204651285520465</text:p>
              </table:table-cell>
              <table:table-cell office:value-type="float" office:value="0.0000204651285520465">
                <text:p>0.00002046512855204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000302">
                <text:p>0.0000302</text:p>
              </table:table-cell>
              <table:table-cell office:value-type="float" office:value="0.000000913419438247333">
                <text:p>0.000000913419438247333</text:p>
              </table:table-cell>
              <table:table-cell office:value-type="float" office:value="0.000000913419438247333">
                <text:p>0.000000913419438247333</text:p>
              </table:table-cell>
              <table:table-cell office:value-type="float" office:value="0.0005">
                <text:p>0.0005</text:p>
              </table:table-cell>
              <table:table-cell office:value-type="float" office:value="0.0005270463">
                <text:p>0.0005270463</text:p>
              </table:table-cell>
              <table:table-cell office:value-type="float" office:value="0.0005270463">
                <text:p>0.0005270463</text:p>
              </table:table-cell>
              <table:table-cell office:value-type="float" office:value="0.0008498976">
                <text:p>0.0008498976</text:p>
              </table:table-cell>
              <table:table-cell office:value-type="float" office:value="0.000018753">
                <text:p>0.000018753</text:p>
              </table:table-cell>
              <table:table-cell office:value-type="float" office:value="0.000018753">
                <text:p>0.00001875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000323">
                <text:p>0.0000323</text:p>
              </table:table-cell>
              <table:table-cell office:value-type="float" office:value="0.00000161781446456902">
                <text:p>0.00000161781446456902</text:p>
              </table:table-cell>
              <table:table-cell office:value-type="float" office:value="0.00000161781446456902">
                <text:p>0.00000161781446456902</text:p>
              </table:table-cell>
              <table:table-cell office:value-type="float" office:value="0.0003">
                <text:p>0.0003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9144834">
                <text:p>0.0009144834</text:p>
              </table:table-cell>
              <table:table-cell office:value-type="float" office:value="0.0000161837385476543">
                <text:p>0.0000161837385476543</text:p>
              </table:table-cell>
              <table:table-cell office:value-type="float" office:value="0.0000161837385476543">
                <text:p>0.00001618373854765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0123732887624287">
                <text:p>0.00000123732887624287</text:p>
              </table:table-cell>
              <table:table-cell office:value-type="float" office:value="0.00000123732887624287">
                <text:p>0.00000123732887624287</text:p>
              </table:table-cell>
              <table:table-cell office:value-type="float" office:value="0.0006">
                <text:p>0.0006</text:p>
              </table:table-cell>
              <table:table-cell office:value-type="float" office:value="0.0005163978">
                <text:p>0.0005163978</text:p>
              </table:table-cell>
              <table:table-cell office:value-type="float" office:value="0.0005163978">
                <text:p>0.0005163978</text:p>
              </table:table-cell>
              <table:table-cell office:value-type="float" office:value="0.0009833232">
                <text:p>0.0009833232</text:p>
              </table:table-cell>
              <table:table-cell office:value-type="float" office:value="0.0000178136803094095">
                <text:p>0.0000178136803094095</text:p>
              </table:table-cell>
              <table:table-cell office:value-type="float" office:value="0.0000178136803094095">
                <text:p>0.00001781368030940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366">
                <text:p>0.0000366</text:p>
              </table:table-cell>
              <table:table-cell office:value-type="float" office:value="0.00000378319194273944">
                <text:p>0.00000378319194273944</text:p>
              </table:table-cell>
              <table:table-cell office:value-type="float" office:value="0.00000378319194273944">
                <text:p>0.00000378319194273944</text:p>
              </table:table-cell>
              <table:table-cell office:value-type="float" office:value="0.0008">
                <text:p>0.0008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1042914">
                <text:p>0.001042914</text:p>
              </table:table-cell>
              <table:table-cell office:value-type="float" office:value="0.0000113129281475585">
                <text:p>0.0000113129281475585</text:p>
              </table:table-cell>
              <table:table-cell office:value-type="float" office:value="0.0000113129281475585">
                <text:p>0.000011312928147558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0000399">
                <text:p>0.0000399</text:p>
              </table:table-cell>
              <table:table-cell office:value-type="float" office:value="0.00000279864101404172">
                <text:p>0.00000279864101404172</text:p>
              </table:table-cell>
              <table:table-cell office:value-type="float" office:value="0.00000279864101404172">
                <text:p>0.00000279864101404172</text:p>
              </table:table-cell>
              <table:table-cell office:value-type="float" office:value="0.0009">
                <text:p>0.0009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11069831">
                <text:p>0.0011069831</text:p>
              </table:table-cell>
              <table:table-cell office:value-type="float" office:value="0.0000122311731297947">
                <text:p>0.0000122311731297947</text:p>
              </table:table-cell>
              <table:table-cell office:value-type="float" office:value="0.0000122311731297947">
                <text:p>0.00001223117312979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00004">
                <text:p>0.00004</text:p>
              </table:table-cell>
              <table:table-cell office:value-type="float" office:value="0.00000125557058068161">
                <text:p>0.00000125557058068161</text:p>
              </table:table-cell>
              <table:table-cell office:value-type="float" office:value="0.00000125557058068161">
                <text:p>0.00000125557058068161</text:p>
              </table:table-cell>
              <table:table-cell office:value-type="float" office:value="0.0008">
                <text:p>0.0008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11659889">
                <text:p>0.0011659889</text:p>
              </table:table-cell>
              <table:table-cell office:value-type="float" office:value="0.0000101091867702266">
                <text:p>0.0000101091867702266</text:p>
              </table:table-cell>
              <table:table-cell office:value-type="float" office:value="0.0000101091867702266">
                <text:p>0.00001010918677022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0431">
                <text:p>0.0000431</text:p>
              </table:table-cell>
              <table:table-cell office:value-type="float" office:value="0.00000334126435114951">
                <text:p>0.00000334126435114951</text:p>
              </table:table-cell>
              <table:table-cell office:value-type="float" office:value="0.00000334126435114951">
                <text:p>0.0000033412643511495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407132">
                <text:p>0.0012407132</text:p>
              </table:table-cell>
              <table:table-cell office:value-type="float" office:value="0.000029587">
                <text:p>0.000029587</text:p>
              </table:table-cell>
              <table:table-cell office:value-type="float" office:value="0.000029587">
                <text:p>0.0000295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443">
                <text:p>0.0000443</text:p>
              </table:table-cell>
              <table:table-cell office:value-type="float" office:value="0.00000182683887649467">
                <text:p>0.00000182683887649467</text:p>
              </table:table-cell>
              <table:table-cell office:value-type="float" office:value="0.00000182683887649467">
                <text:p>0.00000182683887649467</text:p>
              </table:table-cell>
              <table:table-cell office:value-type="float" office:value="0.0008">
                <text:p>0.0008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12921974">
                <text:p>0.0012921974</text:p>
              </table:table-cell>
              <table:table-cell office:value-type="float" office:value="0.0000171522381210593">
                <text:p>0.0000171522381210593</text:p>
              </table:table-cell>
              <table:table-cell office:value-type="float" office:value="0.0000171522381210593">
                <text:p>0.000017152238121059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000457">
                <text:p>0.0000457</text:p>
              </table:table-cell>
              <table:table-cell office:value-type="float" office:value="0.0000012211438714508">
                <text:p>0.0000012211438714508</text:p>
              </table:table-cell>
              <table:table-cell office:value-type="float" office:value="0.0000012211438714508">
                <text:p>0.0000012211438714508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56142">
                <text:p>0.001356142</text:p>
              </table:table-cell>
              <table:table-cell office:value-type="float" office:value="0.0000251426373550795">
                <text:p>0.0000251426373550795</text:p>
              </table:table-cell>
              <table:table-cell office:value-type="float" office:value="0.0000251426373550795">
                <text:p>0.000025142637355079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483">
                <text:p>0.0000483</text:p>
              </table:table-cell>
              <table:table-cell office:value-type="float" office:value="0.00000242424790742709">
                <text:p>0.00000242424790742709</text:p>
              </table:table-cell>
              <table:table-cell office:value-type="float" office:value="0.00000242424790742709">
                <text:p>0.0000024242479074270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158808">
                <text:p>0.0014158808</text:p>
              </table:table-cell>
              <table:table-cell office:value-type="float" office:value="0.0000258177451470207">
                <text:p>0.0000258177451470207</text:p>
              </table:table-cell>
              <table:table-cell office:value-type="float" office:value="0.0000258177451470207">
                <text:p>0.000025817745147020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000491">
                <text:p>0.0000491</text:p>
              </table:table-cell>
              <table:table-cell office:value-type="float" office:value="0.000001838">
                <text:p>0.000001838</text:p>
              </table:table-cell>
              <table:table-cell office:value-type="float" office:value="0.000001838">
                <text:p>0.000001838</text:p>
              </table:table-cell>
              <table:table-cell office:value-type="float" office:value="0.0011">
                <text:p>0.0011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15043888">
                <text:p>0.0015043888</text:p>
              </table:table-cell>
              <table:table-cell office:value-type="float" office:value="0.0000370291606672845">
                <text:p>0.0000370291606672845</text:p>
              </table:table-cell>
              <table:table-cell office:value-type="float" office:value="0.0000370291606672845">
                <text:p>0.000037029160667284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000519">
                <text:p>0.0000519</text:p>
              </table:table-cell>
              <table:table-cell office:value-type="float" office:value="0.00000302873977374232">
                <text:p>0.00000302873977374232</text:p>
              </table:table-cell>
              <table:table-cell office:value-type="float" office:value="0.00000302873977374232">
                <text:p>0.0000030287397737423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68068">
                <text:p>0.0015468068</text:p>
              </table:table-cell>
              <table:table-cell office:value-type="float" office:value="0.0000204835018066168">
                <text:p>0.0000204835018066168</text:p>
              </table:table-cell>
              <table:table-cell office:value-type="float" office:value="0.0000204835018066168">
                <text:p>0.000020483501806616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00547">
                <text:p>0.0000547</text:p>
              </table:table-cell>
              <table:table-cell office:value-type="float" office:value="0.00000358430526826126">
                <text:p>0.00000358430526826126</text:p>
              </table:table-cell>
              <table:table-cell office:value-type="float" office:value="0.00000358430526826126">
                <text:p>0.00000358430526826126</text:p>
              </table:table-cell>
              <table:table-cell office:value-type="float" office:value="0.0011">
                <text:p>0.0011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16190145">
                <text:p>0.0016190145</text:p>
              </table:table-cell>
              <table:table-cell office:value-type="float" office:value="0.0000229134467439619">
                <text:p>0.0000229134467439619</text:p>
              </table:table-cell>
              <table:table-cell office:value-type="float" office:value="0.0000229134467439619">
                <text:p>0.000022913446743961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000554">
                <text:p>0.0000554</text:p>
              </table:table-cell>
              <table:table-cell office:value-type="float" office:value="0.000002825">
                <text:p>0.000002825</text:p>
              </table:table-cell>
              <table:table-cell office:value-type="float" office:value="0.000002825">
                <text:p>0.000002825</text:p>
              </table:table-cell>
              <table:table-cell office:value-type="float" office:value="0.0011">
                <text:p>0.0011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1680497">
                <text:p>0.001680497</text:p>
              </table:table-cell>
              <table:table-cell office:value-type="float" office:value="0.0000554155675469089">
                <text:p>0.0000554155675469089</text:p>
              </table:table-cell>
              <table:table-cell office:value-type="float" office:value="0.0000554155675469089">
                <text:p>0.000055415567546908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00579">
                <text:p>0.0000579</text:p>
              </table:table-cell>
              <table:table-cell office:value-type="float" office:value="0.00000253679061189259">
                <text:p>0.00000253679061189259</text:p>
              </table:table-cell>
              <table:table-cell office:value-type="float" office:value="0.00000253679061189259">
                <text:p>0.00000253679061189259</text:p>
              </table:table-cell>
              <table:table-cell office:value-type="float" office:value="0.0013">
                <text:p>0.0013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17470875">
                <text:p>0.0017470875</text:p>
              </table:table-cell>
              <table:table-cell office:value-type="float" office:value="0.000035296">
                <text:p>0.000035296</text:p>
              </table:table-cell>
              <table:table-cell office:value-type="float" office:value="0.000035296">
                <text:p>0.00003529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000599">
                <text:p>0.0000599</text:p>
              </table:table-cell>
              <table:table-cell office:value-type="float" office:value="0.00000423792331051941">
                <text:p>0.00000423792331051941</text:p>
              </table:table-cell>
              <table:table-cell office:value-type="float" office:value="0.00000423792331051941">
                <text:p>0.00000423792331051941</text:p>
              </table:table-cell>
              <table:table-cell office:value-type="float" office:value="0.0011">
                <text:p>0.0011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18147683">
                <text:p>0.0018147683</text:p>
              </table:table-cell>
              <table:table-cell office:value-type="float" office:value="0.0000394785710853417">
                <text:p>0.0000394785710853417</text:p>
              </table:table-cell>
              <table:table-cell office:value-type="float" office:value="0.0000394785710853417">
                <text:p>0.000039478571085341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0319279184764239">
                <text:p>0.00000319279184764239</text:p>
              </table:table-cell>
              <table:table-cell office:value-type="float" office:value="0.00000319279184764239">
                <text:p>0.00000319279184764239</text:p>
              </table:table-cell>
              <table:table-cell office:value-type="float" office:value="0.0012">
                <text:p>0.0012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18565607">
                <text:p>0.0018565607</text:p>
              </table:table-cell>
              <table:table-cell office:value-type="float" office:value="0.0000601712565679145">
                <text:p>0.0000601712565679145</text:p>
              </table:table-cell>
              <table:table-cell office:value-type="float" office:value="0.0000601712565679145">
                <text:p>0.00006017125656791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637">
                <text:p>0.0000637</text:p>
              </table:table-cell>
              <table:table-cell office:value-type="float" office:value="0.00000211463526020849">
                <text:p>0.00000211463526020849</text:p>
              </table:table-cell>
              <table:table-cell office:value-type="float" office:value="0.00000211463526020849">
                <text:p>0.00000211463526020849</text:p>
              </table:table-cell>
              <table:table-cell office:value-type="float" office:value="0.0017">
                <text:p>0.0017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191569">
                <text:p>0.00191569</text:p>
              </table:table-cell>
              <table:table-cell office:value-type="float" office:value="0.0000406196665723712">
                <text:p>0.0000406196665723712</text:p>
              </table:table-cell>
              <table:table-cell office:value-type="float" office:value="0.0000406196665723712">
                <text:p>0.000040619666572371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000655">
                <text:p>0.0000655</text:p>
              </table:table-cell>
              <table:table-cell office:value-type="float" office:value="0.0000033937795815706">
                <text:p>0.0000033937795815706</text:p>
              </table:table-cell>
              <table:table-cell office:value-type="float" office:value="0.0000033937795815706">
                <text:p>0.0000033937795815706</text:p>
              </table:table-cell>
              <table:table-cell office:value-type="float" office:value="0.0015">
                <text:p>0.0015</text:p>
              </table:table-cell>
              <table:table-cell office:value-type="float" office:value="0.0005270463">
                <text:p>0.0005270463</text:p>
              </table:table-cell>
              <table:table-cell office:value-type="float" office:value="0.0005270463">
                <text:p>0.0005270463</text:p>
              </table:table-cell>
              <table:table-cell office:value-type="float" office:value="0.0019882112">
                <text:p>0.0019882112</text:p>
              </table:table-cell>
              <table:table-cell office:value-type="float" office:value="0.0000546304789849063">
                <text:p>0.0000546304789849063</text:p>
              </table:table-cell>
              <table:table-cell office:value-type="float" office:value="0.0000546304789849063">
                <text:p>0.000054630478984906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00264824747717013">
                <text:p>0.00000264824747717013</text:p>
              </table:table-cell>
              <table:table-cell office:value-type="float" office:value="0.00000264824747717013">
                <text:p>0.00000264824747717013</text:p>
              </table:table-cell>
              <table:table-cell office:value-type="float" office:value="0.0015">
                <text:p>0.0015</text:p>
              </table:table-cell>
              <table:table-cell office:value-type="float" office:value="0.0005270463">
                <text:p>0.0005270463</text:p>
              </table:table-cell>
              <table:table-cell office:value-type="float" office:value="0.0005270463">
                <text:p>0.0005270463</text:p>
              </table:table-cell>
              <table:table-cell office:value-type="float" office:value="0.0020363857">
                <text:p>0.0020363857</text:p>
              </table:table-cell>
              <table:table-cell office:value-type="float" office:value="0.0000441791252101835">
                <text:p>0.0000441791252101835</text:p>
              </table:table-cell>
              <table:table-cell office:value-type="float" office:value="0.0000441791252101835">
                <text:p>0.000044179125210183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000694">
                <text:p>0.0000694</text:p>
              </table:table-cell>
              <table:table-cell office:value-type="float" office:value="0.00000298377991492138">
                <text:p>0.00000298377991492138</text:p>
              </table:table-cell>
              <table:table-cell office:value-type="float" office:value="0.00000298377991492138">
                <text:p>0.00000298377991492138</text:p>
              </table:table-cell>
              <table:table-cell office:value-type="float" office:value="0.0013">
                <text:p>0.0013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2116111">
                <text:p>0.002116111</text:p>
              </table:table-cell>
              <table:table-cell office:value-type="float" office:value="0.0000527678589393765">
                <text:p>0.0000527678589393765</text:p>
              </table:table-cell>
              <table:table-cell office:value-type="float" office:value="0.0000527678589393765">
                <text:p>0.000052767858939376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000705">
                <text:p>0.0000705</text:p>
              </table:table-cell>
              <table:table-cell office:value-type="float" office:value="0.00000306779650282105">
                <text:p>0.00000306779650282105</text:p>
              </table:table-cell>
              <table:table-cell office:value-type="float" office:value="0.00000306779650282105">
                <text:p>0.00000306779650282105</text:p>
              </table:table-cell>
              <table:table-cell office:value-type="float" office:value="0.0015">
                <text:p>0.0015</text:p>
              </table:table-cell>
              <table:table-cell office:value-type="float" office:value="0.0005270463">
                <text:p>0.0005270463</text:p>
              </table:table-cell>
              <table:table-cell office:value-type="float" office:value="0.0005270463">
                <text:p>0.0005270463</text:p>
              </table:table-cell>
              <table:table-cell office:value-type="float" office:value="0.0021961894">
                <text:p>0.0021961894</text:p>
              </table:table-cell>
              <table:table-cell office:value-type="float" office:value="0.0000477851975402819">
                <text:p>0.0000477851975402819</text:p>
              </table:table-cell>
              <table:table-cell office:value-type="float" office:value="0.0000477851975402819">
                <text:p>0.000047785197540281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000721">
                <text:p>0.0000721</text:p>
              </table:table-cell>
              <table:table-cell office:value-type="float" office:value="0.00000181243427925311">
                <text:p>0.00000181243427925311</text:p>
              </table:table-cell>
              <table:table-cell office:value-type="float" office:value="0.00000181243427925311">
                <text:p>0.00000181243427925311</text:p>
              </table:table-cell>
              <table:table-cell office:value-type="float" office:value="0.0013">
                <text:p>0.0013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22491008">
                <text:p>0.0022491008</text:p>
              </table:table-cell>
              <table:table-cell office:value-type="float" office:value="0.0000389982601720897">
                <text:p>0.0000389982601720897</text:p>
              </table:table-cell>
              <table:table-cell office:value-type="float" office:value="0.0000389982601720897">
                <text:p>0.000038998260172089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0000734">
                <text:p>0.0000734</text:p>
              </table:table-cell>
              <table:table-cell office:value-type="float" office:value="0.00000133953620905625">
                <text:p>0.00000133953620905625</text:p>
              </table:table-cell>
              <table:table-cell office:value-type="float" office:value="0.00000133953620905625">
                <text:p>0.00000133953620905625</text:p>
              </table:table-cell>
              <table:table-cell office:value-type="float" office:value="0.0018">
                <text:p>0.0018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23032605">
                <text:p>0.0023032605</text:p>
              </table:table-cell>
              <table:table-cell office:value-type="float" office:value="0.0000580451230386151">
                <text:p>0.0000580451230386151</text:p>
              </table:table-cell>
              <table:table-cell office:value-type="float" office:value="0.0000580451230386151">
                <text:p>0.000058045123038615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00437757691937723">
                <text:p>0.00000437757691937723</text:p>
              </table:table-cell>
              <table:table-cell office:value-type="float" office:value="0.00000437757691937723">
                <text:p>0.00000437757691937723</text:p>
              </table:table-cell>
              <table:table-cell office:value-type="float" office:value="0.0017">
                <text:p>0.0017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23864055">
                <text:p>0.0023864055</text:p>
              </table:table-cell>
              <table:table-cell office:value-type="float" office:value="0.0000663522064863772">
                <text:p>0.0000663522064863772</text:p>
              </table:table-cell>
              <table:table-cell office:value-type="float" office:value="0.0000663522064863772">
                <text:p>0.000066352206486377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0000787">
                <text:p>0.0000787</text:p>
              </table:table-cell>
              <table:table-cell office:value-type="float" office:value="0.0000039765029787479">
                <text:p>0.0000039765029787479</text:p>
              </table:table-cell>
              <table:table-cell office:value-type="float" office:value="0.0000039765029787479">
                <text:p>0.0000039765029787479</text:p>
              </table:table-cell>
              <table:table-cell office:value-type="float" office:value="0.0019">
                <text:p>0.0019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24579163">
                <text:p>0.0024579163</text:p>
              </table:table-cell>
              <table:table-cell office:value-type="float" office:value="0.0000698321431683575">
                <text:p>0.0000698321431683575</text:p>
              </table:table-cell>
              <table:table-cell office:value-type="float" office:value="0.0000698321431683575">
                <text:p>0.000069832143168357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00818">
                <text:p>0.0000818</text:p>
              </table:table-cell>
              <table:table-cell office:value-type="float" office:value="0.00000361832869578345">
                <text:p>0.00000361832869578345</text:p>
              </table:table-cell>
              <table:table-cell office:value-type="float" office:value="0.00000361832869578345">
                <text:p>0.00000361832869578345</text:p>
              </table:table-cell>
              <table:table-cell office:value-type="float" office:value="0.0017">
                <text:p>0.0017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24874979">
                <text:p>0.0024874979</text:p>
              </table:table-cell>
              <table:table-cell office:value-type="float" office:value="0.0000355573205235073">
                <text:p>0.0000355573205235073</text:p>
              </table:table-cell>
              <table:table-cell office:value-type="float" office:value="0.0000355573205235073">
                <text:p>0.00003555732052350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822">
                <text:p>0.0000822</text:p>
              </table:table-cell>
              <table:table-cell office:value-type="float" office:value="0.00000137673970751065">
                <text:p>0.00000137673970751065</text:p>
              </table:table-cell>
              <table:table-cell office:value-type="float" office:value="0.00000137673970751065">
                <text:p>0.00000137673970751065</text:p>
              </table:table-cell>
              <table:table-cell office:value-type="float" office:value="0.0018">
                <text:p>0.0018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25598975">
                <text:p>0.0025598975</text:p>
              </table:table-cell>
              <table:table-cell office:value-type="float" office:value="0.0000607199035618914">
                <text:p>0.0000607199035618914</text:p>
              </table:table-cell>
              <table:table-cell office:value-type="float" office:value="0.0000607199035618914">
                <text:p>0.000060719903561891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000833">
                <text:p>0.0000833</text:p>
              </table:table-cell>
              <table:table-cell office:value-type="float" office:value="0.00000155429897432391">
                <text:p>0.00000155429897432391</text:p>
              </table:table-cell>
              <table:table-cell office:value-type="float" office:value="0.00000155429897432391">
                <text:p>0.00000155429897432391</text:p>
              </table:table-cell>
              <table:table-cell office:value-type="float" office:value="0.0019">
                <text:p>0.0019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26134909">
                <text:p>0.0026134909</text:p>
              </table:table-cell>
              <table:table-cell office:value-type="float" office:value="0.0000454557745612838">
                <text:p>0.0000454557745612838</text:p>
              </table:table-cell>
              <table:table-cell office:value-type="float" office:value="0.0000454557745612838">
                <text:p>0.000045455774561283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0000863">
                <text:p>0.0000863</text:p>
              </table:table-cell>
              <table:table-cell office:value-type="float" office:value="0.00000289830883801944">
                <text:p>0.00000289830883801944</text:p>
              </table:table-cell>
              <table:table-cell office:value-type="float" office:value="0.00000289830883801944">
                <text:p>0.00000289830883801944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908922">
                <text:p>0.0026908922</text:p>
              </table:table-cell>
              <table:table-cell office:value-type="float" office:value="0.0000502534154947191">
                <text:p>0.0000502534154947191</text:p>
              </table:table-cell>
              <table:table-cell office:value-type="float" office:value="0.0000502534154947191">
                <text:p>0.000050253415494719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0000882">
                <text:p>0.0000882</text:p>
              </table:table-cell>
              <table:table-cell office:value-type="float" office:value="0.00000273">
                <text:p>0.00000273</text:p>
              </table:table-cell>
              <table:table-cell office:value-type="float" office:value="0.00000273">
                <text:p>0.00000273</text:p>
              </table:table-cell>
              <table:table-cell office:value-type="float" office:value="0.0018">
                <text:p>0.0018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27453987">
                <text:p>0.0027453987</text:p>
              </table:table-cell>
              <table:table-cell office:value-type="float" office:value="0.0000404238419897987">
                <text:p>0.0000404238419897987</text:p>
              </table:table-cell>
              <table:table-cell office:value-type="float" office:value="0.0000404238419897987">
                <text:p>0.000040423841989798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000882">
                <text:p>0.0000882</text:p>
              </table:table-cell>
              <table:table-cell office:value-type="float" office:value="0.0000014280810726346">
                <text:p>0.0000014280810726346</text:p>
              </table:table-cell>
              <table:table-cell office:value-type="float" office:value="0.0000014280810726346">
                <text:p>0.0000014280810726346</text:p>
              </table:table-cell>
              <table:table-cell office:value-type="float" office:value="0.0019">
                <text:p>0.0019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28268069">
                <text:p>0.0028268069</text:p>
              </table:table-cell>
              <table:table-cell office:value-type="float" office:value="0.0000243710881176938">
                <text:p>0.0000243710881176938</text:p>
              </table:table-cell>
              <table:table-cell office:value-type="float" office:value="0.0000243710881176938">
                <text:p>0.000024371088117693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0000901">
                <text:p>0.0000901</text:p>
              </table:table-cell>
              <table:table-cell office:value-type="float" office:value="0.00000104862021637253">
                <text:p>0.00000104862021637253</text:p>
              </table:table-cell>
              <table:table-cell office:value-type="float" office:value="0.00000104862021637253">
                <text:p>0.00000104862021637253</text:p>
              </table:table-cell>
              <table:table-cell office:value-type="float" office:value="0.002">
                <text:p>0.002</text:p>
              </table:table-cell>
              <table:table-cell office:value-type="float" office:value="0.0004714045">
                <text:p>0.0004714045</text:p>
              </table:table-cell>
              <table:table-cell office:value-type="float" office:value="0.0004714045">
                <text:p>0.0004714045</text:p>
              </table:table-cell>
              <table:table-cell office:value-type="float" office:value="0.0029101917">
                <text:p>0.0029101917</text:p>
              </table:table-cell>
              <table:table-cell office:value-type="float" office:value="0.0000549746647367921">
                <text:p>0.0000549746647367921</text:p>
              </table:table-cell>
              <table:table-cell office:value-type="float" office:value="0.0000549746647367921">
                <text:p>0.000054974664736792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0000933">
                <text:p>0.0000933</text:p>
              </table:table-cell>
              <table:table-cell office:value-type="float" office:value="0.00000272581482104902">
                <text:p>0.00000272581482104902</text:p>
              </table:table-cell>
              <table:table-cell office:value-type="float" office:value="0.00000272581482104902">
                <text:p>0.00000272581482104902</text:p>
              </table:table-cell>
              <table:table-cell office:value-type="float" office:value="0.0022">
                <text:p>0.0022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0421637">
                <text:p>0.000421637</text:p>
              </table:table-cell>
              <table:table-cell office:value-type="float" office:value="0.0029527675">
                <text:p>0.0029527675</text:p>
              </table:table-cell>
              <table:table-cell office:value-type="float" office:value="0.000056090118120865">
                <text:p>0.000056090118120865</text:p>
              </table:table-cell>
              <table:table-cell office:value-type="float" office:value="0.000056090118120865">
                <text:p>0.00005609011812086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0000947">
                <text:p>0.0000947</text:p>
              </table:table-cell>
              <table:table-cell office:value-type="float" office:value="0.00000187208775690145">
                <text:p>0.00000187208775690145</text:p>
              </table:table-cell>
              <table:table-cell office:value-type="float" office:value="0.00000187208775690145">
                <text:p>0.00000187208775690145</text:p>
              </table:table-cell>
              <table:table-cell office:value-type="float" office:value="0.0021">
                <text:p>0.0021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30506144">
                <text:p>0.0030506144</text:p>
              </table:table-cell>
              <table:table-cell office:value-type="float" office:value="0.0000641295653436154">
                <text:p>0.0000641295653436154</text:p>
              </table:table-cell>
              <table:table-cell office:value-type="float" office:value="0.0000641295653436154">
                <text:p>0.000064129565343615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0000969">
                <text:p>0.0000969</text:p>
              </table:table-cell>
              <table:table-cell office:value-type="float" office:value="0.000001538">
                <text:p>0.000001538</text:p>
              </table:table-cell>
              <table:table-cell office:value-type="float" office:value="0.000001538">
                <text:p>0.000001538</text:p>
              </table:table-cell>
              <table:table-cell office:value-type="float" office:value="0.0021">
                <text:p>0.0021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30934788">
                <text:p>0.0030934788</text:p>
              </table:table-cell>
              <table:table-cell office:value-type="float" office:value="0.000076318134460806">
                <text:p>0.000076318134460806</text:p>
              </table:table-cell>
              <table:table-cell office:value-type="float" office:value="0.000076318134460806">
                <text:p>0.00007631813446080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00975">
                <text:p>0.0000975</text:p>
              </table:table-cell>
              <table:table-cell office:value-type="float" office:value="0.00000250812114684726">
                <text:p>0.00000250812114684726</text:p>
              </table:table-cell>
              <table:table-cell office:value-type="float" office:value="0.00000250812114684726">
                <text:p>0.00000250812114684726</text:p>
              </table:table-cell>
              <table:table-cell office:value-type="float" office:value="0.0021">
                <text:p>0.0021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31134886">
                <text:p>0.0031134886</text:p>
              </table:table-cell>
              <table:table-cell office:value-type="float" office:value="0.0000445246995444607">
                <text:p>0.0000445246995444607</text:p>
              </table:table-cell>
              <table:table-cell office:value-type="float" office:value="0.0000445246995444607">
                <text:p>0.00004452469954446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983">
                <text:p>0.0000983</text:p>
              </table:table-cell>
              <table:table-cell office:value-type="float" office:value="0.000000643681104383983">
                <text:p>0.000000643681104383983</text:p>
              </table:table-cell>
              <table:table-cell office:value-type="float" office:value="0.000000643681104383983">
                <text:p>0.000000643681104383983</text:p>
              </table:table-cell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985797">
                <text:p>0.0031985797</text:p>
              </table:table-cell>
              <table:table-cell office:value-type="float" office:value="0.00008684">
                <text:p>0.00008684</text:p>
              </table:table-cell>
              <table:table-cell office:value-type="float" office:value="0.00008684">
                <text:p>0.00008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error-upper-indicator="true" chart:error-lower-indicator="true" chart:error-category="cell-range" chart:error-upper-range="Hoja1.E56:Hoja1.E105" chart:error-lower-range="Hoja1.E56:Hoja1.E105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 style:data-style-name="N111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Hoja1.F56:Hoja1.F105" chart:error-lower-range="Hoja1.F56:Hoja1.F105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Hoja1.G56:Hoja1.G105" chart:error-lower-range="Hoja1.G56:Hoja1.G105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91cm" svg:height="11.936cm" xlink:href=".." xlink:type="simple" chart:class="chart:scatter" chart:column-mapping="0 1 2" chart:style-name="ch1">
        <chart:legend chart:legend-position="end" svg:x="18.651cm" svg:y="5.171cm" style:legend-expansion="high" chart:style-name="ch2"/>
        <chart:plot-area chart:style-name="ch3" table:cell-range-address="Hoja1.A55:Hoja1.D105" chart:data-source-has-labels="both" svg:x="0.859cm" svg:y="1.087cm" svg:width="16.974cm" svg:height="10.191cm">
          <chartooo:coordinate-region svg:x="2.327cm" svg:y="1.286cm" svg:width="15.319cm" svg:height="9.345cm"/>
          <chart:axis chart:dimension="x" chart:name="primary-x" chart:style-name="ch4" chartooo:axis-type="auto">
            <chart:categories table:cell-range-address="Hoja1.A56:Hoja1.A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56:Hoja1.B105" chart:label-cell-address="Hoja1.B55:Hoja1.B55" chart:class="chart:scatter">
            <chart:domain table:cell-range-address="Hoja1.A56:Hoja1.A105"/>
            <chart:error-indicator chart:style-name="ch8" chart:dimension="y"/>
            <chart:data-point chart:repeated="50"/>
          </chart:series>
          <chart:series chart:style-name="ch9" chart:values-cell-range-address="Hoja1.C56:Hoja1.C105" chart:label-cell-address="Hoja1.C55:Hoja1.C55" chart:class="chart:scatter">
            <chart:error-indicator chart:style-name="ch8" chart:dimension="y"/>
            <chart:data-point chart:repeated="50"/>
          </chart:series>
          <chart:series chart:style-name="ch10" chart:values-cell-range-address="Hoja1.D56:Hoja1.D105" chart:label-cell-address="Hoja1.D55:Hoja1.D55" chart:class="chart:scatter">
            <chart:error-indicator chart:style-name="ch8" chart:dimension="y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ython</text:p>
                <draw:g>
                  <svg:desc>Hoja1.B55:Hoja1.B55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Columna E</text:p>
              </table:table-cell>
              <table:table-cell office:value-type="string">
                <text:p>Scilab</text:p>
                <draw:g>
                  <svg:desc>Hoja1.C55:Hoja1.C55</svg:desc>
                </draw:g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  <table:table-cell office:value-type="string">
                <text:p>Octave</text:p>
                <draw:g>
                  <svg:desc>Hoja1.D55:Hoja1.D55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56:Hoja1.A105</svg:desc>
                </draw:g>
              </table:table-cell>
              <table:table-cell office:value-type="float" office:value="1">
                <text:p>1</text:p>
                <draw:g>
                  <svg:desc>Hoja1.A56:Hoja1.A105</svg:desc>
                </draw:g>
              </table:table-cell>
              <table:table-cell office:value-type="float" office:value="0.00000181">
                <text:p>0.00000181</text:p>
                <draw:g>
                  <svg:desc>Hoja1.B56:Hoja1.B105</svg:desc>
                </draw:g>
              </table:table-cell>
              <table:table-cell office:value-type="float" office:value="0.000000685496605327854">
                <text:p>0.000000685496605327854</text:p>
                <draw:g>
                  <svg:desc>Hoja1.E56:Hoja1.E105</svg:desc>
                </draw:g>
              </table:table-cell>
              <table:table-cell office:value-type="float" office:value="0.000000685496605327854">
                <text:p>0.000000685496605327854</text:p>
                <draw:g>
                  <svg:desc>Hoja1.E56:Hoja1.E105</svg:desc>
                </draw:g>
              </table:table-cell>
              <table:table-cell office:value-type="float" office:value="0.014">
                <text:p>0.014</text:p>
                <draw:g>
                  <svg:desc>Hoja1.C56:Hoja1.C105</svg:desc>
                </draw:g>
              </table:table-cell>
              <table:table-cell office:value-type="float" office:value="0.0031622777">
                <text:p>0.0031622777</text:p>
                <draw:g>
                  <svg:desc>Hoja1.F56:Hoja1.F105</svg:desc>
                </draw:g>
              </table:table-cell>
              <table:table-cell office:value-type="float" office:value="0.0031622777">
                <text:p>0.0031622777</text:p>
                <draw:g>
                  <svg:desc>Hoja1.F56:Hoja1.F105</svg:desc>
                </draw:g>
              </table:table-cell>
              <table:table-cell office:value-type="float" office:value="0.0074223057">
                <text:p>0.0074223057</text:p>
                <draw:g>
                  <svg:desc>Hoja1.D56:Hoja1.D105</svg:desc>
                </draw:g>
              </table:table-cell>
              <table:table-cell office:value-type="float" office:value="0.0023562403">
                <text:p>0.0023562403</text:p>
                <draw:g>
                  <svg:desc>Hoja1.G56:Hoja1.G105</svg:desc>
                </draw:g>
              </table:table-cell>
              <table:table-cell office:value-type="float" office:value="0.0023562403">
                <text:p>0.0023562403</text:p>
                <draw:g>
                  <svg:desc>Hoja1.G56:Hoja1.G10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328">
                <text:p>0.00328</text:p>
              </table:table-cell>
              <table:table-cell office:value-type="float" office:value="0.0002031136">
                <text:p>0.0002031136</text:p>
              </table:table-cell>
              <table:table-cell office:value-type="float" office:value="0.0002031136">
                <text:p>0.0002031136</text:p>
              </table:table-cell>
              <table:table-cell office:value-type="float" office:value="0.0259">
                <text:p>0.0259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132626686">
                <text:p>0.0132626686</text:p>
              </table:table-cell>
              <table:table-cell office:value-type="float" office:value="0.000045090590179365">
                <text:p>0.000045090590179365</text:p>
              </table:table-cell>
              <table:table-cell office:value-type="float" office:value="0.000045090590179365">
                <text:p>0.00004509059017936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0698">
                <text:p>0.00698</text:p>
              </table:table-cell>
              <table:table-cell office:value-type="float" office:value="0.0017913896">
                <text:p>0.0017913896</text:p>
              </table:table-cell>
              <table:table-cell office:value-type="float" office:value="0.0017913896">
                <text:p>0.0017913896</text:p>
              </table:table-cell>
              <table:table-cell office:value-type="float" office:value="0.0389">
                <text:p>0.0389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003162278">
                <text:p>0.0003162278</text:p>
              </table:table-cell>
              <table:table-cell office:value-type="float" office:value="0.0198285906">
                <text:p>0.0198285906</text:p>
              </table:table-cell>
              <table:table-cell office:value-type="float" office:value="0.0000782999211197408">
                <text:p>0.0000782999211197408</text:p>
              </table:table-cell>
              <table:table-cell office:value-type="float" office:value="0.0000782999211197408">
                <text:p>0.00007829992111974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959">
                <text:p>0.00959</text:p>
              </table:table-cell>
              <table:table-cell office:value-type="float" office:value="0.0000376814092326227">
                <text:p>0.0000376814092326227</text:p>
              </table:table-cell>
              <table:table-cell office:value-type="float" office:value="0.0000376814092326227">
                <text:p>0.0000376814092326227</text:p>
              </table:table-cell>
              <table:table-cell office:value-type="float" office:value="0.0517">
                <text:p>0.0517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264037988">
                <text:p>0.0264037988</text:p>
              </table:table-cell>
              <table:table-cell office:value-type="float" office:value="0.000075935">
                <text:p>0.000075935</text:p>
              </table:table-cell>
              <table:table-cell office:value-type="float" office:value="0.000075935">
                <text:p>0.0000759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127">
                <text:p>0.0127</text:p>
              </table:table-cell>
              <table:table-cell office:value-type="float" office:value="0.0000409711766738024">
                <text:p>0.0000409711766738024</text:p>
              </table:table-cell>
              <table:table-cell office:value-type="float" office:value="0.0000409711766738024">
                <text:p>0.0000409711766738024</text:p>
              </table:table-cell>
              <table:table-cell office:value-type="float" office:value="0.0646">
                <text:p>0.0646</text:p>
              </table:table-cell>
              <table:table-cell office:value-type="float" office:value="0.0006992059">
                <text:p>0.0006992059</text:p>
              </table:table-cell>
              <table:table-cell office:value-type="float" office:value="0.0006992059">
                <text:p>0.0006992059</text:p>
              </table:table-cell>
              <table:table-cell office:value-type="float" office:value="0.0329762992">
                <text:p>0.0329762992</text:p>
              </table:table-cell>
              <table:table-cell office:value-type="float" office:value="0.0000888046973654083">
                <text:p>0.0000888046973654083</text:p>
              </table:table-cell>
              <table:table-cell office:value-type="float" office:value="0.0000888046973654083">
                <text:p>0.000088804697365408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16">
                <text:p>0.016</text:p>
              </table:table-cell>
              <table:table-cell office:value-type="float" office:value="0.0000650694394453999">
                <text:p>0.0000650694394453999</text:p>
              </table:table-cell>
              <table:table-cell office:value-type="float" office:value="0.0000650694394453999">
                <text:p>0.0000650694394453999</text:p>
              </table:table-cell>
              <table:table-cell office:value-type="float" office:value="0.0775">
                <text:p>0.0775</text:p>
              </table:table-cell>
              <table:table-cell office:value-type="float" office:value="0.0007071068">
                <text:p>0.0007071068</text:p>
              </table:table-cell>
              <table:table-cell office:value-type="float" office:value="0.0007071068">
                <text:p>0.0007071068</text:p>
              </table:table-cell>
              <table:table-cell office:value-type="float" office:value="0.0395200849">
                <text:p>0.0395200849</text:p>
              </table:table-cell>
              <table:table-cell office:value-type="float" office:value="0.0001005657">
                <text:p>0.0001005657</text:p>
              </table:table-cell>
              <table:table-cell office:value-type="float" office:value="0.0001005657">
                <text:p>0.00010056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191">
                <text:p>0.0191</text:p>
              </table:table-cell>
              <table:table-cell office:value-type="float" office:value="0.0000869788424727216">
                <text:p>0.0000869788424727216</text:p>
              </table:table-cell>
              <table:table-cell office:value-type="float" office:value="0.0000869788424727216">
                <text:p>0.0000869788424727216</text:p>
              </table:table-cell>
              <table:table-cell office:value-type="float" office:value="0.0905">
                <text:p>0.0905</text:p>
              </table:table-cell>
              <table:table-cell office:value-type="float" office:value="0.0005270463">
                <text:p>0.0005270463</text:p>
              </table:table-cell>
              <table:table-cell office:value-type="float" office:value="0.0005270463">
                <text:p>0.0005270463</text:p>
              </table:table-cell>
              <table:table-cell office:value-type="float" office:value="0.0460814084">
                <text:p>0.0460814084</text:p>
              </table:table-cell>
              <table:table-cell office:value-type="float" office:value="0.0000900122569548642">
                <text:p>0.0000900122569548642</text:p>
              </table:table-cell>
              <table:table-cell office:value-type="float" office:value="0.0000900122569548642">
                <text:p>0.00009001225695486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221">
                <text:p>0.0221</text:p>
              </table:table-cell>
              <table:table-cell office:value-type="float" office:value="0.0000635065478651882">
                <text:p>0.0000635065478651882</text:p>
              </table:table-cell>
              <table:table-cell office:value-type="float" office:value="0.0000635065478651882">
                <text:p>0.0000635065478651882</text:p>
              </table:table-cell>
              <table:table-cell office:value-type="float" office:value="0.1031">
                <text:p>0.1031</text:p>
              </table:table-cell>
              <table:table-cell office:value-type="float" office:value="0.0007378648">
                <text:p>0.0007378648</text:p>
              </table:table-cell>
              <table:table-cell office:value-type="float" office:value="0.0007378648">
                <text:p>0.0007378648</text:p>
              </table:table-cell>
              <table:table-cell office:value-type="float" office:value="0.0526540001">
                <text:p>0.0526540001</text:p>
              </table:table-cell>
              <table:table-cell office:value-type="float" office:value="0.0000857183458086188">
                <text:p>0.0000857183458086188</text:p>
              </table:table-cell>
              <table:table-cell office:value-type="float" office:value="0.0000857183458086188">
                <text:p>0.00008571834580861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5">
                <text:p>0.025</text:p>
              </table:table-cell>
              <table:table-cell office:value-type="float" office:value="0.0000827032663957956">
                <text:p>0.0000827032663957956</text:p>
              </table:table-cell>
              <table:table-cell office:value-type="float" office:value="0.0000827032663957956">
                <text:p>0.0000827032663957956</text:p>
              </table:table-cell>
              <table:table-cell office:value-type="float" office:value="0.1164">
                <text:p>0.1164</text:p>
              </table:table-cell>
              <table:table-cell office:value-type="float" office:value="0.000843274">
                <text:p>0.000843274</text:p>
              </table:table-cell>
              <table:table-cell office:value-type="float" office:value="0.000843274">
                <text:p>0.000843274</text:p>
              </table:table-cell>
              <table:table-cell office:value-type="float" office:value="0.0591902053">
                <text:p>0.0591902053</text:p>
              </table:table-cell>
              <table:table-cell office:value-type="float" office:value="0.000123564">
                <text:p>0.000123564</text:p>
              </table:table-cell>
              <table:table-cell office:value-type="float" office:value="0.000123564">
                <text:p>0.0001235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83">
                <text:p>0.0283</text:p>
              </table:table-cell>
              <table:table-cell office:value-type="float" office:value="0.0000737192962499532">
                <text:p>0.0000737192962499532</text:p>
              </table:table-cell>
              <table:table-cell office:value-type="float" office:value="0.0000737192962499532">
                <text:p>0.0000737192962499532</text:p>
              </table:table-cell>
              <table:table-cell office:value-type="float" office:value="0.1292">
                <text:p>0.1292</text:p>
              </table:table-cell>
              <table:table-cell office:value-type="float" office:value="0.0012292726">
                <text:p>0.0012292726</text:p>
              </table:table-cell>
              <table:table-cell office:value-type="float" office:value="0.0012292726">
                <text:p>0.0012292726</text:p>
              </table:table-cell>
              <table:table-cell office:value-type="float" office:value="0.0657750795">
                <text:p>0.0657750795</text:p>
              </table:table-cell>
              <table:table-cell office:value-type="float" office:value="0.0001677024">
                <text:p>0.0001677024</text:p>
              </table:table-cell>
              <table:table-cell office:value-type="float" office:value="0.0001677024">
                <text:p>0.000167702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316">
                <text:p>0.0316</text:p>
              </table:table-cell>
              <table:table-cell office:value-type="float" office:value="0.0000708735736834749">
                <text:p>0.0000708735736834749</text:p>
              </table:table-cell>
              <table:table-cell office:value-type="float" office:value="0.0000708735736834749">
                <text:p>0.0000708735736834749</text:p>
              </table:table-cell>
              <table:table-cell office:value-type="float" office:value="0.1419">
                <text:p>0.1419</text:p>
              </table:table-cell>
              <table:table-cell office:value-type="float" office:value="0.000875595">
                <text:p>0.000875595</text:p>
              </table:table-cell>
              <table:table-cell office:value-type="float" office:value="0.000875595">
                <text:p>0.000875595</text:p>
              </table:table-cell>
              <table:table-cell office:value-type="float" office:value="0.0723981121">
                <text:p>0.0723981121</text:p>
              </table:table-cell>
              <table:table-cell office:value-type="float" office:value="0.0002399638">
                <text:p>0.0002399638</text:p>
              </table:table-cell>
              <table:table-cell office:value-type="float" office:value="0.0002399638">
                <text:p>0.000239963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348">
                <text:p>0.0348</text:p>
              </table:table-cell>
              <table:table-cell office:value-type="float" office:value="0.0001736786">
                <text:p>0.0001736786</text:p>
              </table:table-cell>
              <table:table-cell office:value-type="float" office:value="0.0001736786">
                <text:p>0.0001736786</text:p>
              </table:table-cell>
              <table:table-cell office:value-type="float" office:value="0.1547">
                <text:p>0.1547</text:p>
              </table:table-cell>
              <table:table-cell office:value-type="float" office:value="0.0009486833">
                <text:p>0.0009486833</text:p>
              </table:table-cell>
              <table:table-cell office:value-type="float" office:value="0.0009486833">
                <text:p>0.0009486833</text:p>
              </table:table-cell>
              <table:table-cell office:value-type="float" office:value="0.078967483">
                <text:p>0.078967483</text:p>
              </table:table-cell>
              <table:table-cell office:value-type="float" office:value="0.0001542972">
                <text:p>0.0001542972</text:p>
              </table:table-cell>
              <table:table-cell office:value-type="float" office:value="0.0001542972">
                <text:p>0.000154297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382">
                <text:p>0.0382</text:p>
              </table:table-cell>
              <table:table-cell office:value-type="float" office:value="0.0002163738">
                <text:p>0.0002163738</text:p>
              </table:table-cell>
              <table:table-cell office:value-type="float" office:value="0.0002163738">
                <text:p>0.0002163738</text:p>
              </table:table-cell>
              <table:table-cell office:value-type="float" office:value="0.1673">
                <text:p>0.1673</text:p>
              </table:table-cell>
              <table:table-cell office:value-type="float" office:value="0.0013374935">
                <text:p>0.0013374935</text:p>
              </table:table-cell>
              <table:table-cell office:value-type="float" office:value="0.0013374935">
                <text:p>0.0013374935</text:p>
              </table:table-cell>
              <table:table-cell office:value-type="float" office:value="0.0854654143">
                <text:p>0.0854654143</text:p>
              </table:table-cell>
              <table:table-cell office:value-type="float" office:value="0.0002628221">
                <text:p>0.0002628221</text:p>
              </table:table-cell>
              <table:table-cell office:value-type="float" office:value="0.0002628221">
                <text:p>0.00026282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413">
                <text:p>0.0413</text:p>
              </table:table-cell>
              <table:table-cell office:value-type="float" office:value="0.0001610506">
                <text:p>0.0001610506</text:p>
              </table:table-cell>
              <table:table-cell office:value-type="float" office:value="0.0001610506">
                <text:p>0.0001610506</text:p>
              </table:table-cell>
              <table:table-cell office:value-type="float" office:value="0.0803">
                <text:p>0.0803</text:p>
              </table:table-cell>
              <table:table-cell office:value-type="float" office:value="0.3156327155">
                <text:p>0.3156327155</text:p>
              </table:table-cell>
              <table:table-cell office:value-type="float" office:value="0.3156327155">
                <text:p>0.3156327155</text:p>
              </table:table-cell>
              <table:table-cell office:value-type="float" office:value="0.0920706125">
                <text:p>0.0920706125</text:p>
              </table:table-cell>
              <table:table-cell office:value-type="float" office:value="0.0002693395">
                <text:p>0.0002693395</text:p>
              </table:table-cell>
              <table:table-cell office:value-type="float" office:value="0.0002693395">
                <text:p>0.000269339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443">
                <text:p>0.0443</text:p>
              </table:table-cell>
              <table:table-cell office:value-type="float" office:value="0.0002774978">
                <text:p>0.0002774978</text:p>
              </table:table-cell>
              <table:table-cell office:value-type="float" office:value="0.0002774978">
                <text:p>0.0002774978</text:p>
              </table:table-cell>
              <table:table-cell office:value-type="float" office:value="0.193">
                <text:p>0.193</text:p>
              </table:table-cell>
              <table:table-cell office:value-type="float" office:value="0.0015634719">
                <text:p>0.0015634719</text:p>
              </table:table-cell>
              <table:table-cell office:value-type="float" office:value="0.0015634719">
                <text:p>0.0015634719</text:p>
              </table:table-cell>
              <table:table-cell office:value-type="float" office:value="0.0986107639">
                <text:p>0.0986107639</text:p>
              </table:table-cell>
              <table:table-cell office:value-type="float" office:value="0.0002445725">
                <text:p>0.0002445725</text:p>
              </table:table-cell>
              <table:table-cell office:value-type="float" office:value="0.0002445725">
                <text:p>0.00024457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473">
                <text:p>0.0473</text:p>
              </table:table-cell>
              <table:table-cell office:value-type="float" office:value="0.0001910828">
                <text:p>0.0001910828</text:p>
              </table:table-cell>
              <table:table-cell office:value-type="float" office:value="0.0001910828">
                <text:p>0.0001910828</text:p>
              </table:table-cell>
              <table:table-cell office:value-type="float" office:value="0.206">
                <text:p>0.206</text:p>
              </table:table-cell>
              <table:table-cell office:value-type="float" office:value="0.0019436506">
                <text:p>0.0019436506</text:p>
              </table:table-cell>
              <table:table-cell office:value-type="float" office:value="0.0019436506">
                <text:p>0.0019436506</text:p>
              </table:table-cell>
              <table:table-cell office:value-type="float" office:value="0.1051810978">
                <text:p>0.1051810978</text:p>
              </table:table-cell>
              <table:table-cell office:value-type="float" office:value="0.0002923308">
                <text:p>0.0002923308</text:p>
              </table:table-cell>
              <table:table-cell office:value-type="float" office:value="0.0002923308">
                <text:p>0.000292330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0505">
                <text:p>0.0505</text:p>
              </table:table-cell>
              <table:table-cell office:value-type="float" office:value="0.0001140633">
                <text:p>0.0001140633</text:p>
              </table:table-cell>
              <table:table-cell office:value-type="float" office:value="0.0001140633">
                <text:p>0.0001140633</text:p>
              </table:table-cell>
              <table:table-cell office:value-type="float" office:value="0.2192">
                <text:p>0.2192</text:p>
              </table:table-cell>
              <table:table-cell office:value-type="float" office:value="0.0016865481">
                <text:p>0.0016865481</text:p>
              </table:table-cell>
              <table:table-cell office:value-type="float" office:value="0.0016865481">
                <text:p>0.0016865481</text:p>
              </table:table-cell>
              <table:table-cell office:value-type="float" office:value="0.1117951853">
                <text:p>0.1117951853</text:p>
              </table:table-cell>
              <table:table-cell office:value-type="float" office:value="0.000332136">
                <text:p>0.000332136</text:p>
              </table:table-cell>
              <table:table-cell office:value-type="float" office:value="0.000332136">
                <text:p>0.0003321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0536">
                <text:p>0.0536</text:p>
              </table:table-cell>
              <table:table-cell office:value-type="float" office:value="0.000171639">
                <text:p>0.000171639</text:p>
              </table:table-cell>
              <table:table-cell office:value-type="float" office:value="0.000171639">
                <text:p>0.000171639</text:p>
              </table:table-cell>
              <table:table-cell office:value-type="float" office:value="0.232">
                <text:p>0.232</text:p>
              </table:table-cell>
              <table:table-cell office:value-type="float" office:value="0.0012472191">
                <text:p>0.0012472191</text:p>
              </table:table-cell>
              <table:table-cell office:value-type="float" office:value="0.0012472191">
                <text:p>0.0012472191</text:p>
              </table:table-cell>
              <table:table-cell office:value-type="float" office:value="0.1183203633">
                <text:p>0.1183203633</text:p>
              </table:table-cell>
              <table:table-cell office:value-type="float" office:value="0.0003062595">
                <text:p>0.0003062595</text:p>
              </table:table-cell>
              <table:table-cell office:value-type="float" office:value="0.0003062595">
                <text:p>0.000306259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568">
                <text:p>0.0568</text:p>
              </table:table-cell>
              <table:table-cell office:value-type="float" office:value="0.0002064376">
                <text:p>0.0002064376</text:p>
              </table:table-cell>
              <table:table-cell office:value-type="float" office:value="0.0002064376">
                <text:p>0.0002064376</text:p>
              </table:table-cell>
              <table:table-cell office:value-type="float" office:value="0.2448">
                <text:p>0.2448</text:p>
              </table:table-cell>
              <table:table-cell office:value-type="float" office:value="0.0014757296">
                <text:p>0.0014757296</text:p>
              </table:table-cell>
              <table:table-cell office:value-type="float" office:value="0.0014757296">
                <text:p>0.0014757296</text:p>
              </table:table-cell>
              <table:table-cell office:value-type="float" office:value="0.1247259188">
                <text:p>0.1247259188</text:p>
              </table:table-cell>
              <table:table-cell office:value-type="float" office:value="0.0004039126">
                <text:p>0.0004039126</text:p>
              </table:table-cell>
              <table:table-cell office:value-type="float" office:value="0.0004039126">
                <text:p>0.00040391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6">
                <text:p>0.06</text:p>
              </table:table-cell>
              <table:table-cell office:value-type="float" office:value="0.0002404401">
                <text:p>0.0002404401</text:p>
              </table:table-cell>
              <table:table-cell office:value-type="float" office:value="0.0002404401">
                <text:p>0.0002404401</text:p>
              </table:table-cell>
              <table:table-cell office:value-type="float" office:value="0.2579">
                <text:p>0.2579</text:p>
              </table:table-cell>
              <table:table-cell office:value-type="float" office:value="0.0021832697">
                <text:p>0.0021832697</text:p>
              </table:table-cell>
              <table:table-cell office:value-type="float" office:value="0.0021832697">
                <text:p>0.0021832697</text:p>
              </table:table-cell>
              <table:table-cell office:value-type="float" office:value="0.1313418477">
                <text:p>0.1313418477</text:p>
              </table:table-cell>
              <table:table-cell office:value-type="float" office:value="0.0002914112">
                <text:p>0.0002914112</text:p>
              </table:table-cell>
              <table:table-cell office:value-type="float" office:value="0.0002914112">
                <text:p>0.000291411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632">
                <text:p>0.0632</text:p>
              </table:table-cell>
              <table:table-cell office:value-type="float" office:value="0.0002459833">
                <text:p>0.0002459833</text:p>
              </table:table-cell>
              <table:table-cell office:value-type="float" office:value="0.0002459833">
                <text:p>0.0002459833</text:p>
              </table:table-cell>
              <table:table-cell office:value-type="float" office:value="0.27">
                <text:p>0.27</text:p>
              </table:table-cell>
              <table:table-cell office:value-type="float" office:value="0.0020548047">
                <text:p>0.0020548047</text:p>
              </table:table-cell>
              <table:table-cell office:value-type="float" office:value="0.0020548047">
                <text:p>0.0020548047</text:p>
              </table:table-cell>
              <table:table-cell office:value-type="float" office:value="0.1379139869">
                <text:p>0.1379139869</text:p>
              </table:table-cell>
              <table:table-cell office:value-type="float" office:value="0.0003708286">
                <text:p>0.0003708286</text:p>
              </table:table-cell>
              <table:table-cell office:value-type="float" office:value="0.0003708286">
                <text:p>0.000370828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664">
                <text:p>0.0664</text:p>
              </table:table-cell>
              <table:table-cell office:value-type="float" office:value="0.0003766518">
                <text:p>0.0003766518</text:p>
              </table:table-cell>
              <table:table-cell office:value-type="float" office:value="0.0003766518">
                <text:p>0.0003766518</text:p>
              </table:table-cell>
              <table:table-cell office:value-type="float" office:value="0.2829">
                <text:p>0.2829</text:p>
              </table:table-cell>
              <table:table-cell office:value-type="float" office:value="0.0021317703">
                <text:p>0.0021317703</text:p>
              </table:table-cell>
              <table:table-cell office:value-type="float" office:value="0.0021317703">
                <text:p>0.0021317703</text:p>
              </table:table-cell>
              <table:table-cell office:value-type="float" office:value="0.1445250256">
                <text:p>0.1445250256</text:p>
              </table:table-cell>
              <table:table-cell office:value-type="float" office:value="0.0002996946">
                <text:p>0.0002996946</text:p>
              </table:table-cell>
              <table:table-cell office:value-type="float" office:value="0.0002996946">
                <text:p>0.000299694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694">
                <text:p>0.0694</text:p>
              </table:table-cell>
              <table:table-cell office:value-type="float" office:value="0.0002516098">
                <text:p>0.0002516098</text:p>
              </table:table-cell>
              <table:table-cell office:value-type="float" office:value="0.0002516098">
                <text:p>0.0002516098</text:p>
              </table:table-cell>
              <table:table-cell office:value-type="float" office:value="0.2955">
                <text:p>0.2955</text:p>
              </table:table-cell>
              <table:table-cell office:value-type="float" office:value="0.0023687784">
                <text:p>0.0023687784</text:p>
              </table:table-cell>
              <table:table-cell office:value-type="float" office:value="0.0023687784">
                <text:p>0.0023687784</text:p>
              </table:table-cell>
              <table:table-cell office:value-type="float" office:value="0.1511744967">
                <text:p>0.1511744967</text:p>
              </table:table-cell>
              <table:table-cell office:value-type="float" office:value="0.0004609507">
                <text:p>0.0004609507</text:p>
              </table:table-cell>
              <table:table-cell office:value-type="float" office:value="0.0004609507">
                <text:p>0.000460950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727">
                <text:p>0.0727</text:p>
              </table:table-cell>
              <table:table-cell office:value-type="float" office:value="0.0003229571">
                <text:p>0.0003229571</text:p>
              </table:table-cell>
              <table:table-cell office:value-type="float" office:value="0.0003229571">
                <text:p>0.0003229571</text:p>
              </table:table-cell>
              <table:table-cell office:value-type="float" office:value="0.3087">
                <text:p>0.3087</text:p>
              </table:table-cell>
              <table:table-cell office:value-type="float" office:value="0.0024966644">
                <text:p>0.0024966644</text:p>
              </table:table-cell>
              <table:table-cell office:value-type="float" office:value="0.0024966644">
                <text:p>0.0024966644</text:p>
              </table:table-cell>
              <table:table-cell office:value-type="float" office:value="0.1576433645">
                <text:p>0.1576433645</text:p>
              </table:table-cell>
              <table:table-cell office:value-type="float" office:value="0.0002360713">
                <text:p>0.0002360713</text:p>
              </table:table-cell>
              <table:table-cell office:value-type="float" office:value="0.0002360713">
                <text:p>0.000236071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757">
                <text:p>0.0757</text:p>
              </table:table-cell>
              <table:table-cell office:value-type="float" office:value="0.000322118">
                <text:p>0.000322118</text:p>
              </table:table-cell>
              <table:table-cell office:value-type="float" office:value="0.000322118">
                <text:p>0.000322118</text:p>
              </table:table-cell>
              <table:table-cell office:value-type="float" office:value="0.3216">
                <text:p>0.3216</text:p>
              </table:table-cell>
              <table:table-cell office:value-type="float" office:value="0.0023664319">
                <text:p>0.0023664319</text:p>
              </table:table-cell>
              <table:table-cell office:value-type="float" office:value="0.0023664319">
                <text:p>0.0023664319</text:p>
              </table:table-cell>
              <table:table-cell office:value-type="float" office:value="0.1641346074">
                <text:p>0.1641346074</text:p>
              </table:table-cell>
              <table:table-cell office:value-type="float" office:value="0.0002096618">
                <text:p>0.0002096618</text:p>
              </table:table-cell>
              <table:table-cell office:value-type="float" office:value="0.0002096618">
                <text:p>0.000209661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791">
                <text:p>0.0791</text:p>
              </table:table-cell>
              <table:table-cell office:value-type="float" office:value="0.0004046378">
                <text:p>0.0004046378</text:p>
              </table:table-cell>
              <table:table-cell office:value-type="float" office:value="0.0004046378">
                <text:p>0.0004046378</text:p>
              </table:table-cell>
              <table:table-cell office:value-type="float" office:value="0.3345">
                <text:p>0.3345</text:p>
              </table:table-cell>
              <table:table-cell office:value-type="float" office:value="0.0025055494">
                <text:p>0.0025055494</text:p>
              </table:table-cell>
              <table:table-cell office:value-type="float" office:value="0.0025055494">
                <text:p>0.0025055494</text:p>
              </table:table-cell>
              <table:table-cell office:value-type="float" office:value="0.1706644064">
                <text:p>0.1706644064</text:p>
              </table:table-cell>
              <table:table-cell office:value-type="float" office:value="0.0002784254">
                <text:p>0.0002784254</text:p>
              </table:table-cell>
              <table:table-cell office:value-type="float" office:value="0.0002784254">
                <text:p>0.000278425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822">
                <text:p>0.0822</text:p>
              </table:table-cell>
              <table:table-cell office:value-type="float" office:value="0.0002958581">
                <text:p>0.0002958581</text:p>
              </table:table-cell>
              <table:table-cell office:value-type="float" office:value="0.0002958581">
                <text:p>0.0002958581</text:p>
              </table:table-cell>
              <table:table-cell office:value-type="float" office:value="0.3474">
                <text:p>0.3474</text:p>
              </table:table-cell>
              <table:table-cell office:value-type="float" office:value="0.0024129281">
                <text:p>0.0024129281</text:p>
              </table:table-cell>
              <table:table-cell office:value-type="float" office:value="0.0024129281">
                <text:p>0.0024129281</text:p>
              </table:table-cell>
              <table:table-cell office:value-type="float" office:value="0.177176549">
                <text:p>0.177176549</text:p>
              </table:table-cell>
              <table:table-cell office:value-type="float" office:value="0.0003018299">
                <text:p>0.0003018299</text:p>
              </table:table-cell>
              <table:table-cell office:value-type="float" office:value="0.0003018299">
                <text:p>0.000301829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854">
                <text:p>0.0854</text:p>
              </table:table-cell>
              <table:table-cell office:value-type="float" office:value="0.0003608207">
                <text:p>0.0003608207</text:p>
              </table:table-cell>
              <table:table-cell office:value-type="float" office:value="0.0003608207">
                <text:p>0.0003608207</text:p>
              </table:table-cell>
              <table:table-cell office:value-type="float" office:value="0.3605">
                <text:p>0.3605</text:p>
              </table:table-cell>
              <table:table-cell office:value-type="float" office:value="0.0027182511">
                <text:p>0.0027182511</text:p>
              </table:table-cell>
              <table:table-cell office:value-type="float" office:value="0.0027182511">
                <text:p>0.0027182511</text:p>
              </table:table-cell>
              <table:table-cell office:value-type="float" office:value="0.1837881103">
                <text:p>0.1837881103</text:p>
              </table:table-cell>
              <table:table-cell office:value-type="float" office:value="0.0003664685">
                <text:p>0.0003664685</text:p>
              </table:table-cell>
              <table:table-cell office:value-type="float" office:value="0.0003664685">
                <text:p>0.000366468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884">
                <text:p>0.0884</text:p>
              </table:table-cell>
              <table:table-cell office:value-type="float" office:value="0.0004387051">
                <text:p>0.0004387051</text:p>
              </table:table-cell>
              <table:table-cell office:value-type="float" office:value="0.0004387051">
                <text:p>0.0004387051</text:p>
              </table:table-cell>
              <table:table-cell office:value-type="float" office:value="0.3746">
                <text:p>0.3746</text:p>
              </table:table-cell>
              <table:table-cell office:value-type="float" office:value="0.0049486249">
                <text:p>0.0049486249</text:p>
              </table:table-cell>
              <table:table-cell office:value-type="float" office:value="0.0049486249">
                <text:p>0.0049486249</text:p>
              </table:table-cell>
              <table:table-cell office:value-type="float" office:value="0.1901790934">
                <text:p>0.1901790934</text:p>
              </table:table-cell>
              <table:table-cell office:value-type="float" office:value="0.0003690998">
                <text:p>0.0003690998</text:p>
              </table:table-cell>
              <table:table-cell office:value-type="float" office:value="0.0003690998">
                <text:p>0.0003690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914">
                <text:p>0.0914</text:p>
              </table:table-cell>
              <table:table-cell office:value-type="float" office:value="0.0001535957">
                <text:p>0.0001535957</text:p>
              </table:table-cell>
              <table:table-cell office:value-type="float" office:value="0.0001535957">
                <text:p>0.0001535957</text:p>
              </table:table-cell>
              <table:table-cell office:value-type="float" office:value="0.3861">
                <text:p>0.3861</text:p>
              </table:table-cell>
              <table:table-cell office:value-type="float" office:value="0.0023309512">
                <text:p>0.0023309512</text:p>
              </table:table-cell>
              <table:table-cell office:value-type="float" office:value="0.0023309512">
                <text:p>0.0023309512</text:p>
              </table:table-cell>
              <table:table-cell office:value-type="float" office:value="0.1967886134">
                <text:p>0.1967886134</text:p>
              </table:table-cell>
              <table:table-cell office:value-type="float" office:value="0.0002903479">
                <text:p>0.0002903479</text:p>
              </table:table-cell>
              <table:table-cell office:value-type="float" office:value="0.0002903479">
                <text:p>0.000290347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946">
                <text:p>0.0946</text:p>
              </table:table-cell>
              <table:table-cell office:value-type="float" office:value="0.0002295502">
                <text:p>0.0002295502</text:p>
              </table:table-cell>
              <table:table-cell office:value-type="float" office:value="0.0002295502">
                <text:p>0.0002295502</text:p>
              </table:table-cell>
              <table:table-cell office:value-type="float" office:value="0.3992">
                <text:p>0.3992</text:p>
              </table:table-cell>
              <table:table-cell office:value-type="float" office:value="0.0021499354">
                <text:p>0.0021499354</text:p>
              </table:table-cell>
              <table:table-cell office:value-type="float" office:value="0.0021499354">
                <text:p>0.0021499354</text:p>
              </table:table-cell>
              <table:table-cell office:value-type="float" office:value="0.2031870031">
                <text:p>0.2031870031</text:p>
              </table:table-cell>
              <table:table-cell office:value-type="float" office:value="0.000442951">
                <text:p>0.000442951</text:p>
              </table:table-cell>
              <table:table-cell office:value-type="float" office:value="0.000442951">
                <text:p>0.0004429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979">
                <text:p>0.0979</text:p>
              </table:table-cell>
              <table:table-cell office:value-type="float" office:value="0.0003204021">
                <text:p>0.0003204021</text:p>
              </table:table-cell>
              <table:table-cell office:value-type="float" office:value="0.0003204021">
                <text:p>0.0003204021</text:p>
              </table:table-cell>
              <table:table-cell office:value-type="float" office:value="0.4122">
                <text:p>0.4122</text:p>
              </table:table-cell>
              <table:table-cell office:value-type="float" office:value="0.0028596814">
                <text:p>0.0028596814</text:p>
              </table:table-cell>
              <table:table-cell office:value-type="float" office:value="0.0028596814">
                <text:p>0.0028596814</text:p>
              </table:table-cell>
              <table:table-cell office:value-type="float" office:value="0.2101097177">
                <text:p>0.2101097177</text:p>
              </table:table-cell>
              <table:table-cell office:value-type="float" office:value="0.0003906554">
                <text:p>0.0003906554</text:p>
              </table:table-cell>
              <table:table-cell office:value-type="float" office:value="0.0003906554">
                <text:p>0.000390655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101">
                <text:p>0.101</text:p>
              </table:table-cell>
              <table:table-cell office:value-type="float" office:value="0.0003211148">
                <text:p>0.0003211148</text:p>
              </table:table-cell>
              <table:table-cell office:value-type="float" office:value="0.0003211148">
                <text:p>0.0003211148</text:p>
              </table:table-cell>
              <table:table-cell office:value-type="float" office:value="0.4243">
                <text:p>0.4243</text:p>
              </table:table-cell>
              <table:table-cell office:value-type="float" office:value="0.0029078438">
                <text:p>0.0029078438</text:p>
              </table:table-cell>
              <table:table-cell office:value-type="float" office:value="0.0029078438">
                <text:p>0.0029078438</text:p>
              </table:table-cell>
              <table:table-cell office:value-type="float" office:value="0.216482696">
                <text:p>0.216482696</text:p>
              </table:table-cell>
              <table:table-cell office:value-type="float" office:value="0.0003391587">
                <text:p>0.0003391587</text:p>
              </table:table-cell>
              <table:table-cell office:value-type="float" office:value="0.0003391587">
                <text:p>0.000339158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104">
                <text:p>0.104</text:p>
              </table:table-cell>
              <table:table-cell office:value-type="float" office:value="0.0004181673">
                <text:p>0.0004181673</text:p>
              </table:table-cell>
              <table:table-cell office:value-type="float" office:value="0.0004181673">
                <text:p>0.0004181673</text:p>
              </table:table-cell>
              <table:table-cell office:value-type="float" office:value="0.4379">
                <text:p>0.4379</text:p>
              </table:table-cell>
              <table:table-cell office:value-type="float" office:value="0.0018529256">
                <text:p>0.0018529256</text:p>
              </table:table-cell>
              <table:table-cell office:value-type="float" office:value="0.0018529256">
                <text:p>0.0018529256</text:p>
              </table:table-cell>
              <table:table-cell office:value-type="float" office:value="0.2233647994">
                <text:p>0.2233647994</text:p>
              </table:table-cell>
              <table:table-cell office:value-type="float" office:value="0.0006508758">
                <text:p>0.0006508758</text:p>
              </table:table-cell>
              <table:table-cell office:value-type="float" office:value="0.0006508758">
                <text:p>0.000650875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108">
                <text:p>0.108</text:p>
              </table:table-cell>
              <table:table-cell office:value-type="float" office:value="0.0004185132">
                <text:p>0.0004185132</text:p>
              </table:table-cell>
              <table:table-cell office:value-type="float" office:value="0.0004185132">
                <text:p>0.0004185132</text:p>
              </table:table-cell>
              <table:table-cell office:value-type="float" office:value="0.4504">
                <text:p>0.4504</text:p>
              </table:table-cell>
              <table:table-cell office:value-type="float" office:value="0.002836273">
                <text:p>0.002836273</text:p>
              </table:table-cell>
              <table:table-cell office:value-type="float" office:value="0.002836273">
                <text:p>0.002836273</text:p>
              </table:table-cell>
              <table:table-cell office:value-type="float" office:value="0.229726611">
                <text:p>0.229726611</text:p>
              </table:table-cell>
              <table:table-cell office:value-type="float" office:value="0.0004363488">
                <text:p>0.0004363488</text:p>
              </table:table-cell>
              <table:table-cell office:value-type="float" office:value="0.0004363488">
                <text:p>0.000436348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1">
                <text:p>0.111</text:p>
              </table:table-cell>
              <table:table-cell office:value-type="float" office:value="0.0001557042">
                <text:p>0.0001557042</text:p>
              </table:table-cell>
              <table:table-cell office:value-type="float" office:value="0.0001557042">
                <text:p>0.0001557042</text:p>
              </table:table-cell>
              <table:table-cell office:value-type="float" office:value="0.4632">
                <text:p>0.4632</text:p>
              </table:table-cell>
              <table:table-cell office:value-type="float" office:value="0.0030110906">
                <text:p>0.0030110906</text:p>
              </table:table-cell>
              <table:table-cell office:value-type="float" office:value="0.0030110906">
                <text:p>0.0030110906</text:p>
              </table:table-cell>
              <table:table-cell office:value-type="float" office:value="0.2364577961">
                <text:p>0.2364577961</text:p>
              </table:table-cell>
              <table:table-cell office:value-type="float" office:value="0.0006394532">
                <text:p>0.0006394532</text:p>
              </table:table-cell>
              <table:table-cell office:value-type="float" office:value="0.0006394532">
                <text:p>0.000639453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4">
                <text:p>0.114</text:p>
              </table:table-cell>
              <table:table-cell office:value-type="float" office:value="0.0001740875">
                <text:p>0.0001740875</text:p>
              </table:table-cell>
              <table:table-cell office:value-type="float" office:value="0.0001740875">
                <text:p>0.0001740875</text:p>
              </table:table-cell>
              <table:table-cell office:value-type="float" office:value="0.4761">
                <text:p>0.4761</text:p>
              </table:table-cell>
              <table:table-cell office:value-type="float" office:value="0.0026853512">
                <text:p>0.0026853512</text:p>
              </table:table-cell>
              <table:table-cell office:value-type="float" office:value="0.0026853512">
                <text:p>0.0026853512</text:p>
              </table:table-cell>
              <table:table-cell office:value-type="float" office:value="0.2428785529">
                <text:p>0.2428785529</text:p>
              </table:table-cell>
              <table:table-cell office:value-type="float" office:value="0.000575191">
                <text:p>0.000575191</text:p>
              </table:table-cell>
              <table:table-cell office:value-type="float" office:value="0.000575191">
                <text:p>0.00057519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7">
                <text:p>0.117</text:p>
              </table:table-cell>
              <table:table-cell office:value-type="float" office:value="0.0001602201">
                <text:p>0.0001602201</text:p>
              </table:table-cell>
              <table:table-cell office:value-type="float" office:value="0.0001602201">
                <text:p>0.0001602201</text:p>
              </table:table-cell>
              <table:table-cell office:value-type="float" office:value="0.4892">
                <text:p>0.4892</text:p>
              </table:table-cell>
              <table:table-cell office:value-type="float" office:value="0.0028205594">
                <text:p>0.0028205594</text:p>
              </table:table-cell>
              <table:table-cell office:value-type="float" office:value="0.0028205594">
                <text:p>0.0028205594</text:p>
              </table:table-cell>
              <table:table-cell office:value-type="float" office:value="0.2495907904">
                <text:p>0.2495907904</text:p>
              </table:table-cell>
              <table:table-cell office:value-type="float" office:value="0.0007827477">
                <text:p>0.0007827477</text:p>
              </table:table-cell>
              <table:table-cell office:value-type="float" office:value="0.0007827477">
                <text:p>0.000782747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2">
                <text:p>0.12</text:p>
              </table:table-cell>
              <table:table-cell office:value-type="float" office:value="0.000247138">
                <text:p>0.000247138</text:p>
              </table:table-cell>
              <table:table-cell office:value-type="float" office:value="0.000247138">
                <text:p>0.000247138</text:p>
              </table:table-cell>
              <table:table-cell office:value-type="float" office:value="0.5025">
                <text:p>0.5025</text:p>
              </table:table-cell>
              <table:table-cell office:value-type="float" office:value="0.0030641294">
                <text:p>0.0030641294</text:p>
              </table:table-cell>
              <table:table-cell office:value-type="float" office:value="0.0030641294">
                <text:p>0.0030641294</text:p>
              </table:table-cell>
              <table:table-cell office:value-type="float" office:value="0.2559925035">
                <text:p>0.2559925035</text:p>
              </table:table-cell>
              <table:table-cell office:value-type="float" office:value="0.0008503916">
                <text:p>0.0008503916</text:p>
              </table:table-cell>
              <table:table-cell office:value-type="float" office:value="0.0008503916">
                <text:p>0.00085039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23">
                <text:p>0.123</text:p>
              </table:table-cell>
              <table:table-cell office:value-type="float" office:value="0.0002088624">
                <text:p>0.0002088624</text:p>
              </table:table-cell>
              <table:table-cell office:value-type="float" office:value="0.0002088624">
                <text:p>0.0002088624</text:p>
              </table:table-cell>
              <table:table-cell office:value-type="float" office:value="0.5155">
                <text:p>0.5155</text:p>
              </table:table-cell>
              <table:table-cell office:value-type="float" office:value="0.0032058973">
                <text:p>0.0032058973</text:p>
              </table:table-cell>
              <table:table-cell office:value-type="float" office:value="0.0032058973">
                <text:p>0.0032058973</text:p>
              </table:table-cell>
              <table:table-cell office:value-type="float" office:value="0.2625169953">
                <text:p>0.2625169953</text:p>
              </table:table-cell>
              <table:table-cell office:value-type="float" office:value="0.0005697565">
                <text:p>0.0005697565</text:p>
              </table:table-cell>
              <table:table-cell office:value-type="float" office:value="0.0005697565">
                <text:p>0.000569756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26">
                <text:p>0.126</text:p>
              </table:table-cell>
              <table:table-cell office:value-type="float" office:value="0.0002374157">
                <text:p>0.0002374157</text:p>
              </table:table-cell>
              <table:table-cell office:value-type="float" office:value="0.0002374157">
                <text:p>0.0002374157</text:p>
              </table:table-cell>
              <table:table-cell office:value-type="float" office:value="0.5281">
                <text:p>0.5281</text:p>
              </table:table-cell>
              <table:table-cell office:value-type="float" office:value="0.0031780497">
                <text:p>0.0031780497</text:p>
              </table:table-cell>
              <table:table-cell office:value-type="float" office:value="0.0031780497">
                <text:p>0.0031780497</text:p>
              </table:table-cell>
              <table:table-cell office:value-type="float" office:value="0.2688171678">
                <text:p>0.2688171678</text:p>
              </table:table-cell>
              <table:table-cell office:value-type="float" office:value="0.000408366">
                <text:p>0.000408366</text:p>
              </table:table-cell>
              <table:table-cell office:value-type="float" office:value="0.000408366">
                <text:p>0.00040836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3">
                <text:p>0.13</text:p>
              </table:table-cell>
              <table:table-cell office:value-type="float" office:value="0.0002429217">
                <text:p>0.0002429217</text:p>
              </table:table-cell>
              <table:table-cell office:value-type="float" office:value="0.0002429217">
                <text:p>0.0002429217</text:p>
              </table:table-cell>
              <table:table-cell office:value-type="float" office:value="0.5415">
                <text:p>0.5415</text:p>
              </table:table-cell>
              <table:table-cell office:value-type="float" office:value="0.0029907264">
                <text:p>0.0029907264</text:p>
              </table:table-cell>
              <table:table-cell office:value-type="float" office:value="0.0029907264">
                <text:p>0.0029907264</text:p>
              </table:table-cell>
              <table:table-cell office:value-type="float" office:value="0.2754193983">
                <text:p>0.2754193983</text:p>
              </table:table-cell>
              <table:table-cell office:value-type="float" office:value="0.0010398652">
                <text:p>0.0010398652</text:p>
              </table:table-cell>
              <table:table-cell office:value-type="float" office:value="0.0010398652">
                <text:p>0.001039865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33">
                <text:p>0.133</text:p>
              </table:table-cell>
              <table:table-cell office:value-type="float" office:value="0.0001578646">
                <text:p>0.0001578646</text:p>
              </table:table-cell>
              <table:table-cell office:value-type="float" office:value="0.0001578646">
                <text:p>0.0001578646</text:p>
              </table:table-cell>
              <table:table-cell office:value-type="float" office:value="0.5534">
                <text:p>0.5534</text:p>
              </table:table-cell>
              <table:table-cell office:value-type="float" office:value="0.0027162065">
                <text:p>0.0027162065</text:p>
              </table:table-cell>
              <table:table-cell office:value-type="float" office:value="0.0027162065">
                <text:p>0.0027162065</text:p>
              </table:table-cell>
              <table:table-cell office:value-type="float" office:value="0.28237354">
                <text:p>0.28237354</text:p>
              </table:table-cell>
              <table:table-cell office:value-type="float" office:value="0.0007943975">
                <text:p>0.0007943975</text:p>
              </table:table-cell>
              <table:table-cell office:value-type="float" office:value="0.0007943975">
                <text:p>0.0007943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36">
                <text:p>0.136</text:p>
              </table:table-cell>
              <table:table-cell office:value-type="float" office:value="0.0002818863">
                <text:p>0.0002818863</text:p>
              </table:table-cell>
              <table:table-cell office:value-type="float" office:value="0.0002818863">
                <text:p>0.0002818863</text:p>
              </table:table-cell>
              <table:table-cell office:value-type="float" office:value="0.5662">
                <text:p>0.5662</text:p>
              </table:table-cell>
              <table:table-cell office:value-type="float" office:value="0.0022010099">
                <text:p>0.0022010099</text:p>
              </table:table-cell>
              <table:table-cell office:value-type="float" office:value="0.0022010099">
                <text:p>0.0022010099</text:p>
              </table:table-cell>
              <table:table-cell office:value-type="float" office:value="0.289043886">
                <text:p>0.289043886</text:p>
              </table:table-cell>
              <table:table-cell office:value-type="float" office:value="0.0010134201">
                <text:p>0.0010134201</text:p>
              </table:table-cell>
              <table:table-cell office:value-type="float" office:value="0.0010134201">
                <text:p>0.00101342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39">
                <text:p>0.139</text:p>
              </table:table-cell>
              <table:table-cell office:value-type="float" office:value="0.0002110082">
                <text:p>0.0002110082</text:p>
              </table:table-cell>
              <table:table-cell office:value-type="float" office:value="0.0002110082">
                <text:p>0.0002110082</text:p>
              </table:table-cell>
              <table:table-cell office:value-type="float" office:value="0.5788">
                <text:p>0.5788</text:p>
              </table:table-cell>
              <table:table-cell office:value-type="float" office:value="0.0026161889">
                <text:p>0.0026161889</text:p>
              </table:table-cell>
              <table:table-cell office:value-type="float" office:value="0.0026161889">
                <text:p>0.0026161889</text:p>
              </table:table-cell>
              <table:table-cell office:value-type="float" office:value="0.295828162">
                <text:p>0.295828162</text:p>
              </table:table-cell>
              <table:table-cell office:value-type="float" office:value="0.0006305446">
                <text:p>0.0006305446</text:p>
              </table:table-cell>
              <table:table-cell office:value-type="float" office:value="0.0006305446">
                <text:p>0.000630544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42">
                <text:p>0.142</text:p>
              </table:table-cell>
              <table:table-cell office:value-type="float" office:value="0.0002231074">
                <text:p>0.0002231074</text:p>
              </table:table-cell>
              <table:table-cell office:value-type="float" office:value="0.0002231074">
                <text:p>0.0002231074</text:p>
              </table:table-cell>
              <table:table-cell office:value-type="float" office:value="0.5919">
                <text:p>0.5919</text:p>
              </table:table-cell>
              <table:table-cell office:value-type="float" office:value="0.0032128215">
                <text:p>0.0032128215</text:p>
              </table:table-cell>
              <table:table-cell office:value-type="float" office:value="0.0032128215">
                <text:p>0.0032128215</text:p>
              </table:table-cell>
              <table:table-cell office:value-type="float" office:value="0.3017563376">
                <text:p>0.3017563376</text:p>
              </table:table-cell>
              <table:table-cell office:value-type="float" office:value="0.0007565882">
                <text:p>0.0007565882</text:p>
              </table:table-cell>
              <table:table-cell office:value-type="float" office:value="0.0007565882">
                <text:p>0.000756588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45">
                <text:p>0.145</text:p>
              </table:table-cell>
              <table:table-cell office:value-type="float" office:value="0.0002683424">
                <text:p>0.0002683424</text:p>
              </table:table-cell>
              <table:table-cell office:value-type="float" office:value="0.0002683424">
                <text:p>0.0002683424</text:p>
              </table:table-cell>
              <table:table-cell office:value-type="float" office:value="0.6057">
                <text:p>0.6057</text:p>
              </table:table-cell>
              <table:table-cell office:value-type="float" office:value="0.002406011">
                <text:p>0.002406011</text:p>
              </table:table-cell>
              <table:table-cell office:value-type="float" office:value="0.002406011">
                <text:p>0.002406011</text:p>
              </table:table-cell>
              <table:table-cell office:value-type="float" office:value="0.3086517899">
                <text:p>0.3086517899</text:p>
              </table:table-cell>
              <table:table-cell office:value-type="float" office:value="0.0008495298">
                <text:p>0.0008495298</text:p>
              </table:table-cell>
              <table:table-cell office:value-type="float" office:value="0.0008495298">
                <text:p>0.000849529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49">
                <text:p>0.149</text:p>
              </table:table-cell>
              <table:table-cell office:value-type="float" office:value="0.0005204836">
                <text:p>0.0005204836</text:p>
              </table:table-cell>
              <table:table-cell office:value-type="float" office:value="0.0005204836">
                <text:p>0.0005204836</text:p>
              </table:table-cell>
              <table:table-cell office:value-type="float" office:value="0.618">
                <text:p>0.618</text:p>
              </table:table-cell>
              <table:table-cell office:value-type="float" office:value="0.0024944383">
                <text:p>0.0024944383</text:p>
              </table:table-cell>
              <table:table-cell office:value-type="float" office:value="0.0024944383">
                <text:p>0.0024944383</text:p>
              </table:table-cell>
              <table:table-cell office:value-type="float" office:value="0.3149421151">
                <text:p>0.3149421151</text:p>
              </table:table-cell>
              <table:table-cell office:value-type="float" office:value="0.0006810485">
                <text:p>0.0006810485</text:p>
              </table:table-cell>
              <table:table-cell office:value-type="float" office:value="0.0006810485">
                <text:p>0.000681048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52">
                <text:p>0.152</text:p>
              </table:table-cell>
              <table:table-cell office:value-type="float" office:value="0.0005556143">
                <text:p>0.0005556143</text:p>
              </table:table-cell>
              <table:table-cell office:value-type="float" office:value="0.0005556143">
                <text:p>0.0005556143</text:p>
              </table:table-cell>
              <table:table-cell office:value-type="float" office:value="0.6315">
                <text:p>0.6315</text:p>
              </table:table-cell>
              <table:table-cell office:value-type="float" office:value="0.0025495098">
                <text:p>0.0025495098</text:p>
              </table:table-cell>
              <table:table-cell office:value-type="float" office:value="0.0025495098">
                <text:p>0.0025495098</text:p>
              </table:table-cell>
              <table:table-cell office:value-type="float" office:value="0.3210413077">
                <text:p>0.3210413077</text:p>
              </table:table-cell>
              <table:table-cell office:value-type="float" office:value="0.0007312981">
                <text:p>0.0007312981</text:p>
              </table:table-cell>
              <table:table-cell office:value-type="float" office:value="0.0007312981">
                <text:p>0.00073129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55">
                <text:p>0.155</text:p>
              </table:table-cell>
              <table:table-cell office:value-type="float" office:value="0.0005358419">
                <text:p>0.0005358419</text:p>
              </table:table-cell>
              <table:table-cell office:value-type="float" office:value="0.0005358419">
                <text:p>0.0005358419</text:p>
              </table:table-cell>
              <table:table-cell office:value-type="float" office:value="0.6442">
                <text:p>0.6442</text:p>
              </table:table-cell>
              <table:table-cell office:value-type="float" office:value="0.0030477679">
                <text:p>0.0030477679</text:p>
              </table:table-cell>
              <table:table-cell office:value-type="float" office:value="0.0030477679">
                <text:p>0.0030477679</text:p>
              </table:table-cell>
              <table:table-cell office:value-type="float" office:value="0.3281027065">
                <text:p>0.3281027065</text:p>
              </table:table-cell>
              <table:table-cell office:value-type="float" office:value="0.0006818581">
                <text:p>0.0006818581</text:p>
              </table:table-cell>
              <table:table-cell office:value-type="float" office:value="0.0006818581">
                <text:p>0.00068185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error-upper-indicator="true" chart:error-lower-indicator="true" chart:error-category="cell-range" chart:error-upper-range="Hoja1.E109:Hoja1.E158" chart:error-lower-range="Hoja1.E109:Hoja1.E158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 style:data-style-name="N111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Hoja1.F109:Hoja1.F158" chart:error-lower-range="Hoja1.F109:Hoja1.F158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Hoja1.G109:Hoja1.G158" chart:error-lower-range="Hoja1.G109:Hoja1.G158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91cm" svg:height="11.936cm" xlink:href=".." xlink:type="simple" chart:class="chart:scatter" chart:column-mapping="0 1 2" chart:style-name="ch1">
        <chart:legend chart:legend-position="end" svg:x="18.651cm" svg:y="5.171cm" style:legend-expansion="high" chart:style-name="ch2"/>
        <chart:plot-area chart:style-name="ch3" table:cell-range-address="Hoja1.A108:Hoja1.D158" chart:data-source-has-labels="both" svg:x="0.859cm" svg:y="1.087cm" svg:width="16.974cm" svg:height="10.191cm">
          <chartooo:coordinate-region svg:x="2.698cm" svg:y="1.286cm" svg:width="14.948cm" svg:height="9.345cm"/>
          <chart:axis chart:dimension="x" chart:name="primary-x" chart:style-name="ch4" chartooo:axis-type="auto">
            <chart:categories table:cell-range-address="Hoja1.A109:Hoja1.A1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09:Hoja1.B158" chart:label-cell-address="Hoja1.B108:Hoja1.B108" chart:class="chart:scatter">
            <chart:domain table:cell-range-address="Hoja1.A109:Hoja1.A158"/>
            <chart:error-indicator chart:style-name="ch8" chart:dimension="y"/>
            <chart:data-point chart:repeated="50"/>
          </chart:series>
          <chart:series chart:style-name="ch9" chart:values-cell-range-address="Hoja1.C109:Hoja1.C158" chart:label-cell-address="Hoja1.C108:Hoja1.C108" chart:class="chart:scatter">
            <chart:error-indicator chart:style-name="ch8" chart:dimension="y"/>
            <chart:data-point chart:repeated="50"/>
          </chart:series>
          <chart:series chart:style-name="ch10" chart:values-cell-range-address="Hoja1.D109:Hoja1.D158" chart:label-cell-address="Hoja1.D108:Hoja1.D108" chart:class="chart:scatter">
            <chart:error-indicator chart:style-name="ch8" chart:dimension="y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ython</text:p>
                <draw:g>
                  <svg:desc>Hoja1.B108:Hoja1.B108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Columna E</text:p>
              </table:table-cell>
              <table:table-cell office:value-type="string">
                <text:p>Scilab</text:p>
                <draw:g>
                  <svg:desc>Hoja1.C108:Hoja1.C108</svg:desc>
                </draw:g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  <table:table-cell office:value-type="string">
                <text:p>Octave</text:p>
                <draw:g>
                  <svg:desc>Hoja1.D108:Hoja1.D108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109:Hoja1.A158</svg:desc>
                </draw:g>
              </table:table-cell>
              <table:table-cell office:value-type="float" office:value="1">
                <text:p>1</text:p>
                <draw:g>
                  <svg:desc>Hoja1.A109:Hoja1.A158</svg:desc>
                </draw:g>
              </table:table-cell>
              <table:table-cell office:value-type="float" office:value="0.0000015">
                <text:p>0.0000015</text:p>
                <draw:g>
                  <svg:desc>Hoja1.B109:Hoja1.B158</svg:desc>
                </draw:g>
              </table:table-cell>
              <table:table-cell office:value-type="float" office:value="0.000000539596722817991">
                <text:p>0.000000539596722817991</text:p>
                <draw:g>
                  <svg:desc>Hoja1.E109:Hoja1.E158</svg:desc>
                </draw:g>
              </table:table-cell>
              <table:table-cell office:value-type="float" office:value="0.000000539596722817991">
                <text:p>0.000000539596722817991</text:p>
                <draw:g>
                  <svg:desc>Hoja1.E109:Hoja1.E158</svg:desc>
                </draw:g>
              </table:table-cell>
              <table:table-cell office:value-type="float" office:value="0.5132">
                <text:p>0.5132</text:p>
                <draw:g>
                  <svg:desc>Hoja1.C109:Hoja1.C158</svg:desc>
                </draw:g>
              </table:table-cell>
              <table:table-cell office:value-type="float" office:value="0.0059777365">
                <text:p>0.0059777365</text:p>
                <draw:g>
                  <svg:desc>Hoja1.F109:Hoja1.F158</svg:desc>
                </draw:g>
              </table:table-cell>
              <table:table-cell office:value-type="float" office:value="0.0059777365">
                <text:p>0.0059777365</text:p>
                <draw:g>
                  <svg:desc>Hoja1.F109:Hoja1.F158</svg:desc>
                </draw:g>
              </table:table-cell>
              <table:table-cell office:value-type="float" office:value="2.2186377469">
                <text:p>2.2186377469</text:p>
                <draw:g>
                  <svg:desc>Hoja1.D109:Hoja1.D158</svg:desc>
                </draw:g>
              </table:table-cell>
              <table:table-cell office:value-type="float" office:value="0.0188251638">
                <text:p>0.0188251638</text:p>
                <draw:g>
                  <svg:desc>Hoja1.G109:Hoja1.G158</svg:desc>
                </draw:g>
              </table:table-cell>
              <table:table-cell office:value-type="float" office:value="0.0188251638">
                <text:p>0.0188251638</text:p>
                <draw:g>
                  <svg:desc>Hoja1.G109:Hoja1.G15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12">
                <text:p>1.12</text:p>
              </table:table-cell>
              <table:table-cell office:value-type="float" office:value="0.0144127804">
                <text:p>0.0144127804</text:p>
              </table:table-cell>
              <table:table-cell office:value-type="float" office:value="0.0144127804">
                <text:p>0.0144127804</text:p>
              </table:table-cell>
              <table:table-cell office:value-type="float" office:value="1.0269">
                <text:p>1.0269</text:p>
              </table:table-cell>
              <table:table-cell office:value-type="float" office:value="0.016696307">
                <text:p>0.016696307</text:p>
              </table:table-cell>
              <table:table-cell office:value-type="float" office:value="0.016696307">
                <text:p>0.016696307</text:p>
              </table:table-cell>
              <table:table-cell office:value-type="float" office:value="4.3924842722">
                <text:p>4.3924842722</text:p>
              </table:table-cell>
              <table:table-cell office:value-type="float" office:value="0.0834062363">
                <text:p>0.0834062363</text:p>
              </table:table-cell>
              <table:table-cell office:value-type="float" office:value="0.0834062363">
                <text:p>0.08340623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23">
                <text:p>2.23</text:p>
              </table:table-cell>
              <table:table-cell office:value-type="float" office:value="0.0267975493">
                <text:p>0.0267975493</text:p>
              </table:table-cell>
              <table:table-cell office:value-type="float" office:value="0.0267975493">
                <text:p>0.0267975493</text:p>
              </table:table-cell>
              <table:table-cell office:value-type="float" office:value="1.5337">
                <text:p>1.5337</text:p>
              </table:table-cell>
              <table:table-cell office:value-type="float" office:value="0.0087692645">
                <text:p>0.0087692645</text:p>
              </table:table-cell>
              <table:table-cell office:value-type="float" office:value="0.0087692645">
                <text:p>0.0087692645</text:p>
              </table:table-cell>
              <table:table-cell office:value-type="float" office:value="6.6400505181">
                <text:p>6.6400505181</text:p>
              </table:table-cell>
              <table:table-cell office:value-type="float" office:value="0.090018515">
                <text:p>0.090018515</text:p>
              </table:table-cell>
              <table:table-cell office:value-type="float" office:value="0.090018515">
                <text:p>0.0900185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36">
                <text:p>3.36</text:p>
              </table:table-cell>
              <table:table-cell office:value-type="float" office:value="0.0235959076">
                <text:p>0.0235959076</text:p>
              </table:table-cell>
              <table:table-cell office:value-type="float" office:value="0.0235959076">
                <text:p>0.0235959076</text:p>
              </table:table-cell>
              <table:table-cell office:value-type="float" office:value="2.0435">
                <text:p>2.0435</text:p>
              </table:table-cell>
              <table:table-cell office:value-type="float" office:value="0.0081000686">
                <text:p>0.0081000686</text:p>
              </table:table-cell>
              <table:table-cell office:value-type="float" office:value="0.0081000686">
                <text:p>0.0081000686</text:p>
              </table:table-cell>
              <table:table-cell office:value-type="float" office:value="8.8018243287">
                <text:p>8.8018243287</text:p>
              </table:table-cell>
              <table:table-cell office:value-type="float" office:value="0.1006825411">
                <text:p>0.1006825411</text:p>
              </table:table-cell>
              <table:table-cell office:value-type="float" office:value="0.1006825411">
                <text:p>0.100682541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.45">
                <text:p>4.45</text:p>
              </table:table-cell>
              <table:table-cell office:value-type="float" office:value="0.0352203135">
                <text:p>0.0352203135</text:p>
              </table:table-cell>
              <table:table-cell office:value-type="float" office:value="0.0352203135">
                <text:p>0.0352203135</text:p>
              </table:table-cell>
              <table:table-cell office:value-type="float" office:value="2.5554">
                <text:p>2.5554</text:p>
              </table:table-cell>
              <table:table-cell office:value-type="float" office:value="0.0087838235">
                <text:p>0.0087838235</text:p>
              </table:table-cell>
              <table:table-cell office:value-type="float" office:value="0.0087838235">
                <text:p>0.0087838235</text:p>
              </table:table-cell>
              <table:table-cell office:value-type="float" office:value="10.9910271858">
                <text:p>10.9910271858</text:p>
              </table:table-cell>
              <table:table-cell office:value-type="float" office:value="0.1162988207">
                <text:p>0.1162988207</text:p>
              </table:table-cell>
              <table:table-cell office:value-type="float" office:value="0.1162988207">
                <text:p>0.116298820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.56">
                <text:p>5.56</text:p>
              </table:table-cell>
              <table:table-cell office:value-type="float" office:value="0.0357324748">
                <text:p>0.0357324748</text:p>
              </table:table-cell>
              <table:table-cell office:value-type="float" office:value="0.0357324748">
                <text:p>0.0357324748</text:p>
              </table:table-cell>
              <table:table-cell office:value-type="float" office:value="3.0677">
                <text:p>3.0677</text:p>
              </table:table-cell>
              <table:table-cell office:value-type="float" office:value="0.0138888444">
                <text:p>0.0138888444</text:p>
              </table:table-cell>
              <table:table-cell office:value-type="float" office:value="0.0138888444">
                <text:p>0.0138888444</text:p>
              </table:table-cell>
              <table:table-cell office:value-type="float" office:value="13.2327370391">
                <text:p>13.2327370391</text:p>
              </table:table-cell>
              <table:table-cell office:value-type="float" office:value="0.1622504097">
                <text:p>0.1622504097</text:p>
              </table:table-cell>
              <table:table-cell office:value-type="float" office:value="0.1622504097">
                <text:p>0.16225040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72">
                <text:p>6.72</text:p>
              </table:table-cell>
              <table:table-cell office:value-type="float" office:value="0.0275489108">
                <text:p>0.0275489108</text:p>
              </table:table-cell>
              <table:table-cell office:value-type="float" office:value="0.0275489108">
                <text:p>0.0275489108</text:p>
              </table:table-cell>
              <table:table-cell office:value-type="float" office:value="3.5836">
                <text:p>3.5836</text:p>
              </table:table-cell>
              <table:table-cell office:value-type="float" office:value="0.0249140746">
                <text:p>0.0249140746</text:p>
              </table:table-cell>
              <table:table-cell office:value-type="float" office:value="0.0249140746">
                <text:p>0.0249140746</text:p>
              </table:table-cell>
              <table:table-cell office:value-type="float" office:value="15.4000793025">
                <text:p>15.4000793025</text:p>
              </table:table-cell>
              <table:table-cell office:value-type="float" office:value="0.1911693108">
                <text:p>0.1911693108</text:p>
              </table:table-cell>
              <table:table-cell office:value-type="float" office:value="0.1911693108">
                <text:p>0.19116931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85">
                <text:p>7.85</text:p>
              </table:table-cell>
              <table:table-cell office:value-type="float" office:value="0.0469620914">
                <text:p>0.0469620914</text:p>
              </table:table-cell>
              <table:table-cell office:value-type="float" office:value="0.0469620914">
                <text:p>0.0469620914</text:p>
              </table:table-cell>
              <table:table-cell office:value-type="float" office:value="4.0837">
                <text:p>4.0837</text:p>
              </table:table-cell>
              <table:table-cell office:value-type="float" office:value="0.0074393847">
                <text:p>0.0074393847</text:p>
              </table:table-cell>
              <table:table-cell office:value-type="float" office:value="0.0074393847">
                <text:p>0.0074393847</text:p>
              </table:table-cell>
              <table:table-cell office:value-type="float" office:value="17.6512374047">
                <text:p>17.6512374047</text:p>
              </table:table-cell>
              <table:table-cell office:value-type="float" office:value="0.1681791095">
                <text:p>0.1681791095</text:p>
              </table:table-cell>
              <table:table-cell office:value-type="float" office:value="0.1681791095">
                <text:p>0.16817910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94">
                <text:p>8.94</text:p>
              </table:table-cell>
              <table:table-cell office:value-type="float" office:value="0.0713349212">
                <text:p>0.0713349212</text:p>
              </table:table-cell>
              <table:table-cell office:value-type="float" office:value="0.0713349212">
                <text:p>0.0713349212</text:p>
              </table:table-cell>
              <table:table-cell office:value-type="float" office:value="4.6016">
                <text:p>4.6016</text:p>
              </table:table-cell>
              <table:table-cell office:value-type="float" office:value="0.0149011558">
                <text:p>0.0149011558</text:p>
              </table:table-cell>
              <table:table-cell office:value-type="float" office:value="0.0149011558">
                <text:p>0.0149011558</text:p>
              </table:table-cell>
              <table:table-cell office:value-type="float" office:value="19.8323142254">
                <text:p>19.8323142254</text:p>
              </table:table-cell>
              <table:table-cell office:value-type="float" office:value="0.2780369895">
                <text:p>0.2780369895</text:p>
              </table:table-cell>
              <table:table-cell office:value-type="float" office:value="0.2780369895">
                <text:p>0.27803698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16843062">
                <text:p>0.0616843062</text:p>
              </table:table-cell>
              <table:table-cell office:value-type="float" office:value="0.0616843062">
                <text:p>0.0616843062</text:p>
              </table:table-cell>
              <table:table-cell office:value-type="float" office:value="5.1048">
                <text:p>5.1048</text:p>
              </table:table-cell>
              <table:table-cell office:value-type="float" office:value="0.0107785796">
                <text:p>0.0107785796</text:p>
              </table:table-cell>
              <table:table-cell office:value-type="float" office:value="0.0107785796">
                <text:p>0.0107785796</text:p>
              </table:table-cell>
              <table:table-cell office:value-type="float" office:value="22.0631869261">
                <text:p>22.0631869261</text:p>
              </table:table-cell>
              <table:table-cell office:value-type="float" office:value="0.2008318859">
                <text:p>0.2008318859</text:p>
              </table:table-cell>
              <table:table-cell office:value-type="float" office:value="0.2008318859">
                <text:p>0.20083188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0.0632494733">
                <text:p>0.0632494733</text:p>
              </table:table-cell>
              <table:table-cell office:value-type="float" office:value="0.0632494733">
                <text:p>0.0632494733</text:p>
              </table:table-cell>
              <table:table-cell office:value-type="float" office:value="5.5157">
                <text:p>5.5157</text:p>
              </table:table-cell>
              <table:table-cell office:value-type="float" office:value="0.3177623326">
                <text:p>0.3177623326</text:p>
              </table:table-cell>
              <table:table-cell office:value-type="float" office:value="0.3177623326">
                <text:p>0.3177623326</text:p>
              </table:table-cell>
              <table:table-cell office:value-type="float" office:value="24.2819056628">
                <text:p>24.2819056628</text:p>
              </table:table-cell>
              <table:table-cell office:value-type="float" office:value="0.288459919">
                <text:p>0.288459919</text:p>
              </table:table-cell>
              <table:table-cell office:value-type="float" office:value="0.288459919">
                <text:p>0.2884599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.3">
                <text:p>12.3</text:p>
              </table:table-cell>
              <table:table-cell office:value-type="float" office:value="0.0678424255">
                <text:p>0.0678424255</text:p>
              </table:table-cell>
              <table:table-cell office:value-type="float" office:value="0.0678424255">
                <text:p>0.0678424255</text:p>
              </table:table-cell>
              <table:table-cell office:value-type="float" office:value="6.1271">
                <text:p>6.1271</text:p>
              </table:table-cell>
              <table:table-cell office:value-type="float" office:value="0.0090853973">
                <text:p>0.0090853973</text:p>
              </table:table-cell>
              <table:table-cell office:value-type="float" office:value="0.0090853973">
                <text:p>0.0090853973</text:p>
              </table:table-cell>
              <table:table-cell office:value-type="float" office:value="26.4473324774">
                <text:p>26.4473324774</text:p>
              </table:table-cell>
              <table:table-cell office:value-type="float" office:value="0.3198142143">
                <text:p>0.3198142143</text:p>
              </table:table-cell>
              <table:table-cell office:value-type="float" office:value="0.3198142143">
                <text:p>0.31981421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.4">
                <text:p>13.4</text:p>
              </table:table-cell>
              <table:table-cell office:value-type="float" office:value="0.086669314">
                <text:p>0.086669314</text:p>
              </table:table-cell>
              <table:table-cell office:value-type="float" office:value="0.086669314">
                <text:p>0.086669314</text:p>
              </table:table-cell>
              <table:table-cell office:value-type="float" office:value="6.6349">
                <text:p>6.6349</text:p>
              </table:table-cell>
              <table:table-cell office:value-type="float" office:value="0.0164347193">
                <text:p>0.0164347193</text:p>
              </table:table-cell>
              <table:table-cell office:value-type="float" office:value="0.0164347193">
                <text:p>0.0164347193</text:p>
              </table:table-cell>
              <table:table-cell office:value-type="float" office:value="28.7393552057">
                <text:p>28.7393552057</text:p>
              </table:table-cell>
              <table:table-cell office:value-type="float" office:value="0.3616555068">
                <text:p>0.3616555068</text:p>
              </table:table-cell>
              <table:table-cell office:value-type="float" office:value="0.3616555068">
                <text:p>0.361655506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.5">
                <text:p>14.5</text:p>
              </table:table-cell>
              <table:table-cell office:value-type="float" office:value="0.0500754308">
                <text:p>0.0500754308</text:p>
              </table:table-cell>
              <table:table-cell office:value-type="float" office:value="0.0500754308">
                <text:p>0.0500754308</text:p>
              </table:table-cell>
              <table:table-cell office:value-type="float" office:value="7.2607">
                <text:p>7.2607</text:p>
              </table:table-cell>
              <table:table-cell office:value-type="float" office:value="0.31013798">
                <text:p>0.31013798</text:p>
              </table:table-cell>
              <table:table-cell office:value-type="float" office:value="0.31013798">
                <text:p>0.31013798</text:p>
              </table:table-cell>
              <table:table-cell office:value-type="float" office:value="30.9325971172">
                <text:p>30.9325971172</text:p>
              </table:table-cell>
              <table:table-cell office:value-type="float" office:value="0.3102000317">
                <text:p>0.3102000317</text:p>
              </table:table-cell>
              <table:table-cell office:value-type="float" office:value="0.3102000317">
                <text:p>0.31020003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.6">
                <text:p>15.6</text:p>
              </table:table-cell>
              <table:table-cell office:value-type="float" office:value="0.0697612034">
                <text:p>0.0697612034</text:p>
              </table:table-cell>
              <table:table-cell office:value-type="float" office:value="0.0697612034">
                <text:p>0.0697612034</text:p>
              </table:table-cell>
              <table:table-cell office:value-type="float" office:value="7.6569">
                <text:p>7.6569</text:p>
              </table:table-cell>
              <table:table-cell office:value-type="float" office:value="0.0192898937">
                <text:p>0.0192898937</text:p>
              </table:table-cell>
              <table:table-cell office:value-type="float" office:value="0.0192898937">
                <text:p>0.0192898937</text:p>
              </table:table-cell>
              <table:table-cell office:value-type="float" office:value="33.0098635078">
                <text:p>33.0098635078</text:p>
              </table:table-cell>
              <table:table-cell office:value-type="float" office:value="0.4876052623">
                <text:p>0.4876052623</text:p>
              </table:table-cell>
              <table:table-cell office:value-type="float" office:value="0.4876052623">
                <text:p>0.48760526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.8">
                <text:p>16.8</text:p>
              </table:table-cell>
              <table:table-cell office:value-type="float" office:value="0.0743081185">
                <text:p>0.0743081185</text:p>
              </table:table-cell>
              <table:table-cell office:value-type="float" office:value="0.0743081185">
                <text:p>0.0743081185</text:p>
              </table:table-cell>
              <table:table-cell office:value-type="float" office:value="8.1726">
                <text:p>8.1726</text:p>
              </table:table-cell>
              <table:table-cell office:value-type="float" office:value="0.0325412559">
                <text:p>0.0325412559</text:p>
              </table:table-cell>
              <table:table-cell office:value-type="float" office:value="0.0325412559">
                <text:p>0.0325412559</text:p>
              </table:table-cell>
              <table:table-cell office:value-type="float" office:value="35.2551631416">
                <text:p>35.2551631416</text:p>
              </table:table-cell>
              <table:table-cell office:value-type="float" office:value="0.3993635197">
                <text:p>0.3993635197</text:p>
              </table:table-cell>
              <table:table-cell office:value-type="float" office:value="0.3993635197">
                <text:p>0.399363519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7.9">
                <text:p>17.9</text:p>
              </table:table-cell>
              <table:table-cell office:value-type="float" office:value="0.0884122274">
                <text:p>0.0884122274</text:p>
              </table:table-cell>
              <table:table-cell office:value-type="float" office:value="0.0884122274">
                <text:p>0.0884122274</text:p>
              </table:table-cell>
              <table:table-cell office:value-type="float" office:value="8.682">
                <text:p>8.682</text:p>
              </table:table-cell>
              <table:table-cell office:value-type="float" office:value="0.038586123">
                <text:p>0.038586123</text:p>
              </table:table-cell>
              <table:table-cell office:value-type="float" office:value="0.038586123">
                <text:p>0.038586123</text:p>
              </table:table-cell>
              <table:table-cell office:value-type="float" office:value="37.5181910255">
                <text:p>37.5181910255</text:p>
              </table:table-cell>
              <table:table-cell office:value-type="float" office:value="0.4420344748">
                <text:p>0.4420344748</text:p>
              </table:table-cell>
              <table:table-cell office:value-type="float" office:value="0.4420344748">
                <text:p>0.442034474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658182413">
                <text:p>0.0658182413</text:p>
              </table:table-cell>
              <table:table-cell office:value-type="float" office:value="0.0658182413">
                <text:p>0.0658182413</text:p>
              </table:table-cell>
              <table:table-cell office:value-type="float" office:value="9.185">
                <text:p>9.185</text:p>
              </table:table-cell>
              <table:table-cell office:value-type="float" office:value="0.0114987922">
                <text:p>0.0114987922</text:p>
              </table:table-cell>
              <table:table-cell office:value-type="float" office:value="0.0114987922">
                <text:p>0.0114987922</text:p>
              </table:table-cell>
              <table:table-cell office:value-type="float" office:value="39.5797710916">
                <text:p>39.5797710916</text:p>
              </table:table-cell>
              <table:table-cell office:value-type="float" office:value="0.4842425729">
                <text:p>0.4842425729</text:p>
              </table:table-cell>
              <table:table-cell office:value-type="float" office:value="0.4842425729">
                <text:p>0.48424257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.1">
                <text:p>20.1</text:p>
              </table:table-cell>
              <table:table-cell office:value-type="float" office:value="0.069082551">
                <text:p>0.069082551</text:p>
              </table:table-cell>
              <table:table-cell office:value-type="float" office:value="0.069082551">
                <text:p>0.069082551</text:p>
              </table:table-cell>
              <table:table-cell office:value-type="float" office:value="9.6909">
                <text:p>9.6909</text:p>
              </table:table-cell>
              <table:table-cell office:value-type="float" office:value="0.0116947282">
                <text:p>0.0116947282</text:p>
              </table:table-cell>
              <table:table-cell office:value-type="float" office:value="0.0116947282">
                <text:p>0.0116947282</text:p>
              </table:table-cell>
              <table:table-cell office:value-type="float" office:value="41.9846662114">
                <text:p>41.9846662114</text:p>
              </table:table-cell>
              <table:table-cell office:value-type="float" office:value="0.4429123499">
                <text:p>0.4429123499</text:p>
              </table:table-cell>
              <table:table-cell office:value-type="float" office:value="0.4429123499">
                <text:p>0.44291234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.2">
                <text:p>21.2</text:p>
              </table:table-cell>
              <table:table-cell office:value-type="float" office:value="0.0723103011">
                <text:p>0.0723103011</text:p>
              </table:table-cell>
              <table:table-cell office:value-type="float" office:value="0.0723103011">
                <text:p>0.0723103011</text:p>
              </table:table-cell>
              <table:table-cell office:value-type="float" office:value="10.2022">
                <text:p>10.2022</text:p>
              </table:table-cell>
              <table:table-cell office:value-type="float" office:value="0.0125237552">
                <text:p>0.0125237552</text:p>
              </table:table-cell>
              <table:table-cell office:value-type="float" office:value="0.0125237552">
                <text:p>0.0125237552</text:p>
              </table:table-cell>
              <table:table-cell office:value-type="float" office:value="44.1093168691">
                <text:p>44.1093168691</text:p>
              </table:table-cell>
              <table:table-cell office:value-type="float" office:value="0.4426500216">
                <text:p>0.4426500216</text:p>
              </table:table-cell>
              <table:table-cell office:value-type="float" office:value="0.4426500216">
                <text:p>0.442650021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.4">
                <text:p>22.4</text:p>
              </table:table-cell>
              <table:table-cell office:value-type="float" office:value="0.100393739">
                <text:p>0.100393739</text:p>
              </table:table-cell>
              <table:table-cell office:value-type="float" office:value="0.100393739">
                <text:p>0.100393739</text:p>
              </table:table-cell>
              <table:table-cell office:value-type="float" office:value="10.7122">
                <text:p>10.7122</text:p>
              </table:table-cell>
              <table:table-cell office:value-type="float" office:value="0.012985462">
                <text:p>0.012985462</text:p>
              </table:table-cell>
              <table:table-cell office:value-type="float" office:value="0.012985462">
                <text:p>0.012985462</text:p>
              </table:table-cell>
              <table:table-cell office:value-type="float" office:value="46.2608443949">
                <text:p>46.2608443949</text:p>
              </table:table-cell>
              <table:table-cell office:value-type="float" office:value="0.579316991">
                <text:p>0.579316991</text:p>
              </table:table-cell>
              <table:table-cell office:value-type="float" office:value="0.579316991">
                <text:p>0.57931699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.5">
                <text:p>23.5</text:p>
              </table:table-cell>
              <table:table-cell office:value-type="float" office:value="0.0737701221">
                <text:p>0.0737701221</text:p>
              </table:table-cell>
              <table:table-cell office:value-type="float" office:value="0.0737701221">
                <text:p>0.0737701221</text:p>
              </table:table-cell>
              <table:table-cell office:value-type="float" office:value="11.2241">
                <text:p>11.2241</text:p>
              </table:table-cell>
              <table:table-cell office:value-type="float" office:value="0.0185019518">
                <text:p>0.0185019518</text:p>
              </table:table-cell>
              <table:table-cell office:value-type="float" office:value="0.0185019518">
                <text:p>0.0185019518</text:p>
              </table:table-cell>
              <table:table-cell office:value-type="float" office:value="48.5227102963">
                <text:p>48.5227102963</text:p>
              </table:table-cell>
              <table:table-cell office:value-type="float" office:value="0.5399890541">
                <text:p>0.5399890541</text:p>
              </table:table-cell>
              <table:table-cell office:value-type="float" office:value="0.5399890541">
                <text:p>0.539989054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4.5">
                <text:p>24.5</text:p>
              </table:table-cell>
              <table:table-cell office:value-type="float" office:value="0.1127784714">
                <text:p>0.1127784714</text:p>
              </table:table-cell>
              <table:table-cell office:value-type="float" office:value="0.1127784714">
                <text:p>0.1127784714</text:p>
              </table:table-cell>
              <table:table-cell office:value-type="float" office:value="11.7319">
                <text:p>11.7319</text:p>
              </table:table-cell>
              <table:table-cell office:value-type="float" office:value="0.0188529396">
                <text:p>0.0188529396</text:p>
              </table:table-cell>
              <table:table-cell office:value-type="float" office:value="0.0188529396">
                <text:p>0.0188529396</text:p>
              </table:table-cell>
              <table:table-cell office:value-type="float" office:value="50.7319271641">
                <text:p>50.7319271641</text:p>
              </table:table-cell>
              <table:table-cell office:value-type="float" office:value="0.6787518412">
                <text:p>0.6787518412</text:p>
              </table:table-cell>
              <table:table-cell office:value-type="float" office:value="0.6787518412">
                <text:p>0.67875184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5.7">
                <text:p>25.7</text:p>
              </table:table-cell>
              <table:table-cell office:value-type="float" office:value="0.0611662695">
                <text:p>0.0611662695</text:p>
              </table:table-cell>
              <table:table-cell office:value-type="float" office:value="0.0611662695">
                <text:p>0.0611662695</text:p>
              </table:table-cell>
              <table:table-cell office:value-type="float" office:value="12.246">
                <text:p>12.246</text:p>
              </table:table-cell>
              <table:table-cell office:value-type="float" office:value="0.025944385">
                <text:p>0.025944385</text:p>
              </table:table-cell>
              <table:table-cell office:value-type="float" office:value="0.025944385">
                <text:p>0.025944385</text:p>
              </table:table-cell>
              <table:table-cell office:value-type="float" office:value="52.9323683205">
                <text:p>52.9323683205</text:p>
              </table:table-cell>
              <table:table-cell office:value-type="float" office:value="0.605530635">
                <text:p>0.605530635</text:p>
              </table:table-cell>
              <table:table-cell office:value-type="float" office:value="0.605530635">
                <text:p>0.60553063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6.8">
                <text:p>26.8</text:p>
              </table:table-cell>
              <table:table-cell office:value-type="float" office:value="0.0921121265">
                <text:p>0.0921121265</text:p>
              </table:table-cell>
              <table:table-cell office:value-type="float" office:value="0.0921121265">
                <text:p>0.0921121265</text:p>
              </table:table-cell>
              <table:table-cell office:value-type="float" office:value="12.7589">
                <text:p>12.7589</text:p>
              </table:table-cell>
              <table:table-cell office:value-type="float" office:value="0.0223480051">
                <text:p>0.0223480051</text:p>
              </table:table-cell>
              <table:table-cell office:value-type="float" office:value="0.0223480051">
                <text:p>0.0223480051</text:p>
              </table:table-cell>
              <table:table-cell office:value-type="float" office:value="55.1032099839">
                <text:p>55.1032099839</text:p>
              </table:table-cell>
              <table:table-cell office:value-type="float" office:value="0.7361715879">
                <text:p>0.7361715879</text:p>
              </table:table-cell>
              <table:table-cell office:value-type="float" office:value="0.7361715879">
                <text:p>0.736171587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.9">
                <text:p>27.9</text:p>
              </table:table-cell>
              <table:table-cell office:value-type="float" office:value="0.0892393721">
                <text:p>0.0892393721</text:p>
              </table:table-cell>
              <table:table-cell office:value-type="float" office:value="0.0892393721">
                <text:p>0.0892393721</text:p>
              </table:table-cell>
              <table:table-cell office:value-type="float" office:value="13.2739">
                <text:p>13.2739</text:p>
              </table:table-cell>
              <table:table-cell office:value-type="float" office:value="0.0332747819">
                <text:p>0.0332747819</text:p>
              </table:table-cell>
              <table:table-cell office:value-type="float" office:value="0.0332747819">
                <text:p>0.0332747819</text:p>
              </table:table-cell>
              <table:table-cell office:value-type="float" office:value="57.3368734364">
                <text:p>57.3368734364</text:p>
              </table:table-cell>
              <table:table-cell office:value-type="float" office:value="0.741560532">
                <text:p>0.741560532</text:p>
              </table:table-cell>
              <table:table-cell office:value-type="float" office:value="0.741560532">
                <text:p>0.74156053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9.1">
                <text:p>29.1</text:p>
              </table:table-cell>
              <table:table-cell office:value-type="float" office:value="0.0639725112">
                <text:p>0.0639725112</text:p>
              </table:table-cell>
              <table:table-cell office:value-type="float" office:value="0.0639725112">
                <text:p>0.0639725112</text:p>
              </table:table-cell>
              <table:table-cell office:value-type="float" office:value="13.781">
                <text:p>13.781</text:p>
              </table:table-cell>
              <table:table-cell office:value-type="float" office:value="0.0297694847">
                <text:p>0.0297694847</text:p>
              </table:table-cell>
              <table:table-cell office:value-type="float" office:value="0.0297694847">
                <text:p>0.0297694847</text:p>
              </table:table-cell>
              <table:table-cell office:value-type="float" office:value="59.5049510669">
                <text:p>59.5049510669</text:p>
              </table:table-cell>
              <table:table-cell office:value-type="float" office:value="0.805449668">
                <text:p>0.805449668</text:p>
              </table:table-cell>
              <table:table-cell office:value-type="float" office:value="0.805449668">
                <text:p>0.80544966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30.1">
                <text:p>30.1</text:p>
              </table:table-cell>
              <table:table-cell office:value-type="float" office:value="0.0972545997">
                <text:p>0.0972545997</text:p>
              </table:table-cell>
              <table:table-cell office:value-type="float" office:value="0.0972545997">
                <text:p>0.0972545997</text:p>
              </table:table-cell>
              <table:table-cell office:value-type="float" office:value="14.2833">
                <text:p>14.2833</text:p>
              </table:table-cell>
              <table:table-cell office:value-type="float" office:value="0.0189446562">
                <text:p>0.0189446562</text:p>
              </table:table-cell>
              <table:table-cell office:value-type="float" office:value="0.0189446562">
                <text:p>0.0189446562</text:p>
              </table:table-cell>
              <table:table-cell office:value-type="float" office:value="61.8324926664">
                <text:p>61.8324926664</text:p>
              </table:table-cell>
              <table:table-cell office:value-type="float" office:value="0.7603647332">
                <text:p>0.7603647332</text:p>
              </table:table-cell>
              <table:table-cell office:value-type="float" office:value="0.7603647332">
                <text:p>0.760364733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1.2">
                <text:p>31.2</text:p>
              </table:table-cell>
              <table:table-cell office:value-type="float" office:value="0.0787214184">
                <text:p>0.0787214184</text:p>
              </table:table-cell>
              <table:table-cell office:value-type="float" office:value="0.0787214184">
                <text:p>0.0787214184</text:p>
              </table:table-cell>
              <table:table-cell office:value-type="float" office:value="14.7831">
                <text:p>14.7831</text:p>
              </table:table-cell>
              <table:table-cell office:value-type="float" office:value="0.0154664511">
                <text:p>0.0154664511</text:p>
              </table:table-cell>
              <table:table-cell office:value-type="float" office:value="0.0154664511">
                <text:p>0.0154664511</text:p>
              </table:table-cell>
              <table:table-cell office:value-type="float" office:value="63.966388801">
                <text:p>63.966388801</text:p>
              </table:table-cell>
              <table:table-cell office:value-type="float" office:value="0.8107761382">
                <text:p>0.8107761382</text:p>
              </table:table-cell>
              <table:table-cell office:value-type="float" office:value="0.8107761382">
                <text:p>0.81077613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2.4">
                <text:p>32.4</text:p>
              </table:table-cell>
              <table:table-cell office:value-type="float" office:value="0.0978226585">
                <text:p>0.0978226585</text:p>
              </table:table-cell>
              <table:table-cell office:value-type="float" office:value="0.0978226585">
                <text:p>0.0978226585</text:p>
              </table:table-cell>
              <table:table-cell office:value-type="float" office:value="15.2964">
                <text:p>15.2964</text:p>
              </table:table-cell>
              <table:table-cell office:value-type="float" office:value="0.0201008568">
                <text:p>0.0201008568</text:p>
              </table:table-cell>
              <table:table-cell office:value-type="float" office:value="0.0201008568">
                <text:p>0.0201008568</text:p>
              </table:table-cell>
              <table:table-cell office:value-type="float" office:value="66.2537446097">
                <text:p>66.2537446097</text:p>
              </table:table-cell>
              <table:table-cell office:value-type="float" office:value="0.9185488261">
                <text:p>0.9185488261</text:p>
              </table:table-cell>
              <table:table-cell office:value-type="float" office:value="0.9185488261">
                <text:p>0.918548826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3.4">
                <text:p>33.4</text:p>
              </table:table-cell>
              <table:table-cell office:value-type="float" office:value="0.1177358462">
                <text:p>0.1177358462</text:p>
              </table:table-cell>
              <table:table-cell office:value-type="float" office:value="0.1177358462">
                <text:p>0.1177358462</text:p>
              </table:table-cell>
              <table:table-cell office:value-type="float" office:value="15.8032">
                <text:p>15.8032</text:p>
              </table:table-cell>
              <table:table-cell office:value-type="float" office:value="0.0173576752">
                <text:p>0.0173576752</text:p>
              </table:table-cell>
              <table:table-cell office:value-type="float" office:value="0.0173576752">
                <text:p>0.0173576752</text:p>
              </table:table-cell>
              <table:table-cell office:value-type="float" office:value="68.4269758984">
                <text:p>68.4269758984</text:p>
              </table:table-cell>
              <table:table-cell office:value-type="float" office:value="0.8195660168">
                <text:p>0.8195660168</text:p>
              </table:table-cell>
              <table:table-cell office:value-type="float" office:value="0.8195660168">
                <text:p>0.81956601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.6">
                <text:p>34.6</text:p>
              </table:table-cell>
              <table:table-cell office:value-type="float" office:value="0.1130845102">
                <text:p>0.1130845102</text:p>
              </table:table-cell>
              <table:table-cell office:value-type="float" office:value="0.1130845102">
                <text:p>0.1130845102</text:p>
              </table:table-cell>
              <table:table-cell office:value-type="float" office:value="16.3162">
                <text:p>16.3162</text:p>
              </table:table-cell>
              <table:table-cell office:value-type="float" office:value="0.0247512065">
                <text:p>0.0247512065</text:p>
              </table:table-cell>
              <table:table-cell office:value-type="float" office:value="0.0247512065">
                <text:p>0.0247512065</text:p>
              </table:table-cell>
              <table:table-cell office:value-type="float" office:value="70.4149230103">
                <text:p>70.4149230103</text:p>
              </table:table-cell>
              <table:table-cell office:value-type="float" office:value="0.8754208508">
                <text:p>0.8754208508</text:p>
              </table:table-cell>
              <table:table-cell office:value-type="float" office:value="0.8754208508">
                <text:p>0.87542085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5.7">
                <text:p>35.7</text:p>
              </table:table-cell>
              <table:table-cell office:value-type="float" office:value="0.0746244819">
                <text:p>0.0746244819</text:p>
              </table:table-cell>
              <table:table-cell office:value-type="float" office:value="0.0746244819">
                <text:p>0.0746244819</text:p>
              </table:table-cell>
              <table:table-cell office:value-type="float" office:value="16.8246">
                <text:p>16.8246</text:p>
              </table:table-cell>
              <table:table-cell office:value-type="float" office:value="0.017385818">
                <text:p>0.017385818</text:p>
              </table:table-cell>
              <table:table-cell office:value-type="float" office:value="0.017385818">
                <text:p>0.017385818</text:p>
              </table:table-cell>
              <table:table-cell office:value-type="float" office:value="72.6829206785">
                <text:p>72.6829206785</text:p>
              </table:table-cell>
              <table:table-cell office:value-type="float" office:value="1.1575579086">
                <text:p>1.1575579086</text:p>
              </table:table-cell>
              <table:table-cell office:value-type="float" office:value="1.1575579086">
                <text:p>1.157557908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6.8">
                <text:p>36.8</text:p>
              </table:table-cell>
              <table:table-cell office:value-type="float" office:value="0.0852500854">
                <text:p>0.0852500854</text:p>
              </table:table-cell>
              <table:table-cell office:value-type="float" office:value="0.0852500854">
                <text:p>0.0852500854</text:p>
              </table:table-cell>
              <table:table-cell office:value-type="float" office:value="17.3351">
                <text:p>17.3351</text:p>
              </table:table-cell>
              <table:table-cell office:value-type="float" office:value="0.0186336017">
                <text:p>0.0186336017</text:p>
              </table:table-cell>
              <table:table-cell office:value-type="float" office:value="0.0186336017">
                <text:p>0.0186336017</text:p>
              </table:table-cell>
              <table:table-cell office:value-type="float" office:value="74.7091578151">
                <text:p>74.7091578151</text:p>
              </table:table-cell>
              <table:table-cell office:value-type="float" office:value="1.1752284136">
                <text:p>1.1752284136</text:p>
              </table:table-cell>
              <table:table-cell office:value-type="float" office:value="1.1752284136">
                <text:p>1.175228413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7.9">
                <text:p>37.9</text:p>
              </table:table-cell>
              <table:table-cell office:value-type="float" office:value="0.118638692">
                <text:p>0.118638692</text:p>
              </table:table-cell>
              <table:table-cell office:value-type="float" office:value="0.118638692">
                <text:p>0.118638692</text:p>
              </table:table-cell>
              <table:table-cell office:value-type="float" office:value="17.8511">
                <text:p>17.8511</text:p>
              </table:table-cell>
              <table:table-cell office:value-type="float" office:value="0.0344623788">
                <text:p>0.0344623788</text:p>
              </table:table-cell>
              <table:table-cell office:value-type="float" office:value="0.0344623788">
                <text:p>0.0344623788</text:p>
              </table:table-cell>
              <table:table-cell office:value-type="float" office:value="76.9394582184">
                <text:p>76.9394582184</text:p>
              </table:table-cell>
              <table:table-cell office:value-type="float" office:value="1.089807978">
                <text:p>1.089807978</text:p>
              </table:table-cell>
              <table:table-cell office:value-type="float" office:value="1.089807978">
                <text:p>1.08980797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104101825">
                <text:p>0.104101825</text:p>
              </table:table-cell>
              <table:table-cell office:value-type="float" office:value="0.104101825">
                <text:p>0.104101825</text:p>
              </table:table-cell>
              <table:table-cell office:value-type="float" office:value="18.3518">
                <text:p>18.3518</text:p>
              </table:table-cell>
              <table:table-cell office:value-type="float" office:value="0.0209273877">
                <text:p>0.0209273877</text:p>
              </table:table-cell>
              <table:table-cell office:value-type="float" office:value="0.0209273877">
                <text:p>0.0209273877</text:p>
              </table:table-cell>
              <table:table-cell office:value-type="float" office:value="79.0606177124">
                <text:p>79.0606177124</text:p>
              </table:table-cell>
              <table:table-cell office:value-type="float" office:value="1.1519001084">
                <text:p>1.1519001084</text:p>
              </table:table-cell>
              <table:table-cell office:value-type="float" office:value="1.1519001084">
                <text:p>1.151900108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40.1">
                <text:p>40.1</text:p>
              </table:table-cell>
              <table:table-cell office:value-type="float" office:value="0.0972942082">
                <text:p>0.0972942082</text:p>
              </table:table-cell>
              <table:table-cell office:value-type="float" office:value="0.0972942082">
                <text:p>0.0972942082</text:p>
              </table:table-cell>
              <table:table-cell office:value-type="float" office:value="18.8695">
                <text:p>18.8695</text:p>
              </table:table-cell>
              <table:table-cell office:value-type="float" office:value="0.0190160751">
                <text:p>0.0190160751</text:p>
              </table:table-cell>
              <table:table-cell office:value-type="float" office:value="0.0190160751">
                <text:p>0.0190160751</text:p>
              </table:table-cell>
              <table:table-cell office:value-type="float" office:value="81.4846375139">
                <text:p>81.4846375139</text:p>
              </table:table-cell>
              <table:table-cell office:value-type="float" office:value="0.9296550899">
                <text:p>0.9296550899</text:p>
              </table:table-cell>
              <table:table-cell office:value-type="float" office:value="0.9296550899">
                <text:p>0.929655089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41.3">
                <text:p>41.3</text:p>
              </table:table-cell>
              <table:table-cell office:value-type="float" office:value="0.0532391014">
                <text:p>0.0532391014</text:p>
              </table:table-cell>
              <table:table-cell office:value-type="float" office:value="0.0532391014">
                <text:p>0.0532391014</text:p>
              </table:table-cell>
              <table:table-cell office:value-type="float" office:value="19.3675">
                <text:p>19.3675</text:p>
              </table:table-cell>
              <table:table-cell office:value-type="float" office:value="0.0245594517">
                <text:p>0.0245594517</text:p>
              </table:table-cell>
              <table:table-cell office:value-type="float" office:value="0.0245594517">
                <text:p>0.0245594517</text:p>
              </table:table-cell>
              <table:table-cell office:value-type="float" office:value="83.7363064717">
                <text:p>83.7363064717</text:p>
              </table:table-cell>
              <table:table-cell office:value-type="float" office:value="0.9223234204">
                <text:p>0.9223234204</text:p>
              </table:table-cell>
              <table:table-cell office:value-type="float" office:value="0.9223234204">
                <text:p>0.922323420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2.4">
                <text:p>42.4</text:p>
              </table:table-cell>
              <table:table-cell office:value-type="float" office:value="0.1161424786">
                <text:p>0.1161424786</text:p>
              </table:table-cell>
              <table:table-cell office:value-type="float" office:value="0.1161424786">
                <text:p>0.1161424786</text:p>
              </table:table-cell>
              <table:table-cell office:value-type="float" office:value="19.8791">
                <text:p>19.8791</text:p>
              </table:table-cell>
              <table:table-cell office:value-type="float" office:value="0.0204854962">
                <text:p>0.0204854962</text:p>
              </table:table-cell>
              <table:table-cell office:value-type="float" office:value="0.0204854962">
                <text:p>0.0204854962</text:p>
              </table:table-cell>
              <table:table-cell office:value-type="float" office:value="86.0312160599">
                <text:p>86.0312160599</text:p>
              </table:table-cell>
              <table:table-cell office:value-type="float" office:value="0.9359905645">
                <text:p>0.9359905645</text:p>
              </table:table-cell>
              <table:table-cell office:value-type="float" office:value="0.9359905645">
                <text:p>0.93599056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3.5">
                <text:p>43.5</text:p>
              </table:table-cell>
              <table:table-cell office:value-type="float" office:value="0.1435509248">
                <text:p>0.1435509248</text:p>
              </table:table-cell>
              <table:table-cell office:value-type="float" office:value="0.1435509248">
                <text:p>0.1435509248</text:p>
              </table:table-cell>
              <table:table-cell office:value-type="float" office:value="20.3919">
                <text:p>20.3919</text:p>
              </table:table-cell>
              <table:table-cell office:value-type="float" office:value="0.024776557">
                <text:p>0.024776557</text:p>
              </table:table-cell>
              <table:table-cell office:value-type="float" office:value="0.024776557">
                <text:p>0.024776557</text:p>
              </table:table-cell>
              <table:table-cell office:value-type="float" office:value="88.186807361">
                <text:p>88.186807361</text:p>
              </table:table-cell>
              <table:table-cell office:value-type="float" office:value="1.0711761013">
                <text:p>1.0711761013</text:p>
              </table:table-cell>
              <table:table-cell office:value-type="float" office:value="1.0711761013">
                <text:p>1.071176101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4.6">
                <text:p>44.6</text:p>
              </table:table-cell>
              <table:table-cell office:value-type="float" office:value="0.1351771017">
                <text:p>0.1351771017</text:p>
              </table:table-cell>
              <table:table-cell office:value-type="float" office:value="0.1351771017">
                <text:p>0.1351771017</text:p>
              </table:table-cell>
              <table:table-cell office:value-type="float" office:value="20.9045">
                <text:p>20.9045</text:p>
              </table:table-cell>
              <table:table-cell office:value-type="float" office:value="0.0297442805">
                <text:p>0.0297442805</text:p>
              </table:table-cell>
              <table:table-cell office:value-type="float" office:value="0.0297442805">
                <text:p>0.0297442805</text:p>
              </table:table-cell>
              <table:table-cell office:value-type="float" office:value="90.4101666987">
                <text:p>90.4101666987</text:p>
              </table:table-cell>
              <table:table-cell office:value-type="float" office:value="1.0475609211">
                <text:p>1.0475609211</text:p>
              </table:table-cell>
              <table:table-cell office:value-type="float" office:value="1.0475609211">
                <text:p>1.047560921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5.7">
                <text:p>45.7</text:p>
              </table:table-cell>
              <table:table-cell office:value-type="float" office:value="0.1256573013">
                <text:p>0.1256573013</text:p>
              </table:table-cell>
              <table:table-cell office:value-type="float" office:value="0.1256573013">
                <text:p>0.1256573013</text:p>
              </table:table-cell>
              <table:table-cell office:value-type="float" office:value="21.3145">
                <text:p>21.3145</text:p>
              </table:table-cell>
              <table:table-cell office:value-type="float" office:value="0.3171751181">
                <text:p>0.3171751181</text:p>
              </table:table-cell>
              <table:table-cell office:value-type="float" office:value="0.3171751181">
                <text:p>0.3171751181</text:p>
              </table:table-cell>
              <table:table-cell office:value-type="float" office:value="92.6333604803">
                <text:p>92.6333604803</text:p>
              </table:table-cell>
              <table:table-cell office:value-type="float" office:value="1.0324645108">
                <text:p>1.0324645108</text:p>
              </table:table-cell>
              <table:table-cell office:value-type="float" office:value="1.0324645108">
                <text:p>1.032464510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6.9">
                <text:p>46.9</text:p>
              </table:table-cell>
              <table:table-cell office:value-type="float" office:value="0.1499258757">
                <text:p>0.1499258757</text:p>
              </table:table-cell>
              <table:table-cell office:value-type="float" office:value="0.1499258757">
                <text:p>0.1499258757</text:p>
              </table:table-cell>
              <table:table-cell office:value-type="float" office:value="21.9214">
                <text:p>21.9214</text:p>
              </table:table-cell>
              <table:table-cell office:value-type="float" office:value="0.026030751">
                <text:p>0.026030751</text:p>
              </table:table-cell>
              <table:table-cell office:value-type="float" office:value="0.026030751">
                <text:p>0.026030751</text:p>
              </table:table-cell>
              <table:table-cell office:value-type="float" office:value="94.9650674097">
                <text:p>94.9650674097</text:p>
              </table:table-cell>
              <table:table-cell office:value-type="float" office:value="1.0595438184">
                <text:p>1.0595438184</text:p>
              </table:table-cell>
              <table:table-cell office:value-type="float" office:value="1.0595438184">
                <text:p>1.059543818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0762941823">
                <text:p>0.0762941823</text:p>
              </table:table-cell>
              <table:table-cell office:value-type="float" office:value="0.0762941823">
                <text:p>0.0762941823</text:p>
              </table:table-cell>
              <table:table-cell office:value-type="float" office:value="22.4386">
                <text:p>22.4386</text:p>
              </table:table-cell>
              <table:table-cell office:value-type="float" office:value="0.0372236484">
                <text:p>0.0372236484</text:p>
              </table:table-cell>
              <table:table-cell office:value-type="float" office:value="0.0372236484">
                <text:p>0.0372236484</text:p>
              </table:table-cell>
              <table:table-cell office:value-type="float" office:value="97.0607891376">
                <text:p>97.0607891376</text:p>
              </table:table-cell>
              <table:table-cell office:value-type="float" office:value="1.0120413692">
                <text:p>1.0120413692</text:p>
              </table:table-cell>
              <table:table-cell office:value-type="float" office:value="1.0120413692">
                <text:p>1.012041369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9.1">
                <text:p>49.1</text:p>
              </table:table-cell>
              <table:table-cell office:value-type="float" office:value="0.1598055564">
                <text:p>0.1598055564</text:p>
              </table:table-cell>
              <table:table-cell office:value-type="float" office:value="0.1598055564">
                <text:p>0.1598055564</text:p>
              </table:table-cell>
              <table:table-cell office:value-type="float" office:value="22.9399">
                <text:p>22.9399</text:p>
              </table:table-cell>
              <table:table-cell office:value-type="float" office:value="0.0318239951">
                <text:p>0.0318239951</text:p>
              </table:table-cell>
              <table:table-cell office:value-type="float" office:value="0.0318239951">
                <text:p>0.0318239951</text:p>
              </table:table-cell>
              <table:table-cell office:value-type="float" office:value="99.4971827136">
                <text:p>99.4971827136</text:p>
              </table:table-cell>
              <table:table-cell office:value-type="float" office:value="1.0575561817">
                <text:p>1.0575561817</text:p>
              </table:table-cell>
              <table:table-cell office:value-type="float" office:value="1.0575561817">
                <text:p>1.057556181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0.2">
                <text:p>50.2</text:p>
              </table:table-cell>
              <table:table-cell office:value-type="float" office:value="0.1074337518">
                <text:p>0.1074337518</text:p>
              </table:table-cell>
              <table:table-cell office:value-type="float" office:value="0.1074337518">
                <text:p>0.1074337518</text:p>
              </table:table-cell>
              <table:table-cell office:value-type="float" office:value="23.4537">
                <text:p>23.4537</text:p>
              </table:table-cell>
              <table:table-cell office:value-type="float" office:value="0.0485913801">
                <text:p>0.0485913801</text:p>
              </table:table-cell>
              <table:table-cell office:value-type="float" office:value="0.0485913801">
                <text:p>0.0485913801</text:p>
              </table:table-cell>
              <table:table-cell office:value-type="float" office:value="101.5158682113">
                <text:p>101.5158682113</text:p>
              </table:table-cell>
              <table:table-cell office:value-type="float" office:value="1.3194243474">
                <text:p>1.3194243474</text:p>
              </table:table-cell>
              <table:table-cell office:value-type="float" office:value="1.3194243474">
                <text:p>1.319424347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51.3">
                <text:p>51.3</text:p>
              </table:table-cell>
              <table:table-cell office:value-type="float" office:value="0.1179284242">
                <text:p>0.1179284242</text:p>
              </table:table-cell>
              <table:table-cell office:value-type="float" office:value="0.1179284242">
                <text:p>0.1179284242</text:p>
              </table:table-cell>
              <table:table-cell office:value-type="float" office:value="23.9617">
                <text:p>23.9617</text:p>
              </table:table-cell>
              <table:table-cell office:value-type="float" office:value="0.0291168145">
                <text:p>0.0291168145</text:p>
              </table:table-cell>
              <table:table-cell office:value-type="float" office:value="0.0291168145">
                <text:p>0.0291168145</text:p>
              </table:table-cell>
              <table:table-cell office:value-type="float" office:value="104.0299879121">
                <text:p>104.0299879121</text:p>
              </table:table-cell>
              <table:table-cell office:value-type="float" office:value="0.5825144918">
                <text:p>0.5825144918</text:p>
              </table:table-cell>
              <table:table-cell office:value-type="float" office:value="0.5825144918">
                <text:p>0.582514491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2.5">
                <text:p>52.5</text:p>
              </table:table-cell>
              <table:table-cell office:value-type="float" office:value="0.1572158181">
                <text:p>0.1572158181</text:p>
              </table:table-cell>
              <table:table-cell office:value-type="float" office:value="0.1572158181">
                <text:p>0.1572158181</text:p>
              </table:table-cell>
              <table:table-cell office:value-type="float" office:value="24.4718">
                <text:p>24.4718</text:p>
              </table:table-cell>
              <table:table-cell office:value-type="float" office:value="0.0316712277">
                <text:p>0.0316712277</text:p>
              </table:table-cell>
              <table:table-cell office:value-type="float" office:value="0.0316712277">
                <text:p>0.0316712277</text:p>
              </table:table-cell>
              <table:table-cell office:value-type="float" office:value="106.3230136718">
                <text:p>106.3230136718</text:p>
              </table:table-cell>
              <table:table-cell office:value-type="float" office:value="0.4838276752">
                <text:p>0.4838276752</text:p>
              </table:table-cell>
              <table:table-cell office:value-type="float" office:value="0.4838276752">
                <text:p>0.483827675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3.5">
                <text:p>53.5</text:p>
              </table:table-cell>
              <table:table-cell office:value-type="float" office:value="0.1283182672">
                <text:p>0.1283182672</text:p>
              </table:table-cell>
              <table:table-cell office:value-type="float" office:value="0.1283182672">
                <text:p>0.1283182672</text:p>
              </table:table-cell>
              <table:table-cell office:value-type="float" office:value="24.9845">
                <text:p>24.9845</text:p>
              </table:table-cell>
              <table:table-cell office:value-type="float" office:value="0.048277554">
                <text:p>0.048277554</text:p>
              </table:table-cell>
              <table:table-cell office:value-type="float" office:value="0.048277554">
                <text:p>0.048277554</text:p>
              </table:table-cell>
              <table:table-cell office:value-type="float" office:value="108.4152629124">
                <text:p>108.4152629124</text:p>
              </table:table-cell>
              <table:table-cell office:value-type="float" office:value="0.5411297689">
                <text:p>0.5411297689</text:p>
              </table:table-cell>
              <table:table-cell office:value-type="float" office:value="0.5411297689">
                <text:p>0.54112976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4.7">
                <text:p>54.7</text:p>
              </table:table-cell>
              <table:table-cell office:value-type="float" office:value="0.0869626741">
                <text:p>0.0869626741</text:p>
              </table:table-cell>
              <table:table-cell office:value-type="float" office:value="0.0869626741">
                <text:p>0.0869626741</text:p>
              </table:table-cell>
              <table:table-cell office:value-type="float" office:value="25.4951">
                <text:p>25.4951</text:p>
              </table:table-cell>
              <table:table-cell office:value-type="float" office:value="0.0387483333">
                <text:p>0.0387483333</text:p>
              </table:table-cell>
              <table:table-cell office:value-type="float" office:value="0.0387483333">
                <text:p>0.0387483333</text:p>
              </table:table-cell>
              <table:table-cell office:value-type="float" office:value="110.7376284212">
                <text:p>110.7376284212</text:p>
              </table:table-cell>
              <table:table-cell office:value-type="float" office:value="0.4581082054">
                <text:p>0.4581082054</text:p>
              </table:table-cell>
              <table:table-cell office:value-type="float" office:value="0.4581082054">
                <text:p>0.45810820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error-upper-indicator="true" chart:error-lower-indicator="true" chart:error-category="cell-range" chart:error-upper-range="Hoja1.E162:Hoja1.E211" chart:error-lower-range="Hoja1.E162:Hoja1.E21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 style:data-style-name="N111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Hoja1.F162:Hoja1.F211" chart:error-lower-range="Hoja1.F162:Hoja1.F211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Hoja1.G162:Hoja1.G211" chart:error-lower-range="Hoja1.G162:Hoja1.G211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91cm" svg:height="11.936cm" xlink:href=".." xlink:type="simple" chart:class="chart:scatter" chart:column-mapping="0 1 2" chart:style-name="ch1">
        <chart:legend chart:legend-position="end" svg:x="18.651cm" svg:y="5.171cm" style:legend-expansion="high" chart:style-name="ch2"/>
        <chart:plot-area chart:style-name="ch3" table:cell-range-address="Hoja1.A161:Hoja1.D211" chart:data-source-has-labels="both" svg:x="0.859cm" svg:y="1.087cm" svg:width="16.974cm" svg:height="10.191cm">
          <chartooo:coordinate-region svg:x="2.327cm" svg:y="1.286cm" svg:width="15.319cm" svg:height="9.345cm"/>
          <chart:axis chart:dimension="x" chart:name="primary-x" chart:style-name="ch4" chartooo:axis-type="auto">
            <chart:categories table:cell-range-address="Hoja1.A162:Hoja1.A2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62:Hoja1.B211" chart:label-cell-address="Hoja1.B161:Hoja1.B161" chart:class="chart:scatter">
            <chart:domain table:cell-range-address="Hoja1.A162:Hoja1.A211"/>
            <chart:error-indicator chart:style-name="ch8" chart:dimension="y"/>
            <chart:data-point chart:repeated="50"/>
          </chart:series>
          <chart:series chart:style-name="ch9" chart:values-cell-range-address="Hoja1.C162:Hoja1.C211" chart:label-cell-address="Hoja1.C161:Hoja1.C161" chart:class="chart:scatter">
            <chart:error-indicator chart:style-name="ch8" chart:dimension="y"/>
            <chart:data-point chart:repeated="50"/>
          </chart:series>
          <chart:series chart:style-name="ch10" chart:values-cell-range-address="Hoja1.D162:Hoja1.D211" chart:label-cell-address="Hoja1.D161:Hoja1.D161" chart:class="chart:scatter">
            <chart:error-indicator chart:style-name="ch8" chart:dimension="y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ython</text:p>
                <draw:g>
                  <svg:desc>Hoja1.B161:Hoja1.B161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Columna E</text:p>
              </table:table-cell>
              <table:table-cell office:value-type="string">
                <text:p>Scilab</text:p>
                <draw:g>
                  <svg:desc>Hoja1.C161:Hoja1.C161</svg:desc>
                </draw:g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  <table:table-cell office:value-type="string">
                <text:p>Octave</text:p>
                <draw:g>
                  <svg:desc>Hoja1.D161:Hoja1.D161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162:Hoja1.A211</svg:desc>
                </draw:g>
              </table:table-cell>
              <table:table-cell office:value-type="float" office:value="1">
                <text:p>1</text:p>
                <draw:g>
                  <svg:desc>Hoja1.A162:Hoja1.A211</svg:desc>
                </draw:g>
              </table:table-cell>
              <table:table-cell office:value-type="float" office:value="0.00000131">
                <text:p>0.00000131</text:p>
                <draw:g>
                  <svg:desc>Hoja1.B162:Hoja1.B211</svg:desc>
                </draw:g>
              </table:table-cell>
              <table:table-cell office:value-type="float" office:value="0.000000480137108707212">
                <text:p>0.000000480137108707212</text:p>
                <draw:g>
                  <svg:desc>Hoja1.E162:Hoja1.E211</svg:desc>
                </draw:g>
              </table:table-cell>
              <table:table-cell office:value-type="float" office:value="0.000000480137108707212">
                <text:p>0.000000480137108707212</text:p>
                <draw:g>
                  <svg:desc>Hoja1.E162:Hoja1.E211</svg:desc>
                </draw:g>
              </table:table-cell>
              <table:table-cell office:value-type="float" office:value="0.013">
                <text:p>0.013</text:p>
                <draw:g>
                  <svg:desc>Hoja1.C162:Hoja1.C211</svg:desc>
                </draw:g>
              </table:table-cell>
              <table:table-cell office:value-type="float" office:value="0">
                <text:p>0</text:p>
                <draw:g>
                  <svg:desc>Hoja1.F162:Hoja1.F211</svg:desc>
                </draw:g>
              </table:table-cell>
              <table:table-cell office:value-type="float" office:value="0">
                <text:p>0</text:p>
                <draw:g>
                  <svg:desc>Hoja1.F162:Hoja1.F211</svg:desc>
                </draw:g>
              </table:table-cell>
              <table:table-cell office:value-type="float" office:value="0.0068790001">
                <text:p>0.0068790001</text:p>
                <draw:g>
                  <svg:desc>Hoja1.D162:Hoja1.D211</svg:desc>
                </draw:g>
              </table:table-cell>
              <table:table-cell office:value-type="float" office:value="0.0000998671745834537">
                <text:p>0.0000998671745834537</text:p>
                <draw:g>
                  <svg:desc>Hoja1.G162:Hoja1.G211</svg:desc>
                </draw:g>
              </table:table-cell>
              <table:table-cell office:value-type="float" office:value="0.0000998671745834537">
                <text:p>0.0000998671745834537</text:p>
                <draw:g>
                  <svg:desc>Hoja1.G162:Hoja1.G2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342">
                <text:p>0.00342</text:p>
              </table:table-cell>
              <table:table-cell office:value-type="float" office:value="0.0000767690712347768">
                <text:p>0.0000767690712347768</text:p>
              </table:table-cell>
              <table:table-cell office:value-type="float" office:value="0.0000767690712347768">
                <text:p>0.0000767690712347768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5340031">
                <text:p>0.0135340031</text:p>
              </table:table-cell>
              <table:table-cell office:value-type="float" office:value="0.0001140188">
                <text:p>0.0001140188</text:p>
              </table:table-cell>
              <table:table-cell office:value-type="float" office:value="0.0001140188">
                <text:p>0.000114018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0667">
                <text:p>0.00667</text:p>
              </table:table-cell>
              <table:table-cell office:value-type="float" office:value="0.0000912771344328915">
                <text:p>0.0000912771344328915</text:p>
              </table:table-cell>
              <table:table-cell office:value-type="float" office:value="0.0000912771344328915">
                <text:p>0.0000912771344328915</text:p>
              </table:table-cell>
              <table:table-cell office:value-type="float" office:value="0.039">
                <text:p>0.039</text:p>
              </table:table-cell>
              <table:table-cell office:value-type="float" office:value="0.0004714045">
                <text:p>0.0004714045</text:p>
              </table:table-cell>
              <table:table-cell office:value-type="float" office:value="0.0004714045">
                <text:p>0.0004714045</text:p>
              </table:table-cell>
              <table:table-cell office:value-type="float" office:value="0.0201536913">
                <text:p>0.0201536913</text:p>
              </table:table-cell>
              <table:table-cell office:value-type="float" office:value="0.0000684035179205899">
                <text:p>0.0000684035179205899</text:p>
              </table:table-cell>
              <table:table-cell office:value-type="float" office:value="0.0000684035179205899">
                <text:p>0.00006840351792058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994">
                <text:p>0.00994</text:p>
              </table:table-cell>
              <table:table-cell office:value-type="float" office:value="0.000060549536808292">
                <text:p>0.000060549536808292</text:p>
              </table:table-cell>
              <table:table-cell office:value-type="float" office:value="0.000060549536808292">
                <text:p>0.000060549536808292</text:p>
              </table:table-cell>
              <table:table-cell office:value-type="float" office:value="0.052">
                <text:p>0.052</text:p>
              </table:table-cell>
              <table:table-cell office:value-type="float" office:value="0.0004714045">
                <text:p>0.0004714045</text:p>
              </table:table-cell>
              <table:table-cell office:value-type="float" office:value="0.0004714045">
                <text:p>0.0004714045</text:p>
              </table:table-cell>
              <table:table-cell office:value-type="float" office:value="0.0267825157">
                <text:p>0.0267825157</text:p>
              </table:table-cell>
              <table:table-cell office:value-type="float" office:value="0.0001365292">
                <text:p>0.0001365292</text:p>
              </table:table-cell>
              <table:table-cell office:value-type="float" office:value="0.0001365292">
                <text:p>0.00013652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131">
                <text:p>0.0131</text:p>
              </table:table-cell>
              <table:table-cell office:value-type="float" office:value="0.0000577902078631368">
                <text:p>0.0000577902078631368</text:p>
              </table:table-cell>
              <table:table-cell office:value-type="float" office:value="0.0000577902078631368">
                <text:p>0.0000577902078631368</text:p>
              </table:table-cell>
              <table:table-cell office:value-type="float" office:value="0.0647">
                <text:p>0.0647</text:p>
              </table:table-cell>
              <table:table-cell office:value-type="float" office:value="0.0006749486">
                <text:p>0.0006749486</text:p>
              </table:table-cell>
              <table:table-cell office:value-type="float" office:value="0.0006749486">
                <text:p>0.0006749486</text:p>
              </table:table-cell>
              <table:table-cell office:value-type="float" office:value="0.0333995866">
                <text:p>0.0333995866</text:p>
              </table:table-cell>
              <table:table-cell office:value-type="float" office:value="0.0001123394">
                <text:p>0.0001123394</text:p>
              </table:table-cell>
              <table:table-cell office:value-type="float" office:value="0.0001123394">
                <text:p>0.00011233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162">
                <text:p>0.0162</text:p>
              </table:table-cell>
              <table:table-cell office:value-type="float" office:value="0.0000746822028028205">
                <text:p>0.0000746822028028205</text:p>
              </table:table-cell>
              <table:table-cell office:value-type="float" office:value="0.0000746822028028205">
                <text:p>0.0000746822028028205</text:p>
              </table:table-cell>
              <table:table-cell office:value-type="float" office:value="0.0776">
                <text:p>0.0776</text:p>
              </table:table-cell>
              <table:table-cell office:value-type="float" office:value="0.0006992059">
                <text:p>0.0006992059</text:p>
              </table:table-cell>
              <table:table-cell office:value-type="float" office:value="0.0006992059">
                <text:p>0.0006992059</text:p>
              </table:table-cell>
              <table:table-cell office:value-type="float" office:value="0.0400319056">
                <text:p>0.0400319056</text:p>
              </table:table-cell>
              <table:table-cell office:value-type="float" office:value="0.0001675968">
                <text:p>0.0001675968</text:p>
              </table:table-cell>
              <table:table-cell office:value-type="float" office:value="0.0001675968">
                <text:p>0.000167596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195">
                <text:p>0.0195</text:p>
              </table:table-cell>
              <table:table-cell office:value-type="float" office:value="0.0001068487">
                <text:p>0.0001068487</text:p>
              </table:table-cell>
              <table:table-cell office:value-type="float" office:value="0.0001068487">
                <text:p>0.0001068487</text:p>
              </table:table-cell>
              <table:table-cell office:value-type="float" office:value="0.0905">
                <text:p>0.0905</text:p>
              </table:table-cell>
              <table:table-cell office:value-type="float" office:value="0.0008498366">
                <text:p>0.0008498366</text:p>
              </table:table-cell>
              <table:table-cell office:value-type="float" office:value="0.0008498366">
                <text:p>0.0008498366</text:p>
              </table:table-cell>
              <table:table-cell office:value-type="float" office:value="0.0465696207">
                <text:p>0.0465696207</text:p>
              </table:table-cell>
              <table:table-cell office:value-type="float" office:value="0.0001155186">
                <text:p>0.0001155186</text:p>
              </table:table-cell>
              <table:table-cell office:value-type="float" office:value="0.0001155186">
                <text:p>0.00011551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227">
                <text:p>0.0227</text:p>
              </table:table-cell>
              <table:table-cell office:value-type="float" office:value="0.0000766542160510632">
                <text:p>0.0000766542160510632</text:p>
              </table:table-cell>
              <table:table-cell office:value-type="float" office:value="0.0000766542160510632">
                <text:p>0.0000766542160510632</text:p>
              </table:table-cell>
              <table:table-cell office:value-type="float" office:value="0.1034">
                <text:p>0.1034</text:p>
              </table:table-cell>
              <table:table-cell office:value-type="float" office:value="0.000843274">
                <text:p>0.000843274</text:p>
              </table:table-cell>
              <table:table-cell office:value-type="float" office:value="0.000843274">
                <text:p>0.000843274</text:p>
              </table:table-cell>
              <table:table-cell office:value-type="float" office:value="0.05325039">
                <text:p>0.05325039</text:p>
              </table:table-cell>
              <table:table-cell office:value-type="float" office:value="0.0001034642">
                <text:p>0.0001034642</text:p>
              </table:table-cell>
              <table:table-cell office:value-type="float" office:value="0.0001034642">
                <text:p>0.000103464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6">
                <text:p>0.026</text:p>
              </table:table-cell>
              <table:table-cell office:value-type="float" office:value="0.0001117145">
                <text:p>0.0001117145</text:p>
              </table:table-cell>
              <table:table-cell office:value-type="float" office:value="0.0001117145">
                <text:p>0.0001117145</text:p>
              </table:table-cell>
              <table:table-cell office:value-type="float" office:value="0.1165">
                <text:p>0.1165</text:p>
              </table:table-cell>
              <table:table-cell office:value-type="float" office:value="0.0008498366">
                <text:p>0.0008498366</text:p>
              </table:table-cell>
              <table:table-cell office:value-type="float" office:value="0.0008498366">
                <text:p>0.0008498366</text:p>
              </table:table-cell>
              <table:table-cell office:value-type="float" office:value="0.0598349768">
                <text:p>0.0598349768</text:p>
              </table:table-cell>
              <table:table-cell office:value-type="float" office:value="0.0001337011">
                <text:p>0.0001337011</text:p>
              </table:table-cell>
              <table:table-cell office:value-type="float" office:value="0.0001337011">
                <text:p>0.00013370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91">
                <text:p>0.0291</text:p>
              </table:table-cell>
              <table:table-cell office:value-type="float" office:value="0.0001072833">
                <text:p>0.0001072833</text:p>
              </table:table-cell>
              <table:table-cell office:value-type="float" office:value="0.0001072833">
                <text:p>0.0001072833</text:p>
              </table:table-cell>
              <table:table-cell office:value-type="float" office:value="0.129">
                <text:p>0.129</text:p>
              </table:table-cell>
              <table:table-cell office:value-type="float" office:value="0.0011547005">
                <text:p>0.0011547005</text:p>
              </table:table-cell>
              <table:table-cell office:value-type="float" office:value="0.0011547005">
                <text:p>0.0011547005</text:p>
              </table:table-cell>
              <table:table-cell office:value-type="float" office:value="0.0664332676">
                <text:p>0.0664332676</text:p>
              </table:table-cell>
              <table:table-cell office:value-type="float" office:value="0.0001101782">
                <text:p>0.0001101782</text:p>
              </table:table-cell>
              <table:table-cell office:value-type="float" office:value="0.0001101782">
                <text:p>0.000110178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323">
                <text:p>0.0323</text:p>
              </table:table-cell>
              <table:table-cell office:value-type="float" office:value="0.0001123558">
                <text:p>0.0001123558</text:p>
              </table:table-cell>
              <table:table-cell office:value-type="float" office:value="0.0001123558">
                <text:p>0.0001123558</text:p>
              </table:table-cell>
              <table:table-cell office:value-type="float" office:value="0.2423">
                <text:p>0.2423</text:p>
              </table:table-cell>
              <table:table-cell office:value-type="float" office:value="0.3164753984">
                <text:p>0.3164753984</text:p>
              </table:table-cell>
              <table:table-cell office:value-type="float" office:value="0.3164753984">
                <text:p>0.3164753984</text:p>
              </table:table-cell>
              <table:table-cell office:value-type="float" office:value="0.0730675027">
                <text:p>0.0730675027</text:p>
              </table:table-cell>
              <table:table-cell office:value-type="float" office:value="0.0001285478">
                <text:p>0.0001285478</text:p>
              </table:table-cell>
              <table:table-cell office:value-type="float" office:value="0.0001285478">
                <text:p>0.00012854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355">
                <text:p>0.0355</text:p>
              </table:table-cell>
              <table:table-cell office:value-type="float" office:value="0.0000754683582084625">
                <text:p>0.0000754683582084625</text:p>
              </table:table-cell>
              <table:table-cell office:value-type="float" office:value="0.0000754683582084625">
                <text:p>0.0000754683582084625</text:p>
              </table:table-cell>
              <table:table-cell office:value-type="float" office:value="0.2549">
                <text:p>0.2549</text:p>
              </table:table-cell>
              <table:table-cell office:value-type="float" office:value="0.3162651665">
                <text:p>0.3162651665</text:p>
              </table:table-cell>
              <table:table-cell office:value-type="float" office:value="0.3162651665">
                <text:p>0.3162651665</text:p>
              </table:table-cell>
              <table:table-cell office:value-type="float" office:value="0.0797505253">
                <text:p>0.0797505253</text:p>
              </table:table-cell>
              <table:table-cell office:value-type="float" office:value="0.0001798965">
                <text:p>0.0001798965</text:p>
              </table:table-cell>
              <table:table-cell office:value-type="float" office:value="0.0001798965">
                <text:p>0.00017989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387">
                <text:p>0.0387</text:p>
              </table:table-cell>
              <table:table-cell office:value-type="float" office:value="0.0001180242">
                <text:p>0.0001180242</text:p>
              </table:table-cell>
              <table:table-cell office:value-type="float" office:value="0.0001180242">
                <text:p>0.0001180242</text:p>
              </table:table-cell>
              <table:table-cell office:value-type="float" office:value="0.1681">
                <text:p>0.1681</text:p>
              </table:table-cell>
              <table:table-cell office:value-type="float" office:value="0.0014491377">
                <text:p>0.0014491377</text:p>
              </table:table-cell>
              <table:table-cell office:value-type="float" office:value="0.0014491377">
                <text:p>0.0014491377</text:p>
              </table:table-cell>
              <table:table-cell office:value-type="float" office:value="0.0863183915">
                <text:p>0.0863183915</text:p>
              </table:table-cell>
              <table:table-cell office:value-type="float" office:value="0.0002043884">
                <text:p>0.0002043884</text:p>
              </table:table-cell>
              <table:table-cell office:value-type="float" office:value="0.0002043884">
                <text:p>0.00020438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42">
                <text:p>0.042</text:p>
              </table:table-cell>
              <table:table-cell office:value-type="float" office:value="0.0000817232365412768">
                <text:p>0.0000817232365412768</text:p>
              </table:table-cell>
              <table:table-cell office:value-type="float" office:value="0.0000817232365412768">
                <text:p>0.0000817232365412768</text:p>
              </table:table-cell>
              <table:table-cell office:value-type="float" office:value="0.1807">
                <text:p>0.1807</text:p>
              </table:table-cell>
              <table:table-cell office:value-type="float" office:value="0.0014944341">
                <text:p>0.0014944341</text:p>
              </table:table-cell>
              <table:table-cell office:value-type="float" office:value="0.0014944341">
                <text:p>0.0014944341</text:p>
              </table:table-cell>
              <table:table-cell office:value-type="float" office:value="0.0929330008">
                <text:p>0.0929330008</text:p>
              </table:table-cell>
              <table:table-cell office:value-type="float" office:value="0.0002008174">
                <text:p>0.0002008174</text:p>
              </table:table-cell>
              <table:table-cell office:value-type="float" office:value="0.0002008174">
                <text:p>0.000200817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452">
                <text:p>0.0452</text:p>
              </table:table-cell>
              <table:table-cell office:value-type="float" office:value="0.000096583">
                <text:p>0.000096583</text:p>
              </table:table-cell>
              <table:table-cell office:value-type="float" office:value="0.000096583">
                <text:p>0.000096583</text:p>
              </table:table-cell>
              <table:table-cell office:value-type="float" office:value="0.1935">
                <text:p>0.1935</text:p>
              </table:table-cell>
              <table:table-cell office:value-type="float" office:value="0.0017159384">
                <text:p>0.0017159384</text:p>
              </table:table-cell>
              <table:table-cell office:value-type="float" office:value="0.0017159384">
                <text:p>0.0017159384</text:p>
              </table:table-cell>
              <table:table-cell office:value-type="float" office:value="0.0996078375">
                <text:p>0.0996078375</text:p>
              </table:table-cell>
              <table:table-cell office:value-type="float" office:value="0.0001839303">
                <text:p>0.0001839303</text:p>
              </table:table-cell>
              <table:table-cell office:value-type="float" office:value="0.0001839303">
                <text:p>0.00018393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483">
                <text:p>0.0483</text:p>
              </table:table-cell>
              <table:table-cell office:value-type="float" office:value="0.0001046487">
                <text:p>0.0001046487</text:p>
              </table:table-cell>
              <table:table-cell office:value-type="float" office:value="0.0001046487">
                <text:p>0.0001046487</text:p>
              </table:table-cell>
              <table:table-cell office:value-type="float" office:value="0.2064">
                <text:p>0.2064</text:p>
              </table:table-cell>
              <table:table-cell office:value-type="float" office:value="0.0017763883">
                <text:p>0.0017763883</text:p>
              </table:table-cell>
              <table:table-cell office:value-type="float" office:value="0.0017763883">
                <text:p>0.0017763883</text:p>
              </table:table-cell>
              <table:table-cell office:value-type="float" office:value="0.1060988975">
                <text:p>0.1060988975</text:p>
              </table:table-cell>
              <table:table-cell office:value-type="float" office:value="0.0001797454">
                <text:p>0.0001797454</text:p>
              </table:table-cell>
              <table:table-cell office:value-type="float" office:value="0.0001797454">
                <text:p>0.000179745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0515">
                <text:p>0.0515</text:p>
              </table:table-cell>
              <table:table-cell office:value-type="float" office:value="0.0000801449056889809">
                <text:p>0.0000801449056889809</text:p>
              </table:table-cell>
              <table:table-cell office:value-type="float" office:value="0.0000801449056889809">
                <text:p>0.0000801449056889809</text:p>
              </table:table-cell>
              <table:table-cell office:value-type="float" office:value="0.2194">
                <text:p>0.2194</text:p>
              </table:table-cell>
              <table:table-cell office:value-type="float" office:value="0.0013498971">
                <text:p>0.0013498971</text:p>
              </table:table-cell>
              <table:table-cell office:value-type="float" office:value="0.0013498971">
                <text:p>0.0013498971</text:p>
              </table:table-cell>
              <table:table-cell office:value-type="float" office:value="0.1127741041">
                <text:p>0.1127741041</text:p>
              </table:table-cell>
              <table:table-cell office:value-type="float" office:value="0.0000966023966305352">
                <text:p>0.0000966023966305352</text:p>
              </table:table-cell>
              <table:table-cell office:value-type="float" office:value="0.0000966023966305352">
                <text:p>0.000096602396630535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0546">
                <text:p>0.0546</text:p>
              </table:table-cell>
              <table:table-cell office:value-type="float" office:value="0.0001389637">
                <text:p>0.0001389637</text:p>
              </table:table-cell>
              <table:table-cell office:value-type="float" office:value="0.0001389637">
                <text:p>0.0001389637</text:p>
              </table:table-cell>
              <table:table-cell office:value-type="float" office:value="0.2323">
                <text:p>0.2323</text:p>
              </table:table-cell>
              <table:table-cell office:value-type="float" office:value="0.0018287822">
                <text:p>0.0018287822</text:p>
              </table:table-cell>
              <table:table-cell office:value-type="float" office:value="0.0018287822">
                <text:p>0.0018287822</text:p>
              </table:table-cell>
              <table:table-cell office:value-type="float" office:value="0.1193419176">
                <text:p>0.1193419176</text:p>
              </table:table-cell>
              <table:table-cell office:value-type="float" office:value="0.0003141577">
                <text:p>0.0003141577</text:p>
              </table:table-cell>
              <table:table-cell office:value-type="float" office:value="0.0003141577">
                <text:p>0.00031415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578">
                <text:p>0.0578</text:p>
              </table:table-cell>
              <table:table-cell office:value-type="float" office:value="0.000097832429893743">
                <text:p>0.000097832429893743</text:p>
              </table:table-cell>
              <table:table-cell office:value-type="float" office:value="0.000097832429893743">
                <text:p>0.000097832429893743</text:p>
              </table:table-cell>
              <table:table-cell office:value-type="float" office:value="0.245">
                <text:p>0.245</text:p>
              </table:table-cell>
              <table:table-cell office:value-type="float" office:value="0.0021081851">
                <text:p>0.0021081851</text:p>
              </table:table-cell>
              <table:table-cell office:value-type="float" office:value="0.0021081851">
                <text:p>0.0021081851</text:p>
              </table:table-cell>
              <table:table-cell office:value-type="float" office:value="0.1260876072">
                <text:p>0.1260876072</text:p>
              </table:table-cell>
              <table:table-cell office:value-type="float" office:value="0.0002497348">
                <text:p>0.0002497348</text:p>
              </table:table-cell>
              <table:table-cell office:value-type="float" office:value="0.0002497348">
                <text:p>0.00024973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609">
                <text:p>0.0609</text:p>
              </table:table-cell>
              <table:table-cell office:value-type="float" office:value="0.0001245073">
                <text:p>0.0001245073</text:p>
              </table:table-cell>
              <table:table-cell office:value-type="float" office:value="0.0001245073">
                <text:p>0.0001245073</text:p>
              </table:table-cell>
              <table:table-cell office:value-type="float" office:value="0.2575">
                <text:p>0.2575</text:p>
              </table:table-cell>
              <table:table-cell office:value-type="float" office:value="0.00195789">
                <text:p>0.00195789</text:p>
              </table:table-cell>
              <table:table-cell office:value-type="float" office:value="0.00195789">
                <text:p>0.00195789</text:p>
              </table:table-cell>
              <table:table-cell office:value-type="float" office:value="0.1325709197">
                <text:p>0.1325709197</text:p>
              </table:table-cell>
              <table:table-cell office:value-type="float" office:value="0.0002246193">
                <text:p>0.0002246193</text:p>
              </table:table-cell>
              <table:table-cell office:value-type="float" office:value="0.0002246193">
                <text:p>0.000224619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64">
                <text:p>0.064</text:p>
              </table:table-cell>
              <table:table-cell office:value-type="float" office:value="0.0000774704436561263">
                <text:p>0.0000774704436561263</text:p>
              </table:table-cell>
              <table:table-cell office:value-type="float" office:value="0.0000774704436561263">
                <text:p>0.0000774704436561263</text:p>
              </table:table-cell>
              <table:table-cell office:value-type="float" office:value="0.2704">
                <text:p>0.2704</text:p>
              </table:table-cell>
              <table:table-cell office:value-type="float" office:value="0.0020655911">
                <text:p>0.0020655911</text:p>
              </table:table-cell>
              <table:table-cell office:value-type="float" office:value="0.0020655911">
                <text:p>0.0020655911</text:p>
              </table:table-cell>
              <table:table-cell office:value-type="float" office:value="0.1390940122">
                <text:p>0.1390940122</text:p>
              </table:table-cell>
              <table:table-cell office:value-type="float" office:value="0.000263251">
                <text:p>0.000263251</text:p>
              </table:table-cell>
              <table:table-cell office:value-type="float" office:value="0.000263251">
                <text:p>0.00026325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671">
                <text:p>0.0671</text:p>
              </table:table-cell>
              <table:table-cell office:value-type="float" office:value="0.0000936461487916285">
                <text:p>0.0000936461487916285</text:p>
              </table:table-cell>
              <table:table-cell office:value-type="float" office:value="0.0000936461487916285">
                <text:p>0.0000936461487916285</text:p>
              </table:table-cell>
              <table:table-cell office:value-type="float" office:value="0.2835">
                <text:p>0.2835</text:p>
              </table:table-cell>
              <table:table-cell office:value-type="float" office:value="0.0021730675">
                <text:p>0.0021730675</text:p>
              </table:table-cell>
              <table:table-cell office:value-type="float" office:value="0.0021730675">
                <text:p>0.0021730675</text:p>
              </table:table-cell>
              <table:table-cell office:value-type="float" office:value="0.1459273077">
                <text:p>0.1459273077</text:p>
              </table:table-cell>
              <table:table-cell office:value-type="float" office:value="0.0003736615">
                <text:p>0.0003736615</text:p>
              </table:table-cell>
              <table:table-cell office:value-type="float" office:value="0.0003736615">
                <text:p>0.000373661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703">
                <text:p>0.0703</text:p>
              </table:table-cell>
              <table:table-cell office:value-type="float" office:value="0.0000895824617353566">
                <text:p>0.0000895824617353566</text:p>
              </table:table-cell>
              <table:table-cell office:value-type="float" office:value="0.0000895824617353566">
                <text:p>0.0000895824617353566</text:p>
              </table:table-cell>
              <table:table-cell office:value-type="float" office:value="0.2953">
                <text:p>0.2953</text:p>
              </table:table-cell>
              <table:table-cell office:value-type="float" office:value="0.00312872">
                <text:p>0.00312872</text:p>
              </table:table-cell>
              <table:table-cell office:value-type="float" office:value="0.00312872">
                <text:p>0.00312872</text:p>
              </table:table-cell>
              <table:table-cell office:value-type="float" office:value="0.1524704755">
                <text:p>0.1524704755</text:p>
              </table:table-cell>
              <table:table-cell office:value-type="float" office:value="0.0002995399">
                <text:p>0.0002995399</text:p>
              </table:table-cell>
              <table:table-cell office:value-type="float" office:value="0.0002995399">
                <text:p>0.00029953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735">
                <text:p>0.0735</text:p>
              </table:table-cell>
              <table:table-cell office:value-type="float" office:value="0.000140403">
                <text:p>0.000140403</text:p>
              </table:table-cell>
              <table:table-cell office:value-type="float" office:value="0.000140403">
                <text:p>0.000140403</text:p>
              </table:table-cell>
              <table:table-cell office:value-type="float" office:value="0.3091">
                <text:p>0.3091</text:p>
              </table:table-cell>
              <table:table-cell office:value-type="float" office:value="0.0021317703">
                <text:p>0.0021317703</text:p>
              </table:table-cell>
              <table:table-cell office:value-type="float" office:value="0.0021317703">
                <text:p>0.0021317703</text:p>
              </table:table-cell>
              <table:table-cell office:value-type="float" office:value="0.1589503052">
                <text:p>0.1589503052</text:p>
              </table:table-cell>
              <table:table-cell office:value-type="float" office:value="0.0002562345">
                <text:p>0.0002562345</text:p>
              </table:table-cell>
              <table:table-cell office:value-type="float" office:value="0.0002562345">
                <text:p>0.000256234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768">
                <text:p>0.0768</text:p>
              </table:table-cell>
              <table:table-cell office:value-type="float" office:value="0.0001706905">
                <text:p>0.0001706905</text:p>
              </table:table-cell>
              <table:table-cell office:value-type="float" office:value="0.0001706905">
                <text:p>0.0001706905</text:p>
              </table:table-cell>
              <table:table-cell office:value-type="float" office:value="0.3222">
                <text:p>0.3222</text:p>
              </table:table-cell>
              <table:table-cell office:value-type="float" office:value="0.0026997942">
                <text:p>0.0026997942</text:p>
              </table:table-cell>
              <table:table-cell office:value-type="float" office:value="0.0026997942">
                <text:p>0.0026997942</text:p>
              </table:table-cell>
              <table:table-cell office:value-type="float" office:value="0.1655158727">
                <text:p>0.1655158727</text:p>
              </table:table-cell>
              <table:table-cell office:value-type="float" office:value="0.0004168638">
                <text:p>0.0004168638</text:p>
              </table:table-cell>
              <table:table-cell office:value-type="float" office:value="0.0004168638">
                <text:p>0.000416863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799">
                <text:p>0.0799</text:p>
              </table:table-cell>
              <table:table-cell office:value-type="float" office:value="0.0001359164">
                <text:p>0.0001359164</text:p>
              </table:table-cell>
              <table:table-cell office:value-type="float" office:value="0.0001359164">
                <text:p>0.0001359164</text:p>
              </table:table-cell>
              <table:table-cell office:value-type="float" office:value="0.335">
                <text:p>0.335</text:p>
              </table:table-cell>
              <table:table-cell office:value-type="float" office:value="0.002538591">
                <text:p>0.002538591</text:p>
              </table:table-cell>
              <table:table-cell office:value-type="float" office:value="0.002538591">
                <text:p>0.002538591</text:p>
              </table:table-cell>
              <table:table-cell office:value-type="float" office:value="0.1721490113">
                <text:p>0.1721490113</text:p>
              </table:table-cell>
              <table:table-cell office:value-type="float" office:value="0.0003512702">
                <text:p>0.0003512702</text:p>
              </table:table-cell>
              <table:table-cell office:value-type="float" office:value="0.0003512702">
                <text:p>0.000351270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831">
                <text:p>0.0831</text:p>
              </table:table-cell>
              <table:table-cell office:value-type="float" office:value="0.0001179606">
                <text:p>0.0001179606</text:p>
              </table:table-cell>
              <table:table-cell office:value-type="float" office:value="0.0001179606">
                <text:p>0.0001179606</text:p>
              </table:table-cell>
              <table:table-cell office:value-type="float" office:value="0.3486">
                <text:p>0.3486</text:p>
              </table:table-cell>
              <table:table-cell office:value-type="float" office:value="0.0021705094">
                <text:p>0.0021705094</text:p>
              </table:table-cell>
              <table:table-cell office:value-type="float" office:value="0.0021705094">
                <text:p>0.0021705094</text:p>
              </table:table-cell>
              <table:table-cell office:value-type="float" office:value="0.1789293868">
                <text:p>0.1789293868</text:p>
              </table:table-cell>
              <table:table-cell office:value-type="float" office:value="0.0003874707">
                <text:p>0.0003874707</text:p>
              </table:table-cell>
              <table:table-cell office:value-type="float" office:value="0.0003874707">
                <text:p>0.000387470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862">
                <text:p>0.0862</text:p>
              </table:table-cell>
              <table:table-cell office:value-type="float" office:value="0.0001619787">
                <text:p>0.0001619787</text:p>
              </table:table-cell>
              <table:table-cell office:value-type="float" office:value="0.0001619787">
                <text:p>0.0001619787</text:p>
              </table:table-cell>
              <table:table-cell office:value-type="float" office:value="0.361">
                <text:p>0.361</text:p>
              </table:table-cell>
              <table:table-cell office:value-type="float" office:value="0.0024494897">
                <text:p>0.0024494897</text:p>
              </table:table-cell>
              <table:table-cell office:value-type="float" office:value="0.0024494897">
                <text:p>0.0024494897</text:p>
              </table:table-cell>
              <table:table-cell office:value-type="float" office:value="0.1853539297">
                <text:p>0.1853539297</text:p>
              </table:table-cell>
              <table:table-cell office:value-type="float" office:value="0.0003219857">
                <text:p>0.0003219857</text:p>
              </table:table-cell>
              <table:table-cell office:value-type="float" office:value="0.0003219857">
                <text:p>0.000321985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895">
                <text:p>0.0895</text:p>
              </table:table-cell>
              <table:table-cell office:value-type="float" office:value="0.0002052068">
                <text:p>0.0002052068</text:p>
              </table:table-cell>
              <table:table-cell office:value-type="float" office:value="0.0002052068">
                <text:p>0.0002052068</text:p>
              </table:table-cell>
              <table:table-cell office:value-type="float" office:value="0.3742">
                <text:p>0.3742</text:p>
              </table:table-cell>
              <table:table-cell office:value-type="float" office:value="0.0020976177">
                <text:p>0.0020976177</text:p>
              </table:table-cell>
              <table:table-cell office:value-type="float" office:value="0.0020976177">
                <text:p>0.0020976177</text:p>
              </table:table-cell>
              <table:table-cell office:value-type="float" office:value="0.1921570234">
                <text:p>0.1921570234</text:p>
              </table:table-cell>
              <table:table-cell office:value-type="float" office:value="0.0004323751">
                <text:p>0.0004323751</text:p>
              </table:table-cell>
              <table:table-cell office:value-type="float" office:value="0.0004323751">
                <text:p>0.00043237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927">
                <text:p>0.0927</text:p>
              </table:table-cell>
              <table:table-cell office:value-type="float" office:value="0.0001765258">
                <text:p>0.0001765258</text:p>
              </table:table-cell>
              <table:table-cell office:value-type="float" office:value="0.0001765258">
                <text:p>0.0001765258</text:p>
              </table:table-cell>
              <table:table-cell office:value-type="float" office:value="0.3865">
                <text:p>0.3865</text:p>
              </table:table-cell>
              <table:table-cell office:value-type="float" office:value="0.002321398">
                <text:p>0.002321398</text:p>
              </table:table-cell>
              <table:table-cell office:value-type="float" office:value="0.002321398">
                <text:p>0.002321398</text:p>
              </table:table-cell>
              <table:table-cell office:value-type="float" office:value="0.1986090085">
                <text:p>0.1986090085</text:p>
              </table:table-cell>
              <table:table-cell office:value-type="float" office:value="0.000280016">
                <text:p>0.000280016</text:p>
              </table:table-cell>
              <table:table-cell office:value-type="float" office:value="0.000280016">
                <text:p>0.00028001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959">
                <text:p>0.0959</text:p>
              </table:table-cell>
              <table:table-cell office:value-type="float" office:value="0.0002218084">
                <text:p>0.0002218084</text:p>
              </table:table-cell>
              <table:table-cell office:value-type="float" office:value="0.0002218084">
                <text:p>0.0002218084</text:p>
              </table:table-cell>
              <table:table-cell office:value-type="float" office:value="0.3993">
                <text:p>0.3993</text:p>
              </table:table-cell>
              <table:table-cell office:value-type="float" office:value="0.002406011">
                <text:p>0.002406011</text:p>
              </table:table-cell>
              <table:table-cell office:value-type="float" office:value="0.002406011">
                <text:p>0.002406011</text:p>
              </table:table-cell>
              <table:table-cell office:value-type="float" office:value="0.2052300001">
                <text:p>0.2052300001</text:p>
              </table:table-cell>
              <table:table-cell office:value-type="float" office:value="0.0003627451">
                <text:p>0.0003627451</text:p>
              </table:table-cell>
              <table:table-cell office:value-type="float" office:value="0.0003627451">
                <text:p>0.00036274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99">
                <text:p>0.099</text:p>
              </table:table-cell>
              <table:table-cell office:value-type="float" office:value="0.0002022589">
                <text:p>0.0002022589</text:p>
              </table:table-cell>
              <table:table-cell office:value-type="float" office:value="0.0002022589">
                <text:p>0.0002022589</text:p>
              </table:table-cell>
              <table:table-cell office:value-type="float" office:value="0.4121">
                <text:p>0.4121</text:p>
              </table:table-cell>
              <table:table-cell office:value-type="float" office:value="0.0020789955">
                <text:p>0.0020789955</text:p>
              </table:table-cell>
              <table:table-cell office:value-type="float" office:value="0.0020789955">
                <text:p>0.0020789955</text:p>
              </table:table-cell>
              <table:table-cell office:value-type="float" office:value="0.211858201">
                <text:p>0.211858201</text:p>
              </table:table-cell>
              <table:table-cell office:value-type="float" office:value="0.0004948896">
                <text:p>0.0004948896</text:p>
              </table:table-cell>
              <table:table-cell office:value-type="float" office:value="0.0004948896">
                <text:p>0.000494889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102">
                <text:p>0.102</text:p>
              </table:table-cell>
              <table:table-cell office:value-type="float" office:value="0.0002641958">
                <text:p>0.0002641958</text:p>
              </table:table-cell>
              <table:table-cell office:value-type="float" office:value="0.0002641958">
                <text:p>0.0002641958</text:p>
              </table:table-cell>
              <table:table-cell office:value-type="float" office:value="0.4262">
                <text:p>0.4262</text:p>
              </table:table-cell>
              <table:table-cell office:value-type="float" office:value="0.0030110906">
                <text:p>0.0030110906</text:p>
              </table:table-cell>
              <table:table-cell office:value-type="float" office:value="0.0030110906">
                <text:p>0.0030110906</text:p>
              </table:table-cell>
              <table:table-cell office:value-type="float" office:value="0.2185664176">
                <text:p>0.2185664176</text:p>
              </table:table-cell>
              <table:table-cell office:value-type="float" office:value="0.0005424443">
                <text:p>0.0005424443</text:p>
              </table:table-cell>
              <table:table-cell office:value-type="float" office:value="0.0005424443">
                <text:p>0.000542444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105">
                <text:p>0.105</text:p>
              </table:table-cell>
              <table:table-cell office:value-type="float" office:value="0.0002216026">
                <text:p>0.0002216026</text:p>
              </table:table-cell>
              <table:table-cell office:value-type="float" office:value="0.0002216026">
                <text:p>0.0002216026</text:p>
              </table:table-cell>
              <table:table-cell office:value-type="float" office:value="0.438">
                <text:p>0.438</text:p>
              </table:table-cell>
              <table:table-cell office:value-type="float" office:value="0.0027888668">
                <text:p>0.0027888668</text:p>
              </table:table-cell>
              <table:table-cell office:value-type="float" office:value="0.0027888668">
                <text:p>0.0027888668</text:p>
              </table:table-cell>
              <table:table-cell office:value-type="float" office:value="0.2250182863">
                <text:p>0.2250182863</text:p>
              </table:table-cell>
              <table:table-cell office:value-type="float" office:value="0.00055847">
                <text:p>0.00055847</text:p>
              </table:table-cell>
              <table:table-cell office:value-type="float" office:value="0.00055847">
                <text:p>0.0005584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109">
                <text:p>0.109</text:p>
              </table:table-cell>
              <table:table-cell office:value-type="float" office:value="0.0001940697">
                <text:p>0.0001940697</text:p>
              </table:table-cell>
              <table:table-cell office:value-type="float" office:value="0.0001940697">
                <text:p>0.0001940697</text:p>
              </table:table-cell>
              <table:table-cell office:value-type="float" office:value="0.4511">
                <text:p>0.4511</text:p>
              </table:table-cell>
              <table:table-cell office:value-type="float" office:value="0.0020789955">
                <text:p>0.0020789955</text:p>
              </table:table-cell>
              <table:table-cell office:value-type="float" office:value="0.0020789955">
                <text:p>0.0020789955</text:p>
              </table:table-cell>
              <table:table-cell office:value-type="float" office:value="0.2318305445">
                <text:p>0.2318305445</text:p>
              </table:table-cell>
              <table:table-cell office:value-type="float" office:value="0.000727565">
                <text:p>0.000727565</text:p>
              </table:table-cell>
              <table:table-cell office:value-type="float" office:value="0.000727565">
                <text:p>0.00072756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2">
                <text:p>0.112</text:p>
              </table:table-cell>
              <table:table-cell office:value-type="float" office:value="0.0001777589">
                <text:p>0.0001777589</text:p>
              </table:table-cell>
              <table:table-cell office:value-type="float" office:value="0.0001777589">
                <text:p>0.0001777589</text:p>
              </table:table-cell>
              <table:table-cell office:value-type="float" office:value="0.4639">
                <text:p>0.4639</text:p>
              </table:table-cell>
              <table:table-cell office:value-type="float" office:value="0.0030349812">
                <text:p>0.0030349812</text:p>
              </table:table-cell>
              <table:table-cell office:value-type="float" office:value="0.0030349812">
                <text:p>0.0030349812</text:p>
              </table:table-cell>
              <table:table-cell office:value-type="float" office:value="0.2381550843">
                <text:p>0.2381550843</text:p>
              </table:table-cell>
              <table:table-cell office:value-type="float" office:value="0.0004224126">
                <text:p>0.0004224126</text:p>
              </table:table-cell>
              <table:table-cell office:value-type="float" office:value="0.0004224126">
                <text:p>0.000422412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5">
                <text:p>0.115</text:p>
              </table:table-cell>
              <table:table-cell office:value-type="float" office:value="0.0001647951">
                <text:p>0.0001647951</text:p>
              </table:table-cell>
              <table:table-cell office:value-type="float" office:value="0.0001647951">
                <text:p>0.0001647951</text:p>
              </table:table-cell>
              <table:table-cell office:value-type="float" office:value="0.4777">
                <text:p>0.4777</text:p>
              </table:table-cell>
              <table:table-cell office:value-type="float" office:value="0.0026267851">
                <text:p>0.0026267851</text:p>
              </table:table-cell>
              <table:table-cell office:value-type="float" office:value="0.0026267851">
                <text:p>0.0026267851</text:p>
              </table:table-cell>
              <table:table-cell office:value-type="float" office:value="0.2450183106">
                <text:p>0.2450183106</text:p>
              </table:table-cell>
              <table:table-cell office:value-type="float" office:value="0.0005025588">
                <text:p>0.0005025588</text:p>
              </table:table-cell>
              <table:table-cell office:value-type="float" office:value="0.0005025588">
                <text:p>0.000502558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8">
                <text:p>0.118</text:p>
              </table:table-cell>
              <table:table-cell office:value-type="float" office:value="0.0002056916">
                <text:p>0.0002056916</text:p>
              </table:table-cell>
              <table:table-cell office:value-type="float" office:value="0.0002056916">
                <text:p>0.0002056916</text:p>
              </table:table-cell>
              <table:table-cell office:value-type="float" office:value="0.4909">
                <text:p>0.4909</text:p>
              </table:table-cell>
              <table:table-cell office:value-type="float" office:value="0.0024698178">
                <text:p>0.0024698178</text:p>
              </table:table-cell>
              <table:table-cell office:value-type="float" office:value="0.0024698178">
                <text:p>0.0024698178</text:p>
              </table:table-cell>
              <table:table-cell office:value-type="float" office:value="0.2516187953">
                <text:p>0.2516187953</text:p>
              </table:table-cell>
              <table:table-cell office:value-type="float" office:value="0.0008579469">
                <text:p>0.0008579469</text:p>
              </table:table-cell>
              <table:table-cell office:value-type="float" office:value="0.0008579469">
                <text:p>0.000857946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21">
                <text:p>0.121</text:p>
              </table:table-cell>
              <table:table-cell office:value-type="float" office:value="0.0001188208">
                <text:p>0.0001188208</text:p>
              </table:table-cell>
              <table:table-cell office:value-type="float" office:value="0.0001188208">
                <text:p>0.0001188208</text:p>
              </table:table-cell>
              <table:table-cell office:value-type="float" office:value="0.5037">
                <text:p>0.5037</text:p>
              </table:table-cell>
              <table:table-cell office:value-type="float" office:value="0.0026267851">
                <text:p>0.0026267851</text:p>
              </table:table-cell>
              <table:table-cell office:value-type="float" office:value="0.0026267851">
                <text:p>0.0026267851</text:p>
              </table:table-cell>
              <table:table-cell office:value-type="float" office:value="0.2585855109">
                <text:p>0.2585855109</text:p>
              </table:table-cell>
              <table:table-cell office:value-type="float" office:value="0.0007623272">
                <text:p>0.0007623272</text:p>
              </table:table-cell>
              <table:table-cell office:value-type="float" office:value="0.0007623272">
                <text:p>0.00076232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0001793135">
                <text:p>0.0001793135</text:p>
              </table:table-cell>
              <table:table-cell office:value-type="float" office:value="0.0001793135">
                <text:p>0.0001793135</text:p>
              </table:table-cell>
              <table:table-cell office:value-type="float" office:value="0.5163">
                <text:p>0.5163</text:p>
              </table:table-cell>
              <table:table-cell office:value-type="float" office:value="0.003164034">
                <text:p>0.003164034</text:p>
              </table:table-cell>
              <table:table-cell office:value-type="float" office:value="0.003164034">
                <text:p>0.003164034</text:p>
              </table:table-cell>
              <table:table-cell office:value-type="float" office:value="0.2648103156">
                <text:p>0.2648103156</text:p>
              </table:table-cell>
              <table:table-cell office:value-type="float" office:value="0.0006934336">
                <text:p>0.0006934336</text:p>
              </table:table-cell>
              <table:table-cell office:value-type="float" office:value="0.0006934336">
                <text:p>0.000693433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28">
                <text:p>0.128</text:p>
              </table:table-cell>
              <table:table-cell office:value-type="float" office:value="0.0002900226">
                <text:p>0.0002900226</text:p>
              </table:table-cell>
              <table:table-cell office:value-type="float" office:value="0.0002900226">
                <text:p>0.0002900226</text:p>
              </table:table-cell>
              <table:table-cell office:value-type="float" office:value="0.5296">
                <text:p>0.5296</text:p>
              </table:table-cell>
              <table:table-cell office:value-type="float" office:value="0.0036878178">
                <text:p>0.0036878178</text:p>
              </table:table-cell>
              <table:table-cell office:value-type="float" office:value="0.0036878178">
                <text:p>0.0036878178</text:p>
              </table:table-cell>
              <table:table-cell office:value-type="float" office:value="0.271484893">
                <text:p>0.271484893</text:p>
              </table:table-cell>
              <table:table-cell office:value-type="float" office:value="0.0006267166">
                <text:p>0.0006267166</text:p>
              </table:table-cell>
              <table:table-cell office:value-type="float" office:value="0.0006267166">
                <text:p>0.000626716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31">
                <text:p>0.131</text:p>
              </table:table-cell>
              <table:table-cell office:value-type="float" office:value="0.0001809678">
                <text:p>0.0001809678</text:p>
              </table:table-cell>
              <table:table-cell office:value-type="float" office:value="0.0001809678">
                <text:p>0.0001809678</text:p>
              </table:table-cell>
              <table:table-cell office:value-type="float" office:value="0.5415">
                <text:p>0.5415</text:p>
              </table:table-cell>
              <table:table-cell office:value-type="float" office:value="0.0025495098">
                <text:p>0.0025495098</text:p>
              </table:table-cell>
              <table:table-cell office:value-type="float" office:value="0.0025495098">
                <text:p>0.0025495098</text:p>
              </table:table-cell>
              <table:table-cell office:value-type="float" office:value="0.2779089046">
                <text:p>0.2779089046</text:p>
              </table:table-cell>
              <table:table-cell office:value-type="float" office:value="0.000937407">
                <text:p>0.000937407</text:p>
              </table:table-cell>
              <table:table-cell office:value-type="float" office:value="0.000937407">
                <text:p>0.00093740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34">
                <text:p>0.134</text:p>
              </table:table-cell>
              <table:table-cell office:value-type="float" office:value="0.000215084">
                <text:p>0.000215084</text:p>
              </table:table-cell>
              <table:table-cell office:value-type="float" office:value="0.000215084">
                <text:p>0.000215084</text:p>
              </table:table-cell>
              <table:table-cell office:value-type="float" office:value="0.5543">
                <text:p>0.5543</text:p>
              </table:table-cell>
              <table:table-cell office:value-type="float" office:value="0.0029458068">
                <text:p>0.0029458068</text:p>
              </table:table-cell>
              <table:table-cell office:value-type="float" office:value="0.0029458068">
                <text:p>0.0029458068</text:p>
              </table:table-cell>
              <table:table-cell office:value-type="float" office:value="0.2849725002">
                <text:p>0.2849725002</text:p>
              </table:table-cell>
              <table:table-cell office:value-type="float" office:value="0.0008233098">
                <text:p>0.0008233098</text:p>
              </table:table-cell>
              <table:table-cell office:value-type="float" office:value="0.0008233098">
                <text:p>0.000823309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37">
                <text:p>0.137</text:p>
              </table:table-cell>
              <table:table-cell office:value-type="float" office:value="0.0002452974">
                <text:p>0.0002452974</text:p>
              </table:table-cell>
              <table:table-cell office:value-type="float" office:value="0.0002452974">
                <text:p>0.0002452974</text:p>
              </table:table-cell>
              <table:table-cell office:value-type="float" office:value="0.5678">
                <text:p>0.5678</text:p>
              </table:table-cell>
              <table:table-cell office:value-type="float" office:value="0.0025298221">
                <text:p>0.0025298221</text:p>
              </table:table-cell>
              <table:table-cell office:value-type="float" office:value="0.0025298221">
                <text:p>0.0025298221</text:p>
              </table:table-cell>
              <table:table-cell office:value-type="float" office:value="0.2912716779">
                <text:p>0.2912716779</text:p>
              </table:table-cell>
              <table:table-cell office:value-type="float" office:value="0.0006508605">
                <text:p>0.0006508605</text:p>
              </table:table-cell>
              <table:table-cell office:value-type="float" office:value="0.0006508605">
                <text:p>0.000650860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4">
                <text:p>0.14</text:p>
              </table:table-cell>
              <table:table-cell office:value-type="float" office:value="0.0001829399">
                <text:p>0.0001829399</text:p>
              </table:table-cell>
              <table:table-cell office:value-type="float" office:value="0.0001829399">
                <text:p>0.0001829399</text:p>
              </table:table-cell>
              <table:table-cell office:value-type="float" office:value="0.5796">
                <text:p>0.5796</text:p>
              </table:table-cell>
              <table:table-cell office:value-type="float" office:value="0.0030623158">
                <text:p>0.0030623158</text:p>
              </table:table-cell>
              <table:table-cell office:value-type="float" office:value="0.0030623158">
                <text:p>0.0030623158</text:p>
              </table:table-cell>
              <table:table-cell office:value-type="float" office:value="0.2977437208">
                <text:p>0.2977437208</text:p>
              </table:table-cell>
              <table:table-cell office:value-type="float" office:value="0.0006644573">
                <text:p>0.0006644573</text:p>
              </table:table-cell>
              <table:table-cell office:value-type="float" office:value="0.0006644573">
                <text:p>0.000664457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44">
                <text:p>0.144</text:p>
              </table:table-cell>
              <table:table-cell office:value-type="float" office:value="0.0002412084">
                <text:p>0.0002412084</text:p>
              </table:table-cell>
              <table:table-cell office:value-type="float" office:value="0.0002412084">
                <text:p>0.0002412084</text:p>
              </table:table-cell>
              <table:table-cell office:value-type="float" office:value="0.5933">
                <text:p>0.5933</text:p>
              </table:table-cell>
              <table:table-cell office:value-type="float" office:value="0.0024966644">
                <text:p>0.0024966644</text:p>
              </table:table-cell>
              <table:table-cell office:value-type="float" office:value="0.0024966644">
                <text:p>0.0024966644</text:p>
              </table:table-cell>
              <table:table-cell office:value-type="float" office:value="0.3045840392">
                <text:p>0.3045840392</text:p>
              </table:table-cell>
              <table:table-cell office:value-type="float" office:value="0.000754715">
                <text:p>0.000754715</text:p>
              </table:table-cell>
              <table:table-cell office:value-type="float" office:value="0.000754715">
                <text:p>0.00075471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47">
                <text:p>0.147</text:p>
              </table:table-cell>
              <table:table-cell office:value-type="float" office:value="0.0002555965">
                <text:p>0.0002555965</text:p>
              </table:table-cell>
              <table:table-cell office:value-type="float" office:value="0.0002555965">
                <text:p>0.0002555965</text:p>
              </table:table-cell>
              <table:table-cell office:value-type="float" office:value="0.6061">
                <text:p>0.6061</text:p>
              </table:table-cell>
              <table:table-cell office:value-type="float" office:value="0.002726414">
                <text:p>0.002726414</text:p>
              </table:table-cell>
              <table:table-cell office:value-type="float" office:value="0.002726414">
                <text:p>0.002726414</text:p>
              </table:table-cell>
              <table:table-cell office:value-type="float" office:value="0.3114609156">
                <text:p>0.3114609156</text:p>
              </table:table-cell>
              <table:table-cell office:value-type="float" office:value="0.0006180516">
                <text:p>0.0006180516</text:p>
              </table:table-cell>
              <table:table-cell office:value-type="float" office:value="0.0006180516">
                <text:p>0.000618051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5">
                <text:p>0.15</text:p>
              </table:table-cell>
              <table:table-cell office:value-type="float" office:value="0.0002985017">
                <text:p>0.0002985017</text:p>
              </table:table-cell>
              <table:table-cell office:value-type="float" office:value="0.0002985017">
                <text:p>0.0002985017</text:p>
              </table:table-cell>
              <table:table-cell office:value-type="float" office:value="0.6194">
                <text:p>0.6194</text:p>
              </table:table-cell>
              <table:table-cell office:value-type="float" office:value="0.0029888682">
                <text:p>0.0029888682</text:p>
              </table:table-cell>
              <table:table-cell office:value-type="float" office:value="0.0029888682">
                <text:p>0.0029888682</text:p>
              </table:table-cell>
              <table:table-cell office:value-type="float" office:value="0.3174839611">
                <text:p>0.3174839611</text:p>
              </table:table-cell>
              <table:table-cell office:value-type="float" office:value="0.0005511035">
                <text:p>0.0005511035</text:p>
              </table:table-cell>
              <table:table-cell office:value-type="float" office:value="0.0005511035">
                <text:p>0.000551103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53">
                <text:p>0.153</text:p>
              </table:table-cell>
              <table:table-cell office:value-type="float" office:value="0.000312171">
                <text:p>0.000312171</text:p>
              </table:table-cell>
              <table:table-cell office:value-type="float" office:value="0.000312171">
                <text:p>0.000312171</text:p>
              </table:table-cell>
              <table:table-cell office:value-type="float" office:value="0.6324">
                <text:p>0.6324</text:p>
              </table:table-cell>
              <table:table-cell office:value-type="float" office:value="0.0029888682">
                <text:p>0.0029888682</text:p>
              </table:table-cell>
              <table:table-cell office:value-type="float" office:value="0.0029888682">
                <text:p>0.0029888682</text:p>
              </table:table-cell>
              <table:table-cell office:value-type="float" office:value="0.3241284904">
                <text:p>0.3241284904</text:p>
              </table:table-cell>
              <table:table-cell office:value-type="float" office:value="0.0005738597">
                <text:p>0.0005738597</text:p>
              </table:table-cell>
              <table:table-cell office:value-type="float" office:value="0.0005738597">
                <text:p>0.00057385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56">
                <text:p>0.156</text:p>
              </table:table-cell>
              <table:table-cell office:value-type="float" office:value="0.0003676653">
                <text:p>0.0003676653</text:p>
              </table:table-cell>
              <table:table-cell office:value-type="float" office:value="0.0003676653">
                <text:p>0.0003676653</text:p>
              </table:table-cell>
              <table:table-cell office:value-type="float" office:value="0.6449">
                <text:p>0.6449</text:p>
              </table:table-cell>
              <table:table-cell office:value-type="float" office:value="0.0038715486">
                <text:p>0.0038715486</text:p>
              </table:table-cell>
              <table:table-cell office:value-type="float" office:value="0.0038715486">
                <text:p>0.0038715486</text:p>
              </table:table-cell>
              <table:table-cell office:value-type="float" office:value="0.3306020715">
                <text:p>0.3306020715</text:p>
              </table:table-cell>
              <table:table-cell office:value-type="float" office:value="0.0006070142">
                <text:p>0.0006070142</text:p>
              </table:table-cell>
              <table:table-cell office:value-type="float" office:value="0.0006070142">
                <text:p>0.00060701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error-upper-indicator="true" chart:error-lower-indicator="true" chart:error-category="cell-range" chart:error-upper-range="Hoja1.E214:Hoja1.E263" chart:error-lower-range="Hoja1.E214:Hoja1.E263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 style:data-style-name="N111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Hoja1.F214:Hoja1.F263" chart:error-lower-range="Hoja1.F214:Hoja1.F263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Hoja1.G214:Hoja1.G263" chart:error-lower-range="Hoja1.G214:Hoja1.G263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91cm" svg:height="11.936cm" xlink:href=".." xlink:type="simple" chart:class="chart:scatter" chart:column-mapping="0 1 2" chart:style-name="ch1">
        <chart:legend chart:legend-position="end" svg:x="18.651cm" svg:y="5.171cm" style:legend-expansion="high" chart:style-name="ch2"/>
        <chart:plot-area chart:style-name="ch3" table:cell-range-address="Hoja1.A213:Hoja1.D263" chart:data-source-has-labels="both" svg:x="0.859cm" svg:y="1.087cm" svg:width="16.974cm" svg:height="10.191cm">
          <chartooo:coordinate-region svg:x="2.327cm" svg:y="1.286cm" svg:width="15.319cm" svg:height="9.345cm"/>
          <chart:axis chart:dimension="x" chart:name="primary-x" chart:style-name="ch4" chartooo:axis-type="auto">
            <chart:categories table:cell-range-address="Hoja1.A214:Hoja1.A2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14:Hoja1.B263" chart:label-cell-address="Hoja1.B213:Hoja1.B213" chart:class="chart:scatter">
            <chart:domain table:cell-range-address="Hoja1.A214:Hoja1.A263"/>
            <chart:error-indicator chart:style-name="ch8" chart:dimension="y"/>
            <chart:data-point chart:repeated="50"/>
          </chart:series>
          <chart:series chart:style-name="ch9" chart:values-cell-range-address="Hoja1.C214:Hoja1.C263" chart:label-cell-address="Hoja1.C213:Hoja1.C213" chart:class="chart:scatter">
            <chart:error-indicator chart:style-name="ch8" chart:dimension="y"/>
            <chart:data-point chart:repeated="50"/>
          </chart:series>
          <chart:series chart:style-name="ch10" chart:values-cell-range-address="Hoja1.D214:Hoja1.D263" chart:label-cell-address="Hoja1.D213:Hoja1.D213" chart:class="chart:scatter">
            <chart:error-indicator chart:style-name="ch8" chart:dimension="y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ython</text:p>
                <draw:g>
                  <svg:desc>Hoja1.B213:Hoja1.B213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Columna E</text:p>
              </table:table-cell>
              <table:table-cell office:value-type="string">
                <text:p>Scilab</text:p>
                <draw:g>
                  <svg:desc>Hoja1.C213:Hoja1.C213</svg:desc>
                </draw:g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  <table:table-cell office:value-type="string">
                <text:p>Octave</text:p>
                <draw:g>
                  <svg:desc>Hoja1.D213:Hoja1.D213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14:Hoja1.A263</svg:desc>
                </draw:g>
              </table:table-cell>
              <table:table-cell office:value-type="float" office:value="1">
                <text:p>1</text:p>
                <draw:g>
                  <svg:desc>Hoja1.A214:Hoja1.A263</svg:desc>
                </draw:g>
              </table:table-cell>
              <table:table-cell office:value-type="float" office:value="0.00000119">
                <text:p>0.00000119</text:p>
                <draw:g>
                  <svg:desc>Hoja1.B214:Hoja1.B263</svg:desc>
                </draw:g>
              </table:table-cell>
              <table:table-cell office:value-type="float" office:value="0.000000502630497641305">
                <text:p>0.000000502630497641305</text:p>
                <draw:g>
                  <svg:desc>Hoja1.E214:Hoja1.E263</svg:desc>
                </draw:g>
              </table:table-cell>
              <table:table-cell office:value-type="float" office:value="0.000000502630497641305">
                <text:p>0.000000502630497641305</text:p>
                <draw:g>
                  <svg:desc>Hoja1.E214:Hoja1.E263</svg:desc>
                </draw:g>
              </table:table-cell>
              <table:table-cell office:value-type="float" office:value="0.013">
                <text:p>0.013</text:p>
                <draw:g>
                  <svg:desc>Hoja1.C214:Hoja1.C263</svg:desc>
                </draw:g>
              </table:table-cell>
              <table:table-cell office:value-type="float" office:value="0">
                <text:p>0</text:p>
                <draw:g>
                  <svg:desc>Hoja1.F214:Hoja1.F263</svg:desc>
                </draw:g>
              </table:table-cell>
              <table:table-cell office:value-type="float" office:value="0">
                <text:p>0</text:p>
                <draw:g>
                  <svg:desc>Hoja1.F214:Hoja1.F263</svg:desc>
                </draw:g>
              </table:table-cell>
              <table:table-cell office:value-type="float" office:value="0.0067065859">
                <text:p>0.0067065859</text:p>
                <draw:g>
                  <svg:desc>Hoja1.D214:Hoja1.D263</svg:desc>
                </draw:g>
              </table:table-cell>
              <table:table-cell office:value-type="float" office:value="0.0000879163764674763">
                <text:p>0.0000879163764674763</text:p>
                <draw:g>
                  <svg:desc>Hoja1.G214:Hoja1.G263</svg:desc>
                </draw:g>
              </table:table-cell>
              <table:table-cell office:value-type="float" office:value="0.0000879163764674763">
                <text:p>0.0000879163764674763</text:p>
                <draw:g>
                  <svg:desc>Hoja1.G214:Hoja1.G26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322">
                <text:p>0.00322</text:p>
              </table:table-cell>
              <table:table-cell office:value-type="float" office:value="0.0000187859451293729">
                <text:p>0.0000187859451293729</text:p>
              </table:table-cell>
              <table:table-cell office:value-type="float" office:value="0.0000187859451293729">
                <text:p>0.0000187859451293729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230795">
                <text:p>0.013230795</text:p>
              </table:table-cell>
              <table:table-cell office:value-type="float" office:value="0.0000937941792107933">
                <text:p>0.0000937941792107933</text:p>
              </table:table-cell>
              <table:table-cell office:value-type="float" office:value="0.0000937941792107933">
                <text:p>0.000093794179210793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0639">
                <text:p>0.00639</text:p>
              </table:table-cell>
              <table:table-cell office:value-type="float" office:value="0.0000360896397691526">
                <text:p>0.0000360896397691526</text:p>
              </table:table-cell>
              <table:table-cell office:value-type="float" office:value="0.0000360896397691526">
                <text:p>0.0000360896397691526</text:p>
              </table:table-cell>
              <table:table-cell office:value-type="float" office:value="0.0389">
                <text:p>0.0389</text:p>
              </table:table-cell>
              <table:table-cell office:value-type="float" office:value="0.0005676462">
                <text:p>0.0005676462</text:p>
              </table:table-cell>
              <table:table-cell office:value-type="float" office:value="0.0005676462">
                <text:p>0.0005676462</text:p>
              </table:table-cell>
              <table:table-cell office:value-type="float" office:value="0.019812396">
                <text:p>0.019812396</text:p>
              </table:table-cell>
              <table:table-cell office:value-type="float" office:value="0.0001022084">
                <text:p>0.0001022084</text:p>
              </table:table-cell>
              <table:table-cell office:value-type="float" office:value="0.0001022084">
                <text:p>0.00010220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948">
                <text:p>0.00948</text:p>
              </table:table-cell>
              <table:table-cell office:value-type="float" office:value="0.0000497925214154092">
                <text:p>0.0000497925214154092</text:p>
              </table:table-cell>
              <table:table-cell office:value-type="float" office:value="0.0000497925214154092">
                <text:p>0.0000497925214154092</text:p>
              </table:table-cell>
              <table:table-cell office:value-type="float" office:value="0.0517">
                <text:p>0.0517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004830459">
                <text:p>0.0004830459</text:p>
              </table:table-cell>
              <table:table-cell office:value-type="float" office:value="0.026296764">
                <text:p>0.026296764</text:p>
              </table:table-cell>
              <table:table-cell office:value-type="float" office:value="0.0000762315402636389">
                <text:p>0.0000762315402636389</text:p>
              </table:table-cell>
              <table:table-cell office:value-type="float" office:value="0.0000762315402636389">
                <text:p>0.00007623154026363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128">
                <text:p>0.0128</text:p>
              </table:table-cell>
              <table:table-cell office:value-type="float" office:value="0.000035462567495605">
                <text:p>0.000035462567495605</text:p>
              </table:table-cell>
              <table:table-cell office:value-type="float" office:value="0.000035462567495605">
                <text:p>0.000035462567495605</text:p>
              </table:table-cell>
              <table:table-cell office:value-type="float" office:value="0.0649">
                <text:p>0.0649</text:p>
              </table:table-cell>
              <table:table-cell office:value-type="float" office:value="0.0005676462">
                <text:p>0.0005676462</text:p>
              </table:table-cell>
              <table:table-cell office:value-type="float" office:value="0.0005676462">
                <text:p>0.0005676462</text:p>
              </table:table-cell>
              <table:table-cell office:value-type="float" office:value="0.0328634081">
                <text:p>0.0328634081</text:p>
              </table:table-cell>
              <table:table-cell office:value-type="float" office:value="0.000083074">
                <text:p>0.000083074</text:p>
              </table:table-cell>
              <table:table-cell office:value-type="float" office:value="0.000083074">
                <text:p>0.00008307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159">
                <text:p>0.0159</text:p>
              </table:table-cell>
              <table:table-cell office:value-type="float" office:value="0.0000558052286592281">
                <text:p>0.0000558052286592281</text:p>
              </table:table-cell>
              <table:table-cell office:value-type="float" office:value="0.0000558052286592281">
                <text:p>0.0000558052286592281</text:p>
              </table:table-cell>
              <table:table-cell office:value-type="float" office:value="0.0778">
                <text:p>0.0778</text:p>
              </table:table-cell>
              <table:table-cell office:value-type="float" office:value="0.0006324555">
                <text:p>0.0006324555</text:p>
              </table:table-cell>
              <table:table-cell office:value-type="float" office:value="0.0006324555">
                <text:p>0.0006324555</text:p>
              </table:table-cell>
              <table:table-cell office:value-type="float" office:value="0.0393996844">
                <text:p>0.0393996844</text:p>
              </table:table-cell>
              <table:table-cell office:value-type="float" office:value="0.000104896">
                <text:p>0.000104896</text:p>
              </table:table-cell>
              <table:table-cell office:value-type="float" office:value="0.000104896">
                <text:p>0.0001048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191">
                <text:p>0.0191</text:p>
              </table:table-cell>
              <table:table-cell office:value-type="float" office:value="0.0000709311590176142">
                <text:p>0.0000709311590176142</text:p>
              </table:table-cell>
              <table:table-cell office:value-type="float" office:value="0.0000709311590176142">
                <text:p>0.0000709311590176142</text:p>
              </table:table-cell>
              <table:table-cell office:value-type="float" office:value="0.0908">
                <text:p>0.0908</text:p>
              </table:table-cell>
              <table:table-cell office:value-type="float" office:value="0.0007888106">
                <text:p>0.0007888106</text:p>
              </table:table-cell>
              <table:table-cell office:value-type="float" office:value="0.0007888106">
                <text:p>0.0007888106</text:p>
              </table:table-cell>
              <table:table-cell office:value-type="float" office:value="0.0459174237">
                <text:p>0.0459174237</text:p>
              </table:table-cell>
              <table:table-cell office:value-type="float" office:value="0.0000609248902690538">
                <text:p>0.0000609248902690538</text:p>
              </table:table-cell>
              <table:table-cell office:value-type="float" office:value="0.0000609248902690538">
                <text:p>0.00006092489026905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222">
                <text:p>0.0222</text:p>
              </table:table-cell>
              <table:table-cell office:value-type="float" office:value="0.0000590475325360828">
                <text:p>0.0000590475325360828</text:p>
              </table:table-cell>
              <table:table-cell office:value-type="float" office:value="0.0000590475325360828">
                <text:p>0.0000590475325360828</text:p>
              </table:table-cell>
              <table:table-cell office:value-type="float" office:value="0.1038">
                <text:p>0.1038</text:p>
              </table:table-cell>
              <table:table-cell office:value-type="float" office:value="0.0007888106">
                <text:p>0.0007888106</text:p>
              </table:table-cell>
              <table:table-cell office:value-type="float" office:value="0.0007888106">
                <text:p>0.0007888106</text:p>
              </table:table-cell>
              <table:table-cell office:value-type="float" office:value="0.0524687123">
                <text:p>0.0524687123</text:p>
              </table:table-cell>
              <table:table-cell office:value-type="float" office:value="0.0001040377">
                <text:p>0.0001040377</text:p>
              </table:table-cell>
              <table:table-cell office:value-type="float" office:value="0.0001040377">
                <text:p>0.000104037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53">
                <text:p>0.0253</text:p>
              </table:table-cell>
              <table:table-cell office:value-type="float" office:value="0.000054979">
                <text:p>0.000054979</text:p>
              </table:table-cell>
              <table:table-cell office:value-type="float" office:value="0.000054979">
                <text:p>0.000054979</text:p>
              </table:table-cell>
              <table:table-cell office:value-type="float" office:value="0.1167">
                <text:p>0.1167</text:p>
              </table:table-cell>
              <table:table-cell office:value-type="float" office:value="0.0009486833">
                <text:p>0.0009486833</text:p>
              </table:table-cell>
              <table:table-cell office:value-type="float" office:value="0.0009486833">
                <text:p>0.0009486833</text:p>
              </table:table-cell>
              <table:table-cell office:value-type="float" office:value="0.0590679938">
                <text:p>0.0590679938</text:p>
              </table:table-cell>
              <table:table-cell office:value-type="float" office:value="0.0000698808569731912">
                <text:p>0.0000698808569731912</text:p>
              </table:table-cell>
              <table:table-cell office:value-type="float" office:value="0.0000698808569731912">
                <text:p>0.00006988085697319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84">
                <text:p>0.0284</text:p>
              </table:table-cell>
              <table:table-cell office:value-type="float" office:value="0.0000841487408273303">
                <text:p>0.0000841487408273303</text:p>
              </table:table-cell>
              <table:table-cell office:value-type="float" office:value="0.0000841487408273303">
                <text:p>0.0000841487408273303</text:p>
              </table:table-cell>
              <table:table-cell office:value-type="float" office:value="0.1296">
                <text:p>0.1296</text:p>
              </table:table-cell>
              <table:table-cell office:value-type="float" office:value="0.0009660918">
                <text:p>0.0009660918</text:p>
              </table:table-cell>
              <table:table-cell office:value-type="float" office:value="0.0009660918">
                <text:p>0.0009660918</text:p>
              </table:table-cell>
              <table:table-cell office:value-type="float" office:value="0.0655730168">
                <text:p>0.0655730168</text:p>
              </table:table-cell>
              <table:table-cell office:value-type="float" office:value="0.0001631626">
                <text:p>0.0001631626</text:p>
              </table:table-cell>
              <table:table-cell office:value-type="float" office:value="0.0001631626">
                <text:p>0.00016316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315">
                <text:p>0.0315</text:p>
              </table:table-cell>
              <table:table-cell office:value-type="float" office:value="0.0000958167327033135">
                <text:p>0.0000958167327033135</text:p>
              </table:table-cell>
              <table:table-cell office:value-type="float" office:value="0.0000958167327033135">
                <text:p>0.0000958167327033135</text:p>
              </table:table-cell>
              <table:table-cell office:value-type="float" office:value="0.1421">
                <text:p>0.1421</text:p>
              </table:table-cell>
              <table:table-cell office:value-type="float" office:value="0.0014491377">
                <text:p>0.0014491377</text:p>
              </table:table-cell>
              <table:table-cell office:value-type="float" office:value="0.0014491377">
                <text:p>0.0014491377</text:p>
              </table:table-cell>
              <table:table-cell office:value-type="float" office:value="0.0721868641">
                <text:p>0.0721868641</text:p>
              </table:table-cell>
              <table:table-cell office:value-type="float" office:value="0.0001270829">
                <text:p>0.0001270829</text:p>
              </table:table-cell>
              <table:table-cell office:value-type="float" office:value="0.0001270829">
                <text:p>0.00012708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345">
                <text:p>0.0345</text:p>
              </table:table-cell>
              <table:table-cell office:value-type="float" office:value="0.0000834993770144781">
                <text:p>0.0000834993770144781</text:p>
              </table:table-cell>
              <table:table-cell office:value-type="float" office:value="0.0000834993770144781">
                <text:p>0.0000834993770144781</text:p>
              </table:table-cell>
              <table:table-cell office:value-type="float" office:value="0.1552">
                <text:p>0.1552</text:p>
              </table:table-cell>
              <table:table-cell office:value-type="float" office:value="0.0012292726">
                <text:p>0.0012292726</text:p>
              </table:table-cell>
              <table:table-cell office:value-type="float" office:value="0.0012292726">
                <text:p>0.0012292726</text:p>
              </table:table-cell>
              <table:table-cell office:value-type="float" office:value="0.0786117887">
                <text:p>0.0786117887</text:p>
              </table:table-cell>
              <table:table-cell office:value-type="float" office:value="0.000178456">
                <text:p>0.000178456</text:p>
              </table:table-cell>
              <table:table-cell office:value-type="float" office:value="0.000178456">
                <text:p>0.00017845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376">
                <text:p>0.0376</text:p>
              </table:table-cell>
              <table:table-cell office:value-type="float" office:value="0.000089688549967817">
                <text:p>0.000089688549967817</text:p>
              </table:table-cell>
              <table:table-cell office:value-type="float" office:value="0.000089688549967817">
                <text:p>0.000089688549967817</text:p>
              </table:table-cell>
              <table:table-cell office:value-type="float" office:value="0.1683">
                <text:p>0.1683</text:p>
              </table:table-cell>
              <table:table-cell office:value-type="float" office:value="0.0014944341">
                <text:p>0.0014944341</text:p>
              </table:table-cell>
              <table:table-cell office:value-type="float" office:value="0.0014944341">
                <text:p>0.0014944341</text:p>
              </table:table-cell>
              <table:table-cell office:value-type="float" office:value="0.0852259013">
                <text:p>0.0852259013</text:p>
              </table:table-cell>
              <table:table-cell office:value-type="float" office:value="0.00021909">
                <text:p>0.00021909</text:p>
              </table:table-cell>
              <table:table-cell office:value-type="float" office:value="0.00021909">
                <text:p>0.0002190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407">
                <text:p>0.0407</text:p>
              </table:table-cell>
              <table:table-cell office:value-type="float" office:value="0.0000917337184246112">
                <text:p>0.0000917337184246112</text:p>
              </table:table-cell>
              <table:table-cell office:value-type="float" office:value="0.0000917337184246112">
                <text:p>0.0000917337184246112</text:p>
              </table:table-cell>
              <table:table-cell office:value-type="float" office:value="0.181">
                <text:p>0.181</text:p>
              </table:table-cell>
              <table:table-cell office:value-type="float" office:value="0.0014142136">
                <text:p>0.0014142136</text:p>
              </table:table-cell>
              <table:table-cell office:value-type="float" office:value="0.0014142136">
                <text:p>0.0014142136</text:p>
              </table:table-cell>
              <table:table-cell office:value-type="float" office:value="0.0917457733">
                <text:p>0.0917457733</text:p>
              </table:table-cell>
              <table:table-cell office:value-type="float" office:value="0.0001989186">
                <text:p>0.0001989186</text:p>
              </table:table-cell>
              <table:table-cell office:value-type="float" office:value="0.0001989186">
                <text:p>0.00019891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438">
                <text:p>0.0438</text:p>
              </table:table-cell>
              <table:table-cell office:value-type="float" office:value="0.0001564306">
                <text:p>0.0001564306</text:p>
              </table:table-cell>
              <table:table-cell office:value-type="float" office:value="0.0001564306">
                <text:p>0.0001564306</text:p>
              </table:table-cell>
              <table:table-cell office:value-type="float" office:value="0.194">
                <text:p>0.194</text:p>
              </table:table-cell>
              <table:table-cell office:value-type="float" office:value="0.0016996732">
                <text:p>0.0016996732</text:p>
              </table:table-cell>
              <table:table-cell office:value-type="float" office:value="0.0016996732">
                <text:p>0.0016996732</text:p>
              </table:table-cell>
              <table:table-cell office:value-type="float" office:value="0.0983626049">
                <text:p>0.0983626049</text:p>
              </table:table-cell>
              <table:table-cell office:value-type="float" office:value="0.000135113">
                <text:p>0.000135113</text:p>
              </table:table-cell>
              <table:table-cell office:value-type="float" office:value="0.000135113">
                <text:p>0.0001351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47">
                <text:p>0.047</text:p>
              </table:table-cell>
              <table:table-cell office:value-type="float" office:value="0.0002447394">
                <text:p>0.0002447394</text:p>
              </table:table-cell>
              <table:table-cell office:value-type="float" office:value="0.0002447394">
                <text:p>0.0002447394</text:p>
              </table:table-cell>
              <table:table-cell office:value-type="float" office:value="0.2068">
                <text:p>0.2068</text:p>
              </table:table-cell>
              <table:table-cell office:value-type="float" office:value="0.0014757296">
                <text:p>0.0014757296</text:p>
              </table:table-cell>
              <table:table-cell office:value-type="float" office:value="0.0014757296">
                <text:p>0.0014757296</text:p>
              </table:table-cell>
              <table:table-cell office:value-type="float" office:value="0.1048739761">
                <text:p>0.1048739761</text:p>
              </table:table-cell>
              <table:table-cell office:value-type="float" office:value="0.0001494876">
                <text:p>0.0001494876</text:p>
              </table:table-cell>
              <table:table-cell office:value-type="float" office:value="0.0001494876">
                <text:p>0.000149487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0501">
                <text:p>0.0501</text:p>
              </table:table-cell>
              <table:table-cell office:value-type="float" office:value="0.0002223211">
                <text:p>0.0002223211</text:p>
              </table:table-cell>
              <table:table-cell office:value-type="float" office:value="0.0002223211">
                <text:p>0.0002223211</text:p>
              </table:table-cell>
              <table:table-cell office:value-type="float" office:value="0.2198">
                <text:p>0.2198</text:p>
              </table:table-cell>
              <table:table-cell office:value-type="float" office:value="0.0016193277">
                <text:p>0.0016193277</text:p>
              </table:table-cell>
              <table:table-cell office:value-type="float" office:value="0.0016193277">
                <text:p>0.0016193277</text:p>
              </table:table-cell>
              <table:table-cell office:value-type="float" office:value="0.1113137678">
                <text:p>0.1113137678</text:p>
              </table:table-cell>
              <table:table-cell office:value-type="float" office:value="0.0001702942">
                <text:p>0.0001702942</text:p>
              </table:table-cell>
              <table:table-cell office:value-type="float" office:value="0.0001702942">
                <text:p>0.00017029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0534">
                <text:p>0.0534</text:p>
              </table:table-cell>
              <table:table-cell office:value-type="float" office:value="0.000263305">
                <text:p>0.000263305</text:p>
              </table:table-cell>
              <table:table-cell office:value-type="float" office:value="0.000263305">
                <text:p>0.000263305</text:p>
              </table:table-cell>
              <table:table-cell office:value-type="float" office:value="0.2326">
                <text:p>0.2326</text:p>
              </table:table-cell>
              <table:table-cell office:value-type="float" office:value="0.0015055453">
                <text:p>0.0015055453</text:p>
              </table:table-cell>
              <table:table-cell office:value-type="float" office:value="0.0015055453">
                <text:p>0.0015055453</text:p>
              </table:table-cell>
              <table:table-cell office:value-type="float" office:value="0.1179156216">
                <text:p>0.1179156216</text:p>
              </table:table-cell>
              <table:table-cell office:value-type="float" office:value="0.000247215">
                <text:p>0.000247215</text:p>
              </table:table-cell>
              <table:table-cell office:value-type="float" office:value="0.000247215">
                <text:p>0.00024721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566">
                <text:p>0.0566</text:p>
              </table:table-cell>
              <table:table-cell office:value-type="float" office:value="0.0003169105">
                <text:p>0.0003169105</text:p>
              </table:table-cell>
              <table:table-cell office:value-type="float" office:value="0.0003169105">
                <text:p>0.0003169105</text:p>
              </table:table-cell>
              <table:table-cell office:value-type="float" office:value="0.2454">
                <text:p>0.2454</text:p>
              </table:table-cell>
              <table:table-cell office:value-type="float" office:value="0.0022211108">
                <text:p>0.0022211108</text:p>
              </table:table-cell>
              <table:table-cell office:value-type="float" office:value="0.0022211108">
                <text:p>0.0022211108</text:p>
              </table:table-cell>
              <table:table-cell office:value-type="float" office:value="0.124622092">
                <text:p>0.124622092</text:p>
              </table:table-cell>
              <table:table-cell office:value-type="float" office:value="0.0001642779">
                <text:p>0.0001642779</text:p>
              </table:table-cell>
              <table:table-cell office:value-type="float" office:value="0.0001642779">
                <text:p>0.00016427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597">
                <text:p>0.0597</text:p>
              </table:table-cell>
              <table:table-cell office:value-type="float" office:value="0.000398358">
                <text:p>0.000398358</text:p>
              </table:table-cell>
              <table:table-cell office:value-type="float" office:value="0.000398358">
                <text:p>0.000398358</text:p>
              </table:table-cell>
              <table:table-cell office:value-type="float" office:value="0.2579">
                <text:p>0.2579</text:p>
              </table:table-cell>
              <table:table-cell office:value-type="float" office:value="0.0017919573">
                <text:p>0.0017919573</text:p>
              </table:table-cell>
              <table:table-cell office:value-type="float" office:value="0.0017919573">
                <text:p>0.0017919573</text:p>
              </table:table-cell>
              <table:table-cell office:value-type="float" office:value="0.131082002">
                <text:p>0.131082002</text:p>
              </table:table-cell>
              <table:table-cell office:value-type="float" office:value="0.0002387088">
                <text:p>0.0002387088</text:p>
              </table:table-cell>
              <table:table-cell office:value-type="float" office:value="0.0002387088">
                <text:p>0.000238708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629">
                <text:p>0.0629</text:p>
              </table:table-cell>
              <table:table-cell office:value-type="float" office:value="0.0003355418">
                <text:p>0.0003355418</text:p>
              </table:table-cell>
              <table:table-cell office:value-type="float" office:value="0.0003355418">
                <text:p>0.0003355418</text:p>
              </table:table-cell>
              <table:table-cell office:value-type="float" office:value="0.271">
                <text:p>0.271</text:p>
              </table:table-cell>
              <table:table-cell office:value-type="float" office:value="0.0022607767">
                <text:p>0.0022607767</text:p>
              </table:table-cell>
              <table:table-cell office:value-type="float" office:value="0.0022607767">
                <text:p>0.0022607767</text:p>
              </table:table-cell>
              <table:table-cell office:value-type="float" office:value="0.1375368999">
                <text:p>0.1375368999</text:p>
              </table:table-cell>
              <table:table-cell office:value-type="float" office:value="0.0001003076">
                <text:p>0.0001003076</text:p>
              </table:table-cell>
              <table:table-cell office:value-type="float" office:value="0.0001003076">
                <text:p>0.00010030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659">
                <text:p>0.0659</text:p>
              </table:table-cell>
              <table:table-cell office:value-type="float" office:value="0.0003657069">
                <text:p>0.0003657069</text:p>
              </table:table-cell>
              <table:table-cell office:value-type="float" office:value="0.0003657069">
                <text:p>0.0003657069</text:p>
              </table:table-cell>
              <table:table-cell office:value-type="float" office:value="0.2836">
                <text:p>0.2836</text:p>
              </table:table-cell>
              <table:table-cell office:value-type="float" office:value="0.0020110804">
                <text:p>0.0020110804</text:p>
              </table:table-cell>
              <table:table-cell office:value-type="float" office:value="0.0020110804">
                <text:p>0.0020110804</text:p>
              </table:table-cell>
              <table:table-cell office:value-type="float" office:value="0.1440789905">
                <text:p>0.1440789905</text:p>
              </table:table-cell>
              <table:table-cell office:value-type="float" office:value="0.0002273856">
                <text:p>0.0002273856</text:p>
              </table:table-cell>
              <table:table-cell office:value-type="float" office:value="0.0002273856">
                <text:p>0.000227385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69">
                <text:p>0.069</text:p>
              </table:table-cell>
              <table:table-cell office:value-type="float" office:value="0.0003442905">
                <text:p>0.0003442905</text:p>
              </table:table-cell>
              <table:table-cell office:value-type="float" office:value="0.0003442905">
                <text:p>0.0003442905</text:p>
              </table:table-cell>
              <table:table-cell office:value-type="float" office:value="0.2964">
                <text:p>0.2964</text:p>
              </table:table-cell>
              <table:table-cell office:value-type="float" office:value="0.0021705094">
                <text:p>0.0021705094</text:p>
              </table:table-cell>
              <table:table-cell office:value-type="float" office:value="0.0021705094">
                <text:p>0.0021705094</text:p>
              </table:table-cell>
              <table:table-cell office:value-type="float" office:value="0.1507474895">
                <text:p>0.1507474895</text:p>
              </table:table-cell>
              <table:table-cell office:value-type="float" office:value="0.0001334815">
                <text:p>0.0001334815</text:p>
              </table:table-cell>
              <table:table-cell office:value-type="float" office:value="0.0001334815">
                <text:p>0.00013348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723">
                <text:p>0.0723</text:p>
              </table:table-cell>
              <table:table-cell office:value-type="float" office:value="0.0002738777">
                <text:p>0.0002738777</text:p>
              </table:table-cell>
              <table:table-cell office:value-type="float" office:value="0.0002738777">
                <text:p>0.0002738777</text:p>
              </table:table-cell>
              <table:table-cell office:value-type="float" office:value="0.3096">
                <text:p>0.3096</text:p>
              </table:table-cell>
              <table:table-cell office:value-type="float" office:value="0.0021186998">
                <text:p>0.0021186998</text:p>
              </table:table-cell>
              <table:table-cell office:value-type="float" office:value="0.0021186998">
                <text:p>0.0021186998</text:p>
              </table:table-cell>
              <table:table-cell office:value-type="float" office:value="0.1572086214">
                <text:p>0.1572086214</text:p>
              </table:table-cell>
              <table:table-cell office:value-type="float" office:value="0.0002538016">
                <text:p>0.0002538016</text:p>
              </table:table-cell>
              <table:table-cell office:value-type="float" office:value="0.0002538016">
                <text:p>0.00025380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754">
                <text:p>0.0754</text:p>
              </table:table-cell>
              <table:table-cell office:value-type="float" office:value="0.0002732398">
                <text:p>0.0002732398</text:p>
              </table:table-cell>
              <table:table-cell office:value-type="float" office:value="0.0002732398">
                <text:p>0.0002732398</text:p>
              </table:table-cell>
              <table:table-cell office:value-type="float" office:value="0.3225">
                <text:p>0.3225</text:p>
              </table:table-cell>
              <table:table-cell office:value-type="float" office:value="0.0027182511">
                <text:p>0.0027182511</text:p>
              </table:table-cell>
              <table:table-cell office:value-type="float" office:value="0.0027182511">
                <text:p>0.0027182511</text:p>
              </table:table-cell>
              <table:table-cell office:value-type="float" office:value="0.1636224088">
                <text:p>0.1636224088</text:p>
              </table:table-cell>
              <table:table-cell office:value-type="float" office:value="0.0001813296">
                <text:p>0.0001813296</text:p>
              </table:table-cell>
              <table:table-cell office:value-type="float" office:value="0.0001813296">
                <text:p>0.000181329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785">
                <text:p>0.0785</text:p>
              </table:table-cell>
              <table:table-cell office:value-type="float" office:value="0.0004033137">
                <text:p>0.0004033137</text:p>
              </table:table-cell>
              <table:table-cell office:value-type="float" office:value="0.0004033137">
                <text:p>0.0004033137</text:p>
              </table:table-cell>
              <table:table-cell office:value-type="float" office:value="0.3358">
                <text:p>0.3358</text:p>
              </table:table-cell>
              <table:table-cell office:value-type="float" office:value="0.0024855136">
                <text:p>0.0024855136</text:p>
              </table:table-cell>
              <table:table-cell office:value-type="float" office:value="0.0024855136">
                <text:p>0.0024855136</text:p>
              </table:table-cell>
              <table:table-cell office:value-type="float" office:value="0.170135016">
                <text:p>0.170135016</text:p>
              </table:table-cell>
              <table:table-cell office:value-type="float" office:value="0.000165216">
                <text:p>0.000165216</text:p>
              </table:table-cell>
              <table:table-cell office:value-type="float" office:value="0.000165216">
                <text:p>0.00016521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818">
                <text:p>0.0818</text:p>
              </table:table-cell>
              <table:table-cell office:value-type="float" office:value="0.0004599406">
                <text:p>0.0004599406</text:p>
              </table:table-cell>
              <table:table-cell office:value-type="float" office:value="0.0004599406">
                <text:p>0.0004599406</text:p>
              </table:table-cell>
              <table:table-cell office:value-type="float" office:value="0.3487">
                <text:p>0.3487</text:p>
              </table:table-cell>
              <table:table-cell office:value-type="float" office:value="0.0020027759">
                <text:p>0.0020027759</text:p>
              </table:table-cell>
              <table:table-cell office:value-type="float" office:value="0.0020027759">
                <text:p>0.0020027759</text:p>
              </table:table-cell>
              <table:table-cell office:value-type="float" office:value="0.1767299937">
                <text:p>0.1767299937</text:p>
              </table:table-cell>
              <table:table-cell office:value-type="float" office:value="0.000205767">
                <text:p>0.000205767</text:p>
              </table:table-cell>
              <table:table-cell office:value-type="float" office:value="0.000205767">
                <text:p>0.0002057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849">
                <text:p>0.0849</text:p>
              </table:table-cell>
              <table:table-cell office:value-type="float" office:value="0.0004981212">
                <text:p>0.0004981212</text:p>
              </table:table-cell>
              <table:table-cell office:value-type="float" office:value="0.0004981212">
                <text:p>0.0004981212</text:p>
              </table:table-cell>
              <table:table-cell office:value-type="float" office:value="0.3621">
                <text:p>0.3621</text:p>
              </table:table-cell>
              <table:table-cell office:value-type="float" office:value="0.0021832697">
                <text:p>0.0021832697</text:p>
              </table:table-cell>
              <table:table-cell office:value-type="float" office:value="0.0021832697">
                <text:p>0.0021832697</text:p>
              </table:table-cell>
              <table:table-cell office:value-type="float" office:value="0.1833620704">
                <text:p>0.1833620704</text:p>
              </table:table-cell>
              <table:table-cell office:value-type="float" office:value="0.0001715039">
                <text:p>0.0001715039</text:p>
              </table:table-cell>
              <table:table-cell office:value-type="float" office:value="0.0001715039">
                <text:p>0.000171503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882">
                <text:p>0.0882</text:p>
              </table:table-cell>
              <table:table-cell office:value-type="float" office:value="0.0002659999">
                <text:p>0.0002659999</text:p>
              </table:table-cell>
              <table:table-cell office:value-type="float" office:value="0.0002659999">
                <text:p>0.0002659999</text:p>
              </table:table-cell>
              <table:table-cell office:value-type="float" office:value="0.3745">
                <text:p>0.3745</text:p>
              </table:table-cell>
              <table:table-cell office:value-type="float" office:value="0.0022730303">
                <text:p>0.0022730303</text:p>
              </table:table-cell>
              <table:table-cell office:value-type="float" office:value="0.0022730303">
                <text:p>0.0022730303</text:p>
              </table:table-cell>
              <table:table-cell office:value-type="float" office:value="0.1897959251">
                <text:p>0.1897959251</text:p>
              </table:table-cell>
              <table:table-cell office:value-type="float" office:value="0.0002321141">
                <text:p>0.0002321141</text:p>
              </table:table-cell>
              <table:table-cell office:value-type="float" office:value="0.0002321141">
                <text:p>0.00023211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912">
                <text:p>0.0912</text:p>
              </table:table-cell>
              <table:table-cell office:value-type="float" office:value="0.000287014">
                <text:p>0.000287014</text:p>
              </table:table-cell>
              <table:table-cell office:value-type="float" office:value="0.000287014">
                <text:p>0.000287014</text:p>
              </table:table-cell>
              <table:table-cell office:value-type="float" office:value="0.3871">
                <text:p>0.3871</text:p>
              </table:table-cell>
              <table:table-cell office:value-type="float" office:value="0.002726414">
                <text:p>0.002726414</text:p>
              </table:table-cell>
              <table:table-cell office:value-type="float" office:value="0.002726414">
                <text:p>0.002726414</text:p>
              </table:table-cell>
              <table:table-cell office:value-type="float" office:value="0.1962651305">
                <text:p>0.1962651305</text:p>
              </table:table-cell>
              <table:table-cell office:value-type="float" office:value="0.00016948">
                <text:p>0.00016948</text:p>
              </table:table-cell>
              <table:table-cell office:value-type="float" office:value="0.00016948">
                <text:p>0.0001694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944">
                <text:p>0.0944</text:p>
              </table:table-cell>
              <table:table-cell office:value-type="float" office:value="0.0003020962">
                <text:p>0.0003020962</text:p>
              </table:table-cell>
              <table:table-cell office:value-type="float" office:value="0.0003020962">
                <text:p>0.0003020962</text:p>
              </table:table-cell>
              <table:table-cell office:value-type="float" office:value="0.4002">
                <text:p>0.4002</text:p>
              </table:table-cell>
              <table:table-cell office:value-type="float" office:value="0.0021499354">
                <text:p>0.0021499354</text:p>
              </table:table-cell>
              <table:table-cell office:value-type="float" office:value="0.0021499354">
                <text:p>0.0021499354</text:p>
              </table:table-cell>
              <table:table-cell office:value-type="float" office:value="0.2029124859">
                <text:p>0.2029124859</text:p>
              </table:table-cell>
              <table:table-cell office:value-type="float" office:value="0.0002413552">
                <text:p>0.0002413552</text:p>
              </table:table-cell>
              <table:table-cell office:value-type="float" office:value="0.0002413552">
                <text:p>0.000241355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975">
                <text:p>0.0975</text:p>
              </table:table-cell>
              <table:table-cell office:value-type="float" office:value="0.0003949199">
                <text:p>0.0003949199</text:p>
              </table:table-cell>
              <table:table-cell office:value-type="float" office:value="0.0003949199">
                <text:p>0.0003949199</text:p>
              </table:table-cell>
              <table:table-cell office:value-type="float" office:value="0.4124">
                <text:p>0.4124</text:p>
              </table:table-cell>
              <table:table-cell office:value-type="float" office:value="0.0021705094">
                <text:p>0.0021705094</text:p>
              </table:table-cell>
              <table:table-cell office:value-type="float" office:value="0.0021705094">
                <text:p>0.0021705094</text:p>
              </table:table-cell>
              <table:table-cell office:value-type="float" office:value="0.2094397881">
                <text:p>0.2094397881</text:p>
              </table:table-cell>
              <table:table-cell office:value-type="float" office:value="0.000362866">
                <text:p>0.000362866</text:p>
              </table:table-cell>
              <table:table-cell office:value-type="float" office:value="0.000362866">
                <text:p>0.00036286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1">
                <text:p>0.1</text:p>
              </table:table-cell>
              <table:table-cell office:value-type="float" office:value="0.0002555226">
                <text:p>0.0002555226</text:p>
              </table:table-cell>
              <table:table-cell office:value-type="float" office:value="0.0002555226">
                <text:p>0.0002555226</text:p>
              </table:table-cell>
              <table:table-cell office:value-type="float" office:value="0.4264">
                <text:p>0.4264</text:p>
              </table:table-cell>
              <table:table-cell office:value-type="float" office:value="0.002674987">
                <text:p>0.002674987</text:p>
              </table:table-cell>
              <table:table-cell office:value-type="float" office:value="0.002674987">
                <text:p>0.002674987</text:p>
              </table:table-cell>
              <table:table-cell office:value-type="float" office:value="0.2161175926">
                <text:p>0.2161175926</text:p>
              </table:table-cell>
              <table:table-cell office:value-type="float" office:value="0.0002511889">
                <text:p>0.0002511889</text:p>
              </table:table-cell>
              <table:table-cell office:value-type="float" office:value="0.0002511889">
                <text:p>0.000251188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104">
                <text:p>0.104</text:p>
              </table:table-cell>
              <table:table-cell office:value-type="float" office:value="0.0001951321">
                <text:p>0.0001951321</text:p>
              </table:table-cell>
              <table:table-cell office:value-type="float" office:value="0.0001951321">
                <text:p>0.0001951321</text:p>
              </table:table-cell>
              <table:table-cell office:value-type="float" office:value="0.4387">
                <text:p>0.4387</text:p>
              </table:table-cell>
              <table:table-cell office:value-type="float" office:value="0.002406011">
                <text:p>0.002406011</text:p>
              </table:table-cell>
              <table:table-cell office:value-type="float" office:value="0.002406011">
                <text:p>0.002406011</text:p>
              </table:table-cell>
              <table:table-cell office:value-type="float" office:value="0.222550677">
                <text:p>0.222550677</text:p>
              </table:table-cell>
              <table:table-cell office:value-type="float" office:value="0.0003074479">
                <text:p>0.0003074479</text:p>
              </table:table-cell>
              <table:table-cell office:value-type="float" office:value="0.0003074479">
                <text:p>0.000307447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107">
                <text:p>0.107</text:p>
              </table:table-cell>
              <table:table-cell office:value-type="float" office:value="0.0001413129">
                <text:p>0.0001413129</text:p>
              </table:table-cell>
              <table:table-cell office:value-type="float" office:value="0.0001413129">
                <text:p>0.0001413129</text:p>
              </table:table-cell>
              <table:table-cell office:value-type="float" office:value="0.4515">
                <text:p>0.4515</text:p>
              </table:table-cell>
              <table:table-cell office:value-type="float" office:value="0.0025495098">
                <text:p>0.0025495098</text:p>
              </table:table-cell>
              <table:table-cell office:value-type="float" office:value="0.0025495098">
                <text:p>0.0025495098</text:p>
              </table:table-cell>
              <table:table-cell office:value-type="float" office:value="0.2291053787">
                <text:p>0.2291053787</text:p>
              </table:table-cell>
              <table:table-cell office:value-type="float" office:value="0.0004194414">
                <text:p>0.0004194414</text:p>
              </table:table-cell>
              <table:table-cell office:value-type="float" office:value="0.0004194414">
                <text:p>0.000419441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">
                <text:p>0.11</text:p>
              </table:table-cell>
              <table:table-cell office:value-type="float" office:value="0.0000980456898810469">
                <text:p>0.0000980456898810469</text:p>
              </table:table-cell>
              <table:table-cell office:value-type="float" office:value="0.0000980456898810469">
                <text:p>0.0000980456898810469</text:p>
              </table:table-cell>
              <table:table-cell office:value-type="float" office:value="0.4646">
                <text:p>0.4646</text:p>
              </table:table-cell>
              <table:table-cell office:value-type="float" office:value="0.0024129281">
                <text:p>0.0024129281</text:p>
              </table:table-cell>
              <table:table-cell office:value-type="float" office:value="0.0024129281">
                <text:p>0.0024129281</text:p>
              </table:table-cell>
              <table:table-cell office:value-type="float" office:value="0.2357797982">
                <text:p>0.2357797982</text:p>
              </table:table-cell>
              <table:table-cell office:value-type="float" office:value="0.0002802786">
                <text:p>0.0002802786</text:p>
              </table:table-cell>
              <table:table-cell office:value-type="float" office:value="0.0002802786">
                <text:p>0.000280278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3">
                <text:p>0.113</text:p>
              </table:table-cell>
              <table:table-cell office:value-type="float" office:value="0.0001395706">
                <text:p>0.0001395706</text:p>
              </table:table-cell>
              <table:table-cell office:value-type="float" office:value="0.0001395706">
                <text:p>0.0001395706</text:p>
              </table:table-cell>
              <table:table-cell office:value-type="float" office:value="0.4779">
                <text:p>0.4779</text:p>
              </table:table-cell>
              <table:table-cell office:value-type="float" office:value="0.0027668675">
                <text:p>0.0027668675</text:p>
              </table:table-cell>
              <table:table-cell office:value-type="float" office:value="0.0027668675">
                <text:p>0.0027668675</text:p>
              </table:table-cell>
              <table:table-cell office:value-type="float" office:value="0.2422950788">
                <text:p>0.2422950788</text:p>
              </table:table-cell>
              <table:table-cell office:value-type="float" office:value="0.0005310428">
                <text:p>0.0005310428</text:p>
              </table:table-cell>
              <table:table-cell office:value-type="float" office:value="0.0005310428">
                <text:p>0.000531042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6">
                <text:p>0.116</text:p>
              </table:table-cell>
              <table:table-cell office:value-type="float" office:value="0.0001804021">
                <text:p>0.0001804021</text:p>
              </table:table-cell>
              <table:table-cell office:value-type="float" office:value="0.0001804021">
                <text:p>0.0001804021</text:p>
              </table:table-cell>
              <table:table-cell office:value-type="float" office:value="0.491">
                <text:p>0.491</text:p>
              </table:table-cell>
              <table:table-cell office:value-type="float" office:value="0.0027888668">
                <text:p>0.0027888668</text:p>
              </table:table-cell>
              <table:table-cell office:value-type="float" office:value="0.0027888668">
                <text:p>0.0027888668</text:p>
              </table:table-cell>
              <table:table-cell office:value-type="float" office:value="0.2489378028">
                <text:p>0.2489378028</text:p>
              </table:table-cell>
              <table:table-cell office:value-type="float" office:value="0.0002699122">
                <text:p>0.0002699122</text:p>
              </table:table-cell>
              <table:table-cell office:value-type="float" office:value="0.0002699122">
                <text:p>0.000269912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9">
                <text:p>0.119</text:p>
              </table:table-cell>
              <table:table-cell office:value-type="float" office:value="0.0001583127">
                <text:p>0.0001583127</text:p>
              </table:table-cell>
              <table:table-cell office:value-type="float" office:value="0.0001583127">
                <text:p>0.0001583127</text:p>
              </table:table-cell>
              <table:table-cell office:value-type="float" office:value="0.5043">
                <text:p>0.5043</text:p>
              </table:table-cell>
              <table:table-cell office:value-type="float" office:value="0.0027507575">
                <text:p>0.0027507575</text:p>
              </table:table-cell>
              <table:table-cell office:value-type="float" office:value="0.0027507575">
                <text:p>0.0027507575</text:p>
              </table:table-cell>
              <table:table-cell office:value-type="float" office:value="0.2555047129">
                <text:p>0.2555047129</text:p>
              </table:table-cell>
              <table:table-cell office:value-type="float" office:value="0.0003595136">
                <text:p>0.0003595136</text:p>
              </table:table-cell>
              <table:table-cell office:value-type="float" office:value="0.0003595136">
                <text:p>0.00035951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23">
                <text:p>0.123</text:p>
              </table:table-cell>
              <table:table-cell office:value-type="float" office:value="0.0001650502">
                <text:p>0.0001650502</text:p>
              </table:table-cell>
              <table:table-cell office:value-type="float" office:value="0.0001650502">
                <text:p>0.0001650502</text:p>
              </table:table-cell>
              <table:table-cell office:value-type="float" office:value="0.5169">
                <text:p>0.5169</text:p>
              </table:table-cell>
              <table:table-cell office:value-type="float" office:value="0.0027668675">
                <text:p>0.0027668675</text:p>
              </table:table-cell>
              <table:table-cell office:value-type="float" office:value="0.0027668675">
                <text:p>0.0027668675</text:p>
              </table:table-cell>
              <table:table-cell office:value-type="float" office:value="0.2618569833">
                <text:p>0.2618569833</text:p>
              </table:table-cell>
              <table:table-cell office:value-type="float" office:value="0.0005226128">
                <text:p>0.0005226128</text:p>
              </table:table-cell>
              <table:table-cell office:value-type="float" office:value="0.0005226128">
                <text:p>0.000522612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26">
                <text:p>0.126</text:p>
              </table:table-cell>
              <table:table-cell office:value-type="float" office:value="0.0002348629">
                <text:p>0.0002348629</text:p>
              </table:table-cell>
              <table:table-cell office:value-type="float" office:value="0.0002348629">
                <text:p>0.0002348629</text:p>
              </table:table-cell>
              <table:table-cell office:value-type="float" office:value="0.5295">
                <text:p>0.5295</text:p>
              </table:table-cell>
              <table:table-cell office:value-type="float" office:value="0.0028382311">
                <text:p>0.0028382311</text:p>
              </table:table-cell>
              <table:table-cell office:value-type="float" office:value="0.0028382311">
                <text:p>0.0028382311</text:p>
              </table:table-cell>
              <table:table-cell office:value-type="float" office:value="0.2682349485">
                <text:p>0.2682349485</text:p>
              </table:table-cell>
              <table:table-cell office:value-type="float" office:value="0.0005027289">
                <text:p>0.0005027289</text:p>
              </table:table-cell>
              <table:table-cell office:value-type="float" office:value="0.0005027289">
                <text:p>0.000502728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29">
                <text:p>0.129</text:p>
              </table:table-cell>
              <table:table-cell office:value-type="float" office:value="0.0001424254">
                <text:p>0.0001424254</text:p>
              </table:table-cell>
              <table:table-cell office:value-type="float" office:value="0.0001424254">
                <text:p>0.0001424254</text:p>
              </table:table-cell>
              <table:table-cell office:value-type="float" office:value="0.5423">
                <text:p>0.5423</text:p>
              </table:table-cell>
              <table:table-cell office:value-type="float" office:value="0.0029832868">
                <text:p>0.0029832868</text:p>
              </table:table-cell>
              <table:table-cell office:value-type="float" office:value="0.0029832868">
                <text:p>0.0029832868</text:p>
              </table:table-cell>
              <table:table-cell office:value-type="float" office:value="0.274998294">
                <text:p>0.274998294</text:p>
              </table:table-cell>
              <table:table-cell office:value-type="float" office:value="0.0006479255">
                <text:p>0.0006479255</text:p>
              </table:table-cell>
              <table:table-cell office:value-type="float" office:value="0.0006479255">
                <text:p>0.000647925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32">
                <text:p>0.132</text:p>
              </table:table-cell>
              <table:table-cell office:value-type="float" office:value="0.0001128716">
                <text:p>0.0001128716</text:p>
              </table:table-cell>
              <table:table-cell office:value-type="float" office:value="0.0001128716">
                <text:p>0.0001128716</text:p>
              </table:table-cell>
              <table:table-cell office:value-type="float" office:value="0.5543">
                <text:p>0.5543</text:p>
              </table:table-cell>
              <table:table-cell office:value-type="float" office:value="0.0025841397">
                <text:p>0.0025841397</text:p>
              </table:table-cell>
              <table:table-cell office:value-type="float" office:value="0.0025841397">
                <text:p>0.0025841397</text:p>
              </table:table-cell>
              <table:table-cell office:value-type="float" office:value="0.2815397882">
                <text:p>0.2815397882</text:p>
              </table:table-cell>
              <table:table-cell office:value-type="float" office:value="0.000584412">
                <text:p>0.000584412</text:p>
              </table:table-cell>
              <table:table-cell office:value-type="float" office:value="0.000584412">
                <text:p>0.00058441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35">
                <text:p>0.135</text:p>
              </table:table-cell>
              <table:table-cell office:value-type="float" office:value="0.0000894811604975831">
                <text:p>0.0000894811604975831</text:p>
              </table:table-cell>
              <table:table-cell office:value-type="float" office:value="0.0000894811604975831">
                <text:p>0.0000894811604975831</text:p>
              </table:table-cell>
              <table:table-cell office:value-type="float" office:value="0.568">
                <text:p>0.568</text:p>
              </table:table-cell>
              <table:table-cell office:value-type="float" office:value="0.0028674418">
                <text:p>0.0028674418</text:p>
              </table:table-cell>
              <table:table-cell office:value-type="float" office:value="0.0028674418">
                <text:p>0.0028674418</text:p>
              </table:table-cell>
              <table:table-cell office:value-type="float" office:value="0.2880055033">
                <text:p>0.2880055033</text:p>
              </table:table-cell>
              <table:table-cell office:value-type="float" office:value="0.0004402754">
                <text:p>0.0004402754</text:p>
              </table:table-cell>
              <table:table-cell office:value-type="float" office:value="0.0004402754">
                <text:p>0.000440275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38">
                <text:p>0.138</text:p>
              </table:table-cell>
              <table:table-cell office:value-type="float" office:value="0.0001817248">
                <text:p>0.0001817248</text:p>
              </table:table-cell>
              <table:table-cell office:value-type="float" office:value="0.0001817248">
                <text:p>0.0001817248</text:p>
              </table:table-cell>
              <table:table-cell office:value-type="float" office:value="0.5806">
                <text:p>0.5806</text:p>
              </table:table-cell>
              <table:table-cell office:value-type="float" office:value="0.0029888682">
                <text:p>0.0029888682</text:p>
              </table:table-cell>
              <table:table-cell office:value-type="float" office:value="0.0029888682">
                <text:p>0.0029888682</text:p>
              </table:table-cell>
              <table:table-cell office:value-type="float" office:value="0.2943775262">
                <text:p>0.2943775262</text:p>
              </table:table-cell>
              <table:table-cell office:value-type="float" office:value="0.0006959868">
                <text:p>0.0006959868</text:p>
              </table:table-cell>
              <table:table-cell office:value-type="float" office:value="0.0006959868">
                <text:p>0.000695986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42">
                <text:p>0.142</text:p>
              </table:table-cell>
              <table:table-cell office:value-type="float" office:value="0.0001723536">
                <text:p>0.0001723536</text:p>
              </table:table-cell>
              <table:table-cell office:value-type="float" office:value="0.0001723536">
                <text:p>0.0001723536</text:p>
              </table:table-cell>
              <table:table-cell office:value-type="float" office:value="0.5947">
                <text:p>0.5947</text:p>
              </table:table-cell>
              <table:table-cell office:value-type="float" office:value="0.0025841397">
                <text:p>0.0025841397</text:p>
              </table:table-cell>
              <table:table-cell office:value-type="float" office:value="0.0025841397">
                <text:p>0.0025841397</text:p>
              </table:table-cell>
              <table:table-cell office:value-type="float" office:value="0.3011600387">
                <text:p>0.3011600387</text:p>
              </table:table-cell>
              <table:table-cell office:value-type="float" office:value="0.0004165041">
                <text:p>0.0004165041</text:p>
              </table:table-cell>
              <table:table-cell office:value-type="float" office:value="0.0004165041">
                <text:p>0.000416504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48">
                <text:p>0.148</text:p>
              </table:table-cell>
              <table:table-cell office:value-type="float" office:value="0.0109051856">
                <text:p>0.0109051856</text:p>
              </table:table-cell>
              <table:table-cell office:value-type="float" office:value="0.0109051856">
                <text:p>0.0109051856</text:p>
              </table:table-cell>
              <table:table-cell office:value-type="float" office:value="0.6072">
                <text:p>0.6072</text:p>
              </table:table-cell>
              <table:table-cell office:value-type="float" office:value="0.0023475756">
                <text:p>0.0023475756</text:p>
              </table:table-cell>
              <table:table-cell office:value-type="float" office:value="0.0023475756">
                <text:p>0.0023475756</text:p>
              </table:table-cell>
              <table:table-cell office:value-type="float" office:value="0.3076170842">
                <text:p>0.3076170842</text:p>
              </table:table-cell>
              <table:table-cell office:value-type="float" office:value="0.0004524372">
                <text:p>0.0004524372</text:p>
              </table:table-cell>
              <table:table-cell office:value-type="float" office:value="0.0004524372">
                <text:p>0.00045243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48">
                <text:p>0.148</text:p>
              </table:table-cell>
              <table:table-cell office:value-type="float" office:value="0.0006464707">
                <text:p>0.0006464707</text:p>
              </table:table-cell>
              <table:table-cell office:value-type="float" office:value="0.0006464707">
                <text:p>0.0006464707</text:p>
              </table:table-cell>
              <table:table-cell office:value-type="float" office:value="0.6205">
                <text:p>0.6205</text:p>
              </table:table-cell>
              <table:table-cell office:value-type="float" office:value="0.0025055494">
                <text:p>0.0025055494</text:p>
              </table:table-cell>
              <table:table-cell office:value-type="float" office:value="0.0025055494">
                <text:p>0.0025055494</text:p>
              </table:table-cell>
              <table:table-cell office:value-type="float" office:value="0.3142514902">
                <text:p>0.3142514902</text:p>
              </table:table-cell>
              <table:table-cell office:value-type="float" office:value="0.0005016175">
                <text:p>0.0005016175</text:p>
              </table:table-cell>
              <table:table-cell office:value-type="float" office:value="0.0005016175">
                <text:p>0.000501617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51">
                <text:p>0.151</text:p>
              </table:table-cell>
              <table:table-cell office:value-type="float" office:value="0.0006313398">
                <text:p>0.0006313398</text:p>
              </table:table-cell>
              <table:table-cell office:value-type="float" office:value="0.0006313398">
                <text:p>0.0006313398</text:p>
              </table:table-cell>
              <table:table-cell office:value-type="float" office:value="0.6325">
                <text:p>0.6325</text:p>
              </table:table-cell>
              <table:table-cell office:value-type="float" office:value="0.0026770631">
                <text:p>0.0026770631</text:p>
              </table:table-cell>
              <table:table-cell office:value-type="float" office:value="0.0026770631">
                <text:p>0.0026770631</text:p>
              </table:table-cell>
              <table:table-cell office:value-type="float" office:value="0.3203169977">
                <text:p>0.3203169977</text:p>
              </table:table-cell>
              <table:table-cell office:value-type="float" office:value="0.0002334653">
                <text:p>0.0002334653</text:p>
              </table:table-cell>
              <table:table-cell office:value-type="float" office:value="0.0002334653">
                <text:p>0.00023346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54">
                <text:p>0.154</text:p>
              </table:table-cell>
              <table:table-cell office:value-type="float" office:value="0.0005686814">
                <text:p>0.0005686814</text:p>
              </table:table-cell>
              <table:table-cell office:value-type="float" office:value="0.0005686814">
                <text:p>0.0005686814</text:p>
              </table:table-cell>
              <table:table-cell office:value-type="float" office:value="0.6451">
                <text:p>0.6451</text:p>
              </table:table-cell>
              <table:table-cell office:value-type="float" office:value="0.0034140234">
                <text:p>0.0034140234</text:p>
              </table:table-cell>
              <table:table-cell office:value-type="float" office:value="0.0034140234">
                <text:p>0.0034140234</text:p>
              </table:table-cell>
              <table:table-cell office:value-type="float" office:value="0.3275624244">
                <text:p>0.3275624244</text:p>
              </table:table-cell>
              <table:table-cell office:value-type="float" office:value="0.0004624903">
                <text:p>0.0004624903</text:p>
              </table:table-cell>
              <table:table-cell office:value-type="float" office:value="0.0004624903">
                <text:p>0.00046249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